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srtm/version2_1/SRTM1/Region_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7.hgt.zip</text:p>
          </table:table-cell>
          <table:table-cell table:formula="of:=INT(RIGHT(LEFT([.B3];3);2))" office:value-type="float" office:value="38" calcext:value-type="float">
            <text:p>38</text:p>
          </table:table-cell>
          <table:table-cell table:formula="of:=INT(RIGHT(LEFT([.B3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7.hgt.zip</text:p>
          </table:table-cell>
          <table:table-cell table:formula="of:=INT(RIGHT(LEFT([.B4];3);2))" office:value-type="float" office:value="38" calcext:value-type="float">
            <text:p>38</text:p>
          </table:table-cell>
          <table:table-cell table:formula="of:=INT(RIGHT(LEFT([.B4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8.hgt.zip</text:p>
          </table:table-cell>
          <table:table-cell table:formula="of:=INT(RIGHT(LEFT([.B5];3);2))" office:value-type="float" office:value="38" calcext:value-type="float">
            <text:p>38</text:p>
          </table:table-cell>
          <table:table-cell table:formula="of:=INT(RIGHT(LEFT([.B5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8.hgt.zip</text:p>
          </table:table-cell>
          <table:table-cell table:formula="of:=INT(RIGHT(LEFT([.B6];3);2))" office:value-type="float" office:value="38" calcext:value-type="float">
            <text:p>38</text:p>
          </table:table-cell>
          <table:table-cell table:formula="of:=INT(RIGHT(LEFT([.B6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9.hgt.zip</text:p>
          </table:table-cell>
          <table:table-cell table:formula="of:=INT(RIGHT(LEFT([.B7];3);2))" office:value-type="float" office:value="38" calcext:value-type="float">
            <text:p>38</text:p>
          </table:table-cell>
          <table:table-cell table:formula="of:=INT(RIGHT(LEFT([.B7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9.hgt.zip</text:p>
          </table:table-cell>
          <table:table-cell table:formula="of:=INT(RIGHT(LEFT([.B8];3);2))" office:value-type="float" office:value="38" calcext:value-type="float">
            <text:p>38</text:p>
          </table:table-cell>
          <table:table-cell table:formula="of:=INT(RIGHT(LEFT([.B8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2.hgt.zip</text:p>
          </table:table-cell>
          <table:table-cell table:formula="of:=INT(RIGHT(LEFT([.B9];3);2))" office:value-type="float" office:value="38" calcext:value-type="float">
            <text:p>38</text:p>
          </table:table-cell>
          <table:table-cell table:formula="of:=INT(RIGHT(LEFT([.B9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2.hgt.zip</text:p>
          </table:table-cell>
          <table:table-cell table:formula="of:=INT(RIGHT(LEFT([.B10];3);2))" office:value-type="float" office:value="38" calcext:value-type="float">
            <text:p>38</text:p>
          </table:table-cell>
          <table:table-cell table:formula="of:=INT(RIGHT(LEFT([.B10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3.hgt.zip</text:p>
          </table:table-cell>
          <table:table-cell table:formula="of:=INT(RIGHT(LEFT([.B11];3);2))" office:value-type="float" office:value="38" calcext:value-type="float">
            <text:p>38</text:p>
          </table:table-cell>
          <table:table-cell table:formula="of:=INT(RIGHT(LEFT([.B11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3.hgt.zip</text:p>
          </table:table-cell>
          <table:table-cell table:formula="of:=INT(RIGHT(LEFT([.B12];3);2))" office:value-type="float" office:value="38" calcext:value-type="float">
            <text:p>38</text:p>
          </table:table-cell>
          <table:table-cell table:formula="of:=INT(RIGHT(LEFT([.B12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4.hgt.zip</text:p>
          </table:table-cell>
          <table:table-cell table:formula="of:=INT(RIGHT(LEFT([.B13];3);2))" office:value-type="float" office:value="38" calcext:value-type="float">
            <text:p>38</text:p>
          </table:table-cell>
          <table:table-cell table:formula="of:=INT(RIGHT(LEFT([.B13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4.hgt.zip</text:p>
          </table:table-cell>
          <table:table-cell table:formula="of:=INT(RIGHT(LEFT([.B14];3);2))" office:value-type="float" office:value="38" calcext:value-type="float">
            <text:p>38</text:p>
          </table:table-cell>
          <table:table-cell table:formula="of:=INT(RIGHT(LEFT([.B14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5.hgt.zip</text:p>
          </table:table-cell>
          <table:table-cell table:formula="of:=INT(RIGHT(LEFT([.B15];3);2))" office:value-type="float" office:value="38" calcext:value-type="float">
            <text:p>38</text:p>
          </table:table-cell>
          <table:table-cell table:formula="of:=INT(RIGHT(LEFT([.B15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5.hgt.zip</text:p>
          </table:table-cell>
          <table:table-cell table:formula="of:=INT(RIGHT(LEFT([.B16];3);2))" office:value-type="float" office:value="38" calcext:value-type="float">
            <text:p>38</text:p>
          </table:table-cell>
          <table:table-cell table:formula="of:=INT(RIGHT(LEFT([.B16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6.hgt.zip</text:p>
          </table:table-cell>
          <table:table-cell table:formula="of:=INT(RIGHT(LEFT([.B17];3);2))" office:value-type="float" office:value="38" calcext:value-type="float">
            <text:p>38</text:p>
          </table:table-cell>
          <table:table-cell table:formula="of:=INT(RIGHT(LEFT([.B17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16.hgt.zip</text:p>
          </table:table-cell>
          <table:table-cell table:formula="of:=INT(RIGHT(LEFT([.B18];3);2))" office:value-type="float" office:value="38" calcext:value-type="float">
            <text:p>38</text:p>
          </table:table-cell>
          <table:table-cell table:formula="of:=INT(RIGHT(LEFT([.B18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0.hgt.zip</text:p>
          </table:table-cell>
          <table:table-cell table:formula="of:=INT(RIGHT(LEFT([.B19];3);2))" office:value-type="float" office:value="38" calcext:value-type="float">
            <text:p>38</text:p>
          </table:table-cell>
          <table:table-cell table:formula="of:=INT(RIGHT(LEFT([.B19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0.hgt.zip</text:p>
          </table:table-cell>
          <table:table-cell table:formula="of:=INT(RIGHT(LEFT([.B20];3);2))" office:value-type="float" office:value="38" calcext:value-type="float">
            <text:p>38</text:p>
          </table:table-cell>
          <table:table-cell table:formula="of:=INT(RIGHT(LEFT([.B20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1.hgt.zip</text:p>
          </table:table-cell>
          <table:table-cell table:formula="of:=INT(RIGHT(LEFT([.B21];3);2))" office:value-type="float" office:value="38" calcext:value-type="float">
            <text:p>38</text:p>
          </table:table-cell>
          <table:table-cell table:formula="of:=INT(RIGHT(LEFT([.B21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1.hgt.zip</text:p>
          </table:table-cell>
          <table:table-cell table:formula="of:=INT(RIGHT(LEFT([.B22];3);2))" office:value-type="float" office:value="38" calcext:value-type="float">
            <text:p>38</text:p>
          </table:table-cell>
          <table:table-cell table:formula="of:=INT(RIGHT(LEFT([.B22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2.hgt.zip</text:p>
          </table:table-cell>
          <table:table-cell table:formula="of:=INT(RIGHT(LEFT([.B23];3);2))" office:value-type="float" office:value="38" calcext:value-type="float">
            <text:p>38</text:p>
          </table:table-cell>
          <table:table-cell table:formula="of:=INT(RIGHT(LEFT([.B23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2.hgt.zip</text:p>
          </table:table-cell>
          <table:table-cell table:formula="of:=INT(RIGHT(LEFT([.B24];3);2))" office:value-type="float" office:value="38" calcext:value-type="float">
            <text:p>38</text:p>
          </table:table-cell>
          <table:table-cell table:formula="of:=INT(RIGHT(LEFT([.B24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3.hgt.zip</text:p>
          </table:table-cell>
          <table:table-cell table:formula="of:=INT(RIGHT(LEFT([.B25];3);2))" office:value-type="float" office:value="38" calcext:value-type="float">
            <text:p>38</text:p>
          </table:table-cell>
          <table:table-cell table:formula="of:=INT(RIGHT(LEFT([.B25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3.hgt.zip</text:p>
          </table:table-cell>
          <table:table-cell table:formula="of:=INT(RIGHT(LEFT([.B26];3);2))" office:value-type="float" office:value="38" calcext:value-type="float">
            <text:p>38</text:p>
          </table:table-cell>
          <table:table-cell table:formula="of:=INT(RIGHT(LEFT([.B26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4.hgt.zip</text:p>
          </table:table-cell>
          <table:table-cell table:formula="of:=INT(RIGHT(LEFT([.B27];3);2))" office:value-type="float" office:value="38" calcext:value-type="float">
            <text:p>38</text:p>
          </table:table-cell>
          <table:table-cell table:formula="of:=INT(RIGHT(LEFT([.B27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8W124.hgt.zip</text:p>
          </table:table-cell>
          <table:table-cell table:formula="of:=INT(RIGHT(LEFT([.B28];3);2))" office:value-type="float" office:value="38" calcext:value-type="float">
            <text:p>38</text:p>
          </table:table-cell>
          <table:table-cell table:formula="of:=INT(RIGHT(LEFT([.B28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2.hgt.zip</text:p>
          </table:table-cell>
          <table:table-cell table:formula="of:=INT(RIGHT(LEFT([.B29];3);2))" office:value-type="float" office:value="39" calcext:value-type="float">
            <text:p>39</text:p>
          </table:table-cell>
          <table:table-cell table:formula="of:=INT(RIGHT(LEFT([.B29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2.hgt.zip</text:p>
          </table:table-cell>
          <table:table-cell table:formula="of:=INT(RIGHT(LEFT([.B30];3);2))" office:value-type="float" office:value="39" calcext:value-type="float">
            <text:p>39</text:p>
          </table:table-cell>
          <table:table-cell table:formula="of:=INT(RIGHT(LEFT([.B30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3.hgt.zip</text:p>
          </table:table-cell>
          <table:table-cell table:formula="of:=INT(RIGHT(LEFT([.B31];3);2))" office:value-type="float" office:value="39" calcext:value-type="float">
            <text:p>39</text:p>
          </table:table-cell>
          <table:table-cell table:formula="of:=INT(RIGHT(LEFT([.B31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3.hgt.zip</text:p>
          </table:table-cell>
          <table:table-cell table:formula="of:=INT(RIGHT(LEFT([.B32];3);2))" office:value-type="float" office:value="39" calcext:value-type="float">
            <text:p>39</text:p>
          </table:table-cell>
          <table:table-cell table:formula="of:=INT(RIGHT(LEFT([.B32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4.hgt.zip</text:p>
          </table:table-cell>
          <table:table-cell table:formula="of:=INT(RIGHT(LEFT([.B33];3);2))" office:value-type="float" office:value="39" calcext:value-type="float">
            <text:p>39</text:p>
          </table:table-cell>
          <table:table-cell table:formula="of:=INT(RIGHT(LEFT([.B33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4.hgt.zip</text:p>
          </table:table-cell>
          <table:table-cell table:formula="of:=INT(RIGHT(LEFT([.B34];3);2))" office:value-type="float" office:value="39" calcext:value-type="float">
            <text:p>39</text:p>
          </table:table-cell>
          <table:table-cell table:formula="of:=INT(RIGHT(LEFT([.B34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5.hgt.zip</text:p>
          </table:table-cell>
          <table:table-cell table:formula="of:=INT(RIGHT(LEFT([.B35];3);2))" office:value-type="float" office:value="39" calcext:value-type="float">
            <text:p>39</text:p>
          </table:table-cell>
          <table:table-cell table:formula="of:=INT(RIGHT(LEFT([.B35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5.hgt.zip</text:p>
          </table:table-cell>
          <table:table-cell table:formula="of:=INT(RIGHT(LEFT([.B36];3);2))" office:value-type="float" office:value="39" calcext:value-type="float">
            <text:p>39</text:p>
          </table:table-cell>
          <table:table-cell table:formula="of:=INT(RIGHT(LEFT([.B36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6.hgt.zip</text:p>
          </table:table-cell>
          <table:table-cell table:formula="of:=INT(RIGHT(LEFT([.B37];3);2))" office:value-type="float" office:value="39" calcext:value-type="float">
            <text:p>39</text:p>
          </table:table-cell>
          <table:table-cell table:formula="of:=INT(RIGHT(LEFT([.B37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6.hgt.zip</text:p>
          </table:table-cell>
          <table:table-cell table:formula="of:=INT(RIGHT(LEFT([.B38];3);2))" office:value-type="float" office:value="39" calcext:value-type="float">
            <text:p>39</text:p>
          </table:table-cell>
          <table:table-cell table:formula="of:=INT(RIGHT(LEFT([.B38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7.hgt.zip</text:p>
          </table:table-cell>
          <table:table-cell table:formula="of:=INT(RIGHT(LEFT([.B39];3);2))" office:value-type="float" office:value="39" calcext:value-type="float">
            <text:p>39</text:p>
          </table:table-cell>
          <table:table-cell table:formula="of:=INT(RIGHT(LEFT([.B39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7.hgt.zip</text:p>
          </table:table-cell>
          <table:table-cell table:formula="of:=INT(RIGHT(LEFT([.B40];3);2))" office:value-type="float" office:value="39" calcext:value-type="float">
            <text:p>39</text:p>
          </table:table-cell>
          <table:table-cell table:formula="of:=INT(RIGHT(LEFT([.B40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8.hgt.zip</text:p>
          </table:table-cell>
          <table:table-cell table:formula="of:=INT(RIGHT(LEFT([.B41];3);2))" office:value-type="float" office:value="39" calcext:value-type="float">
            <text:p>39</text:p>
          </table:table-cell>
          <table:table-cell table:formula="of:=INT(RIGHT(LEFT([.B41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8.hgt.zip</text:p>
          </table:table-cell>
          <table:table-cell table:formula="of:=INT(RIGHT(LEFT([.B42];3);2))" office:value-type="float" office:value="39" calcext:value-type="float">
            <text:p>39</text:p>
          </table:table-cell>
          <table:table-cell table:formula="of:=INT(RIGHT(LEFT([.B42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9.hgt.zip</text:p>
          </table:table-cell>
          <table:table-cell table:formula="of:=INT(RIGHT(LEFT([.B43];3);2))" office:value-type="float" office:value="39" calcext:value-type="float">
            <text:p>39</text:p>
          </table:table-cell>
          <table:table-cell table:formula="of:=INT(RIGHT(LEFT([.B43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19.hgt.zip</text:p>
          </table:table-cell>
          <table:table-cell table:formula="of:=INT(RIGHT(LEFT([.B44];3);2))" office:value-type="float" office:value="39" calcext:value-type="float">
            <text:p>39</text:p>
          </table:table-cell>
          <table:table-cell table:formula="of:=INT(RIGHT(LEFT([.B44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0.hgt.zip</text:p>
          </table:table-cell>
          <table:table-cell table:formula="of:=INT(RIGHT(LEFT([.B45];3);2))" office:value-type="float" office:value="39" calcext:value-type="float">
            <text:p>39</text:p>
          </table:table-cell>
          <table:table-cell table:formula="of:=INT(RIGHT(LEFT([.B45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0.hgt.zip</text:p>
          </table:table-cell>
          <table:table-cell table:formula="of:=INT(RIGHT(LEFT([.B46];3);2))" office:value-type="float" office:value="39" calcext:value-type="float">
            <text:p>39</text:p>
          </table:table-cell>
          <table:table-cell table:formula="of:=INT(RIGHT(LEFT([.B46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1.hgt.zip</text:p>
          </table:table-cell>
          <table:table-cell table:formula="of:=INT(RIGHT(LEFT([.B47];3);2))" office:value-type="float" office:value="39" calcext:value-type="float">
            <text:p>39</text:p>
          </table:table-cell>
          <table:table-cell table:formula="of:=INT(RIGHT(LEFT([.B47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1.hgt.zip</text:p>
          </table:table-cell>
          <table:table-cell table:formula="of:=INT(RIGHT(LEFT([.B48];3);2))" office:value-type="float" office:value="39" calcext:value-type="float">
            <text:p>39</text:p>
          </table:table-cell>
          <table:table-cell table:formula="of:=INT(RIGHT(LEFT([.B48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2.hgt.zip</text:p>
          </table:table-cell>
          <table:table-cell table:formula="of:=INT(RIGHT(LEFT([.B49];3);2))" office:value-type="float" office:value="39" calcext:value-type="float">
            <text:p>39</text:p>
          </table:table-cell>
          <table:table-cell table:formula="of:=INT(RIGHT(LEFT([.B49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2.hgt.zip</text:p>
          </table:table-cell>
          <table:table-cell table:formula="of:=INT(RIGHT(LEFT([.B50];3);2))" office:value-type="float" office:value="39" calcext:value-type="float">
            <text:p>39</text:p>
          </table:table-cell>
          <table:table-cell table:formula="of:=INT(RIGHT(LEFT([.B50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3.hgt.zip</text:p>
          </table:table-cell>
          <table:table-cell table:formula="of:=INT(RIGHT(LEFT([.B51];3);2))" office:value-type="float" office:value="39" calcext:value-type="float">
            <text:p>39</text:p>
          </table:table-cell>
          <table:table-cell table:formula="of:=INT(RIGHT(LEFT([.B51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3.hgt.zip</text:p>
          </table:table-cell>
          <table:table-cell table:formula="of:=INT(RIGHT(LEFT([.B52];3);2))" office:value-type="float" office:value="39" calcext:value-type="float">
            <text:p>39</text:p>
          </table:table-cell>
          <table:table-cell table:formula="of:=INT(RIGHT(LEFT([.B52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4.hgt.zip</text:p>
          </table:table-cell>
          <table:table-cell table:formula="of:=INT(RIGHT(LEFT([.B53];3);2))" office:value-type="float" office:value="39" calcext:value-type="float">
            <text:p>39</text:p>
          </table:table-cell>
          <table:table-cell table:formula="of:=INT(RIGHT(LEFT([.B53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4.hgt.zip</text:p>
          </table:table-cell>
          <table:table-cell table:formula="of:=INT(RIGHT(LEFT([.B54];3);2))" office:value-type="float" office:value="39" calcext:value-type="float">
            <text:p>39</text:p>
          </table:table-cell>
          <table:table-cell table:formula="of:=INT(RIGHT(LEFT([.B54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5.hgt.zip</text:p>
          </table:table-cell>
          <table:table-cell table:formula="of:=INT(RIGHT(LEFT([.B55];3);2))" office:value-type="float" office:value="39" calcext:value-type="float">
            <text:p>39</text:p>
          </table:table-cell>
          <table:table-cell table:formula="of:=INT(RIGHT(LEFT([.B55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9W125.hgt.zip</text:p>
          </table:table-cell>
          <table:table-cell table:formula="of:=INT(RIGHT(LEFT([.B56];3);2))" office:value-type="float" office:value="39" calcext:value-type="float">
            <text:p>39</text:p>
          </table:table-cell>
          <table:table-cell table:formula="of:=INT(RIGHT(LEFT([.B56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2.hgt.zip</text:p>
          </table:table-cell>
          <table:table-cell table:formula="of:=INT(RIGHT(LEFT([.B57];3);2))" office:value-type="float" office:value="40" calcext:value-type="float">
            <text:p>40</text:p>
          </table:table-cell>
          <table:table-cell table:formula="of:=INT(RIGHT(LEFT([.B57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2.hgt.zip</text:p>
          </table:table-cell>
          <table:table-cell table:formula="of:=INT(RIGHT(LEFT([.B58];3);2))" office:value-type="float" office:value="40" calcext:value-type="float">
            <text:p>40</text:p>
          </table:table-cell>
          <table:table-cell table:formula="of:=INT(RIGHT(LEFT([.B58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3.hgt.zip</text:p>
          </table:table-cell>
          <table:table-cell table:formula="of:=INT(RIGHT(LEFT([.B59];3);2))" office:value-type="float" office:value="40" calcext:value-type="float">
            <text:p>40</text:p>
          </table:table-cell>
          <table:table-cell table:formula="of:=INT(RIGHT(LEFT([.B59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3.hgt.zip</text:p>
          </table:table-cell>
          <table:table-cell table:formula="of:=INT(RIGHT(LEFT([.B60];3);2))" office:value-type="float" office:value="40" calcext:value-type="float">
            <text:p>40</text:p>
          </table:table-cell>
          <table:table-cell table:formula="of:=INT(RIGHT(LEFT([.B60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4.hgt.zip</text:p>
          </table:table-cell>
          <table:table-cell table:formula="of:=INT(RIGHT(LEFT([.B61];3);2))" office:value-type="float" office:value="40" calcext:value-type="float">
            <text:p>40</text:p>
          </table:table-cell>
          <table:table-cell table:formula="of:=INT(RIGHT(LEFT([.B61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4.hgt.zip</text:p>
          </table:table-cell>
          <table:table-cell table:formula="of:=INT(RIGHT(LEFT([.B62];3);2))" office:value-type="float" office:value="40" calcext:value-type="float">
            <text:p>40</text:p>
          </table:table-cell>
          <table:table-cell table:formula="of:=INT(RIGHT(LEFT([.B62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5.hgt.zip</text:p>
          </table:table-cell>
          <table:table-cell table:formula="of:=INT(RIGHT(LEFT([.B63];3);2))" office:value-type="float" office:value="40" calcext:value-type="float">
            <text:p>40</text:p>
          </table:table-cell>
          <table:table-cell table:formula="of:=INT(RIGHT(LEFT([.B63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5.hgt.zip</text:p>
          </table:table-cell>
          <table:table-cell table:formula="of:=INT(RIGHT(LEFT([.B64];3);2))" office:value-type="float" office:value="40" calcext:value-type="float">
            <text:p>40</text:p>
          </table:table-cell>
          <table:table-cell table:formula="of:=INT(RIGHT(LEFT([.B64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6.hgt.zip</text:p>
          </table:table-cell>
          <table:table-cell table:formula="of:=INT(RIGHT(LEFT([.B65];3);2))" office:value-type="float" office:value="40" calcext:value-type="float">
            <text:p>40</text:p>
          </table:table-cell>
          <table:table-cell table:formula="of:=INT(RIGHT(LEFT([.B65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6.hgt.zip</text:p>
          </table:table-cell>
          <table:table-cell table:formula="of:=INT(RIGHT(LEFT([.B66];3);2))" office:value-type="float" office:value="40" calcext:value-type="float">
            <text:p>40</text:p>
          </table:table-cell>
          <table:table-cell table:formula="of:=INT(RIGHT(LEFT([.B66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7.hgt.zip</text:p>
          </table:table-cell>
          <table:table-cell table:formula="of:=INT(RIGHT(LEFT([.B67];3);2))" office:value-type="float" office:value="40" calcext:value-type="float">
            <text:p>40</text:p>
          </table:table-cell>
          <table:table-cell table:formula="of:=INT(RIGHT(LEFT([.B67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7.hgt.zip</text:p>
          </table:table-cell>
          <table:table-cell table:formula="of:=INT(RIGHT(LEFT([.B68];3);2))" office:value-type="float" office:value="40" calcext:value-type="float">
            <text:p>40</text:p>
          </table:table-cell>
          <table:table-cell table:formula="of:=INT(RIGHT(LEFT([.B68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8.hgt.zip</text:p>
          </table:table-cell>
          <table:table-cell table:formula="of:=INT(RIGHT(LEFT([.B69];3);2))" office:value-type="float" office:value="40" calcext:value-type="float">
            <text:p>40</text:p>
          </table:table-cell>
          <table:table-cell table:formula="of:=INT(RIGHT(LEFT([.B69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8.hgt.zip</text:p>
          </table:table-cell>
          <table:table-cell table:formula="of:=INT(RIGHT(LEFT([.B70];3);2))" office:value-type="float" office:value="40" calcext:value-type="float">
            <text:p>40</text:p>
          </table:table-cell>
          <table:table-cell table:formula="of:=INT(RIGHT(LEFT([.B70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9.hgt.zip</text:p>
          </table:table-cell>
          <table:table-cell table:formula="of:=INT(RIGHT(LEFT([.B71];3);2))" office:value-type="float" office:value="40" calcext:value-type="float">
            <text:p>40</text:p>
          </table:table-cell>
          <table:table-cell table:formula="of:=INT(RIGHT(LEFT([.B71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19.hgt.zip</text:p>
          </table:table-cell>
          <table:table-cell table:formula="of:=INT(RIGHT(LEFT([.B72];3);2))" office:value-type="float" office:value="40" calcext:value-type="float">
            <text:p>40</text:p>
          </table:table-cell>
          <table:table-cell table:formula="of:=INT(RIGHT(LEFT([.B72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0.hgt.zip</text:p>
          </table:table-cell>
          <table:table-cell table:formula="of:=INT(RIGHT(LEFT([.B73];3);2))" office:value-type="float" office:value="40" calcext:value-type="float">
            <text:p>40</text:p>
          </table:table-cell>
          <table:table-cell table:formula="of:=INT(RIGHT(LEFT([.B73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0.hgt.zip</text:p>
          </table:table-cell>
          <table:table-cell table:formula="of:=INT(RIGHT(LEFT([.B74];3);2))" office:value-type="float" office:value="40" calcext:value-type="float">
            <text:p>40</text:p>
          </table:table-cell>
          <table:table-cell table:formula="of:=INT(RIGHT(LEFT([.B74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1.hgt.zip</text:p>
          </table:table-cell>
          <table:table-cell table:formula="of:=INT(RIGHT(LEFT([.B75];3);2))" office:value-type="float" office:value="40" calcext:value-type="float">
            <text:p>40</text:p>
          </table:table-cell>
          <table:table-cell table:formula="of:=INT(RIGHT(LEFT([.B75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1.hgt.zip</text:p>
          </table:table-cell>
          <table:table-cell table:formula="of:=INT(RIGHT(LEFT([.B76];3);2))" office:value-type="float" office:value="40" calcext:value-type="float">
            <text:p>40</text:p>
          </table:table-cell>
          <table:table-cell table:formula="of:=INT(RIGHT(LEFT([.B76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2.hgt.zip</text:p>
          </table:table-cell>
          <table:table-cell table:formula="of:=INT(RIGHT(LEFT([.B77];3);2))" office:value-type="float" office:value="40" calcext:value-type="float">
            <text:p>40</text:p>
          </table:table-cell>
          <table:table-cell table:formula="of:=INT(RIGHT(LEFT([.B77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2.hgt.zip</text:p>
          </table:table-cell>
          <table:table-cell table:formula="of:=INT(RIGHT(LEFT([.B78];3);2))" office:value-type="float" office:value="40" calcext:value-type="float">
            <text:p>40</text:p>
          </table:table-cell>
          <table:table-cell table:formula="of:=INT(RIGHT(LEFT([.B78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3.hgt.zip</text:p>
          </table:table-cell>
          <table:table-cell table:formula="of:=INT(RIGHT(LEFT([.B79];3);2))" office:value-type="float" office:value="40" calcext:value-type="float">
            <text:p>40</text:p>
          </table:table-cell>
          <table:table-cell table:formula="of:=INT(RIGHT(LEFT([.B79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3.hgt.zip</text:p>
          </table:table-cell>
          <table:table-cell table:formula="of:=INT(RIGHT(LEFT([.B80];3);2))" office:value-type="float" office:value="40" calcext:value-type="float">
            <text:p>40</text:p>
          </table:table-cell>
          <table:table-cell table:formula="of:=INT(RIGHT(LEFT([.B80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4.hgt.zip</text:p>
          </table:table-cell>
          <table:table-cell table:formula="of:=INT(RIGHT(LEFT([.B81];3);2))" office:value-type="float" office:value="40" calcext:value-type="float">
            <text:p>40</text:p>
          </table:table-cell>
          <table:table-cell table:formula="of:=INT(RIGHT(LEFT([.B81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4.hgt.zip</text:p>
          </table:table-cell>
          <table:table-cell table:formula="of:=INT(RIGHT(LEFT([.B82];3);2))" office:value-type="float" office:value="40" calcext:value-type="float">
            <text:p>40</text:p>
          </table:table-cell>
          <table:table-cell table:formula="of:=INT(RIGHT(LEFT([.B82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5.hgt.zip</text:p>
          </table:table-cell>
          <table:table-cell table:formula="of:=INT(RIGHT(LEFT([.B83];3);2))" office:value-type="float" office:value="40" calcext:value-type="float">
            <text:p>40</text:p>
          </table:table-cell>
          <table:table-cell table:formula="of:=INT(RIGHT(LEFT([.B83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0W125.hgt.zip</text:p>
          </table:table-cell>
          <table:table-cell table:formula="of:=INT(RIGHT(LEFT([.B84];3);2))" office:value-type="float" office:value="40" calcext:value-type="float">
            <text:p>40</text:p>
          </table:table-cell>
          <table:table-cell table:formula="of:=INT(RIGHT(LEFT([.B84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2.hgt.zip</text:p>
          </table:table-cell>
          <table:table-cell table:formula="of:=INT(RIGHT(LEFT([.B85];3);2))" office:value-type="float" office:value="41" calcext:value-type="float">
            <text:p>41</text:p>
          </table:table-cell>
          <table:table-cell table:formula="of:=INT(RIGHT(LEFT([.B85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2.hgt.zip</text:p>
          </table:table-cell>
          <table:table-cell table:formula="of:=INT(RIGHT(LEFT([.B86];3);2))" office:value-type="float" office:value="41" calcext:value-type="float">
            <text:p>41</text:p>
          </table:table-cell>
          <table:table-cell table:formula="of:=INT(RIGHT(LEFT([.B86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3.hgt.zip</text:p>
          </table:table-cell>
          <table:table-cell table:formula="of:=INT(RIGHT(LEFT([.B87];3);2))" office:value-type="float" office:value="41" calcext:value-type="float">
            <text:p>41</text:p>
          </table:table-cell>
          <table:table-cell table:formula="of:=INT(RIGHT(LEFT([.B87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3.hgt.zip</text:p>
          </table:table-cell>
          <table:table-cell table:formula="of:=INT(RIGHT(LEFT([.B88];3);2))" office:value-type="float" office:value="41" calcext:value-type="float">
            <text:p>41</text:p>
          </table:table-cell>
          <table:table-cell table:formula="of:=INT(RIGHT(LEFT([.B88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4.hgt.zip</text:p>
          </table:table-cell>
          <table:table-cell table:formula="of:=INT(RIGHT(LEFT([.B89];3);2))" office:value-type="float" office:value="41" calcext:value-type="float">
            <text:p>41</text:p>
          </table:table-cell>
          <table:table-cell table:formula="of:=INT(RIGHT(LEFT([.B89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4.hgt.zip</text:p>
          </table:table-cell>
          <table:table-cell table:formula="of:=INT(RIGHT(LEFT([.B90];3);2))" office:value-type="float" office:value="41" calcext:value-type="float">
            <text:p>41</text:p>
          </table:table-cell>
          <table:table-cell table:formula="of:=INT(RIGHT(LEFT([.B90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5.hgt.zip</text:p>
          </table:table-cell>
          <table:table-cell table:formula="of:=INT(RIGHT(LEFT([.B91];3);2))" office:value-type="float" office:value="41" calcext:value-type="float">
            <text:p>41</text:p>
          </table:table-cell>
          <table:table-cell table:formula="of:=INT(RIGHT(LEFT([.B91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5.hgt.zip</text:p>
          </table:table-cell>
          <table:table-cell table:formula="of:=INT(RIGHT(LEFT([.B92];3);2))" office:value-type="float" office:value="41" calcext:value-type="float">
            <text:p>41</text:p>
          </table:table-cell>
          <table:table-cell table:formula="of:=INT(RIGHT(LEFT([.B92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6.hgt.zip</text:p>
          </table:table-cell>
          <table:table-cell table:formula="of:=INT(RIGHT(LEFT([.B93];3);2))" office:value-type="float" office:value="41" calcext:value-type="float">
            <text:p>41</text:p>
          </table:table-cell>
          <table:table-cell table:formula="of:=INT(RIGHT(LEFT([.B93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6.hgt.zip</text:p>
          </table:table-cell>
          <table:table-cell table:formula="of:=INT(RIGHT(LEFT([.B94];3);2))" office:value-type="float" office:value="41" calcext:value-type="float">
            <text:p>41</text:p>
          </table:table-cell>
          <table:table-cell table:formula="of:=INT(RIGHT(LEFT([.B94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7.hgt.zip</text:p>
          </table:table-cell>
          <table:table-cell table:formula="of:=INT(RIGHT(LEFT([.B95];3);2))" office:value-type="float" office:value="41" calcext:value-type="float">
            <text:p>41</text:p>
          </table:table-cell>
          <table:table-cell table:formula="of:=INT(RIGHT(LEFT([.B95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7.hgt.zip</text:p>
          </table:table-cell>
          <table:table-cell table:formula="of:=INT(RIGHT(LEFT([.B96];3);2))" office:value-type="float" office:value="41" calcext:value-type="float">
            <text:p>41</text:p>
          </table:table-cell>
          <table:table-cell table:formula="of:=INT(RIGHT(LEFT([.B96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8.hgt.zip</text:p>
          </table:table-cell>
          <table:table-cell table:formula="of:=INT(RIGHT(LEFT([.B97];3);2))" office:value-type="float" office:value="41" calcext:value-type="float">
            <text:p>41</text:p>
          </table:table-cell>
          <table:table-cell table:formula="of:=INT(RIGHT(LEFT([.B97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8.hgt.zip</text:p>
          </table:table-cell>
          <table:table-cell table:formula="of:=INT(RIGHT(LEFT([.B98];3);2))" office:value-type="float" office:value="41" calcext:value-type="float">
            <text:p>41</text:p>
          </table:table-cell>
          <table:table-cell table:formula="of:=INT(RIGHT(LEFT([.B98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9.hgt.zip</text:p>
          </table:table-cell>
          <table:table-cell table:formula="of:=INT(RIGHT(LEFT([.B99];3);2))" office:value-type="float" office:value="41" calcext:value-type="float">
            <text:p>41</text:p>
          </table:table-cell>
          <table:table-cell table:formula="of:=INT(RIGHT(LEFT([.B99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19.hgt.zip</text:p>
          </table:table-cell>
          <table:table-cell table:formula="of:=INT(RIGHT(LEFT([.B100];3);2))" office:value-type="float" office:value="41" calcext:value-type="float">
            <text:p>41</text:p>
          </table:table-cell>
          <table:table-cell table:formula="of:=INT(RIGHT(LEFT([.B100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0.hgt.zip</text:p>
          </table:table-cell>
          <table:table-cell table:formula="of:=INT(RIGHT(LEFT([.B101];3);2))" office:value-type="float" office:value="41" calcext:value-type="float">
            <text:p>41</text:p>
          </table:table-cell>
          <table:table-cell table:formula="of:=INT(RIGHT(LEFT([.B101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0.hgt.zip</text:p>
          </table:table-cell>
          <table:table-cell table:formula="of:=INT(RIGHT(LEFT([.B102];3);2))" office:value-type="float" office:value="41" calcext:value-type="float">
            <text:p>41</text:p>
          </table:table-cell>
          <table:table-cell table:formula="of:=INT(RIGHT(LEFT([.B102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1.hgt.zip</text:p>
          </table:table-cell>
          <table:table-cell table:formula="of:=INT(RIGHT(LEFT([.B103];3);2))" office:value-type="float" office:value="41" calcext:value-type="float">
            <text:p>41</text:p>
          </table:table-cell>
          <table:table-cell table:formula="of:=INT(RIGHT(LEFT([.B103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1.hgt.zip</text:p>
          </table:table-cell>
          <table:table-cell table:formula="of:=INT(RIGHT(LEFT([.B104];3);2))" office:value-type="float" office:value="41" calcext:value-type="float">
            <text:p>41</text:p>
          </table:table-cell>
          <table:table-cell table:formula="of:=INT(RIGHT(LEFT([.B104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2.hgt.zip</text:p>
          </table:table-cell>
          <table:table-cell table:formula="of:=INT(RIGHT(LEFT([.B105];3);2))" office:value-type="float" office:value="41" calcext:value-type="float">
            <text:p>41</text:p>
          </table:table-cell>
          <table:table-cell table:formula="of:=INT(RIGHT(LEFT([.B105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2.hgt.zip</text:p>
          </table:table-cell>
          <table:table-cell table:formula="of:=INT(RIGHT(LEFT([.B106];3);2))" office:value-type="float" office:value="41" calcext:value-type="float">
            <text:p>41</text:p>
          </table:table-cell>
          <table:table-cell table:formula="of:=INT(RIGHT(LEFT([.B106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3.hgt.zip</text:p>
          </table:table-cell>
          <table:table-cell table:formula="of:=INT(RIGHT(LEFT([.B107];3);2))" office:value-type="float" office:value="41" calcext:value-type="float">
            <text:p>41</text:p>
          </table:table-cell>
          <table:table-cell table:formula="of:=INT(RIGHT(LEFT([.B107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3.hgt.zip</text:p>
          </table:table-cell>
          <table:table-cell table:formula="of:=INT(RIGHT(LEFT([.B108];3);2))" office:value-type="float" office:value="41" calcext:value-type="float">
            <text:p>41</text:p>
          </table:table-cell>
          <table:table-cell table:formula="of:=INT(RIGHT(LEFT([.B108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4.hgt.zip</text:p>
          </table:table-cell>
          <table:table-cell table:formula="of:=INT(RIGHT(LEFT([.B109];3);2))" office:value-type="float" office:value="41" calcext:value-type="float">
            <text:p>41</text:p>
          </table:table-cell>
          <table:table-cell table:formula="of:=INT(RIGHT(LEFT([.B109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4.hgt.zip</text:p>
          </table:table-cell>
          <table:table-cell table:formula="of:=INT(RIGHT(LEFT([.B110];3);2))" office:value-type="float" office:value="41" calcext:value-type="float">
            <text:p>41</text:p>
          </table:table-cell>
          <table:table-cell table:formula="of:=INT(RIGHT(LEFT([.B110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5.hgt.zip</text:p>
          </table:table-cell>
          <table:table-cell table:formula="of:=INT(RIGHT(LEFT([.B111];3);2))" office:value-type="float" office:value="41" calcext:value-type="float">
            <text:p>41</text:p>
          </table:table-cell>
          <table:table-cell table:formula="of:=INT(RIGHT(LEFT([.B111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1W125.hgt.zip</text:p>
          </table:table-cell>
          <table:table-cell table:formula="of:=INT(RIGHT(LEFT([.B112];3);2))" office:value-type="float" office:value="41" calcext:value-type="float">
            <text:p>41</text:p>
          </table:table-cell>
          <table:table-cell table:formula="of:=INT(RIGHT(LEFT([.B112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2.hgt.zip</text:p>
          </table:table-cell>
          <table:table-cell table:formula="of:=INT(RIGHT(LEFT([.B113];3);2))" office:value-type="float" office:value="42" calcext:value-type="float">
            <text:p>42</text:p>
          </table:table-cell>
          <table:table-cell table:formula="of:=INT(RIGHT(LEFT([.B113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2.hgt.zip</text:p>
          </table:table-cell>
          <table:table-cell table:formula="of:=INT(RIGHT(LEFT([.B114];3);2))" office:value-type="float" office:value="42" calcext:value-type="float">
            <text:p>42</text:p>
          </table:table-cell>
          <table:table-cell table:formula="of:=INT(RIGHT(LEFT([.B114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3.hgt.zip</text:p>
          </table:table-cell>
          <table:table-cell table:formula="of:=INT(RIGHT(LEFT([.B115];3);2))" office:value-type="float" office:value="42" calcext:value-type="float">
            <text:p>42</text:p>
          </table:table-cell>
          <table:table-cell table:formula="of:=INT(RIGHT(LEFT([.B115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3.hgt.zip</text:p>
          </table:table-cell>
          <table:table-cell table:formula="of:=INT(RIGHT(LEFT([.B116];3);2))" office:value-type="float" office:value="42" calcext:value-type="float">
            <text:p>42</text:p>
          </table:table-cell>
          <table:table-cell table:formula="of:=INT(RIGHT(LEFT([.B116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4.hgt.zip</text:p>
          </table:table-cell>
          <table:table-cell table:formula="of:=INT(RIGHT(LEFT([.B117];3);2))" office:value-type="float" office:value="42" calcext:value-type="float">
            <text:p>42</text:p>
          </table:table-cell>
          <table:table-cell table:formula="of:=INT(RIGHT(LEFT([.B117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4.hgt.zip</text:p>
          </table:table-cell>
          <table:table-cell table:formula="of:=INT(RIGHT(LEFT([.B118];3);2))" office:value-type="float" office:value="42" calcext:value-type="float">
            <text:p>42</text:p>
          </table:table-cell>
          <table:table-cell table:formula="of:=INT(RIGHT(LEFT([.B118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5.hgt.zip</text:p>
          </table:table-cell>
          <table:table-cell table:formula="of:=INT(RIGHT(LEFT([.B119];3);2))" office:value-type="float" office:value="42" calcext:value-type="float">
            <text:p>42</text:p>
          </table:table-cell>
          <table:table-cell table:formula="of:=INT(RIGHT(LEFT([.B119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5.hgt.zip</text:p>
          </table:table-cell>
          <table:table-cell table:formula="of:=INT(RIGHT(LEFT([.B120];3);2))" office:value-type="float" office:value="42" calcext:value-type="float">
            <text:p>42</text:p>
          </table:table-cell>
          <table:table-cell table:formula="of:=INT(RIGHT(LEFT([.B120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6.hgt.zip</text:p>
          </table:table-cell>
          <table:table-cell table:formula="of:=INT(RIGHT(LEFT([.B121];3);2))" office:value-type="float" office:value="42" calcext:value-type="float">
            <text:p>42</text:p>
          </table:table-cell>
          <table:table-cell table:formula="of:=INT(RIGHT(LEFT([.B121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6.hgt.zip</text:p>
          </table:table-cell>
          <table:table-cell table:formula="of:=INT(RIGHT(LEFT([.B122];3);2))" office:value-type="float" office:value="42" calcext:value-type="float">
            <text:p>42</text:p>
          </table:table-cell>
          <table:table-cell table:formula="of:=INT(RIGHT(LEFT([.B122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7.hgt.zip</text:p>
          </table:table-cell>
          <table:table-cell table:formula="of:=INT(RIGHT(LEFT([.B123];3);2))" office:value-type="float" office:value="42" calcext:value-type="float">
            <text:p>42</text:p>
          </table:table-cell>
          <table:table-cell table:formula="of:=INT(RIGHT(LEFT([.B123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7.hgt.zip</text:p>
          </table:table-cell>
          <table:table-cell table:formula="of:=INT(RIGHT(LEFT([.B124];3);2))" office:value-type="float" office:value="42" calcext:value-type="float">
            <text:p>42</text:p>
          </table:table-cell>
          <table:table-cell table:formula="of:=INT(RIGHT(LEFT([.B124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8.hgt.zip</text:p>
          </table:table-cell>
          <table:table-cell table:formula="of:=INT(RIGHT(LEFT([.B125];3);2))" office:value-type="float" office:value="42" calcext:value-type="float">
            <text:p>42</text:p>
          </table:table-cell>
          <table:table-cell table:formula="of:=INT(RIGHT(LEFT([.B125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8.hgt.zip</text:p>
          </table:table-cell>
          <table:table-cell table:formula="of:=INT(RIGHT(LEFT([.B126];3);2))" office:value-type="float" office:value="42" calcext:value-type="float">
            <text:p>42</text:p>
          </table:table-cell>
          <table:table-cell table:formula="of:=INT(RIGHT(LEFT([.B126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9.hgt.zip</text:p>
          </table:table-cell>
          <table:table-cell table:formula="of:=INT(RIGHT(LEFT([.B127];3);2))" office:value-type="float" office:value="42" calcext:value-type="float">
            <text:p>42</text:p>
          </table:table-cell>
          <table:table-cell table:formula="of:=INT(RIGHT(LEFT([.B127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19.hgt.zip</text:p>
          </table:table-cell>
          <table:table-cell table:formula="of:=INT(RIGHT(LEFT([.B128];3);2))" office:value-type="float" office:value="42" calcext:value-type="float">
            <text:p>42</text:p>
          </table:table-cell>
          <table:table-cell table:formula="of:=INT(RIGHT(LEFT([.B128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0.hgt.zip</text:p>
          </table:table-cell>
          <table:table-cell table:formula="of:=INT(RIGHT(LEFT([.B129];3);2))" office:value-type="float" office:value="42" calcext:value-type="float">
            <text:p>42</text:p>
          </table:table-cell>
          <table:table-cell table:formula="of:=INT(RIGHT(LEFT([.B129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0.hgt.zip</text:p>
          </table:table-cell>
          <table:table-cell table:formula="of:=INT(RIGHT(LEFT([.B130];3);2))" office:value-type="float" office:value="42" calcext:value-type="float">
            <text:p>42</text:p>
          </table:table-cell>
          <table:table-cell table:formula="of:=INT(RIGHT(LEFT([.B130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1.hgt.zip</text:p>
          </table:table-cell>
          <table:table-cell table:formula="of:=INT(RIGHT(LEFT([.B131];3);2))" office:value-type="float" office:value="42" calcext:value-type="float">
            <text:p>42</text:p>
          </table:table-cell>
          <table:table-cell table:formula="of:=INT(RIGHT(LEFT([.B131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1.hgt.zip</text:p>
          </table:table-cell>
          <table:table-cell table:formula="of:=INT(RIGHT(LEFT([.B132];3);2))" office:value-type="float" office:value="42" calcext:value-type="float">
            <text:p>42</text:p>
          </table:table-cell>
          <table:table-cell table:formula="of:=INT(RIGHT(LEFT([.B132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2.hgt.zip</text:p>
          </table:table-cell>
          <table:table-cell table:formula="of:=INT(RIGHT(LEFT([.B133];3);2))" office:value-type="float" office:value="42" calcext:value-type="float">
            <text:p>42</text:p>
          </table:table-cell>
          <table:table-cell table:formula="of:=INT(RIGHT(LEFT([.B133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2.hgt.zip</text:p>
          </table:table-cell>
          <table:table-cell table:formula="of:=INT(RIGHT(LEFT([.B134];3);2))" office:value-type="float" office:value="42" calcext:value-type="float">
            <text:p>42</text:p>
          </table:table-cell>
          <table:table-cell table:formula="of:=INT(RIGHT(LEFT([.B134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3.hgt.zip</text:p>
          </table:table-cell>
          <table:table-cell table:formula="of:=INT(RIGHT(LEFT([.B135];3);2))" office:value-type="float" office:value="42" calcext:value-type="float">
            <text:p>42</text:p>
          </table:table-cell>
          <table:table-cell table:formula="of:=INT(RIGHT(LEFT([.B135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3.hgt.zip</text:p>
          </table:table-cell>
          <table:table-cell table:formula="of:=INT(RIGHT(LEFT([.B136];3);2))" office:value-type="float" office:value="42" calcext:value-type="float">
            <text:p>42</text:p>
          </table:table-cell>
          <table:table-cell table:formula="of:=INT(RIGHT(LEFT([.B136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4.hgt.zip</text:p>
          </table:table-cell>
          <table:table-cell table:formula="of:=INT(RIGHT(LEFT([.B137];3);2))" office:value-type="float" office:value="42" calcext:value-type="float">
            <text:p>42</text:p>
          </table:table-cell>
          <table:table-cell table:formula="of:=INT(RIGHT(LEFT([.B137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4.hgt.zip</text:p>
          </table:table-cell>
          <table:table-cell table:formula="of:=INT(RIGHT(LEFT([.B138];3);2))" office:value-type="float" office:value="42" calcext:value-type="float">
            <text:p>42</text:p>
          </table:table-cell>
          <table:table-cell table:formula="of:=INT(RIGHT(LEFT([.B138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5.hgt.zip</text:p>
          </table:table-cell>
          <table:table-cell table:formula="of:=INT(RIGHT(LEFT([.B139];3);2))" office:value-type="float" office:value="42" calcext:value-type="float">
            <text:p>42</text:p>
          </table:table-cell>
          <table:table-cell table:formula="of:=INT(RIGHT(LEFT([.B139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2W125.hgt.zip</text:p>
          </table:table-cell>
          <table:table-cell table:formula="of:=INT(RIGHT(LEFT([.B140];3);2))" office:value-type="float" office:value="42" calcext:value-type="float">
            <text:p>42</text:p>
          </table:table-cell>
          <table:table-cell table:formula="of:=INT(RIGHT(LEFT([.B140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2.hgt.zip</text:p>
          </table:table-cell>
          <table:table-cell table:formula="of:=INT(RIGHT(LEFT([.B141];3);2))" office:value-type="float" office:value="43" calcext:value-type="float">
            <text:p>43</text:p>
          </table:table-cell>
          <table:table-cell table:formula="of:=INT(RIGHT(LEFT([.B141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2.hgt.zip</text:p>
          </table:table-cell>
          <table:table-cell table:formula="of:=INT(RIGHT(LEFT([.B142];3);2))" office:value-type="float" office:value="43" calcext:value-type="float">
            <text:p>43</text:p>
          </table:table-cell>
          <table:table-cell table:formula="of:=INT(RIGHT(LEFT([.B142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3.hgt.zip</text:p>
          </table:table-cell>
          <table:table-cell table:formula="of:=INT(RIGHT(LEFT([.B143];3);2))" office:value-type="float" office:value="43" calcext:value-type="float">
            <text:p>43</text:p>
          </table:table-cell>
          <table:table-cell table:formula="of:=INT(RIGHT(LEFT([.B143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3.hgt.zip</text:p>
          </table:table-cell>
          <table:table-cell table:formula="of:=INT(RIGHT(LEFT([.B144];3);2))" office:value-type="float" office:value="43" calcext:value-type="float">
            <text:p>43</text:p>
          </table:table-cell>
          <table:table-cell table:formula="of:=INT(RIGHT(LEFT([.B144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4.hgt.zip</text:p>
          </table:table-cell>
          <table:table-cell table:formula="of:=INT(RIGHT(LEFT([.B145];3);2))" office:value-type="float" office:value="43" calcext:value-type="float">
            <text:p>43</text:p>
          </table:table-cell>
          <table:table-cell table:formula="of:=INT(RIGHT(LEFT([.B145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4.hgt.zip</text:p>
          </table:table-cell>
          <table:table-cell table:formula="of:=INT(RIGHT(LEFT([.B146];3);2))" office:value-type="float" office:value="43" calcext:value-type="float">
            <text:p>43</text:p>
          </table:table-cell>
          <table:table-cell table:formula="of:=INT(RIGHT(LEFT([.B146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5.hgt.zip</text:p>
          </table:table-cell>
          <table:table-cell table:formula="of:=INT(RIGHT(LEFT([.B147];3);2))" office:value-type="float" office:value="43" calcext:value-type="float">
            <text:p>43</text:p>
          </table:table-cell>
          <table:table-cell table:formula="of:=INT(RIGHT(LEFT([.B147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5.hgt.zip</text:p>
          </table:table-cell>
          <table:table-cell table:formula="of:=INT(RIGHT(LEFT([.B148];3);2))" office:value-type="float" office:value="43" calcext:value-type="float">
            <text:p>43</text:p>
          </table:table-cell>
          <table:table-cell table:formula="of:=INT(RIGHT(LEFT([.B148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6.hgt.zip</text:p>
          </table:table-cell>
          <table:table-cell table:formula="of:=INT(RIGHT(LEFT([.B149];3);2))" office:value-type="float" office:value="43" calcext:value-type="float">
            <text:p>43</text:p>
          </table:table-cell>
          <table:table-cell table:formula="of:=INT(RIGHT(LEFT([.B149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6.hgt.zip</text:p>
          </table:table-cell>
          <table:table-cell table:formula="of:=INT(RIGHT(LEFT([.B150];3);2))" office:value-type="float" office:value="43" calcext:value-type="float">
            <text:p>43</text:p>
          </table:table-cell>
          <table:table-cell table:formula="of:=INT(RIGHT(LEFT([.B150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7.hgt.zip</text:p>
          </table:table-cell>
          <table:table-cell table:formula="of:=INT(RIGHT(LEFT([.B151];3);2))" office:value-type="float" office:value="43" calcext:value-type="float">
            <text:p>43</text:p>
          </table:table-cell>
          <table:table-cell table:formula="of:=INT(RIGHT(LEFT([.B151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7.hgt.zip</text:p>
          </table:table-cell>
          <table:table-cell table:formula="of:=INT(RIGHT(LEFT([.B152];3);2))" office:value-type="float" office:value="43" calcext:value-type="float">
            <text:p>43</text:p>
          </table:table-cell>
          <table:table-cell table:formula="of:=INT(RIGHT(LEFT([.B152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8.hgt.zip</text:p>
          </table:table-cell>
          <table:table-cell table:formula="of:=INT(RIGHT(LEFT([.B153];3);2))" office:value-type="float" office:value="43" calcext:value-type="float">
            <text:p>43</text:p>
          </table:table-cell>
          <table:table-cell table:formula="of:=INT(RIGHT(LEFT([.B153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8.hgt.zip</text:p>
          </table:table-cell>
          <table:table-cell table:formula="of:=INT(RIGHT(LEFT([.B154];3);2))" office:value-type="float" office:value="43" calcext:value-type="float">
            <text:p>43</text:p>
          </table:table-cell>
          <table:table-cell table:formula="of:=INT(RIGHT(LEFT([.B154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9.hgt.zip</text:p>
          </table:table-cell>
          <table:table-cell table:formula="of:=INT(RIGHT(LEFT([.B155];3);2))" office:value-type="float" office:value="43" calcext:value-type="float">
            <text:p>43</text:p>
          </table:table-cell>
          <table:table-cell table:formula="of:=INT(RIGHT(LEFT([.B155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19.hgt.zip</text:p>
          </table:table-cell>
          <table:table-cell table:formula="of:=INT(RIGHT(LEFT([.B156];3);2))" office:value-type="float" office:value="43" calcext:value-type="float">
            <text:p>43</text:p>
          </table:table-cell>
          <table:table-cell table:formula="of:=INT(RIGHT(LEFT([.B156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0.hgt.zip</text:p>
          </table:table-cell>
          <table:table-cell table:formula="of:=INT(RIGHT(LEFT([.B157];3);2))" office:value-type="float" office:value="43" calcext:value-type="float">
            <text:p>43</text:p>
          </table:table-cell>
          <table:table-cell table:formula="of:=INT(RIGHT(LEFT([.B157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0.hgt.zip</text:p>
          </table:table-cell>
          <table:table-cell table:formula="of:=INT(RIGHT(LEFT([.B158];3);2))" office:value-type="float" office:value="43" calcext:value-type="float">
            <text:p>43</text:p>
          </table:table-cell>
          <table:table-cell table:formula="of:=INT(RIGHT(LEFT([.B158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1.hgt.zip</text:p>
          </table:table-cell>
          <table:table-cell table:formula="of:=INT(RIGHT(LEFT([.B159];3);2))" office:value-type="float" office:value="43" calcext:value-type="float">
            <text:p>43</text:p>
          </table:table-cell>
          <table:table-cell table:formula="of:=INT(RIGHT(LEFT([.B159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1.hgt.zip</text:p>
          </table:table-cell>
          <table:table-cell table:formula="of:=INT(RIGHT(LEFT([.B160];3);2))" office:value-type="float" office:value="43" calcext:value-type="float">
            <text:p>43</text:p>
          </table:table-cell>
          <table:table-cell table:formula="of:=INT(RIGHT(LEFT([.B160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2.hgt.zip</text:p>
          </table:table-cell>
          <table:table-cell table:formula="of:=INT(RIGHT(LEFT([.B161];3);2))" office:value-type="float" office:value="43" calcext:value-type="float">
            <text:p>43</text:p>
          </table:table-cell>
          <table:table-cell table:formula="of:=INT(RIGHT(LEFT([.B161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2.hgt.zip</text:p>
          </table:table-cell>
          <table:table-cell table:formula="of:=INT(RIGHT(LEFT([.B162];3);2))" office:value-type="float" office:value="43" calcext:value-type="float">
            <text:p>43</text:p>
          </table:table-cell>
          <table:table-cell table:formula="of:=INT(RIGHT(LEFT([.B162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3.hgt.zip</text:p>
          </table:table-cell>
          <table:table-cell table:formula="of:=INT(RIGHT(LEFT([.B163];3);2))" office:value-type="float" office:value="43" calcext:value-type="float">
            <text:p>43</text:p>
          </table:table-cell>
          <table:table-cell table:formula="of:=INT(RIGHT(LEFT([.B163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3.hgt.zip</text:p>
          </table:table-cell>
          <table:table-cell table:formula="of:=INT(RIGHT(LEFT([.B164];3);2))" office:value-type="float" office:value="43" calcext:value-type="float">
            <text:p>43</text:p>
          </table:table-cell>
          <table:table-cell table:formula="of:=INT(RIGHT(LEFT([.B164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4.hgt.zip</text:p>
          </table:table-cell>
          <table:table-cell table:formula="of:=INT(RIGHT(LEFT([.B165];3);2))" office:value-type="float" office:value="43" calcext:value-type="float">
            <text:p>43</text:p>
          </table:table-cell>
          <table:table-cell table:formula="of:=INT(RIGHT(LEFT([.B165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4.hgt.zip</text:p>
          </table:table-cell>
          <table:table-cell table:formula="of:=INT(RIGHT(LEFT([.B166];3);2))" office:value-type="float" office:value="43" calcext:value-type="float">
            <text:p>43</text:p>
          </table:table-cell>
          <table:table-cell table:formula="of:=INT(RIGHT(LEFT([.B166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5.hgt.zip</text:p>
          </table:table-cell>
          <table:table-cell table:formula="of:=INT(RIGHT(LEFT([.B167];3);2))" office:value-type="float" office:value="43" calcext:value-type="float">
            <text:p>43</text:p>
          </table:table-cell>
          <table:table-cell table:formula="of:=INT(RIGHT(LEFT([.B167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3W125.hgt.zip</text:p>
          </table:table-cell>
          <table:table-cell table:formula="of:=INT(RIGHT(LEFT([.B168];3);2))" office:value-type="float" office:value="43" calcext:value-type="float">
            <text:p>43</text:p>
          </table:table-cell>
          <table:table-cell table:formula="of:=INT(RIGHT(LEFT([.B168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2.hgt.zip</text:p>
          </table:table-cell>
          <table:table-cell table:formula="of:=INT(RIGHT(LEFT([.B169];3);2))" office:value-type="float" office:value="44" calcext:value-type="float">
            <text:p>44</text:p>
          </table:table-cell>
          <table:table-cell table:formula="of:=INT(RIGHT(LEFT([.B169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2.hgt.zip</text:p>
          </table:table-cell>
          <table:table-cell table:formula="of:=INT(RIGHT(LEFT([.B170];3);2))" office:value-type="float" office:value="44" calcext:value-type="float">
            <text:p>44</text:p>
          </table:table-cell>
          <table:table-cell table:formula="of:=INT(RIGHT(LEFT([.B170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3.hgt.zip</text:p>
          </table:table-cell>
          <table:table-cell table:formula="of:=INT(RIGHT(LEFT([.B171];3);2))" office:value-type="float" office:value="44" calcext:value-type="float">
            <text:p>44</text:p>
          </table:table-cell>
          <table:table-cell table:formula="of:=INT(RIGHT(LEFT([.B171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3.hgt.zip</text:p>
          </table:table-cell>
          <table:table-cell table:formula="of:=INT(RIGHT(LEFT([.B172];3);2))" office:value-type="float" office:value="44" calcext:value-type="float">
            <text:p>44</text:p>
          </table:table-cell>
          <table:table-cell table:formula="of:=INT(RIGHT(LEFT([.B172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4.hgt.zip</text:p>
          </table:table-cell>
          <table:table-cell table:formula="of:=INT(RIGHT(LEFT([.B173];3);2))" office:value-type="float" office:value="44" calcext:value-type="float">
            <text:p>44</text:p>
          </table:table-cell>
          <table:table-cell table:formula="of:=INT(RIGHT(LEFT([.B173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4.hgt.zip</text:p>
          </table:table-cell>
          <table:table-cell table:formula="of:=INT(RIGHT(LEFT([.B174];3);2))" office:value-type="float" office:value="44" calcext:value-type="float">
            <text:p>44</text:p>
          </table:table-cell>
          <table:table-cell table:formula="of:=INT(RIGHT(LEFT([.B174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5.hgt.zip</text:p>
          </table:table-cell>
          <table:table-cell table:formula="of:=INT(RIGHT(LEFT([.B175];3);2))" office:value-type="float" office:value="44" calcext:value-type="float">
            <text:p>44</text:p>
          </table:table-cell>
          <table:table-cell table:formula="of:=INT(RIGHT(LEFT([.B175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5.hgt.zip</text:p>
          </table:table-cell>
          <table:table-cell table:formula="of:=INT(RIGHT(LEFT([.B176];3);2))" office:value-type="float" office:value="44" calcext:value-type="float">
            <text:p>44</text:p>
          </table:table-cell>
          <table:table-cell table:formula="of:=INT(RIGHT(LEFT([.B176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6.hgt.zip</text:p>
          </table:table-cell>
          <table:table-cell table:formula="of:=INT(RIGHT(LEFT([.B177];3);2))" office:value-type="float" office:value="44" calcext:value-type="float">
            <text:p>44</text:p>
          </table:table-cell>
          <table:table-cell table:formula="of:=INT(RIGHT(LEFT([.B177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6.hgt.zip</text:p>
          </table:table-cell>
          <table:table-cell table:formula="of:=INT(RIGHT(LEFT([.B178];3);2))" office:value-type="float" office:value="44" calcext:value-type="float">
            <text:p>44</text:p>
          </table:table-cell>
          <table:table-cell table:formula="of:=INT(RIGHT(LEFT([.B178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7.hgt.zip</text:p>
          </table:table-cell>
          <table:table-cell table:formula="of:=INT(RIGHT(LEFT([.B179];3);2))" office:value-type="float" office:value="44" calcext:value-type="float">
            <text:p>44</text:p>
          </table:table-cell>
          <table:table-cell table:formula="of:=INT(RIGHT(LEFT([.B179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7.hgt.zip</text:p>
          </table:table-cell>
          <table:table-cell table:formula="of:=INT(RIGHT(LEFT([.B180];3);2))" office:value-type="float" office:value="44" calcext:value-type="float">
            <text:p>44</text:p>
          </table:table-cell>
          <table:table-cell table:formula="of:=INT(RIGHT(LEFT([.B180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8.hgt.zip</text:p>
          </table:table-cell>
          <table:table-cell table:formula="of:=INT(RIGHT(LEFT([.B181];3);2))" office:value-type="float" office:value="44" calcext:value-type="float">
            <text:p>44</text:p>
          </table:table-cell>
          <table:table-cell table:formula="of:=INT(RIGHT(LEFT([.B181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8.hgt.zip</text:p>
          </table:table-cell>
          <table:table-cell table:formula="of:=INT(RIGHT(LEFT([.B182];3);2))" office:value-type="float" office:value="44" calcext:value-type="float">
            <text:p>44</text:p>
          </table:table-cell>
          <table:table-cell table:formula="of:=INT(RIGHT(LEFT([.B182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9.hgt.zip</text:p>
          </table:table-cell>
          <table:table-cell table:formula="of:=INT(RIGHT(LEFT([.B183];3);2))" office:value-type="float" office:value="44" calcext:value-type="float">
            <text:p>44</text:p>
          </table:table-cell>
          <table:table-cell table:formula="of:=INT(RIGHT(LEFT([.B183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19.hgt.zip</text:p>
          </table:table-cell>
          <table:table-cell table:formula="of:=INT(RIGHT(LEFT([.B184];3);2))" office:value-type="float" office:value="44" calcext:value-type="float">
            <text:p>44</text:p>
          </table:table-cell>
          <table:table-cell table:formula="of:=INT(RIGHT(LEFT([.B184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0.hgt.zip</text:p>
          </table:table-cell>
          <table:table-cell table:formula="of:=INT(RIGHT(LEFT([.B185];3);2))" office:value-type="float" office:value="44" calcext:value-type="float">
            <text:p>44</text:p>
          </table:table-cell>
          <table:table-cell table:formula="of:=INT(RIGHT(LEFT([.B185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0.hgt.zip</text:p>
          </table:table-cell>
          <table:table-cell table:formula="of:=INT(RIGHT(LEFT([.B186];3);2))" office:value-type="float" office:value="44" calcext:value-type="float">
            <text:p>44</text:p>
          </table:table-cell>
          <table:table-cell table:formula="of:=INT(RIGHT(LEFT([.B186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1.hgt.zip</text:p>
          </table:table-cell>
          <table:table-cell table:formula="of:=INT(RIGHT(LEFT([.B187];3);2))" office:value-type="float" office:value="44" calcext:value-type="float">
            <text:p>44</text:p>
          </table:table-cell>
          <table:table-cell table:formula="of:=INT(RIGHT(LEFT([.B187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1.hgt.zip</text:p>
          </table:table-cell>
          <table:table-cell table:formula="of:=INT(RIGHT(LEFT([.B188];3);2))" office:value-type="float" office:value="44" calcext:value-type="float">
            <text:p>44</text:p>
          </table:table-cell>
          <table:table-cell table:formula="of:=INT(RIGHT(LEFT([.B188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2.hgt.zip</text:p>
          </table:table-cell>
          <table:table-cell table:formula="of:=INT(RIGHT(LEFT([.B189];3);2))" office:value-type="float" office:value="44" calcext:value-type="float">
            <text:p>44</text:p>
          </table:table-cell>
          <table:table-cell table:formula="of:=INT(RIGHT(LEFT([.B189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2.hgt.zip</text:p>
          </table:table-cell>
          <table:table-cell table:formula="of:=INT(RIGHT(LEFT([.B190];3);2))" office:value-type="float" office:value="44" calcext:value-type="float">
            <text:p>44</text:p>
          </table:table-cell>
          <table:table-cell table:formula="of:=INT(RIGHT(LEFT([.B190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3.hgt.zip</text:p>
          </table:table-cell>
          <table:table-cell table:formula="of:=INT(RIGHT(LEFT([.B191];3);2))" office:value-type="float" office:value="44" calcext:value-type="float">
            <text:p>44</text:p>
          </table:table-cell>
          <table:table-cell table:formula="of:=INT(RIGHT(LEFT([.B191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3.hgt.zip</text:p>
          </table:table-cell>
          <table:table-cell table:formula="of:=INT(RIGHT(LEFT([.B192];3);2))" office:value-type="float" office:value="44" calcext:value-type="float">
            <text:p>44</text:p>
          </table:table-cell>
          <table:table-cell table:formula="of:=INT(RIGHT(LEFT([.B192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4.hgt.zip</text:p>
          </table:table-cell>
          <table:table-cell table:formula="of:=INT(RIGHT(LEFT([.B193];3);2))" office:value-type="float" office:value="44" calcext:value-type="float">
            <text:p>44</text:p>
          </table:table-cell>
          <table:table-cell table:formula="of:=INT(RIGHT(LEFT([.B193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4.hgt.zip</text:p>
          </table:table-cell>
          <table:table-cell table:formula="of:=INT(RIGHT(LEFT([.B194];3);2))" office:value-type="float" office:value="44" calcext:value-type="float">
            <text:p>44</text:p>
          </table:table-cell>
          <table:table-cell table:formula="of:=INT(RIGHT(LEFT([.B194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5.hgt.zip</text:p>
          </table:table-cell>
          <table:table-cell table:formula="of:=INT(RIGHT(LEFT([.B195];3);2))" office:value-type="float" office:value="44" calcext:value-type="float">
            <text:p>44</text:p>
          </table:table-cell>
          <table:table-cell table:formula="of:=INT(RIGHT(LEFT([.B195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4W125.hgt.zip</text:p>
          </table:table-cell>
          <table:table-cell table:formula="of:=INT(RIGHT(LEFT([.B196];3);2))" office:value-type="float" office:value="44" calcext:value-type="float">
            <text:p>44</text:p>
          </table:table-cell>
          <table:table-cell table:formula="of:=INT(RIGHT(LEFT([.B196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2.hgt.zip</text:p>
          </table:table-cell>
          <table:table-cell table:formula="of:=INT(RIGHT(LEFT([.B197];3);2))" office:value-type="float" office:value="45" calcext:value-type="float">
            <text:p>45</text:p>
          </table:table-cell>
          <table:table-cell table:formula="of:=INT(RIGHT(LEFT([.B197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2.hgt.zip</text:p>
          </table:table-cell>
          <table:table-cell table:formula="of:=INT(RIGHT(LEFT([.B198];3);2))" office:value-type="float" office:value="45" calcext:value-type="float">
            <text:p>45</text:p>
          </table:table-cell>
          <table:table-cell table:formula="of:=INT(RIGHT(LEFT([.B198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3.hgt.zip</text:p>
          </table:table-cell>
          <table:table-cell table:formula="of:=INT(RIGHT(LEFT([.B199];3);2))" office:value-type="float" office:value="45" calcext:value-type="float">
            <text:p>45</text:p>
          </table:table-cell>
          <table:table-cell table:formula="of:=INT(RIGHT(LEFT([.B199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3.hgt.zip</text:p>
          </table:table-cell>
          <table:table-cell table:formula="of:=INT(RIGHT(LEFT([.B200];3);2))" office:value-type="float" office:value="45" calcext:value-type="float">
            <text:p>45</text:p>
          </table:table-cell>
          <table:table-cell table:formula="of:=INT(RIGHT(LEFT([.B200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4.hgt.zip</text:p>
          </table:table-cell>
          <table:table-cell table:formula="of:=INT(RIGHT(LEFT([.B201];3);2))" office:value-type="float" office:value="45" calcext:value-type="float">
            <text:p>45</text:p>
          </table:table-cell>
          <table:table-cell table:formula="of:=INT(RIGHT(LEFT([.B201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4.hgt.zip</text:p>
          </table:table-cell>
          <table:table-cell table:formula="of:=INT(RIGHT(LEFT([.B202];3);2))" office:value-type="float" office:value="45" calcext:value-type="float">
            <text:p>45</text:p>
          </table:table-cell>
          <table:table-cell table:formula="of:=INT(RIGHT(LEFT([.B202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5.hgt.zip</text:p>
          </table:table-cell>
          <table:table-cell table:formula="of:=INT(RIGHT(LEFT([.B203];3);2))" office:value-type="float" office:value="45" calcext:value-type="float">
            <text:p>45</text:p>
          </table:table-cell>
          <table:table-cell table:formula="of:=INT(RIGHT(LEFT([.B203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5.hgt.zip</text:p>
          </table:table-cell>
          <table:table-cell table:formula="of:=INT(RIGHT(LEFT([.B204];3);2))" office:value-type="float" office:value="45" calcext:value-type="float">
            <text:p>45</text:p>
          </table:table-cell>
          <table:table-cell table:formula="of:=INT(RIGHT(LEFT([.B204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6.hgt.zip</text:p>
          </table:table-cell>
          <table:table-cell table:formula="of:=INT(RIGHT(LEFT([.B205];3);2))" office:value-type="float" office:value="45" calcext:value-type="float">
            <text:p>45</text:p>
          </table:table-cell>
          <table:table-cell table:formula="of:=INT(RIGHT(LEFT([.B205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6.hgt.zip</text:p>
          </table:table-cell>
          <table:table-cell table:formula="of:=INT(RIGHT(LEFT([.B206];3);2))" office:value-type="float" office:value="45" calcext:value-type="float">
            <text:p>45</text:p>
          </table:table-cell>
          <table:table-cell table:formula="of:=INT(RIGHT(LEFT([.B206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7.hgt.zip</text:p>
          </table:table-cell>
          <table:table-cell table:formula="of:=INT(RIGHT(LEFT([.B207];3);2))" office:value-type="float" office:value="45" calcext:value-type="float">
            <text:p>45</text:p>
          </table:table-cell>
          <table:table-cell table:formula="of:=INT(RIGHT(LEFT([.B207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7.hgt.zip</text:p>
          </table:table-cell>
          <table:table-cell table:formula="of:=INT(RIGHT(LEFT([.B208];3);2))" office:value-type="float" office:value="45" calcext:value-type="float">
            <text:p>45</text:p>
          </table:table-cell>
          <table:table-cell table:formula="of:=INT(RIGHT(LEFT([.B208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8.hgt.zip</text:p>
          </table:table-cell>
          <table:table-cell table:formula="of:=INT(RIGHT(LEFT([.B209];3);2))" office:value-type="float" office:value="45" calcext:value-type="float">
            <text:p>45</text:p>
          </table:table-cell>
          <table:table-cell table:formula="of:=INT(RIGHT(LEFT([.B209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8.hgt.zip</text:p>
          </table:table-cell>
          <table:table-cell table:formula="of:=INT(RIGHT(LEFT([.B210];3);2))" office:value-type="float" office:value="45" calcext:value-type="float">
            <text:p>45</text:p>
          </table:table-cell>
          <table:table-cell table:formula="of:=INT(RIGHT(LEFT([.B210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9.hgt.zip</text:p>
          </table:table-cell>
          <table:table-cell table:formula="of:=INT(RIGHT(LEFT([.B211];3);2))" office:value-type="float" office:value="45" calcext:value-type="float">
            <text:p>45</text:p>
          </table:table-cell>
          <table:table-cell table:formula="of:=INT(RIGHT(LEFT([.B211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19.hgt.zip</text:p>
          </table:table-cell>
          <table:table-cell table:formula="of:=INT(RIGHT(LEFT([.B212];3);2))" office:value-type="float" office:value="45" calcext:value-type="float">
            <text:p>45</text:p>
          </table:table-cell>
          <table:table-cell table:formula="of:=INT(RIGHT(LEFT([.B212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0.hgt.zip</text:p>
          </table:table-cell>
          <table:table-cell table:formula="of:=INT(RIGHT(LEFT([.B213];3);2))" office:value-type="float" office:value="45" calcext:value-type="float">
            <text:p>45</text:p>
          </table:table-cell>
          <table:table-cell table:formula="of:=INT(RIGHT(LEFT([.B213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0.hgt.zip</text:p>
          </table:table-cell>
          <table:table-cell table:formula="of:=INT(RIGHT(LEFT([.B214];3);2))" office:value-type="float" office:value="45" calcext:value-type="float">
            <text:p>45</text:p>
          </table:table-cell>
          <table:table-cell table:formula="of:=INT(RIGHT(LEFT([.B214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1.hgt.zip</text:p>
          </table:table-cell>
          <table:table-cell table:formula="of:=INT(RIGHT(LEFT([.B215];3);2))" office:value-type="float" office:value="45" calcext:value-type="float">
            <text:p>45</text:p>
          </table:table-cell>
          <table:table-cell table:formula="of:=INT(RIGHT(LEFT([.B215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1.hgt.zip</text:p>
          </table:table-cell>
          <table:table-cell table:formula="of:=INT(RIGHT(LEFT([.B216];3);2))" office:value-type="float" office:value="45" calcext:value-type="float">
            <text:p>45</text:p>
          </table:table-cell>
          <table:table-cell table:formula="of:=INT(RIGHT(LEFT([.B216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2.hgt.zip</text:p>
          </table:table-cell>
          <table:table-cell table:formula="of:=INT(RIGHT(LEFT([.B217];3);2))" office:value-type="float" office:value="45" calcext:value-type="float">
            <text:p>45</text:p>
          </table:table-cell>
          <table:table-cell table:formula="of:=INT(RIGHT(LEFT([.B217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2.hgt.zip</text:p>
          </table:table-cell>
          <table:table-cell table:formula="of:=INT(RIGHT(LEFT([.B218];3);2))" office:value-type="float" office:value="45" calcext:value-type="float">
            <text:p>45</text:p>
          </table:table-cell>
          <table:table-cell table:formula="of:=INT(RIGHT(LEFT([.B218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3.hgt.zip</text:p>
          </table:table-cell>
          <table:table-cell table:formula="of:=INT(RIGHT(LEFT([.B219];3);2))" office:value-type="float" office:value="45" calcext:value-type="float">
            <text:p>45</text:p>
          </table:table-cell>
          <table:table-cell table:formula="of:=INT(RIGHT(LEFT([.B219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3.hgt.zip</text:p>
          </table:table-cell>
          <table:table-cell table:formula="of:=INT(RIGHT(LEFT([.B220];3);2))" office:value-type="float" office:value="45" calcext:value-type="float">
            <text:p>45</text:p>
          </table:table-cell>
          <table:table-cell table:formula="of:=INT(RIGHT(LEFT([.B220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4.hgt.zip</text:p>
          </table:table-cell>
          <table:table-cell table:formula="of:=INT(RIGHT(LEFT([.B221];3);2))" office:value-type="float" office:value="45" calcext:value-type="float">
            <text:p>45</text:p>
          </table:table-cell>
          <table:table-cell table:formula="of:=INT(RIGHT(LEFT([.B221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4.hgt.zip</text:p>
          </table:table-cell>
          <table:table-cell table:formula="of:=INT(RIGHT(LEFT([.B222];3);2))" office:value-type="float" office:value="45" calcext:value-type="float">
            <text:p>45</text:p>
          </table:table-cell>
          <table:table-cell table:formula="of:=INT(RIGHT(LEFT([.B222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5.hgt.zip</text:p>
          </table:table-cell>
          <table:table-cell table:formula="of:=INT(RIGHT(LEFT([.B223];3);2))" office:value-type="float" office:value="45" calcext:value-type="float">
            <text:p>45</text:p>
          </table:table-cell>
          <table:table-cell table:formula="of:=INT(RIGHT(LEFT([.B223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5W125.hgt.zip</text:p>
          </table:table-cell>
          <table:table-cell table:formula="of:=INT(RIGHT(LEFT([.B224];3);2))" office:value-type="float" office:value="45" calcext:value-type="float">
            <text:p>45</text:p>
          </table:table-cell>
          <table:table-cell table:formula="of:=INT(RIGHT(LEFT([.B224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2.hgt.zip</text:p>
          </table:table-cell>
          <table:table-cell table:formula="of:=INT(RIGHT(LEFT([.B225];3);2))" office:value-type="float" office:value="46" calcext:value-type="float">
            <text:p>46</text:p>
          </table:table-cell>
          <table:table-cell table:formula="of:=INT(RIGHT(LEFT([.B225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2.hgt.zip</text:p>
          </table:table-cell>
          <table:table-cell table:formula="of:=INT(RIGHT(LEFT([.B226];3);2))" office:value-type="float" office:value="46" calcext:value-type="float">
            <text:p>46</text:p>
          </table:table-cell>
          <table:table-cell table:formula="of:=INT(RIGHT(LEFT([.B226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3.hgt.zip</text:p>
          </table:table-cell>
          <table:table-cell table:formula="of:=INT(RIGHT(LEFT([.B227];3);2))" office:value-type="float" office:value="46" calcext:value-type="float">
            <text:p>46</text:p>
          </table:table-cell>
          <table:table-cell table:formula="of:=INT(RIGHT(LEFT([.B227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3.hgt.zip</text:p>
          </table:table-cell>
          <table:table-cell table:formula="of:=INT(RIGHT(LEFT([.B228];3);2))" office:value-type="float" office:value="46" calcext:value-type="float">
            <text:p>46</text:p>
          </table:table-cell>
          <table:table-cell table:formula="of:=INT(RIGHT(LEFT([.B228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4.hgt.zip</text:p>
          </table:table-cell>
          <table:table-cell table:formula="of:=INT(RIGHT(LEFT([.B229];3);2))" office:value-type="float" office:value="46" calcext:value-type="float">
            <text:p>46</text:p>
          </table:table-cell>
          <table:table-cell table:formula="of:=INT(RIGHT(LEFT([.B229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4.hgt.zip</text:p>
          </table:table-cell>
          <table:table-cell table:formula="of:=INT(RIGHT(LEFT([.B230];3);2))" office:value-type="float" office:value="46" calcext:value-type="float">
            <text:p>46</text:p>
          </table:table-cell>
          <table:table-cell table:formula="of:=INT(RIGHT(LEFT([.B230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5.hgt.zip</text:p>
          </table:table-cell>
          <table:table-cell table:formula="of:=INT(RIGHT(LEFT([.B231];3);2))" office:value-type="float" office:value="46" calcext:value-type="float">
            <text:p>46</text:p>
          </table:table-cell>
          <table:table-cell table:formula="of:=INT(RIGHT(LEFT([.B231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5.hgt.zip</text:p>
          </table:table-cell>
          <table:table-cell table:formula="of:=INT(RIGHT(LEFT([.B232];3);2))" office:value-type="float" office:value="46" calcext:value-type="float">
            <text:p>46</text:p>
          </table:table-cell>
          <table:table-cell table:formula="of:=INT(RIGHT(LEFT([.B232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6.hgt.zip</text:p>
          </table:table-cell>
          <table:table-cell table:formula="of:=INT(RIGHT(LEFT([.B233];3);2))" office:value-type="float" office:value="46" calcext:value-type="float">
            <text:p>46</text:p>
          </table:table-cell>
          <table:table-cell table:formula="of:=INT(RIGHT(LEFT([.B233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6.hgt.zip</text:p>
          </table:table-cell>
          <table:table-cell table:formula="of:=INT(RIGHT(LEFT([.B234];3);2))" office:value-type="float" office:value="46" calcext:value-type="float">
            <text:p>46</text:p>
          </table:table-cell>
          <table:table-cell table:formula="of:=INT(RIGHT(LEFT([.B234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7.hgt.zip</text:p>
          </table:table-cell>
          <table:table-cell table:formula="of:=INT(RIGHT(LEFT([.B235];3);2))" office:value-type="float" office:value="46" calcext:value-type="float">
            <text:p>46</text:p>
          </table:table-cell>
          <table:table-cell table:formula="of:=INT(RIGHT(LEFT([.B235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7.hgt.zip</text:p>
          </table:table-cell>
          <table:table-cell table:formula="of:=INT(RIGHT(LEFT([.B236];3);2))" office:value-type="float" office:value="46" calcext:value-type="float">
            <text:p>46</text:p>
          </table:table-cell>
          <table:table-cell table:formula="of:=INT(RIGHT(LEFT([.B236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8.hgt.zip</text:p>
          </table:table-cell>
          <table:table-cell table:formula="of:=INT(RIGHT(LEFT([.B237];3);2))" office:value-type="float" office:value="46" calcext:value-type="float">
            <text:p>46</text:p>
          </table:table-cell>
          <table:table-cell table:formula="of:=INT(RIGHT(LEFT([.B237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8.hgt.zip</text:p>
          </table:table-cell>
          <table:table-cell table:formula="of:=INT(RIGHT(LEFT([.B238];3);2))" office:value-type="float" office:value="46" calcext:value-type="float">
            <text:p>46</text:p>
          </table:table-cell>
          <table:table-cell table:formula="of:=INT(RIGHT(LEFT([.B238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9.hgt.zip</text:p>
          </table:table-cell>
          <table:table-cell table:formula="of:=INT(RIGHT(LEFT([.B239];3);2))" office:value-type="float" office:value="46" calcext:value-type="float">
            <text:p>46</text:p>
          </table:table-cell>
          <table:table-cell table:formula="of:=INT(RIGHT(LEFT([.B239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19.hgt.zip</text:p>
          </table:table-cell>
          <table:table-cell table:formula="of:=INT(RIGHT(LEFT([.B240];3);2))" office:value-type="float" office:value="46" calcext:value-type="float">
            <text:p>46</text:p>
          </table:table-cell>
          <table:table-cell table:formula="of:=INT(RIGHT(LEFT([.B240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0.hgt.zip</text:p>
          </table:table-cell>
          <table:table-cell table:formula="of:=INT(RIGHT(LEFT([.B241];3);2))" office:value-type="float" office:value="46" calcext:value-type="float">
            <text:p>46</text:p>
          </table:table-cell>
          <table:table-cell table:formula="of:=INT(RIGHT(LEFT([.B241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0.hgt.zip</text:p>
          </table:table-cell>
          <table:table-cell table:formula="of:=INT(RIGHT(LEFT([.B242];3);2))" office:value-type="float" office:value="46" calcext:value-type="float">
            <text:p>46</text:p>
          </table:table-cell>
          <table:table-cell table:formula="of:=INT(RIGHT(LEFT([.B242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1.hgt.zip</text:p>
          </table:table-cell>
          <table:table-cell table:formula="of:=INT(RIGHT(LEFT([.B243];3);2))" office:value-type="float" office:value="46" calcext:value-type="float">
            <text:p>46</text:p>
          </table:table-cell>
          <table:table-cell table:formula="of:=INT(RIGHT(LEFT([.B243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1.hgt.zip</text:p>
          </table:table-cell>
          <table:table-cell table:formula="of:=INT(RIGHT(LEFT([.B244];3);2))" office:value-type="float" office:value="46" calcext:value-type="float">
            <text:p>46</text:p>
          </table:table-cell>
          <table:table-cell table:formula="of:=INT(RIGHT(LEFT([.B244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2.hgt.zip</text:p>
          </table:table-cell>
          <table:table-cell table:formula="of:=INT(RIGHT(LEFT([.B245];3);2))" office:value-type="float" office:value="46" calcext:value-type="float">
            <text:p>46</text:p>
          </table:table-cell>
          <table:table-cell table:formula="of:=INT(RIGHT(LEFT([.B245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2.hgt.zip</text:p>
          </table:table-cell>
          <table:table-cell table:formula="of:=INT(RIGHT(LEFT([.B246];3);2))" office:value-type="float" office:value="46" calcext:value-type="float">
            <text:p>46</text:p>
          </table:table-cell>
          <table:table-cell table:formula="of:=INT(RIGHT(LEFT([.B246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3.hgt.zip</text:p>
          </table:table-cell>
          <table:table-cell table:formula="of:=INT(RIGHT(LEFT([.B247];3);2))" office:value-type="float" office:value="46" calcext:value-type="float">
            <text:p>46</text:p>
          </table:table-cell>
          <table:table-cell table:formula="of:=INT(RIGHT(LEFT([.B247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3.hgt.zip</text:p>
          </table:table-cell>
          <table:table-cell table:formula="of:=INT(RIGHT(LEFT([.B248];3);2))" office:value-type="float" office:value="46" calcext:value-type="float">
            <text:p>46</text:p>
          </table:table-cell>
          <table:table-cell table:formula="of:=INT(RIGHT(LEFT([.B248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4.hgt.zip</text:p>
          </table:table-cell>
          <table:table-cell table:formula="of:=INT(RIGHT(LEFT([.B249];3);2))" office:value-type="float" office:value="46" calcext:value-type="float">
            <text:p>46</text:p>
          </table:table-cell>
          <table:table-cell table:formula="of:=INT(RIGHT(LEFT([.B249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4.hgt.zip</text:p>
          </table:table-cell>
          <table:table-cell table:formula="of:=INT(RIGHT(LEFT([.B250];3);2))" office:value-type="float" office:value="46" calcext:value-type="float">
            <text:p>46</text:p>
          </table:table-cell>
          <table:table-cell table:formula="of:=INT(RIGHT(LEFT([.B250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5.hgt.zip</text:p>
          </table:table-cell>
          <table:table-cell table:formula="of:=INT(RIGHT(LEFT([.B251];3);2))" office:value-type="float" office:value="46" calcext:value-type="float">
            <text:p>46</text:p>
          </table:table-cell>
          <table:table-cell table:formula="of:=INT(RIGHT(LEFT([.B251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6W125.hgt.zip</text:p>
          </table:table-cell>
          <table:table-cell table:formula="of:=INT(RIGHT(LEFT([.B252];3);2))" office:value-type="float" office:value="46" calcext:value-type="float">
            <text:p>46</text:p>
          </table:table-cell>
          <table:table-cell table:formula="of:=INT(RIGHT(LEFT([.B252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2.hgt.zip</text:p>
          </table:table-cell>
          <table:table-cell table:formula="of:=INT(RIGHT(LEFT([.B253];3);2))" office:value-type="float" office:value="47" calcext:value-type="float">
            <text:p>47</text:p>
          </table:table-cell>
          <table:table-cell table:formula="of:=INT(RIGHT(LEFT([.B253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2.hgt.zip</text:p>
          </table:table-cell>
          <table:table-cell table:formula="of:=INT(RIGHT(LEFT([.B254];3);2))" office:value-type="float" office:value="47" calcext:value-type="float">
            <text:p>47</text:p>
          </table:table-cell>
          <table:table-cell table:formula="of:=INT(RIGHT(LEFT([.B254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3.hgt.zip</text:p>
          </table:table-cell>
          <table:table-cell table:formula="of:=INT(RIGHT(LEFT([.B255];3);2))" office:value-type="float" office:value="47" calcext:value-type="float">
            <text:p>47</text:p>
          </table:table-cell>
          <table:table-cell table:formula="of:=INT(RIGHT(LEFT([.B255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3.hgt.zip</text:p>
          </table:table-cell>
          <table:table-cell table:formula="of:=INT(RIGHT(LEFT([.B256];3);2))" office:value-type="float" office:value="47" calcext:value-type="float">
            <text:p>47</text:p>
          </table:table-cell>
          <table:table-cell table:formula="of:=INT(RIGHT(LEFT([.B256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4.hgt.zip</text:p>
          </table:table-cell>
          <table:table-cell table:formula="of:=INT(RIGHT(LEFT([.B257];3);2))" office:value-type="float" office:value="47" calcext:value-type="float">
            <text:p>47</text:p>
          </table:table-cell>
          <table:table-cell table:formula="of:=INT(RIGHT(LEFT([.B257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4.hgt.zip</text:p>
          </table:table-cell>
          <table:table-cell table:formula="of:=INT(RIGHT(LEFT([.B258];3);2))" office:value-type="float" office:value="47" calcext:value-type="float">
            <text:p>47</text:p>
          </table:table-cell>
          <table:table-cell table:formula="of:=INT(RIGHT(LEFT([.B258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5.hgt.zip</text:p>
          </table:table-cell>
          <table:table-cell table:formula="of:=INT(RIGHT(LEFT([.B259];3);2))" office:value-type="float" office:value="47" calcext:value-type="float">
            <text:p>47</text:p>
          </table:table-cell>
          <table:table-cell table:formula="of:=INT(RIGHT(LEFT([.B259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5.hgt.zip</text:p>
          </table:table-cell>
          <table:table-cell table:formula="of:=INT(RIGHT(LEFT([.B260];3);2))" office:value-type="float" office:value="47" calcext:value-type="float">
            <text:p>47</text:p>
          </table:table-cell>
          <table:table-cell table:formula="of:=INT(RIGHT(LEFT([.B260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6.hgt.zip</text:p>
          </table:table-cell>
          <table:table-cell table:formula="of:=INT(RIGHT(LEFT([.B261];3);2))" office:value-type="float" office:value="47" calcext:value-type="float">
            <text:p>47</text:p>
          </table:table-cell>
          <table:table-cell table:formula="of:=INT(RIGHT(LEFT([.B261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6.hgt.zip</text:p>
          </table:table-cell>
          <table:table-cell table:formula="of:=INT(RIGHT(LEFT([.B262];3);2))" office:value-type="float" office:value="47" calcext:value-type="float">
            <text:p>47</text:p>
          </table:table-cell>
          <table:table-cell table:formula="of:=INT(RIGHT(LEFT([.B262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7.hgt.zip</text:p>
          </table:table-cell>
          <table:table-cell table:formula="of:=INT(RIGHT(LEFT([.B263];3);2))" office:value-type="float" office:value="47" calcext:value-type="float">
            <text:p>47</text:p>
          </table:table-cell>
          <table:table-cell table:formula="of:=INT(RIGHT(LEFT([.B263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7.hgt.zip</text:p>
          </table:table-cell>
          <table:table-cell table:formula="of:=INT(RIGHT(LEFT([.B264];3);2))" office:value-type="float" office:value="47" calcext:value-type="float">
            <text:p>47</text:p>
          </table:table-cell>
          <table:table-cell table:formula="of:=INT(RIGHT(LEFT([.B264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8.hgt.zip</text:p>
          </table:table-cell>
          <table:table-cell table:formula="of:=INT(RIGHT(LEFT([.B265];3);2))" office:value-type="float" office:value="47" calcext:value-type="float">
            <text:p>47</text:p>
          </table:table-cell>
          <table:table-cell table:formula="of:=INT(RIGHT(LEFT([.B265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8.hgt.zip</text:p>
          </table:table-cell>
          <table:table-cell table:formula="of:=INT(RIGHT(LEFT([.B266];3);2))" office:value-type="float" office:value="47" calcext:value-type="float">
            <text:p>47</text:p>
          </table:table-cell>
          <table:table-cell table:formula="of:=INT(RIGHT(LEFT([.B266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9.hgt.zip</text:p>
          </table:table-cell>
          <table:table-cell table:formula="of:=INT(RIGHT(LEFT([.B267];3);2))" office:value-type="float" office:value="47" calcext:value-type="float">
            <text:p>47</text:p>
          </table:table-cell>
          <table:table-cell table:formula="of:=INT(RIGHT(LEFT([.B267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19.hgt.zip</text:p>
          </table:table-cell>
          <table:table-cell table:formula="of:=INT(RIGHT(LEFT([.B268];3);2))" office:value-type="float" office:value="47" calcext:value-type="float">
            <text:p>47</text:p>
          </table:table-cell>
          <table:table-cell table:formula="of:=INT(RIGHT(LEFT([.B268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0.hgt.zip</text:p>
          </table:table-cell>
          <table:table-cell table:formula="of:=INT(RIGHT(LEFT([.B269];3);2))" office:value-type="float" office:value="47" calcext:value-type="float">
            <text:p>47</text:p>
          </table:table-cell>
          <table:table-cell table:formula="of:=INT(RIGHT(LEFT([.B269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0.hgt.zip</text:p>
          </table:table-cell>
          <table:table-cell table:formula="of:=INT(RIGHT(LEFT([.B270];3);2))" office:value-type="float" office:value="47" calcext:value-type="float">
            <text:p>47</text:p>
          </table:table-cell>
          <table:table-cell table:formula="of:=INT(RIGHT(LEFT([.B270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1.hgt.zip</text:p>
          </table:table-cell>
          <table:table-cell table:formula="of:=INT(RIGHT(LEFT([.B271];3);2))" office:value-type="float" office:value="47" calcext:value-type="float">
            <text:p>47</text:p>
          </table:table-cell>
          <table:table-cell table:formula="of:=INT(RIGHT(LEFT([.B271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1.hgt.zip</text:p>
          </table:table-cell>
          <table:table-cell table:formula="of:=INT(RIGHT(LEFT([.B272];3);2))" office:value-type="float" office:value="47" calcext:value-type="float">
            <text:p>47</text:p>
          </table:table-cell>
          <table:table-cell table:formula="of:=INT(RIGHT(LEFT([.B272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2.hgt.zip</text:p>
          </table:table-cell>
          <table:table-cell table:formula="of:=INT(RIGHT(LEFT([.B273];3);2))" office:value-type="float" office:value="47" calcext:value-type="float">
            <text:p>47</text:p>
          </table:table-cell>
          <table:table-cell table:formula="of:=INT(RIGHT(LEFT([.B273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2.hgt.zip</text:p>
          </table:table-cell>
          <table:table-cell table:formula="of:=INT(RIGHT(LEFT([.B274];3);2))" office:value-type="float" office:value="47" calcext:value-type="float">
            <text:p>47</text:p>
          </table:table-cell>
          <table:table-cell table:formula="of:=INT(RIGHT(LEFT([.B274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3.hgt.zip</text:p>
          </table:table-cell>
          <table:table-cell table:formula="of:=INT(RIGHT(LEFT([.B275];3);2))" office:value-type="float" office:value="47" calcext:value-type="float">
            <text:p>47</text:p>
          </table:table-cell>
          <table:table-cell table:formula="of:=INT(RIGHT(LEFT([.B275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3.hgt.zip</text:p>
          </table:table-cell>
          <table:table-cell table:formula="of:=INT(RIGHT(LEFT([.B276];3);2))" office:value-type="float" office:value="47" calcext:value-type="float">
            <text:p>47</text:p>
          </table:table-cell>
          <table:table-cell table:formula="of:=INT(RIGHT(LEFT([.B276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4.hgt.zip</text:p>
          </table:table-cell>
          <table:table-cell table:formula="of:=INT(RIGHT(LEFT([.B277];3);2))" office:value-type="float" office:value="47" calcext:value-type="float">
            <text:p>47</text:p>
          </table:table-cell>
          <table:table-cell table:formula="of:=INT(RIGHT(LEFT([.B277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4.hgt.zip</text:p>
          </table:table-cell>
          <table:table-cell table:formula="of:=INT(RIGHT(LEFT([.B278];3);2))" office:value-type="float" office:value="47" calcext:value-type="float">
            <text:p>47</text:p>
          </table:table-cell>
          <table:table-cell table:formula="of:=INT(RIGHT(LEFT([.B278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5.hgt.zip</text:p>
          </table:table-cell>
          <table:table-cell table:formula="of:=INT(RIGHT(LEFT([.B279];3);2))" office:value-type="float" office:value="47" calcext:value-type="float">
            <text:p>47</text:p>
          </table:table-cell>
          <table:table-cell table:formula="of:=INT(RIGHT(LEFT([.B279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7W125.hgt.zip</text:p>
          </table:table-cell>
          <table:table-cell table:formula="of:=INT(RIGHT(LEFT([.B280];3);2))" office:value-type="float" office:value="47" calcext:value-type="float">
            <text:p>47</text:p>
          </table:table-cell>
          <table:table-cell table:formula="of:=INT(RIGHT(LEFT([.B280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2.hgt.zip</text:p>
          </table:table-cell>
          <table:table-cell table:formula="of:=INT(RIGHT(LEFT([.B281];3);2))" office:value-type="float" office:value="48" calcext:value-type="float">
            <text:p>48</text:p>
          </table:table-cell>
          <table:table-cell table:formula="of:=INT(RIGHT(LEFT([.B281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2.hgt.zip</text:p>
          </table:table-cell>
          <table:table-cell table:formula="of:=INT(RIGHT(LEFT([.B282];3);2))" office:value-type="float" office:value="48" calcext:value-type="float">
            <text:p>48</text:p>
          </table:table-cell>
          <table:table-cell table:formula="of:=INT(RIGHT(LEFT([.B282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3.hgt.zip</text:p>
          </table:table-cell>
          <table:table-cell table:formula="of:=INT(RIGHT(LEFT([.B283];3);2))" office:value-type="float" office:value="48" calcext:value-type="float">
            <text:p>48</text:p>
          </table:table-cell>
          <table:table-cell table:formula="of:=INT(RIGHT(LEFT([.B283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3.hgt.zip</text:p>
          </table:table-cell>
          <table:table-cell table:formula="of:=INT(RIGHT(LEFT([.B284];3);2))" office:value-type="float" office:value="48" calcext:value-type="float">
            <text:p>48</text:p>
          </table:table-cell>
          <table:table-cell table:formula="of:=INT(RIGHT(LEFT([.B284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4.hgt.zip</text:p>
          </table:table-cell>
          <table:table-cell table:formula="of:=INT(RIGHT(LEFT([.B285];3);2))" office:value-type="float" office:value="48" calcext:value-type="float">
            <text:p>48</text:p>
          </table:table-cell>
          <table:table-cell table:formula="of:=INT(RIGHT(LEFT([.B285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4.hgt.zip</text:p>
          </table:table-cell>
          <table:table-cell table:formula="of:=INT(RIGHT(LEFT([.B286];3);2))" office:value-type="float" office:value="48" calcext:value-type="float">
            <text:p>48</text:p>
          </table:table-cell>
          <table:table-cell table:formula="of:=INT(RIGHT(LEFT([.B286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5.hgt.zip</text:p>
          </table:table-cell>
          <table:table-cell table:formula="of:=INT(RIGHT(LEFT([.B287];3);2))" office:value-type="float" office:value="48" calcext:value-type="float">
            <text:p>48</text:p>
          </table:table-cell>
          <table:table-cell table:formula="of:=INT(RIGHT(LEFT([.B287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5.hgt.zip</text:p>
          </table:table-cell>
          <table:table-cell table:formula="of:=INT(RIGHT(LEFT([.B288];3);2))" office:value-type="float" office:value="48" calcext:value-type="float">
            <text:p>48</text:p>
          </table:table-cell>
          <table:table-cell table:formula="of:=INT(RIGHT(LEFT([.B288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6.hgt.zip</text:p>
          </table:table-cell>
          <table:table-cell table:formula="of:=INT(RIGHT(LEFT([.B289];3);2))" office:value-type="float" office:value="48" calcext:value-type="float">
            <text:p>48</text:p>
          </table:table-cell>
          <table:table-cell table:formula="of:=INT(RIGHT(LEFT([.B289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6.hgt.zip</text:p>
          </table:table-cell>
          <table:table-cell table:formula="of:=INT(RIGHT(LEFT([.B290];3);2))" office:value-type="float" office:value="48" calcext:value-type="float">
            <text:p>48</text:p>
          </table:table-cell>
          <table:table-cell table:formula="of:=INT(RIGHT(LEFT([.B290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7.hgt.zip</text:p>
          </table:table-cell>
          <table:table-cell table:formula="of:=INT(RIGHT(LEFT([.B291];3);2))" office:value-type="float" office:value="48" calcext:value-type="float">
            <text:p>48</text:p>
          </table:table-cell>
          <table:table-cell table:formula="of:=INT(RIGHT(LEFT([.B291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7.hgt.zip</text:p>
          </table:table-cell>
          <table:table-cell table:formula="of:=INT(RIGHT(LEFT([.B292];3);2))" office:value-type="float" office:value="48" calcext:value-type="float">
            <text:p>48</text:p>
          </table:table-cell>
          <table:table-cell table:formula="of:=INT(RIGHT(LEFT([.B292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8.hgt.zip</text:p>
          </table:table-cell>
          <table:table-cell table:formula="of:=INT(RIGHT(LEFT([.B293];3);2))" office:value-type="float" office:value="48" calcext:value-type="float">
            <text:p>48</text:p>
          </table:table-cell>
          <table:table-cell table:formula="of:=INT(RIGHT(LEFT([.B293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8.hgt.zip</text:p>
          </table:table-cell>
          <table:table-cell table:formula="of:=INT(RIGHT(LEFT([.B294];3);2))" office:value-type="float" office:value="48" calcext:value-type="float">
            <text:p>48</text:p>
          </table:table-cell>
          <table:table-cell table:formula="of:=INT(RIGHT(LEFT([.B294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9.hgt.zip</text:p>
          </table:table-cell>
          <table:table-cell table:formula="of:=INT(RIGHT(LEFT([.B295];3);2))" office:value-type="float" office:value="48" calcext:value-type="float">
            <text:p>48</text:p>
          </table:table-cell>
          <table:table-cell table:formula="of:=INT(RIGHT(LEFT([.B295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19.hgt.zip</text:p>
          </table:table-cell>
          <table:table-cell table:formula="of:=INT(RIGHT(LEFT([.B296];3);2))" office:value-type="float" office:value="48" calcext:value-type="float">
            <text:p>48</text:p>
          </table:table-cell>
          <table:table-cell table:formula="of:=INT(RIGHT(LEFT([.B296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0.hgt.zip</text:p>
          </table:table-cell>
          <table:table-cell table:formula="of:=INT(RIGHT(LEFT([.B297];3);2))" office:value-type="float" office:value="48" calcext:value-type="float">
            <text:p>48</text:p>
          </table:table-cell>
          <table:table-cell table:formula="of:=INT(RIGHT(LEFT([.B297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0.hgt.zip</text:p>
          </table:table-cell>
          <table:table-cell table:formula="of:=INT(RIGHT(LEFT([.B298];3);2))" office:value-type="float" office:value="48" calcext:value-type="float">
            <text:p>48</text:p>
          </table:table-cell>
          <table:table-cell table:formula="of:=INT(RIGHT(LEFT([.B298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1.hgt.zip</text:p>
          </table:table-cell>
          <table:table-cell table:formula="of:=INT(RIGHT(LEFT([.B299];3);2))" office:value-type="float" office:value="48" calcext:value-type="float">
            <text:p>48</text:p>
          </table:table-cell>
          <table:table-cell table:formula="of:=INT(RIGHT(LEFT([.B299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1.hgt.zip</text:p>
          </table:table-cell>
          <table:table-cell table:formula="of:=INT(RIGHT(LEFT([.B300];3);2))" office:value-type="float" office:value="48" calcext:value-type="float">
            <text:p>48</text:p>
          </table:table-cell>
          <table:table-cell table:formula="of:=INT(RIGHT(LEFT([.B300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2.hgt.zip</text:p>
          </table:table-cell>
          <table:table-cell table:formula="of:=INT(RIGHT(LEFT([.B301];3);2))" office:value-type="float" office:value="48" calcext:value-type="float">
            <text:p>48</text:p>
          </table:table-cell>
          <table:table-cell table:formula="of:=INT(RIGHT(LEFT([.B301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2.hgt.zip</text:p>
          </table:table-cell>
          <table:table-cell table:formula="of:=INT(RIGHT(LEFT([.B302];3);2))" office:value-type="float" office:value="48" calcext:value-type="float">
            <text:p>48</text:p>
          </table:table-cell>
          <table:table-cell table:formula="of:=INT(RIGHT(LEFT([.B302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3.hgt.zip</text:p>
          </table:table-cell>
          <table:table-cell table:formula="of:=INT(RIGHT(LEFT([.B303];3);2))" office:value-type="float" office:value="48" calcext:value-type="float">
            <text:p>48</text:p>
          </table:table-cell>
          <table:table-cell table:formula="of:=INT(RIGHT(LEFT([.B303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3.hgt.zip</text:p>
          </table:table-cell>
          <table:table-cell table:formula="of:=INT(RIGHT(LEFT([.B304];3);2))" office:value-type="float" office:value="48" calcext:value-type="float">
            <text:p>48</text:p>
          </table:table-cell>
          <table:table-cell table:formula="of:=INT(RIGHT(LEFT([.B304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4.hgt.zip</text:p>
          </table:table-cell>
          <table:table-cell table:formula="of:=INT(RIGHT(LEFT([.B305];3);2))" office:value-type="float" office:value="48" calcext:value-type="float">
            <text:p>48</text:p>
          </table:table-cell>
          <table:table-cell table:formula="of:=INT(RIGHT(LEFT([.B305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4.hgt.zip</text:p>
          </table:table-cell>
          <table:table-cell table:formula="of:=INT(RIGHT(LEFT([.B306];3);2))" office:value-type="float" office:value="48" calcext:value-type="float">
            <text:p>48</text:p>
          </table:table-cell>
          <table:table-cell table:formula="of:=INT(RIGHT(LEFT([.B306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5.hgt.zip</text:p>
          </table:table-cell>
          <table:table-cell table:formula="of:=INT(RIGHT(LEFT([.B307];3);2))" office:value-type="float" office:value="48" calcext:value-type="float">
            <text:p>48</text:p>
          </table:table-cell>
          <table:table-cell table:formula="of:=INT(RIGHT(LEFT([.B307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5.hgt.zip</text:p>
          </table:table-cell>
          <table:table-cell table:formula="of:=INT(RIGHT(LEFT([.B308];3);2))" office:value-type="float" office:value="48" calcext:value-type="float">
            <text:p>48</text:p>
          </table:table-cell>
          <table:table-cell table:formula="of:=INT(RIGHT(LEFT([.B308];7);3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6.hgt.zip</text:p>
          </table:table-cell>
          <table:table-cell table:formula="of:=INT(RIGHT(LEFT([.B309];3);2))" office:value-type="float" office:value="48" calcext:value-type="float">
            <text:p>48</text:p>
          </table:table-cell>
          <table:table-cell table:formula="of:=INT(RIGHT(LEFT([.B309];7);3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8W126.hgt.zip</text:p>
          </table:table-cell>
          <table:table-cell table:formula="of:=INT(RIGHT(LEFT([.B310];3);2))" office:value-type="float" office:value="48" calcext:value-type="float">
            <text:p>48</text:p>
          </table:table-cell>
          <table:table-cell table:formula="of:=INT(RIGHT(LEFT([.B310];7);3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5.hgt.zip</text:p>
          </table:table-cell>
          <table:table-cell table:formula="of:=INT(RIGHT(LEFT([.B311];3);2))" office:value-type="float" office:value="49" calcext:value-type="float">
            <text:p>49</text:p>
          </table:table-cell>
          <table:table-cell table:formula="of:=INT(RIGHT(LEFT([.B311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5.hgt.zip</text:p>
          </table:table-cell>
          <table:table-cell table:formula="of:=INT(RIGHT(LEFT([.B312];3);2))" office:value-type="float" office:value="49" calcext:value-type="float">
            <text:p>49</text:p>
          </table:table-cell>
          <table:table-cell table:formula="of:=INT(RIGHT(LEFT([.B312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6.hgt.zip</text:p>
          </table:table-cell>
          <table:table-cell table:formula="of:=INT(RIGHT(LEFT([.B313];3);2))" office:value-type="float" office:value="49" calcext:value-type="float">
            <text:p>49</text:p>
          </table:table-cell>
          <table:table-cell table:formula="of:=INT(RIGHT(LEFT([.B313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6.hgt.zip</text:p>
          </table:table-cell>
          <table:table-cell table:formula="of:=INT(RIGHT(LEFT([.B314];3);2))" office:value-type="float" office:value="49" calcext:value-type="float">
            <text:p>49</text:p>
          </table:table-cell>
          <table:table-cell table:formula="of:=INT(RIGHT(LEFT([.B314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7.hgt.zip</text:p>
          </table:table-cell>
          <table:table-cell table:formula="of:=INT(RIGHT(LEFT([.B315];3);2))" office:value-type="float" office:value="49" calcext:value-type="float">
            <text:p>49</text:p>
          </table:table-cell>
          <table:table-cell table:formula="of:=INT(RIGHT(LEFT([.B315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7.hgt.zip</text:p>
          </table:table-cell>
          <table:table-cell table:formula="of:=INT(RIGHT(LEFT([.B316];3);2))" office:value-type="float" office:value="49" calcext:value-type="float">
            <text:p>49</text:p>
          </table:table-cell>
          <table:table-cell table:formula="of:=INT(RIGHT(LEFT([.B316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8.hgt.zip</text:p>
          </table:table-cell>
          <table:table-cell table:formula="of:=INT(RIGHT(LEFT([.B317];3);2))" office:value-type="float" office:value="49" calcext:value-type="float">
            <text:p>49</text:p>
          </table:table-cell>
          <table:table-cell table:formula="of:=INT(RIGHT(LEFT([.B317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8.hgt.zip</text:p>
          </table:table-cell>
          <table:table-cell table:formula="of:=INT(RIGHT(LEFT([.B318];3);2))" office:value-type="float" office:value="49" calcext:value-type="float">
            <text:p>49</text:p>
          </table:table-cell>
          <table:table-cell table:formula="of:=INT(RIGHT(LEFT([.B318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9.hgt.zip</text:p>
          </table:table-cell>
          <table:table-cell table:formula="of:=INT(RIGHT(LEFT([.B319];3);2))" office:value-type="float" office:value="49" calcext:value-type="float">
            <text:p>49</text:p>
          </table:table-cell>
          <table:table-cell table:formula="of:=INT(RIGHT(LEFT([.B319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19.hgt.zip</text:p>
          </table:table-cell>
          <table:table-cell table:formula="of:=INT(RIGHT(LEFT([.B320];3);2))" office:value-type="float" office:value="49" calcext:value-type="float">
            <text:p>49</text:p>
          </table:table-cell>
          <table:table-cell table:formula="of:=INT(RIGHT(LEFT([.B320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0.hgt.zip</text:p>
          </table:table-cell>
          <table:table-cell table:formula="of:=INT(RIGHT(LEFT([.B321];3);2))" office:value-type="float" office:value="49" calcext:value-type="float">
            <text:p>49</text:p>
          </table:table-cell>
          <table:table-cell table:formula="of:=INT(RIGHT(LEFT([.B321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0.hgt.zip</text:p>
          </table:table-cell>
          <table:table-cell table:formula="of:=INT(RIGHT(LEFT([.B322];3);2))" office:value-type="float" office:value="49" calcext:value-type="float">
            <text:p>49</text:p>
          </table:table-cell>
          <table:table-cell table:formula="of:=INT(RIGHT(LEFT([.B322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1.hgt.zip</text:p>
          </table:table-cell>
          <table:table-cell table:formula="of:=INT(RIGHT(LEFT([.B323];3);2))" office:value-type="float" office:value="49" calcext:value-type="float">
            <text:p>49</text:p>
          </table:table-cell>
          <table:table-cell table:formula="of:=INT(RIGHT(LEFT([.B323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1.hgt.zip</text:p>
          </table:table-cell>
          <table:table-cell table:formula="of:=INT(RIGHT(LEFT([.B324];3);2))" office:value-type="float" office:value="49" calcext:value-type="float">
            <text:p>49</text:p>
          </table:table-cell>
          <table:table-cell table:formula="of:=INT(RIGHT(LEFT([.B324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2.hgt.zip</text:p>
          </table:table-cell>
          <table:table-cell table:formula="of:=INT(RIGHT(LEFT([.B325];3);2))" office:value-type="float" office:value="49" calcext:value-type="float">
            <text:p>49</text:p>
          </table:table-cell>
          <table:table-cell table:formula="of:=INT(RIGHT(LEFT([.B325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2.hgt.zip</text:p>
          </table:table-cell>
          <table:table-cell table:formula="of:=INT(RIGHT(LEFT([.B326];3);2))" office:value-type="float" office:value="49" calcext:value-type="float">
            <text:p>49</text:p>
          </table:table-cell>
          <table:table-cell table:formula="of:=INT(RIGHT(LEFT([.B326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3.hgt.zip</text:p>
          </table:table-cell>
          <table:table-cell table:formula="of:=INT(RIGHT(LEFT([.B327];3);2))" office:value-type="float" office:value="49" calcext:value-type="float">
            <text:p>49</text:p>
          </table:table-cell>
          <table:table-cell table:formula="of:=INT(RIGHT(LEFT([.B327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3.hgt.zip</text:p>
          </table:table-cell>
          <table:table-cell table:formula="of:=INT(RIGHT(LEFT([.B328];3);2))" office:value-type="float" office:value="49" calcext:value-type="float">
            <text:p>49</text:p>
          </table:table-cell>
          <table:table-cell table:formula="of:=INT(RIGHT(LEFT([.B328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4.hgt.zip</text:p>
          </table:table-cell>
          <table:table-cell table:formula="of:=INT(RIGHT(LEFT([.B329];3);2))" office:value-type="float" office:value="49" calcext:value-type="float">
            <text:p>49</text:p>
          </table:table-cell>
          <table:table-cell table:formula="of:=INT(RIGHT(LEFT([.B329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9W124.hgt.zip</text:p>
          </table:table-cell>
          <table:table-cell table:formula="of:=INT(RIGHT(LEFT([.B330];3);2))" office:value-type="float" office:value="49" calcext:value-type="float">
            <text:p>49</text:p>
          </table:table-cell>
          <table:table-cell table:formula="of:=INT(RIGHT(LEFT([.B330];7);3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098.hgt.zip</text:p>
          </table:table-cell>
          <table:table-cell table:formula="of:=INT(RIGHT(LEFT([.B331];3);2))" office:value-type="float" office:value="38" calcext:value-type="float">
            <text:p>38</text:p>
          </table:table-cell>
          <table:table-cell table:formula="of:=INT(RIGHT(LEFT([.B331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098.hgt.zip</text:p>
          </table:table-cell>
          <table:table-cell table:formula="of:=INT(RIGHT(LEFT([.B332];3);2))" office:value-type="float" office:value="38" calcext:value-type="float">
            <text:p>38</text:p>
          </table:table-cell>
          <table:table-cell table:formula="of:=INT(RIGHT(LEFT([.B332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099.hgt.zip</text:p>
          </table:table-cell>
          <table:table-cell table:formula="of:=INT(RIGHT(LEFT([.B333];3);2))" office:value-type="float" office:value="38" calcext:value-type="float">
            <text:p>38</text:p>
          </table:table-cell>
          <table:table-cell table:formula="of:=INT(RIGHT(LEFT([.B333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099.hgt.zip</text:p>
          </table:table-cell>
          <table:table-cell table:formula="of:=INT(RIGHT(LEFT([.B334];3);2))" office:value-type="float" office:value="38" calcext:value-type="float">
            <text:p>38</text:p>
          </table:table-cell>
          <table:table-cell table:formula="of:=INT(RIGHT(LEFT([.B334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0.hgt.zip</text:p>
          </table:table-cell>
          <table:table-cell table:formula="of:=INT(RIGHT(LEFT([.B335];3);2))" office:value-type="float" office:value="38" calcext:value-type="float">
            <text:p>38</text:p>
          </table:table-cell>
          <table:table-cell table:formula="of:=INT(RIGHT(LEFT([.B335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0.hgt.zip</text:p>
          </table:table-cell>
          <table:table-cell table:formula="of:=INT(RIGHT(LEFT([.B336];3);2))" office:value-type="float" office:value="38" calcext:value-type="float">
            <text:p>38</text:p>
          </table:table-cell>
          <table:table-cell table:formula="of:=INT(RIGHT(LEFT([.B336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1.hgt.zip</text:p>
          </table:table-cell>
          <table:table-cell table:formula="of:=INT(RIGHT(LEFT([.B337];3);2))" office:value-type="float" office:value="38" calcext:value-type="float">
            <text:p>38</text:p>
          </table:table-cell>
          <table:table-cell table:formula="of:=INT(RIGHT(LEFT([.B33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1.hgt.zip</text:p>
          </table:table-cell>
          <table:table-cell table:formula="of:=INT(RIGHT(LEFT([.B338];3);2))" office:value-type="float" office:value="38" calcext:value-type="float">
            <text:p>38</text:p>
          </table:table-cell>
          <table:table-cell table:formula="of:=INT(RIGHT(LEFT([.B33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2.hgt.zip</text:p>
          </table:table-cell>
          <table:table-cell table:formula="of:=INT(RIGHT(LEFT([.B339];3);2))" office:value-type="float" office:value="38" calcext:value-type="float">
            <text:p>38</text:p>
          </table:table-cell>
          <table:table-cell table:formula="of:=INT(RIGHT(LEFT([.B33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2.hgt.zip</text:p>
          </table:table-cell>
          <table:table-cell table:formula="of:=INT(RIGHT(LEFT([.B340];3);2))" office:value-type="float" office:value="38" calcext:value-type="float">
            <text:p>38</text:p>
          </table:table-cell>
          <table:table-cell table:formula="of:=INT(RIGHT(LEFT([.B34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3.hgt.zip</text:p>
          </table:table-cell>
          <table:table-cell table:formula="of:=INT(RIGHT(LEFT([.B341];3);2))" office:value-type="float" office:value="38" calcext:value-type="float">
            <text:p>38</text:p>
          </table:table-cell>
          <table:table-cell table:formula="of:=INT(RIGHT(LEFT([.B34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3.hgt.zip</text:p>
          </table:table-cell>
          <table:table-cell table:formula="of:=INT(RIGHT(LEFT([.B342];3);2))" office:value-type="float" office:value="38" calcext:value-type="float">
            <text:p>38</text:p>
          </table:table-cell>
          <table:table-cell table:formula="of:=INT(RIGHT(LEFT([.B34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4.hgt.zip</text:p>
          </table:table-cell>
          <table:table-cell table:formula="of:=INT(RIGHT(LEFT([.B343];3);2))" office:value-type="float" office:value="38" calcext:value-type="float">
            <text:p>38</text:p>
          </table:table-cell>
          <table:table-cell table:formula="of:=INT(RIGHT(LEFT([.B34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4.hgt.zip</text:p>
          </table:table-cell>
          <table:table-cell table:formula="of:=INT(RIGHT(LEFT([.B344];3);2))" office:value-type="float" office:value="38" calcext:value-type="float">
            <text:p>38</text:p>
          </table:table-cell>
          <table:table-cell table:formula="of:=INT(RIGHT(LEFT([.B34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5.hgt.zip</text:p>
          </table:table-cell>
          <table:table-cell table:formula="of:=INT(RIGHT(LEFT([.B345];3);2))" office:value-type="float" office:value="38" calcext:value-type="float">
            <text:p>38</text:p>
          </table:table-cell>
          <table:table-cell table:formula="of:=INT(RIGHT(LEFT([.B34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5.hgt.zip</text:p>
          </table:table-cell>
          <table:table-cell table:formula="of:=INT(RIGHT(LEFT([.B346];3);2))" office:value-type="float" office:value="38" calcext:value-type="float">
            <text:p>38</text:p>
          </table:table-cell>
          <table:table-cell table:formula="of:=INT(RIGHT(LEFT([.B34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6.hgt.zip</text:p>
          </table:table-cell>
          <table:table-cell table:formula="of:=INT(RIGHT(LEFT([.B347];3);2))" office:value-type="float" office:value="38" calcext:value-type="float">
            <text:p>38</text:p>
          </table:table-cell>
          <table:table-cell table:formula="of:=INT(RIGHT(LEFT([.B34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6.hgt.zip</text:p>
          </table:table-cell>
          <table:table-cell table:formula="of:=INT(RIGHT(LEFT([.B348];3);2))" office:value-type="float" office:value="38" calcext:value-type="float">
            <text:p>38</text:p>
          </table:table-cell>
          <table:table-cell table:formula="of:=INT(RIGHT(LEFT([.B34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7.hgt.zip</text:p>
          </table:table-cell>
          <table:table-cell table:formula="of:=INT(RIGHT(LEFT([.B349];3);2))" office:value-type="float" office:value="38" calcext:value-type="float">
            <text:p>38</text:p>
          </table:table-cell>
          <table:table-cell table:formula="of:=INT(RIGHT(LEFT([.B349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7.hgt.zip</text:p>
          </table:table-cell>
          <table:table-cell table:formula="of:=INT(RIGHT(LEFT([.B350];3);2))" office:value-type="float" office:value="38" calcext:value-type="float">
            <text:p>38</text:p>
          </table:table-cell>
          <table:table-cell table:formula="of:=INT(RIGHT(LEFT([.B350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8.hgt.zip</text:p>
          </table:table-cell>
          <table:table-cell table:formula="of:=INT(RIGHT(LEFT([.B351];3);2))" office:value-type="float" office:value="38" calcext:value-type="float">
            <text:p>38</text:p>
          </table:table-cell>
          <table:table-cell table:formula="of:=INT(RIGHT(LEFT([.B351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8.hgt.zip</text:p>
          </table:table-cell>
          <table:table-cell table:formula="of:=INT(RIGHT(LEFT([.B352];3);2))" office:value-type="float" office:value="38" calcext:value-type="float">
            <text:p>38</text:p>
          </table:table-cell>
          <table:table-cell table:formula="of:=INT(RIGHT(LEFT([.B352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9.hgt.zip</text:p>
          </table:table-cell>
          <table:table-cell table:formula="of:=INT(RIGHT(LEFT([.B353];3);2))" office:value-type="float" office:value="38" calcext:value-type="float">
            <text:p>38</text:p>
          </table:table-cell>
          <table:table-cell table:formula="of:=INT(RIGHT(LEFT([.B353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09.hgt.zip</text:p>
          </table:table-cell>
          <table:table-cell table:formula="of:=INT(RIGHT(LEFT([.B354];3);2))" office:value-type="float" office:value="38" calcext:value-type="float">
            <text:p>38</text:p>
          </table:table-cell>
          <table:table-cell table:formula="of:=INT(RIGHT(LEFT([.B354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10.hgt.zip</text:p>
          </table:table-cell>
          <table:table-cell table:formula="of:=INT(RIGHT(LEFT([.B355];3);2))" office:value-type="float" office:value="38" calcext:value-type="float">
            <text:p>38</text:p>
          </table:table-cell>
          <table:table-cell table:formula="of:=INT(RIGHT(LEFT([.B355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10.hgt.zip</text:p>
          </table:table-cell>
          <table:table-cell table:formula="of:=INT(RIGHT(LEFT([.B356];3);2))" office:value-type="float" office:value="38" calcext:value-type="float">
            <text:p>38</text:p>
          </table:table-cell>
          <table:table-cell table:formula="of:=INT(RIGHT(LEFT([.B356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11.hgt.zip</text:p>
          </table:table-cell>
          <table:table-cell table:formula="of:=INT(RIGHT(LEFT([.B357];3);2))" office:value-type="float" office:value="38" calcext:value-type="float">
            <text:p>38</text:p>
          </table:table-cell>
          <table:table-cell table:formula="of:=INT(RIGHT(LEFT([.B357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8W111.hgt.zip</text:p>
          </table:table-cell>
          <table:table-cell table:formula="of:=INT(RIGHT(LEFT([.B358];3);2))" office:value-type="float" office:value="38" calcext:value-type="float">
            <text:p>38</text:p>
          </table:table-cell>
          <table:table-cell table:formula="of:=INT(RIGHT(LEFT([.B358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098.hgt.zip</text:p>
          </table:table-cell>
          <table:table-cell table:formula="of:=INT(RIGHT(LEFT([.B359];3);2))" office:value-type="float" office:value="39" calcext:value-type="float">
            <text:p>39</text:p>
          </table:table-cell>
          <table:table-cell table:formula="of:=INT(RIGHT(LEFT([.B359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098.hgt.zip</text:p>
          </table:table-cell>
          <table:table-cell table:formula="of:=INT(RIGHT(LEFT([.B360];3);2))" office:value-type="float" office:value="39" calcext:value-type="float">
            <text:p>39</text:p>
          </table:table-cell>
          <table:table-cell table:formula="of:=INT(RIGHT(LEFT([.B360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099.hgt.zip</text:p>
          </table:table-cell>
          <table:table-cell table:formula="of:=INT(RIGHT(LEFT([.B361];3);2))" office:value-type="float" office:value="39" calcext:value-type="float">
            <text:p>39</text:p>
          </table:table-cell>
          <table:table-cell table:formula="of:=INT(RIGHT(LEFT([.B361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099.hgt.zip</text:p>
          </table:table-cell>
          <table:table-cell table:formula="of:=INT(RIGHT(LEFT([.B362];3);2))" office:value-type="float" office:value="39" calcext:value-type="float">
            <text:p>39</text:p>
          </table:table-cell>
          <table:table-cell table:formula="of:=INT(RIGHT(LEFT([.B362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0.hgt.zip</text:p>
          </table:table-cell>
          <table:table-cell table:formula="of:=INT(RIGHT(LEFT([.B363];3);2))" office:value-type="float" office:value="39" calcext:value-type="float">
            <text:p>39</text:p>
          </table:table-cell>
          <table:table-cell table:formula="of:=INT(RIGHT(LEFT([.B363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0.hgt.zip</text:p>
          </table:table-cell>
          <table:table-cell table:formula="of:=INT(RIGHT(LEFT([.B364];3);2))" office:value-type="float" office:value="39" calcext:value-type="float">
            <text:p>39</text:p>
          </table:table-cell>
          <table:table-cell table:formula="of:=INT(RIGHT(LEFT([.B364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1.hgt.zip</text:p>
          </table:table-cell>
          <table:table-cell table:formula="of:=INT(RIGHT(LEFT([.B365];3);2))" office:value-type="float" office:value="39" calcext:value-type="float">
            <text:p>39</text:p>
          </table:table-cell>
          <table:table-cell table:formula="of:=INT(RIGHT(LEFT([.B365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1.hgt.zip</text:p>
          </table:table-cell>
          <table:table-cell table:formula="of:=INT(RIGHT(LEFT([.B366];3);2))" office:value-type="float" office:value="39" calcext:value-type="float">
            <text:p>39</text:p>
          </table:table-cell>
          <table:table-cell table:formula="of:=INT(RIGHT(LEFT([.B366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2.hgt.zip</text:p>
          </table:table-cell>
          <table:table-cell table:formula="of:=INT(RIGHT(LEFT([.B367];3);2))" office:value-type="float" office:value="39" calcext:value-type="float">
            <text:p>39</text:p>
          </table:table-cell>
          <table:table-cell table:formula="of:=INT(RIGHT(LEFT([.B367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2.hgt.zip</text:p>
          </table:table-cell>
          <table:table-cell table:formula="of:=INT(RIGHT(LEFT([.B368];3);2))" office:value-type="float" office:value="39" calcext:value-type="float">
            <text:p>39</text:p>
          </table:table-cell>
          <table:table-cell table:formula="of:=INT(RIGHT(LEFT([.B368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3.hgt.zip</text:p>
          </table:table-cell>
          <table:table-cell table:formula="of:=INT(RIGHT(LEFT([.B369];3);2))" office:value-type="float" office:value="39" calcext:value-type="float">
            <text:p>39</text:p>
          </table:table-cell>
          <table:table-cell table:formula="of:=INT(RIGHT(LEFT([.B369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3.hgt.zip</text:p>
          </table:table-cell>
          <table:table-cell table:formula="of:=INT(RIGHT(LEFT([.B370];3);2))" office:value-type="float" office:value="39" calcext:value-type="float">
            <text:p>39</text:p>
          </table:table-cell>
          <table:table-cell table:formula="of:=INT(RIGHT(LEFT([.B370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4.hgt.zip</text:p>
          </table:table-cell>
          <table:table-cell table:formula="of:=INT(RIGHT(LEFT([.B371];3);2))" office:value-type="float" office:value="39" calcext:value-type="float">
            <text:p>39</text:p>
          </table:table-cell>
          <table:table-cell table:formula="of:=INT(RIGHT(LEFT([.B371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4.hgt.zip</text:p>
          </table:table-cell>
          <table:table-cell table:formula="of:=INT(RIGHT(LEFT([.B372];3);2))" office:value-type="float" office:value="39" calcext:value-type="float">
            <text:p>39</text:p>
          </table:table-cell>
          <table:table-cell table:formula="of:=INT(RIGHT(LEFT([.B372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5.hgt.zip</text:p>
          </table:table-cell>
          <table:table-cell table:formula="of:=INT(RIGHT(LEFT([.B373];3);2))" office:value-type="float" office:value="39" calcext:value-type="float">
            <text:p>39</text:p>
          </table:table-cell>
          <table:table-cell table:formula="of:=INT(RIGHT(LEFT([.B373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5.hgt.zip</text:p>
          </table:table-cell>
          <table:table-cell table:formula="of:=INT(RIGHT(LEFT([.B374];3);2))" office:value-type="float" office:value="39" calcext:value-type="float">
            <text:p>39</text:p>
          </table:table-cell>
          <table:table-cell table:formula="of:=INT(RIGHT(LEFT([.B374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6.hgt.zip</text:p>
          </table:table-cell>
          <table:table-cell table:formula="of:=INT(RIGHT(LEFT([.B375];3);2))" office:value-type="float" office:value="39" calcext:value-type="float">
            <text:p>39</text:p>
          </table:table-cell>
          <table:table-cell table:formula="of:=INT(RIGHT(LEFT([.B375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6.hgt.zip</text:p>
          </table:table-cell>
          <table:table-cell table:formula="of:=INT(RIGHT(LEFT([.B376];3);2))" office:value-type="float" office:value="39" calcext:value-type="float">
            <text:p>39</text:p>
          </table:table-cell>
          <table:table-cell table:formula="of:=INT(RIGHT(LEFT([.B376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7.hgt.zip</text:p>
          </table:table-cell>
          <table:table-cell table:formula="of:=INT(RIGHT(LEFT([.B377];3);2))" office:value-type="float" office:value="39" calcext:value-type="float">
            <text:p>39</text:p>
          </table:table-cell>
          <table:table-cell table:formula="of:=INT(RIGHT(LEFT([.B377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7.hgt.zip</text:p>
          </table:table-cell>
          <table:table-cell table:formula="of:=INT(RIGHT(LEFT([.B378];3);2))" office:value-type="float" office:value="39" calcext:value-type="float">
            <text:p>39</text:p>
          </table:table-cell>
          <table:table-cell table:formula="of:=INT(RIGHT(LEFT([.B378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8.hgt.zip</text:p>
          </table:table-cell>
          <table:table-cell table:formula="of:=INT(RIGHT(LEFT([.B379];3);2))" office:value-type="float" office:value="39" calcext:value-type="float">
            <text:p>39</text:p>
          </table:table-cell>
          <table:table-cell table:formula="of:=INT(RIGHT(LEFT([.B379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8.hgt.zip</text:p>
          </table:table-cell>
          <table:table-cell table:formula="of:=INT(RIGHT(LEFT([.B380];3);2))" office:value-type="float" office:value="39" calcext:value-type="float">
            <text:p>39</text:p>
          </table:table-cell>
          <table:table-cell table:formula="of:=INT(RIGHT(LEFT([.B380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9.hgt.zip</text:p>
          </table:table-cell>
          <table:table-cell table:formula="of:=INT(RIGHT(LEFT([.B381];3);2))" office:value-type="float" office:value="39" calcext:value-type="float">
            <text:p>39</text:p>
          </table:table-cell>
          <table:table-cell table:formula="of:=INT(RIGHT(LEFT([.B381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09.hgt.zip</text:p>
          </table:table-cell>
          <table:table-cell table:formula="of:=INT(RIGHT(LEFT([.B382];3);2))" office:value-type="float" office:value="39" calcext:value-type="float">
            <text:p>39</text:p>
          </table:table-cell>
          <table:table-cell table:formula="of:=INT(RIGHT(LEFT([.B382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10.hgt.zip</text:p>
          </table:table-cell>
          <table:table-cell table:formula="of:=INT(RIGHT(LEFT([.B383];3);2))" office:value-type="float" office:value="39" calcext:value-type="float">
            <text:p>39</text:p>
          </table:table-cell>
          <table:table-cell table:formula="of:=INT(RIGHT(LEFT([.B383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10.hgt.zip</text:p>
          </table:table-cell>
          <table:table-cell table:formula="of:=INT(RIGHT(LEFT([.B384];3);2))" office:value-type="float" office:value="39" calcext:value-type="float">
            <text:p>39</text:p>
          </table:table-cell>
          <table:table-cell table:formula="of:=INT(RIGHT(LEFT([.B384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11.hgt.zip</text:p>
          </table:table-cell>
          <table:table-cell table:formula="of:=INT(RIGHT(LEFT([.B385];3);2))" office:value-type="float" office:value="39" calcext:value-type="float">
            <text:p>39</text:p>
          </table:table-cell>
          <table:table-cell table:formula="of:=INT(RIGHT(LEFT([.B385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39W111.hgt.zip</text:p>
          </table:table-cell>
          <table:table-cell table:formula="of:=INT(RIGHT(LEFT([.B386];3);2))" office:value-type="float" office:value="39" calcext:value-type="float">
            <text:p>39</text:p>
          </table:table-cell>
          <table:table-cell table:formula="of:=INT(RIGHT(LEFT([.B386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098.hgt.zip</text:p>
          </table:table-cell>
          <table:table-cell table:formula="of:=INT(RIGHT(LEFT([.B387];3);2))" office:value-type="float" office:value="40" calcext:value-type="float">
            <text:p>40</text:p>
          </table:table-cell>
          <table:table-cell table:formula="of:=INT(RIGHT(LEFT([.B38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098.hgt.zip</text:p>
          </table:table-cell>
          <table:table-cell table:formula="of:=INT(RIGHT(LEFT([.B388];3);2))" office:value-type="float" office:value="40" calcext:value-type="float">
            <text:p>40</text:p>
          </table:table-cell>
          <table:table-cell table:formula="of:=INT(RIGHT(LEFT([.B38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099.hgt.zip</text:p>
          </table:table-cell>
          <table:table-cell table:formula="of:=INT(RIGHT(LEFT([.B389];3);2))" office:value-type="float" office:value="40" calcext:value-type="float">
            <text:p>40</text:p>
          </table:table-cell>
          <table:table-cell table:formula="of:=INT(RIGHT(LEFT([.B38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099.hgt.zip</text:p>
          </table:table-cell>
          <table:table-cell table:formula="of:=INT(RIGHT(LEFT([.B390];3);2))" office:value-type="float" office:value="40" calcext:value-type="float">
            <text:p>40</text:p>
          </table:table-cell>
          <table:table-cell table:formula="of:=INT(RIGHT(LEFT([.B39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0.hgt.zip</text:p>
          </table:table-cell>
          <table:table-cell table:formula="of:=INT(RIGHT(LEFT([.B391];3);2))" office:value-type="float" office:value="40" calcext:value-type="float">
            <text:p>40</text:p>
          </table:table-cell>
          <table:table-cell table:formula="of:=INT(RIGHT(LEFT([.B39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0.hgt.zip</text:p>
          </table:table-cell>
          <table:table-cell table:formula="of:=INT(RIGHT(LEFT([.B392];3);2))" office:value-type="float" office:value="40" calcext:value-type="float">
            <text:p>40</text:p>
          </table:table-cell>
          <table:table-cell table:formula="of:=INT(RIGHT(LEFT([.B39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1.hgt.zip</text:p>
          </table:table-cell>
          <table:table-cell table:formula="of:=INT(RIGHT(LEFT([.B393];3);2))" office:value-type="float" office:value="40" calcext:value-type="float">
            <text:p>40</text:p>
          </table:table-cell>
          <table:table-cell table:formula="of:=INT(RIGHT(LEFT([.B393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1.hgt.zip</text:p>
          </table:table-cell>
          <table:table-cell table:formula="of:=INT(RIGHT(LEFT([.B394];3);2))" office:value-type="float" office:value="40" calcext:value-type="float">
            <text:p>40</text:p>
          </table:table-cell>
          <table:table-cell table:formula="of:=INT(RIGHT(LEFT([.B394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2.hgt.zip</text:p>
          </table:table-cell>
          <table:table-cell table:formula="of:=INT(RIGHT(LEFT([.B395];3);2))" office:value-type="float" office:value="40" calcext:value-type="float">
            <text:p>40</text:p>
          </table:table-cell>
          <table:table-cell table:formula="of:=INT(RIGHT(LEFT([.B395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2.hgt.zip</text:p>
          </table:table-cell>
          <table:table-cell table:formula="of:=INT(RIGHT(LEFT([.B396];3);2))" office:value-type="float" office:value="40" calcext:value-type="float">
            <text:p>40</text:p>
          </table:table-cell>
          <table:table-cell table:formula="of:=INT(RIGHT(LEFT([.B396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3.hgt.zip</text:p>
          </table:table-cell>
          <table:table-cell table:formula="of:=INT(RIGHT(LEFT([.B397];3);2))" office:value-type="float" office:value="40" calcext:value-type="float">
            <text:p>40</text:p>
          </table:table-cell>
          <table:table-cell table:formula="of:=INT(RIGHT(LEFT([.B397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3.hgt.zip</text:p>
          </table:table-cell>
          <table:table-cell table:formula="of:=INT(RIGHT(LEFT([.B398];3);2))" office:value-type="float" office:value="40" calcext:value-type="float">
            <text:p>40</text:p>
          </table:table-cell>
          <table:table-cell table:formula="of:=INT(RIGHT(LEFT([.B398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4.hgt.zip</text:p>
          </table:table-cell>
          <table:table-cell table:formula="of:=INT(RIGHT(LEFT([.B399];3);2))" office:value-type="float" office:value="40" calcext:value-type="float">
            <text:p>40</text:p>
          </table:table-cell>
          <table:table-cell table:formula="of:=INT(RIGHT(LEFT([.B399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4.hgt.zip</text:p>
          </table:table-cell>
          <table:table-cell table:formula="of:=INT(RIGHT(LEFT([.B400];3);2))" office:value-type="float" office:value="40" calcext:value-type="float">
            <text:p>40</text:p>
          </table:table-cell>
          <table:table-cell table:formula="of:=INT(RIGHT(LEFT([.B400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5.hgt.zip</text:p>
          </table:table-cell>
          <table:table-cell table:formula="of:=INT(RIGHT(LEFT([.B401];3);2))" office:value-type="float" office:value="40" calcext:value-type="float">
            <text:p>40</text:p>
          </table:table-cell>
          <table:table-cell table:formula="of:=INT(RIGHT(LEFT([.B401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5.hgt.zip</text:p>
          </table:table-cell>
          <table:table-cell table:formula="of:=INT(RIGHT(LEFT([.B402];3);2))" office:value-type="float" office:value="40" calcext:value-type="float">
            <text:p>40</text:p>
          </table:table-cell>
          <table:table-cell table:formula="of:=INT(RIGHT(LEFT([.B402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6.hgt.zip</text:p>
          </table:table-cell>
          <table:table-cell table:formula="of:=INT(RIGHT(LEFT([.B403];3);2))" office:value-type="float" office:value="40" calcext:value-type="float">
            <text:p>40</text:p>
          </table:table-cell>
          <table:table-cell table:formula="of:=INT(RIGHT(LEFT([.B403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6.hgt.zip</text:p>
          </table:table-cell>
          <table:table-cell table:formula="of:=INT(RIGHT(LEFT([.B404];3);2))" office:value-type="float" office:value="40" calcext:value-type="float">
            <text:p>40</text:p>
          </table:table-cell>
          <table:table-cell table:formula="of:=INT(RIGHT(LEFT([.B404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7.hgt.zip</text:p>
          </table:table-cell>
          <table:table-cell table:formula="of:=INT(RIGHT(LEFT([.B405];3);2))" office:value-type="float" office:value="40" calcext:value-type="float">
            <text:p>40</text:p>
          </table:table-cell>
          <table:table-cell table:formula="of:=INT(RIGHT(LEFT([.B405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7.hgt.zip</text:p>
          </table:table-cell>
          <table:table-cell table:formula="of:=INT(RIGHT(LEFT([.B406];3);2))" office:value-type="float" office:value="40" calcext:value-type="float">
            <text:p>40</text:p>
          </table:table-cell>
          <table:table-cell table:formula="of:=INT(RIGHT(LEFT([.B406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8.hgt.zip</text:p>
          </table:table-cell>
          <table:table-cell table:formula="of:=INT(RIGHT(LEFT([.B407];3);2))" office:value-type="float" office:value="40" calcext:value-type="float">
            <text:p>40</text:p>
          </table:table-cell>
          <table:table-cell table:formula="of:=INT(RIGHT(LEFT([.B407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8.hgt.zip</text:p>
          </table:table-cell>
          <table:table-cell table:formula="of:=INT(RIGHT(LEFT([.B408];3);2))" office:value-type="float" office:value="40" calcext:value-type="float">
            <text:p>40</text:p>
          </table:table-cell>
          <table:table-cell table:formula="of:=INT(RIGHT(LEFT([.B408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9.hgt.zip</text:p>
          </table:table-cell>
          <table:table-cell table:formula="of:=INT(RIGHT(LEFT([.B409];3);2))" office:value-type="float" office:value="40" calcext:value-type="float">
            <text:p>40</text:p>
          </table:table-cell>
          <table:table-cell table:formula="of:=INT(RIGHT(LEFT([.B409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09.hgt.zip</text:p>
          </table:table-cell>
          <table:table-cell table:formula="of:=INT(RIGHT(LEFT([.B410];3);2))" office:value-type="float" office:value="40" calcext:value-type="float">
            <text:p>40</text:p>
          </table:table-cell>
          <table:table-cell table:formula="of:=INT(RIGHT(LEFT([.B410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10.hgt.zip</text:p>
          </table:table-cell>
          <table:table-cell table:formula="of:=INT(RIGHT(LEFT([.B411];3);2))" office:value-type="float" office:value="40" calcext:value-type="float">
            <text:p>40</text:p>
          </table:table-cell>
          <table:table-cell table:formula="of:=INT(RIGHT(LEFT([.B411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10.hgt.zip</text:p>
          </table:table-cell>
          <table:table-cell table:formula="of:=INT(RIGHT(LEFT([.B412];3);2))" office:value-type="float" office:value="40" calcext:value-type="float">
            <text:p>40</text:p>
          </table:table-cell>
          <table:table-cell table:formula="of:=INT(RIGHT(LEFT([.B412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11.hgt.zip</text:p>
          </table:table-cell>
          <table:table-cell table:formula="of:=INT(RIGHT(LEFT([.B413];3);2))" office:value-type="float" office:value="40" calcext:value-type="float">
            <text:p>40</text:p>
          </table:table-cell>
          <table:table-cell table:formula="of:=INT(RIGHT(LEFT([.B413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0W111.hgt.zip</text:p>
          </table:table-cell>
          <table:table-cell table:formula="of:=INT(RIGHT(LEFT([.B414];3);2))" office:value-type="float" office:value="40" calcext:value-type="float">
            <text:p>40</text:p>
          </table:table-cell>
          <table:table-cell table:formula="of:=INT(RIGHT(LEFT([.B414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098.hgt.zip</text:p>
          </table:table-cell>
          <table:table-cell table:formula="of:=INT(RIGHT(LEFT([.B415];3);2))" office:value-type="float" office:value="41" calcext:value-type="float">
            <text:p>41</text:p>
          </table:table-cell>
          <table:table-cell table:formula="of:=INT(RIGHT(LEFT([.B41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098.hgt.zip</text:p>
          </table:table-cell>
          <table:table-cell table:formula="of:=INT(RIGHT(LEFT([.B416];3);2))" office:value-type="float" office:value="41" calcext:value-type="float">
            <text:p>41</text:p>
          </table:table-cell>
          <table:table-cell table:formula="of:=INT(RIGHT(LEFT([.B41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099.hgt.zip</text:p>
          </table:table-cell>
          <table:table-cell table:formula="of:=INT(RIGHT(LEFT([.B417];3);2))" office:value-type="float" office:value="41" calcext:value-type="float">
            <text:p>41</text:p>
          </table:table-cell>
          <table:table-cell table:formula="of:=INT(RIGHT(LEFT([.B417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099.hgt.zip</text:p>
          </table:table-cell>
          <table:table-cell table:formula="of:=INT(RIGHT(LEFT([.B418];3);2))" office:value-type="float" office:value="41" calcext:value-type="float">
            <text:p>41</text:p>
          </table:table-cell>
          <table:table-cell table:formula="of:=INT(RIGHT(LEFT([.B418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0.hgt.zip</text:p>
          </table:table-cell>
          <table:table-cell table:formula="of:=INT(RIGHT(LEFT([.B419];3);2))" office:value-type="float" office:value="41" calcext:value-type="float">
            <text:p>41</text:p>
          </table:table-cell>
          <table:table-cell table:formula="of:=INT(RIGHT(LEFT([.B419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0.hgt.zip</text:p>
          </table:table-cell>
          <table:table-cell table:formula="of:=INT(RIGHT(LEFT([.B420];3);2))" office:value-type="float" office:value="41" calcext:value-type="float">
            <text:p>41</text:p>
          </table:table-cell>
          <table:table-cell table:formula="of:=INT(RIGHT(LEFT([.B420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1.hgt.zip</text:p>
          </table:table-cell>
          <table:table-cell table:formula="of:=INT(RIGHT(LEFT([.B421];3);2))" office:value-type="float" office:value="41" calcext:value-type="float">
            <text:p>41</text:p>
          </table:table-cell>
          <table:table-cell table:formula="of:=INT(RIGHT(LEFT([.B421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1.hgt.zip</text:p>
          </table:table-cell>
          <table:table-cell table:formula="of:=INT(RIGHT(LEFT([.B422];3);2))" office:value-type="float" office:value="41" calcext:value-type="float">
            <text:p>41</text:p>
          </table:table-cell>
          <table:table-cell table:formula="of:=INT(RIGHT(LEFT([.B422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2.hgt.zip</text:p>
          </table:table-cell>
          <table:table-cell table:formula="of:=INT(RIGHT(LEFT([.B423];3);2))" office:value-type="float" office:value="41" calcext:value-type="float">
            <text:p>41</text:p>
          </table:table-cell>
          <table:table-cell table:formula="of:=INT(RIGHT(LEFT([.B423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2.hgt.zip</text:p>
          </table:table-cell>
          <table:table-cell table:formula="of:=INT(RIGHT(LEFT([.B424];3);2))" office:value-type="float" office:value="41" calcext:value-type="float">
            <text:p>41</text:p>
          </table:table-cell>
          <table:table-cell table:formula="of:=INT(RIGHT(LEFT([.B424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3.hgt.zip</text:p>
          </table:table-cell>
          <table:table-cell table:formula="of:=INT(RIGHT(LEFT([.B425];3);2))" office:value-type="float" office:value="41" calcext:value-type="float">
            <text:p>41</text:p>
          </table:table-cell>
          <table:table-cell table:formula="of:=INT(RIGHT(LEFT([.B425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3.hgt.zip</text:p>
          </table:table-cell>
          <table:table-cell table:formula="of:=INT(RIGHT(LEFT([.B426];3);2))" office:value-type="float" office:value="41" calcext:value-type="float">
            <text:p>41</text:p>
          </table:table-cell>
          <table:table-cell table:formula="of:=INT(RIGHT(LEFT([.B426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4.hgt.zip</text:p>
          </table:table-cell>
          <table:table-cell table:formula="of:=INT(RIGHT(LEFT([.B427];3);2))" office:value-type="float" office:value="41" calcext:value-type="float">
            <text:p>41</text:p>
          </table:table-cell>
          <table:table-cell table:formula="of:=INT(RIGHT(LEFT([.B427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4.hgt.zip</text:p>
          </table:table-cell>
          <table:table-cell table:formula="of:=INT(RIGHT(LEFT([.B428];3);2))" office:value-type="float" office:value="41" calcext:value-type="float">
            <text:p>41</text:p>
          </table:table-cell>
          <table:table-cell table:formula="of:=INT(RIGHT(LEFT([.B428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5.hgt.zip</text:p>
          </table:table-cell>
          <table:table-cell table:formula="of:=INT(RIGHT(LEFT([.B429];3);2))" office:value-type="float" office:value="41" calcext:value-type="float">
            <text:p>41</text:p>
          </table:table-cell>
          <table:table-cell table:formula="of:=INT(RIGHT(LEFT([.B429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5.hgt.zip</text:p>
          </table:table-cell>
          <table:table-cell table:formula="of:=INT(RIGHT(LEFT([.B430];3);2))" office:value-type="float" office:value="41" calcext:value-type="float">
            <text:p>41</text:p>
          </table:table-cell>
          <table:table-cell table:formula="of:=INT(RIGHT(LEFT([.B430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6.hgt.zip</text:p>
          </table:table-cell>
          <table:table-cell table:formula="of:=INT(RIGHT(LEFT([.B431];3);2))" office:value-type="float" office:value="41" calcext:value-type="float">
            <text:p>41</text:p>
          </table:table-cell>
          <table:table-cell table:formula="of:=INT(RIGHT(LEFT([.B431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6.hgt.zip</text:p>
          </table:table-cell>
          <table:table-cell table:formula="of:=INT(RIGHT(LEFT([.B432];3);2))" office:value-type="float" office:value="41" calcext:value-type="float">
            <text:p>41</text:p>
          </table:table-cell>
          <table:table-cell table:formula="of:=INT(RIGHT(LEFT([.B432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7.hgt.zip</text:p>
          </table:table-cell>
          <table:table-cell table:formula="of:=INT(RIGHT(LEFT([.B433];3);2))" office:value-type="float" office:value="41" calcext:value-type="float">
            <text:p>41</text:p>
          </table:table-cell>
          <table:table-cell table:formula="of:=INT(RIGHT(LEFT([.B433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7.hgt.zip</text:p>
          </table:table-cell>
          <table:table-cell table:formula="of:=INT(RIGHT(LEFT([.B434];3);2))" office:value-type="float" office:value="41" calcext:value-type="float">
            <text:p>41</text:p>
          </table:table-cell>
          <table:table-cell table:formula="of:=INT(RIGHT(LEFT([.B434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8.hgt.zip</text:p>
          </table:table-cell>
          <table:table-cell table:formula="of:=INT(RIGHT(LEFT([.B435];3);2))" office:value-type="float" office:value="41" calcext:value-type="float">
            <text:p>41</text:p>
          </table:table-cell>
          <table:table-cell table:formula="of:=INT(RIGHT(LEFT([.B435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8.hgt.zip</text:p>
          </table:table-cell>
          <table:table-cell table:formula="of:=INT(RIGHT(LEFT([.B436];3);2))" office:value-type="float" office:value="41" calcext:value-type="float">
            <text:p>41</text:p>
          </table:table-cell>
          <table:table-cell table:formula="of:=INT(RIGHT(LEFT([.B436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9.hgt.zip</text:p>
          </table:table-cell>
          <table:table-cell table:formula="of:=INT(RIGHT(LEFT([.B437];3);2))" office:value-type="float" office:value="41" calcext:value-type="float">
            <text:p>41</text:p>
          </table:table-cell>
          <table:table-cell table:formula="of:=INT(RIGHT(LEFT([.B437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09.hgt.zip</text:p>
          </table:table-cell>
          <table:table-cell table:formula="of:=INT(RIGHT(LEFT([.B438];3);2))" office:value-type="float" office:value="41" calcext:value-type="float">
            <text:p>41</text:p>
          </table:table-cell>
          <table:table-cell table:formula="of:=INT(RIGHT(LEFT([.B438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10.hgt.zip</text:p>
          </table:table-cell>
          <table:table-cell table:formula="of:=INT(RIGHT(LEFT([.B439];3);2))" office:value-type="float" office:value="41" calcext:value-type="float">
            <text:p>41</text:p>
          </table:table-cell>
          <table:table-cell table:formula="of:=INT(RIGHT(LEFT([.B439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10.hgt.zip</text:p>
          </table:table-cell>
          <table:table-cell table:formula="of:=INT(RIGHT(LEFT([.B440];3);2))" office:value-type="float" office:value="41" calcext:value-type="float">
            <text:p>41</text:p>
          </table:table-cell>
          <table:table-cell table:formula="of:=INT(RIGHT(LEFT([.B440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11.hgt.zip</text:p>
          </table:table-cell>
          <table:table-cell table:formula="of:=INT(RIGHT(LEFT([.B441];3);2))" office:value-type="float" office:value="41" calcext:value-type="float">
            <text:p>41</text:p>
          </table:table-cell>
          <table:table-cell table:formula="of:=INT(RIGHT(LEFT([.B441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1W111.hgt.zip</text:p>
          </table:table-cell>
          <table:table-cell table:formula="of:=INT(RIGHT(LEFT([.B442];3);2))" office:value-type="float" office:value="41" calcext:value-type="float">
            <text:p>41</text:p>
          </table:table-cell>
          <table:table-cell table:formula="of:=INT(RIGHT(LEFT([.B442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098.hgt.zip</text:p>
          </table:table-cell>
          <table:table-cell table:formula="of:=INT(RIGHT(LEFT([.B443];3);2))" office:value-type="float" office:value="42" calcext:value-type="float">
            <text:p>42</text:p>
          </table:table-cell>
          <table:table-cell table:formula="of:=INT(RIGHT(LEFT([.B443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098.hgt.zip</text:p>
          </table:table-cell>
          <table:table-cell table:formula="of:=INT(RIGHT(LEFT([.B444];3);2))" office:value-type="float" office:value="42" calcext:value-type="float">
            <text:p>42</text:p>
          </table:table-cell>
          <table:table-cell table:formula="of:=INT(RIGHT(LEFT([.B444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099.hgt.zip</text:p>
          </table:table-cell>
          <table:table-cell table:formula="of:=INT(RIGHT(LEFT([.B445];3);2))" office:value-type="float" office:value="42" calcext:value-type="float">
            <text:p>42</text:p>
          </table:table-cell>
          <table:table-cell table:formula="of:=INT(RIGHT(LEFT([.B445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099.hgt.zip</text:p>
          </table:table-cell>
          <table:table-cell table:formula="of:=INT(RIGHT(LEFT([.B446];3);2))" office:value-type="float" office:value="42" calcext:value-type="float">
            <text:p>42</text:p>
          </table:table-cell>
          <table:table-cell table:formula="of:=INT(RIGHT(LEFT([.B446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0.hgt.zip</text:p>
          </table:table-cell>
          <table:table-cell table:formula="of:=INT(RIGHT(LEFT([.B447];3);2))" office:value-type="float" office:value="42" calcext:value-type="float">
            <text:p>42</text:p>
          </table:table-cell>
          <table:table-cell table:formula="of:=INT(RIGHT(LEFT([.B447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0.hgt.zip</text:p>
          </table:table-cell>
          <table:table-cell table:formula="of:=INT(RIGHT(LEFT([.B448];3);2))" office:value-type="float" office:value="42" calcext:value-type="float">
            <text:p>42</text:p>
          </table:table-cell>
          <table:table-cell table:formula="of:=INT(RIGHT(LEFT([.B448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1.hgt.zip</text:p>
          </table:table-cell>
          <table:table-cell table:formula="of:=INT(RIGHT(LEFT([.B449];3);2))" office:value-type="float" office:value="42" calcext:value-type="float">
            <text:p>42</text:p>
          </table:table-cell>
          <table:table-cell table:formula="of:=INT(RIGHT(LEFT([.B449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1.hgt.zip</text:p>
          </table:table-cell>
          <table:table-cell table:formula="of:=INT(RIGHT(LEFT([.B450];3);2))" office:value-type="float" office:value="42" calcext:value-type="float">
            <text:p>42</text:p>
          </table:table-cell>
          <table:table-cell table:formula="of:=INT(RIGHT(LEFT([.B450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2.hgt.zip</text:p>
          </table:table-cell>
          <table:table-cell table:formula="of:=INT(RIGHT(LEFT([.B451];3);2))" office:value-type="float" office:value="42" calcext:value-type="float">
            <text:p>42</text:p>
          </table:table-cell>
          <table:table-cell table:formula="of:=INT(RIGHT(LEFT([.B451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2.hgt.zip</text:p>
          </table:table-cell>
          <table:table-cell table:formula="of:=INT(RIGHT(LEFT([.B452];3);2))" office:value-type="float" office:value="42" calcext:value-type="float">
            <text:p>42</text:p>
          </table:table-cell>
          <table:table-cell table:formula="of:=INT(RIGHT(LEFT([.B452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3.hgt.zip</text:p>
          </table:table-cell>
          <table:table-cell table:formula="of:=INT(RIGHT(LEFT([.B453];3);2))" office:value-type="float" office:value="42" calcext:value-type="float">
            <text:p>42</text:p>
          </table:table-cell>
          <table:table-cell table:formula="of:=INT(RIGHT(LEFT([.B453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3.hgt.zip</text:p>
          </table:table-cell>
          <table:table-cell table:formula="of:=INT(RIGHT(LEFT([.B454];3);2))" office:value-type="float" office:value="42" calcext:value-type="float">
            <text:p>42</text:p>
          </table:table-cell>
          <table:table-cell table:formula="of:=INT(RIGHT(LEFT([.B454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4.hgt.zip</text:p>
          </table:table-cell>
          <table:table-cell table:formula="of:=INT(RIGHT(LEFT([.B455];3);2))" office:value-type="float" office:value="42" calcext:value-type="float">
            <text:p>42</text:p>
          </table:table-cell>
          <table:table-cell table:formula="of:=INT(RIGHT(LEFT([.B45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4.hgt.zip</text:p>
          </table:table-cell>
          <table:table-cell table:formula="of:=INT(RIGHT(LEFT([.B456];3);2))" office:value-type="float" office:value="42" calcext:value-type="float">
            <text:p>42</text:p>
          </table:table-cell>
          <table:table-cell table:formula="of:=INT(RIGHT(LEFT([.B45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5.hgt.zip</text:p>
          </table:table-cell>
          <table:table-cell table:formula="of:=INT(RIGHT(LEFT([.B457];3);2))" office:value-type="float" office:value="42" calcext:value-type="float">
            <text:p>42</text:p>
          </table:table-cell>
          <table:table-cell table:formula="of:=INT(RIGHT(LEFT([.B457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5.hgt.zip</text:p>
          </table:table-cell>
          <table:table-cell table:formula="of:=INT(RIGHT(LEFT([.B458];3);2))" office:value-type="float" office:value="42" calcext:value-type="float">
            <text:p>42</text:p>
          </table:table-cell>
          <table:table-cell table:formula="of:=INT(RIGHT(LEFT([.B458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6.hgt.zip</text:p>
          </table:table-cell>
          <table:table-cell table:formula="of:=INT(RIGHT(LEFT([.B459];3);2))" office:value-type="float" office:value="42" calcext:value-type="float">
            <text:p>42</text:p>
          </table:table-cell>
          <table:table-cell table:formula="of:=INT(RIGHT(LEFT([.B459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6.hgt.zip</text:p>
          </table:table-cell>
          <table:table-cell table:formula="of:=INT(RIGHT(LEFT([.B460];3);2))" office:value-type="float" office:value="42" calcext:value-type="float">
            <text:p>42</text:p>
          </table:table-cell>
          <table:table-cell table:formula="of:=INT(RIGHT(LEFT([.B460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7.hgt.zip</text:p>
          </table:table-cell>
          <table:table-cell table:formula="of:=INT(RIGHT(LEFT([.B461];3);2))" office:value-type="float" office:value="42" calcext:value-type="float">
            <text:p>42</text:p>
          </table:table-cell>
          <table:table-cell table:formula="of:=INT(RIGHT(LEFT([.B461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7.hgt.zip</text:p>
          </table:table-cell>
          <table:table-cell table:formula="of:=INT(RIGHT(LEFT([.B462];3);2))" office:value-type="float" office:value="42" calcext:value-type="float">
            <text:p>42</text:p>
          </table:table-cell>
          <table:table-cell table:formula="of:=INT(RIGHT(LEFT([.B462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8.hgt.zip</text:p>
          </table:table-cell>
          <table:table-cell table:formula="of:=INT(RIGHT(LEFT([.B463];3);2))" office:value-type="float" office:value="42" calcext:value-type="float">
            <text:p>42</text:p>
          </table:table-cell>
          <table:table-cell table:formula="of:=INT(RIGHT(LEFT([.B463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8.hgt.zip</text:p>
          </table:table-cell>
          <table:table-cell table:formula="of:=INT(RIGHT(LEFT([.B464];3);2))" office:value-type="float" office:value="42" calcext:value-type="float">
            <text:p>42</text:p>
          </table:table-cell>
          <table:table-cell table:formula="of:=INT(RIGHT(LEFT([.B464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9.hgt.zip</text:p>
          </table:table-cell>
          <table:table-cell table:formula="of:=INT(RIGHT(LEFT([.B465];3);2))" office:value-type="float" office:value="42" calcext:value-type="float">
            <text:p>42</text:p>
          </table:table-cell>
          <table:table-cell table:formula="of:=INT(RIGHT(LEFT([.B465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09.hgt.zip</text:p>
          </table:table-cell>
          <table:table-cell table:formula="of:=INT(RIGHT(LEFT([.B466];3);2))" office:value-type="float" office:value="42" calcext:value-type="float">
            <text:p>42</text:p>
          </table:table-cell>
          <table:table-cell table:formula="of:=INT(RIGHT(LEFT([.B466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10.hgt.zip</text:p>
          </table:table-cell>
          <table:table-cell table:formula="of:=INT(RIGHT(LEFT([.B467];3);2))" office:value-type="float" office:value="42" calcext:value-type="float">
            <text:p>42</text:p>
          </table:table-cell>
          <table:table-cell table:formula="of:=INT(RIGHT(LEFT([.B467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10.hgt.zip</text:p>
          </table:table-cell>
          <table:table-cell table:formula="of:=INT(RIGHT(LEFT([.B468];3);2))" office:value-type="float" office:value="42" calcext:value-type="float">
            <text:p>42</text:p>
          </table:table-cell>
          <table:table-cell table:formula="of:=INT(RIGHT(LEFT([.B468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11.hgt.zip</text:p>
          </table:table-cell>
          <table:table-cell table:formula="of:=INT(RIGHT(LEFT([.B469];3);2))" office:value-type="float" office:value="42" calcext:value-type="float">
            <text:p>42</text:p>
          </table:table-cell>
          <table:table-cell table:formula="of:=INT(RIGHT(LEFT([.B469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2W111.hgt.zip</text:p>
          </table:table-cell>
          <table:table-cell table:formula="of:=INT(RIGHT(LEFT([.B470];3);2))" office:value-type="float" office:value="42" calcext:value-type="float">
            <text:p>42</text:p>
          </table:table-cell>
          <table:table-cell table:formula="of:=INT(RIGHT(LEFT([.B470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098.hgt.zip</text:p>
          </table:table-cell>
          <table:table-cell table:formula="of:=INT(RIGHT(LEFT([.B471];3);2))" office:value-type="float" office:value="43" calcext:value-type="float">
            <text:p>43</text:p>
          </table:table-cell>
          <table:table-cell table:formula="of:=INT(RIGHT(LEFT([.B471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098.hgt.zip</text:p>
          </table:table-cell>
          <table:table-cell table:formula="of:=INT(RIGHT(LEFT([.B472];3);2))" office:value-type="float" office:value="43" calcext:value-type="float">
            <text:p>43</text:p>
          </table:table-cell>
          <table:table-cell table:formula="of:=INT(RIGHT(LEFT([.B472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099.hgt.zip</text:p>
          </table:table-cell>
          <table:table-cell table:formula="of:=INT(RIGHT(LEFT([.B473];3);2))" office:value-type="float" office:value="43" calcext:value-type="float">
            <text:p>43</text:p>
          </table:table-cell>
          <table:table-cell table:formula="of:=INT(RIGHT(LEFT([.B473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099.hgt.zip</text:p>
          </table:table-cell>
          <table:table-cell table:formula="of:=INT(RIGHT(LEFT([.B474];3);2))" office:value-type="float" office:value="43" calcext:value-type="float">
            <text:p>43</text:p>
          </table:table-cell>
          <table:table-cell table:formula="of:=INT(RIGHT(LEFT([.B474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0.hgt.zip</text:p>
          </table:table-cell>
          <table:table-cell table:formula="of:=INT(RIGHT(LEFT([.B475];3);2))" office:value-type="float" office:value="43" calcext:value-type="float">
            <text:p>43</text:p>
          </table:table-cell>
          <table:table-cell table:formula="of:=INT(RIGHT(LEFT([.B475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0.hgt.zip</text:p>
          </table:table-cell>
          <table:table-cell table:formula="of:=INT(RIGHT(LEFT([.B476];3);2))" office:value-type="float" office:value="43" calcext:value-type="float">
            <text:p>43</text:p>
          </table:table-cell>
          <table:table-cell table:formula="of:=INT(RIGHT(LEFT([.B476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1.hgt.zip</text:p>
          </table:table-cell>
          <table:table-cell table:formula="of:=INT(RIGHT(LEFT([.B477];3);2))" office:value-type="float" office:value="43" calcext:value-type="float">
            <text:p>43</text:p>
          </table:table-cell>
          <table:table-cell table:formula="of:=INT(RIGHT(LEFT([.B47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1.hgt.zip</text:p>
          </table:table-cell>
          <table:table-cell table:formula="of:=INT(RIGHT(LEFT([.B478];3);2))" office:value-type="float" office:value="43" calcext:value-type="float">
            <text:p>43</text:p>
          </table:table-cell>
          <table:table-cell table:formula="of:=INT(RIGHT(LEFT([.B47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2.hgt.zip</text:p>
          </table:table-cell>
          <table:table-cell table:formula="of:=INT(RIGHT(LEFT([.B479];3);2))" office:value-type="float" office:value="43" calcext:value-type="float">
            <text:p>43</text:p>
          </table:table-cell>
          <table:table-cell table:formula="of:=INT(RIGHT(LEFT([.B47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2.hgt.zip</text:p>
          </table:table-cell>
          <table:table-cell table:formula="of:=INT(RIGHT(LEFT([.B480];3);2))" office:value-type="float" office:value="43" calcext:value-type="float">
            <text:p>43</text:p>
          </table:table-cell>
          <table:table-cell table:formula="of:=INT(RIGHT(LEFT([.B48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3.hgt.zip</text:p>
          </table:table-cell>
          <table:table-cell table:formula="of:=INT(RIGHT(LEFT([.B481];3);2))" office:value-type="float" office:value="43" calcext:value-type="float">
            <text:p>43</text:p>
          </table:table-cell>
          <table:table-cell table:formula="of:=INT(RIGHT(LEFT([.B48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3.hgt.zip</text:p>
          </table:table-cell>
          <table:table-cell table:formula="of:=INT(RIGHT(LEFT([.B482];3);2))" office:value-type="float" office:value="43" calcext:value-type="float">
            <text:p>43</text:p>
          </table:table-cell>
          <table:table-cell table:formula="of:=INT(RIGHT(LEFT([.B48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4.hgt.zip</text:p>
          </table:table-cell>
          <table:table-cell table:formula="of:=INT(RIGHT(LEFT([.B483];3);2))" office:value-type="float" office:value="43" calcext:value-type="float">
            <text:p>43</text:p>
          </table:table-cell>
          <table:table-cell table:formula="of:=INT(RIGHT(LEFT([.B48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4.hgt.zip</text:p>
          </table:table-cell>
          <table:table-cell table:formula="of:=INT(RIGHT(LEFT([.B484];3);2))" office:value-type="float" office:value="43" calcext:value-type="float">
            <text:p>43</text:p>
          </table:table-cell>
          <table:table-cell table:formula="of:=INT(RIGHT(LEFT([.B48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5.hgt.zip</text:p>
          </table:table-cell>
          <table:table-cell table:formula="of:=INT(RIGHT(LEFT([.B485];3);2))" office:value-type="float" office:value="43" calcext:value-type="float">
            <text:p>43</text:p>
          </table:table-cell>
          <table:table-cell table:formula="of:=INT(RIGHT(LEFT([.B48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5.hgt.zip</text:p>
          </table:table-cell>
          <table:table-cell table:formula="of:=INT(RIGHT(LEFT([.B486];3);2))" office:value-type="float" office:value="43" calcext:value-type="float">
            <text:p>43</text:p>
          </table:table-cell>
          <table:table-cell table:formula="of:=INT(RIGHT(LEFT([.B48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6.hgt.zip</text:p>
          </table:table-cell>
          <table:table-cell table:formula="of:=INT(RIGHT(LEFT([.B487];3);2))" office:value-type="float" office:value="43" calcext:value-type="float">
            <text:p>43</text:p>
          </table:table-cell>
          <table:table-cell table:formula="of:=INT(RIGHT(LEFT([.B48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6.hgt.zip</text:p>
          </table:table-cell>
          <table:table-cell table:formula="of:=INT(RIGHT(LEFT([.B488];3);2))" office:value-type="float" office:value="43" calcext:value-type="float">
            <text:p>43</text:p>
          </table:table-cell>
          <table:table-cell table:formula="of:=INT(RIGHT(LEFT([.B48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7.hgt.zip</text:p>
          </table:table-cell>
          <table:table-cell table:formula="of:=INT(RIGHT(LEFT([.B489];3);2))" office:value-type="float" office:value="43" calcext:value-type="float">
            <text:p>43</text:p>
          </table:table-cell>
          <table:table-cell table:formula="of:=INT(RIGHT(LEFT([.B489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7.hgt.zip</text:p>
          </table:table-cell>
          <table:table-cell table:formula="of:=INT(RIGHT(LEFT([.B490];3);2))" office:value-type="float" office:value="43" calcext:value-type="float">
            <text:p>43</text:p>
          </table:table-cell>
          <table:table-cell table:formula="of:=INT(RIGHT(LEFT([.B490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8.hgt.zip</text:p>
          </table:table-cell>
          <table:table-cell table:formula="of:=INT(RIGHT(LEFT([.B491];3);2))" office:value-type="float" office:value="43" calcext:value-type="float">
            <text:p>43</text:p>
          </table:table-cell>
          <table:table-cell table:formula="of:=INT(RIGHT(LEFT([.B491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8.hgt.zip</text:p>
          </table:table-cell>
          <table:table-cell table:formula="of:=INT(RIGHT(LEFT([.B492];3);2))" office:value-type="float" office:value="43" calcext:value-type="float">
            <text:p>43</text:p>
          </table:table-cell>
          <table:table-cell table:formula="of:=INT(RIGHT(LEFT([.B492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9.hgt.zip</text:p>
          </table:table-cell>
          <table:table-cell table:formula="of:=INT(RIGHT(LEFT([.B493];3);2))" office:value-type="float" office:value="43" calcext:value-type="float">
            <text:p>43</text:p>
          </table:table-cell>
          <table:table-cell table:formula="of:=INT(RIGHT(LEFT([.B493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09.hgt.zip</text:p>
          </table:table-cell>
          <table:table-cell table:formula="of:=INT(RIGHT(LEFT([.B494];3);2))" office:value-type="float" office:value="43" calcext:value-type="float">
            <text:p>43</text:p>
          </table:table-cell>
          <table:table-cell table:formula="of:=INT(RIGHT(LEFT([.B494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10.hgt.zip</text:p>
          </table:table-cell>
          <table:table-cell table:formula="of:=INT(RIGHT(LEFT([.B495];3);2))" office:value-type="float" office:value="43" calcext:value-type="float">
            <text:p>43</text:p>
          </table:table-cell>
          <table:table-cell table:formula="of:=INT(RIGHT(LEFT([.B495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10.hgt.zip</text:p>
          </table:table-cell>
          <table:table-cell table:formula="of:=INT(RIGHT(LEFT([.B496];3);2))" office:value-type="float" office:value="43" calcext:value-type="float">
            <text:p>43</text:p>
          </table:table-cell>
          <table:table-cell table:formula="of:=INT(RIGHT(LEFT([.B496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11.hgt.zip</text:p>
          </table:table-cell>
          <table:table-cell table:formula="of:=INT(RIGHT(LEFT([.B497];3);2))" office:value-type="float" office:value="43" calcext:value-type="float">
            <text:p>43</text:p>
          </table:table-cell>
          <table:table-cell table:formula="of:=INT(RIGHT(LEFT([.B497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3W111.hgt.zip</text:p>
          </table:table-cell>
          <table:table-cell table:formula="of:=INT(RIGHT(LEFT([.B498];3);2))" office:value-type="float" office:value="43" calcext:value-type="float">
            <text:p>43</text:p>
          </table:table-cell>
          <table:table-cell table:formula="of:=INT(RIGHT(LEFT([.B498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098.hgt.zip</text:p>
          </table:table-cell>
          <table:table-cell table:formula="of:=INT(RIGHT(LEFT([.B499];3);2))" office:value-type="float" office:value="44" calcext:value-type="float">
            <text:p>44</text:p>
          </table:table-cell>
          <table:table-cell table:formula="of:=INT(RIGHT(LEFT([.B499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098.hgt.zip</text:p>
          </table:table-cell>
          <table:table-cell table:formula="of:=INT(RIGHT(LEFT([.B500];3);2))" office:value-type="float" office:value="44" calcext:value-type="float">
            <text:p>44</text:p>
          </table:table-cell>
          <table:table-cell table:formula="of:=INT(RIGHT(LEFT([.B500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099.hgt.zip</text:p>
          </table:table-cell>
          <table:table-cell table:formula="of:=INT(RIGHT(LEFT([.B501];3);2))" office:value-type="float" office:value="44" calcext:value-type="float">
            <text:p>44</text:p>
          </table:table-cell>
          <table:table-cell table:formula="of:=INT(RIGHT(LEFT([.B501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099.hgt.zip</text:p>
          </table:table-cell>
          <table:table-cell table:formula="of:=INT(RIGHT(LEFT([.B502];3);2))" office:value-type="float" office:value="44" calcext:value-type="float">
            <text:p>44</text:p>
          </table:table-cell>
          <table:table-cell table:formula="of:=INT(RIGHT(LEFT([.B502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0.hgt.zip</text:p>
          </table:table-cell>
          <table:table-cell table:formula="of:=INT(RIGHT(LEFT([.B503];3);2))" office:value-type="float" office:value="44" calcext:value-type="float">
            <text:p>44</text:p>
          </table:table-cell>
          <table:table-cell table:formula="of:=INT(RIGHT(LEFT([.B503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0.hgt.zip</text:p>
          </table:table-cell>
          <table:table-cell table:formula="of:=INT(RIGHT(LEFT([.B504];3);2))" office:value-type="float" office:value="44" calcext:value-type="float">
            <text:p>44</text:p>
          </table:table-cell>
          <table:table-cell table:formula="of:=INT(RIGHT(LEFT([.B504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1.hgt.zip</text:p>
          </table:table-cell>
          <table:table-cell table:formula="of:=INT(RIGHT(LEFT([.B505];3);2))" office:value-type="float" office:value="44" calcext:value-type="float">
            <text:p>44</text:p>
          </table:table-cell>
          <table:table-cell table:formula="of:=INT(RIGHT(LEFT([.B505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1.hgt.zip</text:p>
          </table:table-cell>
          <table:table-cell table:formula="of:=INT(RIGHT(LEFT([.B506];3);2))" office:value-type="float" office:value="44" calcext:value-type="float">
            <text:p>44</text:p>
          </table:table-cell>
          <table:table-cell table:formula="of:=INT(RIGHT(LEFT([.B506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2.hgt.zip</text:p>
          </table:table-cell>
          <table:table-cell table:formula="of:=INT(RIGHT(LEFT([.B507];3);2))" office:value-type="float" office:value="44" calcext:value-type="float">
            <text:p>44</text:p>
          </table:table-cell>
          <table:table-cell table:formula="of:=INT(RIGHT(LEFT([.B507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2.hgt.zip</text:p>
          </table:table-cell>
          <table:table-cell table:formula="of:=INT(RIGHT(LEFT([.B508];3);2))" office:value-type="float" office:value="44" calcext:value-type="float">
            <text:p>44</text:p>
          </table:table-cell>
          <table:table-cell table:formula="of:=INT(RIGHT(LEFT([.B508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3.hgt.zip</text:p>
          </table:table-cell>
          <table:table-cell table:formula="of:=INT(RIGHT(LEFT([.B509];3);2))" office:value-type="float" office:value="44" calcext:value-type="float">
            <text:p>44</text:p>
          </table:table-cell>
          <table:table-cell table:formula="of:=INT(RIGHT(LEFT([.B509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3.hgt.zip</text:p>
          </table:table-cell>
          <table:table-cell table:formula="of:=INT(RIGHT(LEFT([.B510];3);2))" office:value-type="float" office:value="44" calcext:value-type="float">
            <text:p>44</text:p>
          </table:table-cell>
          <table:table-cell table:formula="of:=INT(RIGHT(LEFT([.B510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4.hgt.zip</text:p>
          </table:table-cell>
          <table:table-cell table:formula="of:=INT(RIGHT(LEFT([.B511];3);2))" office:value-type="float" office:value="44" calcext:value-type="float">
            <text:p>44</text:p>
          </table:table-cell>
          <table:table-cell table:formula="of:=INT(RIGHT(LEFT([.B511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4.hgt.zip</text:p>
          </table:table-cell>
          <table:table-cell table:formula="of:=INT(RIGHT(LEFT([.B512];3);2))" office:value-type="float" office:value="44" calcext:value-type="float">
            <text:p>44</text:p>
          </table:table-cell>
          <table:table-cell table:formula="of:=INT(RIGHT(LEFT([.B512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5.hgt.zip</text:p>
          </table:table-cell>
          <table:table-cell table:formula="of:=INT(RIGHT(LEFT([.B513];3);2))" office:value-type="float" office:value="44" calcext:value-type="float">
            <text:p>44</text:p>
          </table:table-cell>
          <table:table-cell table:formula="of:=INT(RIGHT(LEFT([.B513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5.hgt.zip</text:p>
          </table:table-cell>
          <table:table-cell table:formula="of:=INT(RIGHT(LEFT([.B514];3);2))" office:value-type="float" office:value="44" calcext:value-type="float">
            <text:p>44</text:p>
          </table:table-cell>
          <table:table-cell table:formula="of:=INT(RIGHT(LEFT([.B514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6.hgt.zip</text:p>
          </table:table-cell>
          <table:table-cell table:formula="of:=INT(RIGHT(LEFT([.B515];3);2))" office:value-type="float" office:value="44" calcext:value-type="float">
            <text:p>44</text:p>
          </table:table-cell>
          <table:table-cell table:formula="of:=INT(RIGHT(LEFT([.B515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6.hgt.zip</text:p>
          </table:table-cell>
          <table:table-cell table:formula="of:=INT(RIGHT(LEFT([.B516];3);2))" office:value-type="float" office:value="44" calcext:value-type="float">
            <text:p>44</text:p>
          </table:table-cell>
          <table:table-cell table:formula="of:=INT(RIGHT(LEFT([.B516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7.hgt.zip</text:p>
          </table:table-cell>
          <table:table-cell table:formula="of:=INT(RIGHT(LEFT([.B517];3);2))" office:value-type="float" office:value="44" calcext:value-type="float">
            <text:p>44</text:p>
          </table:table-cell>
          <table:table-cell table:formula="of:=INT(RIGHT(LEFT([.B517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7.hgt.zip</text:p>
          </table:table-cell>
          <table:table-cell table:formula="of:=INT(RIGHT(LEFT([.B518];3);2))" office:value-type="float" office:value="44" calcext:value-type="float">
            <text:p>44</text:p>
          </table:table-cell>
          <table:table-cell table:formula="of:=INT(RIGHT(LEFT([.B518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8.hgt.zip</text:p>
          </table:table-cell>
          <table:table-cell table:formula="of:=INT(RIGHT(LEFT([.B519];3);2))" office:value-type="float" office:value="44" calcext:value-type="float">
            <text:p>44</text:p>
          </table:table-cell>
          <table:table-cell table:formula="of:=INT(RIGHT(LEFT([.B519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8.hgt.zip</text:p>
          </table:table-cell>
          <table:table-cell table:formula="of:=INT(RIGHT(LEFT([.B520];3);2))" office:value-type="float" office:value="44" calcext:value-type="float">
            <text:p>44</text:p>
          </table:table-cell>
          <table:table-cell table:formula="of:=INT(RIGHT(LEFT([.B520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9.hgt.zip</text:p>
          </table:table-cell>
          <table:table-cell table:formula="of:=INT(RIGHT(LEFT([.B521];3);2))" office:value-type="float" office:value="44" calcext:value-type="float">
            <text:p>44</text:p>
          </table:table-cell>
          <table:table-cell table:formula="of:=INT(RIGHT(LEFT([.B521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09.hgt.zip</text:p>
          </table:table-cell>
          <table:table-cell table:formula="of:=INT(RIGHT(LEFT([.B522];3);2))" office:value-type="float" office:value="44" calcext:value-type="float">
            <text:p>44</text:p>
          </table:table-cell>
          <table:table-cell table:formula="of:=INT(RIGHT(LEFT([.B522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10.hgt.zip</text:p>
          </table:table-cell>
          <table:table-cell table:formula="of:=INT(RIGHT(LEFT([.B523];3);2))" office:value-type="float" office:value="44" calcext:value-type="float">
            <text:p>44</text:p>
          </table:table-cell>
          <table:table-cell table:formula="of:=INT(RIGHT(LEFT([.B523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10.hgt.zip</text:p>
          </table:table-cell>
          <table:table-cell table:formula="of:=INT(RIGHT(LEFT([.B524];3);2))" office:value-type="float" office:value="44" calcext:value-type="float">
            <text:p>44</text:p>
          </table:table-cell>
          <table:table-cell table:formula="of:=INT(RIGHT(LEFT([.B524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11.hgt.zip</text:p>
          </table:table-cell>
          <table:table-cell table:formula="of:=INT(RIGHT(LEFT([.B525];3);2))" office:value-type="float" office:value="44" calcext:value-type="float">
            <text:p>44</text:p>
          </table:table-cell>
          <table:table-cell table:formula="of:=INT(RIGHT(LEFT([.B525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4W111.hgt.zip</text:p>
          </table:table-cell>
          <table:table-cell table:formula="of:=INT(RIGHT(LEFT([.B526];3);2))" office:value-type="float" office:value="44" calcext:value-type="float">
            <text:p>44</text:p>
          </table:table-cell>
          <table:table-cell table:formula="of:=INT(RIGHT(LEFT([.B526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098.hgt.zip</text:p>
          </table:table-cell>
          <table:table-cell table:formula="of:=INT(RIGHT(LEFT([.B527];3);2))" office:value-type="float" office:value="45" calcext:value-type="float">
            <text:p>45</text:p>
          </table:table-cell>
          <table:table-cell table:formula="of:=INT(RIGHT(LEFT([.B52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098.hgt.zip</text:p>
          </table:table-cell>
          <table:table-cell table:formula="of:=INT(RIGHT(LEFT([.B528];3);2))" office:value-type="float" office:value="45" calcext:value-type="float">
            <text:p>45</text:p>
          </table:table-cell>
          <table:table-cell table:formula="of:=INT(RIGHT(LEFT([.B52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099.hgt.zip</text:p>
          </table:table-cell>
          <table:table-cell table:formula="of:=INT(RIGHT(LEFT([.B529];3);2))" office:value-type="float" office:value="45" calcext:value-type="float">
            <text:p>45</text:p>
          </table:table-cell>
          <table:table-cell table:formula="of:=INT(RIGHT(LEFT([.B52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099.hgt.zip</text:p>
          </table:table-cell>
          <table:table-cell table:formula="of:=INT(RIGHT(LEFT([.B530];3);2))" office:value-type="float" office:value="45" calcext:value-type="float">
            <text:p>45</text:p>
          </table:table-cell>
          <table:table-cell table:formula="of:=INT(RIGHT(LEFT([.B53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0.hgt.zip</text:p>
          </table:table-cell>
          <table:table-cell table:formula="of:=INT(RIGHT(LEFT([.B531];3);2))" office:value-type="float" office:value="45" calcext:value-type="float">
            <text:p>45</text:p>
          </table:table-cell>
          <table:table-cell table:formula="of:=INT(RIGHT(LEFT([.B53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0.hgt.zip</text:p>
          </table:table-cell>
          <table:table-cell table:formula="of:=INT(RIGHT(LEFT([.B532];3);2))" office:value-type="float" office:value="45" calcext:value-type="float">
            <text:p>45</text:p>
          </table:table-cell>
          <table:table-cell table:formula="of:=INT(RIGHT(LEFT([.B53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1.hgt.zip</text:p>
          </table:table-cell>
          <table:table-cell table:formula="of:=INT(RIGHT(LEFT([.B533];3);2))" office:value-type="float" office:value="45" calcext:value-type="float">
            <text:p>45</text:p>
          </table:table-cell>
          <table:table-cell table:formula="of:=INT(RIGHT(LEFT([.B533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1.hgt.zip</text:p>
          </table:table-cell>
          <table:table-cell table:formula="of:=INT(RIGHT(LEFT([.B534];3);2))" office:value-type="float" office:value="45" calcext:value-type="float">
            <text:p>45</text:p>
          </table:table-cell>
          <table:table-cell table:formula="of:=INT(RIGHT(LEFT([.B534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2.hgt.zip</text:p>
          </table:table-cell>
          <table:table-cell table:formula="of:=INT(RIGHT(LEFT([.B535];3);2))" office:value-type="float" office:value="45" calcext:value-type="float">
            <text:p>45</text:p>
          </table:table-cell>
          <table:table-cell table:formula="of:=INT(RIGHT(LEFT([.B535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2.hgt.zip</text:p>
          </table:table-cell>
          <table:table-cell table:formula="of:=INT(RIGHT(LEFT([.B536];3);2))" office:value-type="float" office:value="45" calcext:value-type="float">
            <text:p>45</text:p>
          </table:table-cell>
          <table:table-cell table:formula="of:=INT(RIGHT(LEFT([.B536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3.hgt.zip</text:p>
          </table:table-cell>
          <table:table-cell table:formula="of:=INT(RIGHT(LEFT([.B537];3);2))" office:value-type="float" office:value="45" calcext:value-type="float">
            <text:p>45</text:p>
          </table:table-cell>
          <table:table-cell table:formula="of:=INT(RIGHT(LEFT([.B537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3.hgt.zip</text:p>
          </table:table-cell>
          <table:table-cell table:formula="of:=INT(RIGHT(LEFT([.B538];3);2))" office:value-type="float" office:value="45" calcext:value-type="float">
            <text:p>45</text:p>
          </table:table-cell>
          <table:table-cell table:formula="of:=INT(RIGHT(LEFT([.B538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4.hgt.zip</text:p>
          </table:table-cell>
          <table:table-cell table:formula="of:=INT(RIGHT(LEFT([.B539];3);2))" office:value-type="float" office:value="45" calcext:value-type="float">
            <text:p>45</text:p>
          </table:table-cell>
          <table:table-cell table:formula="of:=INT(RIGHT(LEFT([.B539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4.hgt.zip</text:p>
          </table:table-cell>
          <table:table-cell table:formula="of:=INT(RIGHT(LEFT([.B540];3);2))" office:value-type="float" office:value="45" calcext:value-type="float">
            <text:p>45</text:p>
          </table:table-cell>
          <table:table-cell table:formula="of:=INT(RIGHT(LEFT([.B540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5.hgt.zip</text:p>
          </table:table-cell>
          <table:table-cell table:formula="of:=INT(RIGHT(LEFT([.B541];3);2))" office:value-type="float" office:value="45" calcext:value-type="float">
            <text:p>45</text:p>
          </table:table-cell>
          <table:table-cell table:formula="of:=INT(RIGHT(LEFT([.B541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5.hgt.zip</text:p>
          </table:table-cell>
          <table:table-cell table:formula="of:=INT(RIGHT(LEFT([.B542];3);2))" office:value-type="float" office:value="45" calcext:value-type="float">
            <text:p>45</text:p>
          </table:table-cell>
          <table:table-cell table:formula="of:=INT(RIGHT(LEFT([.B542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6.hgt.zip</text:p>
          </table:table-cell>
          <table:table-cell table:formula="of:=INT(RIGHT(LEFT([.B543];3);2))" office:value-type="float" office:value="45" calcext:value-type="float">
            <text:p>45</text:p>
          </table:table-cell>
          <table:table-cell table:formula="of:=INT(RIGHT(LEFT([.B543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6.hgt.zip</text:p>
          </table:table-cell>
          <table:table-cell table:formula="of:=INT(RIGHT(LEFT([.B544];3);2))" office:value-type="float" office:value="45" calcext:value-type="float">
            <text:p>45</text:p>
          </table:table-cell>
          <table:table-cell table:formula="of:=INT(RIGHT(LEFT([.B544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7.hgt.zip</text:p>
          </table:table-cell>
          <table:table-cell table:formula="of:=INT(RIGHT(LEFT([.B545];3);2))" office:value-type="float" office:value="45" calcext:value-type="float">
            <text:p>45</text:p>
          </table:table-cell>
          <table:table-cell table:formula="of:=INT(RIGHT(LEFT([.B545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7.hgt.zip</text:p>
          </table:table-cell>
          <table:table-cell table:formula="of:=INT(RIGHT(LEFT([.B546];3);2))" office:value-type="float" office:value="45" calcext:value-type="float">
            <text:p>45</text:p>
          </table:table-cell>
          <table:table-cell table:formula="of:=INT(RIGHT(LEFT([.B546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8.hgt.zip</text:p>
          </table:table-cell>
          <table:table-cell table:formula="of:=INT(RIGHT(LEFT([.B547];3);2))" office:value-type="float" office:value="45" calcext:value-type="float">
            <text:p>45</text:p>
          </table:table-cell>
          <table:table-cell table:formula="of:=INT(RIGHT(LEFT([.B547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8.hgt.zip</text:p>
          </table:table-cell>
          <table:table-cell table:formula="of:=INT(RIGHT(LEFT([.B548];3);2))" office:value-type="float" office:value="45" calcext:value-type="float">
            <text:p>45</text:p>
          </table:table-cell>
          <table:table-cell table:formula="of:=INT(RIGHT(LEFT([.B548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9.hgt.zip</text:p>
          </table:table-cell>
          <table:table-cell table:formula="of:=INT(RIGHT(LEFT([.B549];3);2))" office:value-type="float" office:value="45" calcext:value-type="float">
            <text:p>45</text:p>
          </table:table-cell>
          <table:table-cell table:formula="of:=INT(RIGHT(LEFT([.B549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09.hgt.zip</text:p>
          </table:table-cell>
          <table:table-cell table:formula="of:=INT(RIGHT(LEFT([.B550];3);2))" office:value-type="float" office:value="45" calcext:value-type="float">
            <text:p>45</text:p>
          </table:table-cell>
          <table:table-cell table:formula="of:=INT(RIGHT(LEFT([.B550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10.hgt.zip</text:p>
          </table:table-cell>
          <table:table-cell table:formula="of:=INT(RIGHT(LEFT([.B551];3);2))" office:value-type="float" office:value="45" calcext:value-type="float">
            <text:p>45</text:p>
          </table:table-cell>
          <table:table-cell table:formula="of:=INT(RIGHT(LEFT([.B551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10.hgt.zip</text:p>
          </table:table-cell>
          <table:table-cell table:formula="of:=INT(RIGHT(LEFT([.B552];3);2))" office:value-type="float" office:value="45" calcext:value-type="float">
            <text:p>45</text:p>
          </table:table-cell>
          <table:table-cell table:formula="of:=INT(RIGHT(LEFT([.B552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11.hgt.zip</text:p>
          </table:table-cell>
          <table:table-cell table:formula="of:=INT(RIGHT(LEFT([.B553];3);2))" office:value-type="float" office:value="45" calcext:value-type="float">
            <text:p>45</text:p>
          </table:table-cell>
          <table:table-cell table:formula="of:=INT(RIGHT(LEFT([.B553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5W111.hgt.zip</text:p>
          </table:table-cell>
          <table:table-cell table:formula="of:=INT(RIGHT(LEFT([.B554];3);2))" office:value-type="float" office:value="45" calcext:value-type="float">
            <text:p>45</text:p>
          </table:table-cell>
          <table:table-cell table:formula="of:=INT(RIGHT(LEFT([.B554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098.hgt.zip</text:p>
          </table:table-cell>
          <table:table-cell table:formula="of:=INT(RIGHT(LEFT([.B555];3);2))" office:value-type="float" office:value="46" calcext:value-type="float">
            <text:p>46</text:p>
          </table:table-cell>
          <table:table-cell table:formula="of:=INT(RIGHT(LEFT([.B55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098.hgt.zip</text:p>
          </table:table-cell>
          <table:table-cell table:formula="of:=INT(RIGHT(LEFT([.B556];3);2))" office:value-type="float" office:value="46" calcext:value-type="float">
            <text:p>46</text:p>
          </table:table-cell>
          <table:table-cell table:formula="of:=INT(RIGHT(LEFT([.B55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099.hgt.zip</text:p>
          </table:table-cell>
          <table:table-cell table:formula="of:=INT(RIGHT(LEFT([.B557];3);2))" office:value-type="float" office:value="46" calcext:value-type="float">
            <text:p>46</text:p>
          </table:table-cell>
          <table:table-cell table:formula="of:=INT(RIGHT(LEFT([.B557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099.hgt.zip</text:p>
          </table:table-cell>
          <table:table-cell table:formula="of:=INT(RIGHT(LEFT([.B558];3);2))" office:value-type="float" office:value="46" calcext:value-type="float">
            <text:p>46</text:p>
          </table:table-cell>
          <table:table-cell table:formula="of:=INT(RIGHT(LEFT([.B558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0.hgt.zip</text:p>
          </table:table-cell>
          <table:table-cell table:formula="of:=INT(RIGHT(LEFT([.B559];3);2))" office:value-type="float" office:value="46" calcext:value-type="float">
            <text:p>46</text:p>
          </table:table-cell>
          <table:table-cell table:formula="of:=INT(RIGHT(LEFT([.B559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0.hgt.zip</text:p>
          </table:table-cell>
          <table:table-cell table:formula="of:=INT(RIGHT(LEFT([.B560];3);2))" office:value-type="float" office:value="46" calcext:value-type="float">
            <text:p>46</text:p>
          </table:table-cell>
          <table:table-cell table:formula="of:=INT(RIGHT(LEFT([.B560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1.hgt.zip</text:p>
          </table:table-cell>
          <table:table-cell table:formula="of:=INT(RIGHT(LEFT([.B561];3);2))" office:value-type="float" office:value="46" calcext:value-type="float">
            <text:p>46</text:p>
          </table:table-cell>
          <table:table-cell table:formula="of:=INT(RIGHT(LEFT([.B561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1.hgt.zip</text:p>
          </table:table-cell>
          <table:table-cell table:formula="of:=INT(RIGHT(LEFT([.B562];3);2))" office:value-type="float" office:value="46" calcext:value-type="float">
            <text:p>46</text:p>
          </table:table-cell>
          <table:table-cell table:formula="of:=INT(RIGHT(LEFT([.B562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2.hgt.zip</text:p>
          </table:table-cell>
          <table:table-cell table:formula="of:=INT(RIGHT(LEFT([.B563];3);2))" office:value-type="float" office:value="46" calcext:value-type="float">
            <text:p>46</text:p>
          </table:table-cell>
          <table:table-cell table:formula="of:=INT(RIGHT(LEFT([.B563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2.hgt.zip</text:p>
          </table:table-cell>
          <table:table-cell table:formula="of:=INT(RIGHT(LEFT([.B564];3);2))" office:value-type="float" office:value="46" calcext:value-type="float">
            <text:p>46</text:p>
          </table:table-cell>
          <table:table-cell table:formula="of:=INT(RIGHT(LEFT([.B564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3.hgt.zip</text:p>
          </table:table-cell>
          <table:table-cell table:formula="of:=INT(RIGHT(LEFT([.B565];3);2))" office:value-type="float" office:value="46" calcext:value-type="float">
            <text:p>46</text:p>
          </table:table-cell>
          <table:table-cell table:formula="of:=INT(RIGHT(LEFT([.B565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3.hgt.zip</text:p>
          </table:table-cell>
          <table:table-cell table:formula="of:=INT(RIGHT(LEFT([.B566];3);2))" office:value-type="float" office:value="46" calcext:value-type="float">
            <text:p>46</text:p>
          </table:table-cell>
          <table:table-cell table:formula="of:=INT(RIGHT(LEFT([.B566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4.hgt.zip</text:p>
          </table:table-cell>
          <table:table-cell table:formula="of:=INT(RIGHT(LEFT([.B567];3);2))" office:value-type="float" office:value="46" calcext:value-type="float">
            <text:p>46</text:p>
          </table:table-cell>
          <table:table-cell table:formula="of:=INT(RIGHT(LEFT([.B567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4.hgt.zip</text:p>
          </table:table-cell>
          <table:table-cell table:formula="of:=INT(RIGHT(LEFT([.B568];3);2))" office:value-type="float" office:value="46" calcext:value-type="float">
            <text:p>46</text:p>
          </table:table-cell>
          <table:table-cell table:formula="of:=INT(RIGHT(LEFT([.B568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5.hgt.zip</text:p>
          </table:table-cell>
          <table:table-cell table:formula="of:=INT(RIGHT(LEFT([.B569];3);2))" office:value-type="float" office:value="46" calcext:value-type="float">
            <text:p>46</text:p>
          </table:table-cell>
          <table:table-cell table:formula="of:=INT(RIGHT(LEFT([.B569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5.hgt.zip</text:p>
          </table:table-cell>
          <table:table-cell table:formula="of:=INT(RIGHT(LEFT([.B570];3);2))" office:value-type="float" office:value="46" calcext:value-type="float">
            <text:p>46</text:p>
          </table:table-cell>
          <table:table-cell table:formula="of:=INT(RIGHT(LEFT([.B570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6.hgt.zip</text:p>
          </table:table-cell>
          <table:table-cell table:formula="of:=INT(RIGHT(LEFT([.B571];3);2))" office:value-type="float" office:value="46" calcext:value-type="float">
            <text:p>46</text:p>
          </table:table-cell>
          <table:table-cell table:formula="of:=INT(RIGHT(LEFT([.B571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6.hgt.zip</text:p>
          </table:table-cell>
          <table:table-cell table:formula="of:=INT(RIGHT(LEFT([.B572];3);2))" office:value-type="float" office:value="46" calcext:value-type="float">
            <text:p>46</text:p>
          </table:table-cell>
          <table:table-cell table:formula="of:=INT(RIGHT(LEFT([.B572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7.hgt.zip</text:p>
          </table:table-cell>
          <table:table-cell table:formula="of:=INT(RIGHT(LEFT([.B573];3);2))" office:value-type="float" office:value="46" calcext:value-type="float">
            <text:p>46</text:p>
          </table:table-cell>
          <table:table-cell table:formula="of:=INT(RIGHT(LEFT([.B573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7.hgt.zip</text:p>
          </table:table-cell>
          <table:table-cell table:formula="of:=INT(RIGHT(LEFT([.B574];3);2))" office:value-type="float" office:value="46" calcext:value-type="float">
            <text:p>46</text:p>
          </table:table-cell>
          <table:table-cell table:formula="of:=INT(RIGHT(LEFT([.B574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8.hgt.zip</text:p>
          </table:table-cell>
          <table:table-cell table:formula="of:=INT(RIGHT(LEFT([.B575];3);2))" office:value-type="float" office:value="46" calcext:value-type="float">
            <text:p>46</text:p>
          </table:table-cell>
          <table:table-cell table:formula="of:=INT(RIGHT(LEFT([.B575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8.hgt.zip</text:p>
          </table:table-cell>
          <table:table-cell table:formula="of:=INT(RIGHT(LEFT([.B576];3);2))" office:value-type="float" office:value="46" calcext:value-type="float">
            <text:p>46</text:p>
          </table:table-cell>
          <table:table-cell table:formula="of:=INT(RIGHT(LEFT([.B576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9.hgt.zip</text:p>
          </table:table-cell>
          <table:table-cell table:formula="of:=INT(RIGHT(LEFT([.B577];3);2))" office:value-type="float" office:value="46" calcext:value-type="float">
            <text:p>46</text:p>
          </table:table-cell>
          <table:table-cell table:formula="of:=INT(RIGHT(LEFT([.B577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09.hgt.zip</text:p>
          </table:table-cell>
          <table:table-cell table:formula="of:=INT(RIGHT(LEFT([.B578];3);2))" office:value-type="float" office:value="46" calcext:value-type="float">
            <text:p>46</text:p>
          </table:table-cell>
          <table:table-cell table:formula="of:=INT(RIGHT(LEFT([.B578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10.hgt.zip</text:p>
          </table:table-cell>
          <table:table-cell table:formula="of:=INT(RIGHT(LEFT([.B579];3);2))" office:value-type="float" office:value="46" calcext:value-type="float">
            <text:p>46</text:p>
          </table:table-cell>
          <table:table-cell table:formula="of:=INT(RIGHT(LEFT([.B579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10.hgt.zip</text:p>
          </table:table-cell>
          <table:table-cell table:formula="of:=INT(RIGHT(LEFT([.B580];3);2))" office:value-type="float" office:value="46" calcext:value-type="float">
            <text:p>46</text:p>
          </table:table-cell>
          <table:table-cell table:formula="of:=INT(RIGHT(LEFT([.B580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11.hgt.zip</text:p>
          </table:table-cell>
          <table:table-cell table:formula="of:=INT(RIGHT(LEFT([.B581];3);2))" office:value-type="float" office:value="46" calcext:value-type="float">
            <text:p>46</text:p>
          </table:table-cell>
          <table:table-cell table:formula="of:=INT(RIGHT(LEFT([.B581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6W111.hgt.zip</text:p>
          </table:table-cell>
          <table:table-cell table:formula="of:=INT(RIGHT(LEFT([.B582];3);2))" office:value-type="float" office:value="46" calcext:value-type="float">
            <text:p>46</text:p>
          </table:table-cell>
          <table:table-cell table:formula="of:=INT(RIGHT(LEFT([.B582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098.hgt.zip</text:p>
          </table:table-cell>
          <table:table-cell table:formula="of:=INT(RIGHT(LEFT([.B583];3);2))" office:value-type="float" office:value="47" calcext:value-type="float">
            <text:p>47</text:p>
          </table:table-cell>
          <table:table-cell table:formula="of:=INT(RIGHT(LEFT([.B583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098.hgt.zip</text:p>
          </table:table-cell>
          <table:table-cell table:formula="of:=INT(RIGHT(LEFT([.B584];3);2))" office:value-type="float" office:value="47" calcext:value-type="float">
            <text:p>47</text:p>
          </table:table-cell>
          <table:table-cell table:formula="of:=INT(RIGHT(LEFT([.B584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099.hgt.zip</text:p>
          </table:table-cell>
          <table:table-cell table:formula="of:=INT(RIGHT(LEFT([.B585];3);2))" office:value-type="float" office:value="47" calcext:value-type="float">
            <text:p>47</text:p>
          </table:table-cell>
          <table:table-cell table:formula="of:=INT(RIGHT(LEFT([.B585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099.hgt.zip</text:p>
          </table:table-cell>
          <table:table-cell table:formula="of:=INT(RIGHT(LEFT([.B586];3);2))" office:value-type="float" office:value="47" calcext:value-type="float">
            <text:p>47</text:p>
          </table:table-cell>
          <table:table-cell table:formula="of:=INT(RIGHT(LEFT([.B586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0.hgt.zip</text:p>
          </table:table-cell>
          <table:table-cell table:formula="of:=INT(RIGHT(LEFT([.B587];3);2))" office:value-type="float" office:value="47" calcext:value-type="float">
            <text:p>47</text:p>
          </table:table-cell>
          <table:table-cell table:formula="of:=INT(RIGHT(LEFT([.B587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0.hgt.zip</text:p>
          </table:table-cell>
          <table:table-cell table:formula="of:=INT(RIGHT(LEFT([.B588];3);2))" office:value-type="float" office:value="47" calcext:value-type="float">
            <text:p>47</text:p>
          </table:table-cell>
          <table:table-cell table:formula="of:=INT(RIGHT(LEFT([.B588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1.hgt.zip</text:p>
          </table:table-cell>
          <table:table-cell table:formula="of:=INT(RIGHT(LEFT([.B589];3);2))" office:value-type="float" office:value="47" calcext:value-type="float">
            <text:p>47</text:p>
          </table:table-cell>
          <table:table-cell table:formula="of:=INT(RIGHT(LEFT([.B589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1.hgt.zip</text:p>
          </table:table-cell>
          <table:table-cell table:formula="of:=INT(RIGHT(LEFT([.B590];3);2))" office:value-type="float" office:value="47" calcext:value-type="float">
            <text:p>47</text:p>
          </table:table-cell>
          <table:table-cell table:formula="of:=INT(RIGHT(LEFT([.B590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2.hgt.zip</text:p>
          </table:table-cell>
          <table:table-cell table:formula="of:=INT(RIGHT(LEFT([.B591];3);2))" office:value-type="float" office:value="47" calcext:value-type="float">
            <text:p>47</text:p>
          </table:table-cell>
          <table:table-cell table:formula="of:=INT(RIGHT(LEFT([.B591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2.hgt.zip</text:p>
          </table:table-cell>
          <table:table-cell table:formula="of:=INT(RIGHT(LEFT([.B592];3);2))" office:value-type="float" office:value="47" calcext:value-type="float">
            <text:p>47</text:p>
          </table:table-cell>
          <table:table-cell table:formula="of:=INT(RIGHT(LEFT([.B592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3.hgt.zip</text:p>
          </table:table-cell>
          <table:table-cell table:formula="of:=INT(RIGHT(LEFT([.B593];3);2))" office:value-type="float" office:value="47" calcext:value-type="float">
            <text:p>47</text:p>
          </table:table-cell>
          <table:table-cell table:formula="of:=INT(RIGHT(LEFT([.B593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3.hgt.zip</text:p>
          </table:table-cell>
          <table:table-cell table:formula="of:=INT(RIGHT(LEFT([.B594];3);2))" office:value-type="float" office:value="47" calcext:value-type="float">
            <text:p>47</text:p>
          </table:table-cell>
          <table:table-cell table:formula="of:=INT(RIGHT(LEFT([.B594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4.hgt.zip</text:p>
          </table:table-cell>
          <table:table-cell table:formula="of:=INT(RIGHT(LEFT([.B595];3);2))" office:value-type="float" office:value="47" calcext:value-type="float">
            <text:p>47</text:p>
          </table:table-cell>
          <table:table-cell table:formula="of:=INT(RIGHT(LEFT([.B59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4.hgt.zip</text:p>
          </table:table-cell>
          <table:table-cell table:formula="of:=INT(RIGHT(LEFT([.B596];3);2))" office:value-type="float" office:value="47" calcext:value-type="float">
            <text:p>47</text:p>
          </table:table-cell>
          <table:table-cell table:formula="of:=INT(RIGHT(LEFT([.B59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5.hgt.zip</text:p>
          </table:table-cell>
          <table:table-cell table:formula="of:=INT(RIGHT(LEFT([.B597];3);2))" office:value-type="float" office:value="47" calcext:value-type="float">
            <text:p>47</text:p>
          </table:table-cell>
          <table:table-cell table:formula="of:=INT(RIGHT(LEFT([.B597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5.hgt.zip</text:p>
          </table:table-cell>
          <table:table-cell table:formula="of:=INT(RIGHT(LEFT([.B598];3);2))" office:value-type="float" office:value="47" calcext:value-type="float">
            <text:p>47</text:p>
          </table:table-cell>
          <table:table-cell table:formula="of:=INT(RIGHT(LEFT([.B598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6.hgt.zip</text:p>
          </table:table-cell>
          <table:table-cell table:formula="of:=INT(RIGHT(LEFT([.B599];3);2))" office:value-type="float" office:value="47" calcext:value-type="float">
            <text:p>47</text:p>
          </table:table-cell>
          <table:table-cell table:formula="of:=INT(RIGHT(LEFT([.B599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6.hgt.zip</text:p>
          </table:table-cell>
          <table:table-cell table:formula="of:=INT(RIGHT(LEFT([.B600];3);2))" office:value-type="float" office:value="47" calcext:value-type="float">
            <text:p>47</text:p>
          </table:table-cell>
          <table:table-cell table:formula="of:=INT(RIGHT(LEFT([.B600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7.hgt.zip</text:p>
          </table:table-cell>
          <table:table-cell table:formula="of:=INT(RIGHT(LEFT([.B601];3);2))" office:value-type="float" office:value="47" calcext:value-type="float">
            <text:p>47</text:p>
          </table:table-cell>
          <table:table-cell table:formula="of:=INT(RIGHT(LEFT([.B601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7.hgt.zip</text:p>
          </table:table-cell>
          <table:table-cell table:formula="of:=INT(RIGHT(LEFT([.B602];3);2))" office:value-type="float" office:value="47" calcext:value-type="float">
            <text:p>47</text:p>
          </table:table-cell>
          <table:table-cell table:formula="of:=INT(RIGHT(LEFT([.B602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8.hgt.zip</text:p>
          </table:table-cell>
          <table:table-cell table:formula="of:=INT(RIGHT(LEFT([.B603];3);2))" office:value-type="float" office:value="47" calcext:value-type="float">
            <text:p>47</text:p>
          </table:table-cell>
          <table:table-cell table:formula="of:=INT(RIGHT(LEFT([.B603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8.hgt.zip</text:p>
          </table:table-cell>
          <table:table-cell table:formula="of:=INT(RIGHT(LEFT([.B604];3);2))" office:value-type="float" office:value="47" calcext:value-type="float">
            <text:p>47</text:p>
          </table:table-cell>
          <table:table-cell table:formula="of:=INT(RIGHT(LEFT([.B604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9.hgt.zip</text:p>
          </table:table-cell>
          <table:table-cell table:formula="of:=INT(RIGHT(LEFT([.B605];3);2))" office:value-type="float" office:value="47" calcext:value-type="float">
            <text:p>47</text:p>
          </table:table-cell>
          <table:table-cell table:formula="of:=INT(RIGHT(LEFT([.B605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09.hgt.zip</text:p>
          </table:table-cell>
          <table:table-cell table:formula="of:=INT(RIGHT(LEFT([.B606];3);2))" office:value-type="float" office:value="47" calcext:value-type="float">
            <text:p>47</text:p>
          </table:table-cell>
          <table:table-cell table:formula="of:=INT(RIGHT(LEFT([.B606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10.hgt.zip</text:p>
          </table:table-cell>
          <table:table-cell table:formula="of:=INT(RIGHT(LEFT([.B607];3);2))" office:value-type="float" office:value="47" calcext:value-type="float">
            <text:p>47</text:p>
          </table:table-cell>
          <table:table-cell table:formula="of:=INT(RIGHT(LEFT([.B607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10.hgt.zip</text:p>
          </table:table-cell>
          <table:table-cell table:formula="of:=INT(RIGHT(LEFT([.B608];3);2))" office:value-type="float" office:value="47" calcext:value-type="float">
            <text:p>47</text:p>
          </table:table-cell>
          <table:table-cell table:formula="of:=INT(RIGHT(LEFT([.B608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11.hgt.zip</text:p>
          </table:table-cell>
          <table:table-cell table:formula="of:=INT(RIGHT(LEFT([.B609];3);2))" office:value-type="float" office:value="47" calcext:value-type="float">
            <text:p>47</text:p>
          </table:table-cell>
          <table:table-cell table:formula="of:=INT(RIGHT(LEFT([.B609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7W111.hgt.zip</text:p>
          </table:table-cell>
          <table:table-cell table:formula="of:=INT(RIGHT(LEFT([.B610];3);2))" office:value-type="float" office:value="47" calcext:value-type="float">
            <text:p>47</text:p>
          </table:table-cell>
          <table:table-cell table:formula="of:=INT(RIGHT(LEFT([.B610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098.hgt.zip</text:p>
          </table:table-cell>
          <table:table-cell table:formula="of:=INT(RIGHT(LEFT([.B611];3);2))" office:value-type="float" office:value="48" calcext:value-type="float">
            <text:p>48</text:p>
          </table:table-cell>
          <table:table-cell table:formula="of:=INT(RIGHT(LEFT([.B611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098.hgt.zip</text:p>
          </table:table-cell>
          <table:table-cell table:formula="of:=INT(RIGHT(LEFT([.B612];3);2))" office:value-type="float" office:value="48" calcext:value-type="float">
            <text:p>48</text:p>
          </table:table-cell>
          <table:table-cell table:formula="of:=INT(RIGHT(LEFT([.B612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099.hgt.zip</text:p>
          </table:table-cell>
          <table:table-cell table:formula="of:=INT(RIGHT(LEFT([.B613];3);2))" office:value-type="float" office:value="48" calcext:value-type="float">
            <text:p>48</text:p>
          </table:table-cell>
          <table:table-cell table:formula="of:=INT(RIGHT(LEFT([.B613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099.hgt.zip</text:p>
          </table:table-cell>
          <table:table-cell table:formula="of:=INT(RIGHT(LEFT([.B614];3);2))" office:value-type="float" office:value="48" calcext:value-type="float">
            <text:p>48</text:p>
          </table:table-cell>
          <table:table-cell table:formula="of:=INT(RIGHT(LEFT([.B614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0.hgt.zip</text:p>
          </table:table-cell>
          <table:table-cell table:formula="of:=INT(RIGHT(LEFT([.B615];3);2))" office:value-type="float" office:value="48" calcext:value-type="float">
            <text:p>48</text:p>
          </table:table-cell>
          <table:table-cell table:formula="of:=INT(RIGHT(LEFT([.B615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0.hgt.zip</text:p>
          </table:table-cell>
          <table:table-cell table:formula="of:=INT(RIGHT(LEFT([.B616];3);2))" office:value-type="float" office:value="48" calcext:value-type="float">
            <text:p>48</text:p>
          </table:table-cell>
          <table:table-cell table:formula="of:=INT(RIGHT(LEFT([.B616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1.hgt.zip</text:p>
          </table:table-cell>
          <table:table-cell table:formula="of:=INT(RIGHT(LEFT([.B617];3);2))" office:value-type="float" office:value="48" calcext:value-type="float">
            <text:p>48</text:p>
          </table:table-cell>
          <table:table-cell table:formula="of:=INT(RIGHT(LEFT([.B61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1.hgt.zip</text:p>
          </table:table-cell>
          <table:table-cell table:formula="of:=INT(RIGHT(LEFT([.B618];3);2))" office:value-type="float" office:value="48" calcext:value-type="float">
            <text:p>48</text:p>
          </table:table-cell>
          <table:table-cell table:formula="of:=INT(RIGHT(LEFT([.B61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2.hgt.zip</text:p>
          </table:table-cell>
          <table:table-cell table:formula="of:=INT(RIGHT(LEFT([.B619];3);2))" office:value-type="float" office:value="48" calcext:value-type="float">
            <text:p>48</text:p>
          </table:table-cell>
          <table:table-cell table:formula="of:=INT(RIGHT(LEFT([.B61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2.hgt.zip</text:p>
          </table:table-cell>
          <table:table-cell table:formula="of:=INT(RIGHT(LEFT([.B620];3);2))" office:value-type="float" office:value="48" calcext:value-type="float">
            <text:p>48</text:p>
          </table:table-cell>
          <table:table-cell table:formula="of:=INT(RIGHT(LEFT([.B62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3.hgt.zip</text:p>
          </table:table-cell>
          <table:table-cell table:formula="of:=INT(RIGHT(LEFT([.B621];3);2))" office:value-type="float" office:value="48" calcext:value-type="float">
            <text:p>48</text:p>
          </table:table-cell>
          <table:table-cell table:formula="of:=INT(RIGHT(LEFT([.B62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3.hgt.zip</text:p>
          </table:table-cell>
          <table:table-cell table:formula="of:=INT(RIGHT(LEFT([.B622];3);2))" office:value-type="float" office:value="48" calcext:value-type="float">
            <text:p>48</text:p>
          </table:table-cell>
          <table:table-cell table:formula="of:=INT(RIGHT(LEFT([.B62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4.hgt.zip</text:p>
          </table:table-cell>
          <table:table-cell table:formula="of:=INT(RIGHT(LEFT([.B623];3);2))" office:value-type="float" office:value="48" calcext:value-type="float">
            <text:p>48</text:p>
          </table:table-cell>
          <table:table-cell table:formula="of:=INT(RIGHT(LEFT([.B62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4.hgt.zip</text:p>
          </table:table-cell>
          <table:table-cell table:formula="of:=INT(RIGHT(LEFT([.B624];3);2))" office:value-type="float" office:value="48" calcext:value-type="float">
            <text:p>48</text:p>
          </table:table-cell>
          <table:table-cell table:formula="of:=INT(RIGHT(LEFT([.B62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5.hgt.zip</text:p>
          </table:table-cell>
          <table:table-cell table:formula="of:=INT(RIGHT(LEFT([.B625];3);2))" office:value-type="float" office:value="48" calcext:value-type="float">
            <text:p>48</text:p>
          </table:table-cell>
          <table:table-cell table:formula="of:=INT(RIGHT(LEFT([.B62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5.hgt.zip</text:p>
          </table:table-cell>
          <table:table-cell table:formula="of:=INT(RIGHT(LEFT([.B626];3);2))" office:value-type="float" office:value="48" calcext:value-type="float">
            <text:p>48</text:p>
          </table:table-cell>
          <table:table-cell table:formula="of:=INT(RIGHT(LEFT([.B62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6.hgt.zip</text:p>
          </table:table-cell>
          <table:table-cell table:formula="of:=INT(RIGHT(LEFT([.B627];3);2))" office:value-type="float" office:value="48" calcext:value-type="float">
            <text:p>48</text:p>
          </table:table-cell>
          <table:table-cell table:formula="of:=INT(RIGHT(LEFT([.B62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6.hgt.zip</text:p>
          </table:table-cell>
          <table:table-cell table:formula="of:=INT(RIGHT(LEFT([.B628];3);2))" office:value-type="float" office:value="48" calcext:value-type="float">
            <text:p>48</text:p>
          </table:table-cell>
          <table:table-cell table:formula="of:=INT(RIGHT(LEFT([.B62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7.hgt.zip</text:p>
          </table:table-cell>
          <table:table-cell table:formula="of:=INT(RIGHT(LEFT([.B629];3);2))" office:value-type="float" office:value="48" calcext:value-type="float">
            <text:p>48</text:p>
          </table:table-cell>
          <table:table-cell table:formula="of:=INT(RIGHT(LEFT([.B629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7.hgt.zip</text:p>
          </table:table-cell>
          <table:table-cell table:formula="of:=INT(RIGHT(LEFT([.B630];3);2))" office:value-type="float" office:value="48" calcext:value-type="float">
            <text:p>48</text:p>
          </table:table-cell>
          <table:table-cell table:formula="of:=INT(RIGHT(LEFT([.B630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8.hgt.zip</text:p>
          </table:table-cell>
          <table:table-cell table:formula="of:=INT(RIGHT(LEFT([.B631];3);2))" office:value-type="float" office:value="48" calcext:value-type="float">
            <text:p>48</text:p>
          </table:table-cell>
          <table:table-cell table:formula="of:=INT(RIGHT(LEFT([.B631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8.hgt.zip</text:p>
          </table:table-cell>
          <table:table-cell table:formula="of:=INT(RIGHT(LEFT([.B632];3);2))" office:value-type="float" office:value="48" calcext:value-type="float">
            <text:p>48</text:p>
          </table:table-cell>
          <table:table-cell table:formula="of:=INT(RIGHT(LEFT([.B632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9.hgt.zip</text:p>
          </table:table-cell>
          <table:table-cell table:formula="of:=INT(RIGHT(LEFT([.B633];3);2))" office:value-type="float" office:value="48" calcext:value-type="float">
            <text:p>48</text:p>
          </table:table-cell>
          <table:table-cell table:formula="of:=INT(RIGHT(LEFT([.B633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09.hgt.zip</text:p>
          </table:table-cell>
          <table:table-cell table:formula="of:=INT(RIGHT(LEFT([.B634];3);2))" office:value-type="float" office:value="48" calcext:value-type="float">
            <text:p>48</text:p>
          </table:table-cell>
          <table:table-cell table:formula="of:=INT(RIGHT(LEFT([.B634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10.hgt.zip</text:p>
          </table:table-cell>
          <table:table-cell table:formula="of:=INT(RIGHT(LEFT([.B635];3);2))" office:value-type="float" office:value="48" calcext:value-type="float">
            <text:p>48</text:p>
          </table:table-cell>
          <table:table-cell table:formula="of:=INT(RIGHT(LEFT([.B635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10.hgt.zip</text:p>
          </table:table-cell>
          <table:table-cell table:formula="of:=INT(RIGHT(LEFT([.B636];3);2))" office:value-type="float" office:value="48" calcext:value-type="float">
            <text:p>48</text:p>
          </table:table-cell>
          <table:table-cell table:formula="of:=INT(RIGHT(LEFT([.B636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11.hgt.zip</text:p>
          </table:table-cell>
          <table:table-cell table:formula="of:=INT(RIGHT(LEFT([.B637];3);2))" office:value-type="float" office:value="48" calcext:value-type="float">
            <text:p>48</text:p>
          </table:table-cell>
          <table:table-cell table:formula="of:=INT(RIGHT(LEFT([.B637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8W111.hgt.zip</text:p>
          </table:table-cell>
          <table:table-cell table:formula="of:=INT(RIGHT(LEFT([.B638];3);2))" office:value-type="float" office:value="48" calcext:value-type="float">
            <text:p>48</text:p>
          </table:table-cell>
          <table:table-cell table:formula="of:=INT(RIGHT(LEFT([.B638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098.hgt.zip</text:p>
          </table:table-cell>
          <table:table-cell table:formula="of:=INT(RIGHT(LEFT([.B639];3);2))" office:value-type="float" office:value="49" calcext:value-type="float">
            <text:p>49</text:p>
          </table:table-cell>
          <table:table-cell table:formula="of:=INT(RIGHT(LEFT([.B639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098.hgt.zip</text:p>
          </table:table-cell>
          <table:table-cell table:formula="of:=INT(RIGHT(LEFT([.B640];3);2))" office:value-type="float" office:value="49" calcext:value-type="float">
            <text:p>49</text:p>
          </table:table-cell>
          <table:table-cell table:formula="of:=INT(RIGHT(LEFT([.B640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099.hgt.zip</text:p>
          </table:table-cell>
          <table:table-cell table:formula="of:=INT(RIGHT(LEFT([.B641];3);2))" office:value-type="float" office:value="49" calcext:value-type="float">
            <text:p>49</text:p>
          </table:table-cell>
          <table:table-cell table:formula="of:=INT(RIGHT(LEFT([.B641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099.hgt.zip</text:p>
          </table:table-cell>
          <table:table-cell table:formula="of:=INT(RIGHT(LEFT([.B642];3);2))" office:value-type="float" office:value="49" calcext:value-type="float">
            <text:p>49</text:p>
          </table:table-cell>
          <table:table-cell table:formula="of:=INT(RIGHT(LEFT([.B642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0.hgt.zip</text:p>
          </table:table-cell>
          <table:table-cell table:formula="of:=INT(RIGHT(LEFT([.B643];3);2))" office:value-type="float" office:value="49" calcext:value-type="float">
            <text:p>49</text:p>
          </table:table-cell>
          <table:table-cell table:formula="of:=INT(RIGHT(LEFT([.B643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0.hgt.zip</text:p>
          </table:table-cell>
          <table:table-cell table:formula="of:=INT(RIGHT(LEFT([.B644];3);2))" office:value-type="float" office:value="49" calcext:value-type="float">
            <text:p>49</text:p>
          </table:table-cell>
          <table:table-cell table:formula="of:=INT(RIGHT(LEFT([.B644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5.hgt.zip</text:p>
          </table:table-cell>
          <table:table-cell table:formula="of:=INT(RIGHT(LEFT([.B645];3);2))" office:value-type="float" office:value="49" calcext:value-type="float">
            <text:p>49</text:p>
          </table:table-cell>
          <table:table-cell table:formula="of:=INT(RIGHT(LEFT([.B64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5.hgt.zip</text:p>
          </table:table-cell>
          <table:table-cell table:formula="of:=INT(RIGHT(LEFT([.B646];3);2))" office:value-type="float" office:value="49" calcext:value-type="float">
            <text:p>49</text:p>
          </table:table-cell>
          <table:table-cell table:formula="of:=INT(RIGHT(LEFT([.B64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7.hgt.zip</text:p>
          </table:table-cell>
          <table:table-cell table:formula="of:=INT(RIGHT(LEFT([.B647];3);2))" office:value-type="float" office:value="49" calcext:value-type="float">
            <text:p>49</text:p>
          </table:table-cell>
          <table:table-cell table:formula="of:=INT(RIGHT(LEFT([.B647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7.hgt.zip</text:p>
          </table:table-cell>
          <table:table-cell table:formula="of:=INT(RIGHT(LEFT([.B648];3);2))" office:value-type="float" office:value="49" calcext:value-type="float">
            <text:p>49</text:p>
          </table:table-cell>
          <table:table-cell table:formula="of:=INT(RIGHT(LEFT([.B648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8.hgt.zip</text:p>
          </table:table-cell>
          <table:table-cell table:formula="of:=INT(RIGHT(LEFT([.B649];3);2))" office:value-type="float" office:value="49" calcext:value-type="float">
            <text:p>49</text:p>
          </table:table-cell>
          <table:table-cell table:formula="of:=INT(RIGHT(LEFT([.B649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08.hgt.zip</text:p>
          </table:table-cell>
          <table:table-cell table:formula="of:=INT(RIGHT(LEFT([.B650];3);2))" office:value-type="float" office:value="49" calcext:value-type="float">
            <text:p>49</text:p>
          </table:table-cell>
          <table:table-cell table:formula="of:=INT(RIGHT(LEFT([.B650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10.hgt.zip</text:p>
          </table:table-cell>
          <table:table-cell table:formula="of:=INT(RIGHT(LEFT([.B651];3);2))" office:value-type="float" office:value="49" calcext:value-type="float">
            <text:p>49</text:p>
          </table:table-cell>
          <table:table-cell table:formula="of:=INT(RIGHT(LEFT([.B651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49W110.hgt.zip</text:p>
          </table:table-cell>
          <table:table-cell table:formula="of:=INT(RIGHT(LEFT([.B652];3);2))" office:value-type="float" office:value="49" calcext:value-type="float">
            <text:p>49</text:p>
          </table:table-cell>
          <table:table-cell table:formula="of:=INT(RIGHT(LEFT([.B652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4.hgt.zip</text:p>
          </table:table-cell>
          <table:table-cell table:formula="of:=INT(RIGHT(LEFT([.B653];3);2))" office:value-type="float" office:value="38" calcext:value-type="float">
            <text:p>38</text:p>
          </table:table-cell>
          <table:table-cell table:formula="of:=INT(RIGHT(LEFT([.B653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4.hgt.zip</text:p>
          </table:table-cell>
          <table:table-cell table:formula="of:=INT(RIGHT(LEFT([.B654];3);2))" office:value-type="float" office:value="38" calcext:value-type="float">
            <text:p>38</text:p>
          </table:table-cell>
          <table:table-cell table:formula="of:=INT(RIGHT(LEFT([.B654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5.hgt.zip</text:p>
          </table:table-cell>
          <table:table-cell table:formula="of:=INT(RIGHT(LEFT([.B655];3);2))" office:value-type="float" office:value="38" calcext:value-type="float">
            <text:p>38</text:p>
          </table:table-cell>
          <table:table-cell table:formula="of:=INT(RIGHT(LEFT([.B655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5.hgt.zip</text:p>
          </table:table-cell>
          <table:table-cell table:formula="of:=INT(RIGHT(LEFT([.B656];3);2))" office:value-type="float" office:value="38" calcext:value-type="float">
            <text:p>38</text:p>
          </table:table-cell>
          <table:table-cell table:formula="of:=INT(RIGHT(LEFT([.B656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6.hgt.zip</text:p>
          </table:table-cell>
          <table:table-cell table:formula="of:=INT(RIGHT(LEFT([.B657];3);2))" office:value-type="float" office:value="38" calcext:value-type="float">
            <text:p>38</text:p>
          </table:table-cell>
          <table:table-cell table:formula="of:=INT(RIGHT(LEFT([.B657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6.hgt.zip</text:p>
          </table:table-cell>
          <table:table-cell table:formula="of:=INT(RIGHT(LEFT([.B658];3);2))" office:value-type="float" office:value="38" calcext:value-type="float">
            <text:p>38</text:p>
          </table:table-cell>
          <table:table-cell table:formula="of:=INT(RIGHT(LEFT([.B658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7.hgt.zip</text:p>
          </table:table-cell>
          <table:table-cell table:formula="of:=INT(RIGHT(LEFT([.B659];3);2))" office:value-type="float" office:value="38" calcext:value-type="float">
            <text:p>38</text:p>
          </table:table-cell>
          <table:table-cell table:formula="of:=INT(RIGHT(LEFT([.B659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7.hgt.zip</text:p>
          </table:table-cell>
          <table:table-cell table:formula="of:=INT(RIGHT(LEFT([.B660];3);2))" office:value-type="float" office:value="38" calcext:value-type="float">
            <text:p>38</text:p>
          </table:table-cell>
          <table:table-cell table:formula="of:=INT(RIGHT(LEFT([.B660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8.hgt.zip</text:p>
          </table:table-cell>
          <table:table-cell table:formula="of:=INT(RIGHT(LEFT([.B661];3);2))" office:value-type="float" office:value="38" calcext:value-type="float">
            <text:p>38</text:p>
          </table:table-cell>
          <table:table-cell table:formula="of:=INT(RIGHT(LEFT([.B661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8.hgt.zip</text:p>
          </table:table-cell>
          <table:table-cell table:formula="of:=INT(RIGHT(LEFT([.B662];3);2))" office:value-type="float" office:value="38" calcext:value-type="float">
            <text:p>38</text:p>
          </table:table-cell>
          <table:table-cell table:formula="of:=INT(RIGHT(LEFT([.B662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9.hgt.zip</text:p>
          </table:table-cell>
          <table:table-cell table:formula="of:=INT(RIGHT(LEFT([.B663];3);2))" office:value-type="float" office:value="38" calcext:value-type="float">
            <text:p>38</text:p>
          </table:table-cell>
          <table:table-cell table:formula="of:=INT(RIGHT(LEFT([.B663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89.hgt.zip</text:p>
          </table:table-cell>
          <table:table-cell table:formula="of:=INT(RIGHT(LEFT([.B664];3);2))" office:value-type="float" office:value="38" calcext:value-type="float">
            <text:p>38</text:p>
          </table:table-cell>
          <table:table-cell table:formula="of:=INT(RIGHT(LEFT([.B664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0.hgt.zip</text:p>
          </table:table-cell>
          <table:table-cell table:formula="of:=INT(RIGHT(LEFT([.B665];3);2))" office:value-type="float" office:value="38" calcext:value-type="float">
            <text:p>38</text:p>
          </table:table-cell>
          <table:table-cell table:formula="of:=INT(RIGHT(LEFT([.B665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0.hgt.zip</text:p>
          </table:table-cell>
          <table:table-cell table:formula="of:=INT(RIGHT(LEFT([.B666];3);2))" office:value-type="float" office:value="38" calcext:value-type="float">
            <text:p>38</text:p>
          </table:table-cell>
          <table:table-cell table:formula="of:=INT(RIGHT(LEFT([.B666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1.hgt.zip</text:p>
          </table:table-cell>
          <table:table-cell table:formula="of:=INT(RIGHT(LEFT([.B667];3);2))" office:value-type="float" office:value="38" calcext:value-type="float">
            <text:p>38</text:p>
          </table:table-cell>
          <table:table-cell table:formula="of:=INT(RIGHT(LEFT([.B667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1.hgt.zip</text:p>
          </table:table-cell>
          <table:table-cell table:formula="of:=INT(RIGHT(LEFT([.B668];3);2))" office:value-type="float" office:value="38" calcext:value-type="float">
            <text:p>38</text:p>
          </table:table-cell>
          <table:table-cell table:formula="of:=INT(RIGHT(LEFT([.B668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2.hgt.zip</text:p>
          </table:table-cell>
          <table:table-cell table:formula="of:=INT(RIGHT(LEFT([.B669];3);2))" office:value-type="float" office:value="38" calcext:value-type="float">
            <text:p>38</text:p>
          </table:table-cell>
          <table:table-cell table:formula="of:=INT(RIGHT(LEFT([.B669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2.hgt.zip</text:p>
          </table:table-cell>
          <table:table-cell table:formula="of:=INT(RIGHT(LEFT([.B670];3);2))" office:value-type="float" office:value="38" calcext:value-type="float">
            <text:p>38</text:p>
          </table:table-cell>
          <table:table-cell table:formula="of:=INT(RIGHT(LEFT([.B670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3.hgt.zip</text:p>
          </table:table-cell>
          <table:table-cell table:formula="of:=INT(RIGHT(LEFT([.B671];3);2))" office:value-type="float" office:value="38" calcext:value-type="float">
            <text:p>38</text:p>
          </table:table-cell>
          <table:table-cell table:formula="of:=INT(RIGHT(LEFT([.B671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3.hgt.zip</text:p>
          </table:table-cell>
          <table:table-cell table:formula="of:=INT(RIGHT(LEFT([.B672];3);2))" office:value-type="float" office:value="38" calcext:value-type="float">
            <text:p>38</text:p>
          </table:table-cell>
          <table:table-cell table:formula="of:=INT(RIGHT(LEFT([.B672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4.hgt.zip</text:p>
          </table:table-cell>
          <table:table-cell table:formula="of:=INT(RIGHT(LEFT([.B673];3);2))" office:value-type="float" office:value="38" calcext:value-type="float">
            <text:p>38</text:p>
          </table:table-cell>
          <table:table-cell table:formula="of:=INT(RIGHT(LEFT([.B673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4.hgt.zip</text:p>
          </table:table-cell>
          <table:table-cell table:formula="of:=INT(RIGHT(LEFT([.B674];3);2))" office:value-type="float" office:value="38" calcext:value-type="float">
            <text:p>38</text:p>
          </table:table-cell>
          <table:table-cell table:formula="of:=INT(RIGHT(LEFT([.B674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5.hgt.zip</text:p>
          </table:table-cell>
          <table:table-cell table:formula="of:=INT(RIGHT(LEFT([.B675];3);2))" office:value-type="float" office:value="38" calcext:value-type="float">
            <text:p>38</text:p>
          </table:table-cell>
          <table:table-cell table:formula="of:=INT(RIGHT(LEFT([.B675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5.hgt.zip</text:p>
          </table:table-cell>
          <table:table-cell table:formula="of:=INT(RIGHT(LEFT([.B676];3);2))" office:value-type="float" office:value="38" calcext:value-type="float">
            <text:p>38</text:p>
          </table:table-cell>
          <table:table-cell table:formula="of:=INT(RIGHT(LEFT([.B676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6.hgt.zip</text:p>
          </table:table-cell>
          <table:table-cell table:formula="of:=INT(RIGHT(LEFT([.B677];3);2))" office:value-type="float" office:value="38" calcext:value-type="float">
            <text:p>38</text:p>
          </table:table-cell>
          <table:table-cell table:formula="of:=INT(RIGHT(LEFT([.B677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6.hgt.zip</text:p>
          </table:table-cell>
          <table:table-cell table:formula="of:=INT(RIGHT(LEFT([.B678];3);2))" office:value-type="float" office:value="38" calcext:value-type="float">
            <text:p>38</text:p>
          </table:table-cell>
          <table:table-cell table:formula="of:=INT(RIGHT(LEFT([.B678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7.hgt.zip</text:p>
          </table:table-cell>
          <table:table-cell table:formula="of:=INT(RIGHT(LEFT([.B679];3);2))" office:value-type="float" office:value="38" calcext:value-type="float">
            <text:p>38</text:p>
          </table:table-cell>
          <table:table-cell table:formula="of:=INT(RIGHT(LEFT([.B679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8W097.hgt.zip</text:p>
          </table:table-cell>
          <table:table-cell table:formula="of:=INT(RIGHT(LEFT([.B680];3);2))" office:value-type="float" office:value="38" calcext:value-type="float">
            <text:p>38</text:p>
          </table:table-cell>
          <table:table-cell table:formula="of:=INT(RIGHT(LEFT([.B680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4.hgt.zip</text:p>
          </table:table-cell>
          <table:table-cell table:formula="of:=INT(RIGHT(LEFT([.B681];3);2))" office:value-type="float" office:value="39" calcext:value-type="float">
            <text:p>39</text:p>
          </table:table-cell>
          <table:table-cell table:formula="of:=INT(RIGHT(LEFT([.B681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4.hgt.zip</text:p>
          </table:table-cell>
          <table:table-cell table:formula="of:=INT(RIGHT(LEFT([.B682];3);2))" office:value-type="float" office:value="39" calcext:value-type="float">
            <text:p>39</text:p>
          </table:table-cell>
          <table:table-cell table:formula="of:=INT(RIGHT(LEFT([.B682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5.hgt.zip</text:p>
          </table:table-cell>
          <table:table-cell table:formula="of:=INT(RIGHT(LEFT([.B683];3);2))" office:value-type="float" office:value="39" calcext:value-type="float">
            <text:p>39</text:p>
          </table:table-cell>
          <table:table-cell table:formula="of:=INT(RIGHT(LEFT([.B683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5.hgt.zip</text:p>
          </table:table-cell>
          <table:table-cell table:formula="of:=INT(RIGHT(LEFT([.B684];3);2))" office:value-type="float" office:value="39" calcext:value-type="float">
            <text:p>39</text:p>
          </table:table-cell>
          <table:table-cell table:formula="of:=INT(RIGHT(LEFT([.B684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6.hgt.zip</text:p>
          </table:table-cell>
          <table:table-cell table:formula="of:=INT(RIGHT(LEFT([.B685];3);2))" office:value-type="float" office:value="39" calcext:value-type="float">
            <text:p>39</text:p>
          </table:table-cell>
          <table:table-cell table:formula="of:=INT(RIGHT(LEFT([.B685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6.hgt.zip</text:p>
          </table:table-cell>
          <table:table-cell table:formula="of:=INT(RIGHT(LEFT([.B686];3);2))" office:value-type="float" office:value="39" calcext:value-type="float">
            <text:p>39</text:p>
          </table:table-cell>
          <table:table-cell table:formula="of:=INT(RIGHT(LEFT([.B686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7.hgt.zip</text:p>
          </table:table-cell>
          <table:table-cell table:formula="of:=INT(RIGHT(LEFT([.B687];3);2))" office:value-type="float" office:value="39" calcext:value-type="float">
            <text:p>39</text:p>
          </table:table-cell>
          <table:table-cell table:formula="of:=INT(RIGHT(LEFT([.B687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7.hgt.zip</text:p>
          </table:table-cell>
          <table:table-cell table:formula="of:=INT(RIGHT(LEFT([.B688];3);2))" office:value-type="float" office:value="39" calcext:value-type="float">
            <text:p>39</text:p>
          </table:table-cell>
          <table:table-cell table:formula="of:=INT(RIGHT(LEFT([.B688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8.hgt.zip</text:p>
          </table:table-cell>
          <table:table-cell table:formula="of:=INT(RIGHT(LEFT([.B689];3);2))" office:value-type="float" office:value="39" calcext:value-type="float">
            <text:p>39</text:p>
          </table:table-cell>
          <table:table-cell table:formula="of:=INT(RIGHT(LEFT([.B689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8.hgt.zip</text:p>
          </table:table-cell>
          <table:table-cell table:formula="of:=INT(RIGHT(LEFT([.B690];3);2))" office:value-type="float" office:value="39" calcext:value-type="float">
            <text:p>39</text:p>
          </table:table-cell>
          <table:table-cell table:formula="of:=INT(RIGHT(LEFT([.B690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9.hgt.zip</text:p>
          </table:table-cell>
          <table:table-cell table:formula="of:=INT(RIGHT(LEFT([.B691];3);2))" office:value-type="float" office:value="39" calcext:value-type="float">
            <text:p>39</text:p>
          </table:table-cell>
          <table:table-cell table:formula="of:=INT(RIGHT(LEFT([.B691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89.hgt.zip</text:p>
          </table:table-cell>
          <table:table-cell table:formula="of:=INT(RIGHT(LEFT([.B692];3);2))" office:value-type="float" office:value="39" calcext:value-type="float">
            <text:p>39</text:p>
          </table:table-cell>
          <table:table-cell table:formula="of:=INT(RIGHT(LEFT([.B692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0.hgt.zip</text:p>
          </table:table-cell>
          <table:table-cell table:formula="of:=INT(RIGHT(LEFT([.B693];3);2))" office:value-type="float" office:value="39" calcext:value-type="float">
            <text:p>39</text:p>
          </table:table-cell>
          <table:table-cell table:formula="of:=INT(RIGHT(LEFT([.B693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0.hgt.zip</text:p>
          </table:table-cell>
          <table:table-cell table:formula="of:=INT(RIGHT(LEFT([.B694];3);2))" office:value-type="float" office:value="39" calcext:value-type="float">
            <text:p>39</text:p>
          </table:table-cell>
          <table:table-cell table:formula="of:=INT(RIGHT(LEFT([.B694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1.hgt.zip</text:p>
          </table:table-cell>
          <table:table-cell table:formula="of:=INT(RIGHT(LEFT([.B695];3);2))" office:value-type="float" office:value="39" calcext:value-type="float">
            <text:p>39</text:p>
          </table:table-cell>
          <table:table-cell table:formula="of:=INT(RIGHT(LEFT([.B695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1.hgt.zip</text:p>
          </table:table-cell>
          <table:table-cell table:formula="of:=INT(RIGHT(LEFT([.B696];3);2))" office:value-type="float" office:value="39" calcext:value-type="float">
            <text:p>39</text:p>
          </table:table-cell>
          <table:table-cell table:formula="of:=INT(RIGHT(LEFT([.B696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2.hgt.zip</text:p>
          </table:table-cell>
          <table:table-cell table:formula="of:=INT(RIGHT(LEFT([.B697];3);2))" office:value-type="float" office:value="39" calcext:value-type="float">
            <text:p>39</text:p>
          </table:table-cell>
          <table:table-cell table:formula="of:=INT(RIGHT(LEFT([.B697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2.hgt.zip</text:p>
          </table:table-cell>
          <table:table-cell table:formula="of:=INT(RIGHT(LEFT([.B698];3);2))" office:value-type="float" office:value="39" calcext:value-type="float">
            <text:p>39</text:p>
          </table:table-cell>
          <table:table-cell table:formula="of:=INT(RIGHT(LEFT([.B698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3.hgt.zip</text:p>
          </table:table-cell>
          <table:table-cell table:formula="of:=INT(RIGHT(LEFT([.B699];3);2))" office:value-type="float" office:value="39" calcext:value-type="float">
            <text:p>39</text:p>
          </table:table-cell>
          <table:table-cell table:formula="of:=INT(RIGHT(LEFT([.B699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3.hgt.zip</text:p>
          </table:table-cell>
          <table:table-cell table:formula="of:=INT(RIGHT(LEFT([.B700];3);2))" office:value-type="float" office:value="39" calcext:value-type="float">
            <text:p>39</text:p>
          </table:table-cell>
          <table:table-cell table:formula="of:=INT(RIGHT(LEFT([.B700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4.hgt.zip</text:p>
          </table:table-cell>
          <table:table-cell table:formula="of:=INT(RIGHT(LEFT([.B701];3);2))" office:value-type="float" office:value="39" calcext:value-type="float">
            <text:p>39</text:p>
          </table:table-cell>
          <table:table-cell table:formula="of:=INT(RIGHT(LEFT([.B701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4.hgt.zip</text:p>
          </table:table-cell>
          <table:table-cell table:formula="of:=INT(RIGHT(LEFT([.B702];3);2))" office:value-type="float" office:value="39" calcext:value-type="float">
            <text:p>39</text:p>
          </table:table-cell>
          <table:table-cell table:formula="of:=INT(RIGHT(LEFT([.B702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5.hgt.zip</text:p>
          </table:table-cell>
          <table:table-cell table:formula="of:=INT(RIGHT(LEFT([.B703];3);2))" office:value-type="float" office:value="39" calcext:value-type="float">
            <text:p>39</text:p>
          </table:table-cell>
          <table:table-cell table:formula="of:=INT(RIGHT(LEFT([.B703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5.hgt.zip</text:p>
          </table:table-cell>
          <table:table-cell table:formula="of:=INT(RIGHT(LEFT([.B704];3);2))" office:value-type="float" office:value="39" calcext:value-type="float">
            <text:p>39</text:p>
          </table:table-cell>
          <table:table-cell table:formula="of:=INT(RIGHT(LEFT([.B704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6.hgt.zip</text:p>
          </table:table-cell>
          <table:table-cell table:formula="of:=INT(RIGHT(LEFT([.B705];3);2))" office:value-type="float" office:value="39" calcext:value-type="float">
            <text:p>39</text:p>
          </table:table-cell>
          <table:table-cell table:formula="of:=INT(RIGHT(LEFT([.B705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6.hgt.zip</text:p>
          </table:table-cell>
          <table:table-cell table:formula="of:=INT(RIGHT(LEFT([.B706];3);2))" office:value-type="float" office:value="39" calcext:value-type="float">
            <text:p>39</text:p>
          </table:table-cell>
          <table:table-cell table:formula="of:=INT(RIGHT(LEFT([.B706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7.hgt.zip</text:p>
          </table:table-cell>
          <table:table-cell table:formula="of:=INT(RIGHT(LEFT([.B707];3);2))" office:value-type="float" office:value="39" calcext:value-type="float">
            <text:p>39</text:p>
          </table:table-cell>
          <table:table-cell table:formula="of:=INT(RIGHT(LEFT([.B707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39W097.hgt.zip</text:p>
          </table:table-cell>
          <table:table-cell table:formula="of:=INT(RIGHT(LEFT([.B708];3);2))" office:value-type="float" office:value="39" calcext:value-type="float">
            <text:p>39</text:p>
          </table:table-cell>
          <table:table-cell table:formula="of:=INT(RIGHT(LEFT([.B708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4.hgt.zip</text:p>
          </table:table-cell>
          <table:table-cell table:formula="of:=INT(RIGHT(LEFT([.B709];3);2))" office:value-type="float" office:value="40" calcext:value-type="float">
            <text:p>40</text:p>
          </table:table-cell>
          <table:table-cell table:formula="of:=INT(RIGHT(LEFT([.B709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4.hgt.zip</text:p>
          </table:table-cell>
          <table:table-cell table:formula="of:=INT(RIGHT(LEFT([.B710];3);2))" office:value-type="float" office:value="40" calcext:value-type="float">
            <text:p>40</text:p>
          </table:table-cell>
          <table:table-cell table:formula="of:=INT(RIGHT(LEFT([.B710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5.hgt.zip</text:p>
          </table:table-cell>
          <table:table-cell table:formula="of:=INT(RIGHT(LEFT([.B711];3);2))" office:value-type="float" office:value="40" calcext:value-type="float">
            <text:p>40</text:p>
          </table:table-cell>
          <table:table-cell table:formula="of:=INT(RIGHT(LEFT([.B711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5.hgt.zip</text:p>
          </table:table-cell>
          <table:table-cell table:formula="of:=INT(RIGHT(LEFT([.B712];3);2))" office:value-type="float" office:value="40" calcext:value-type="float">
            <text:p>40</text:p>
          </table:table-cell>
          <table:table-cell table:formula="of:=INT(RIGHT(LEFT([.B712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6.hgt.zip</text:p>
          </table:table-cell>
          <table:table-cell table:formula="of:=INT(RIGHT(LEFT([.B713];3);2))" office:value-type="float" office:value="40" calcext:value-type="float">
            <text:p>40</text:p>
          </table:table-cell>
          <table:table-cell table:formula="of:=INT(RIGHT(LEFT([.B713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6.hgt.zip</text:p>
          </table:table-cell>
          <table:table-cell table:formula="of:=INT(RIGHT(LEFT([.B714];3);2))" office:value-type="float" office:value="40" calcext:value-type="float">
            <text:p>40</text:p>
          </table:table-cell>
          <table:table-cell table:formula="of:=INT(RIGHT(LEFT([.B714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7.hgt.zip</text:p>
          </table:table-cell>
          <table:table-cell table:formula="of:=INT(RIGHT(LEFT([.B715];3);2))" office:value-type="float" office:value="40" calcext:value-type="float">
            <text:p>40</text:p>
          </table:table-cell>
          <table:table-cell table:formula="of:=INT(RIGHT(LEFT([.B715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7.hgt.zip</text:p>
          </table:table-cell>
          <table:table-cell table:formula="of:=INT(RIGHT(LEFT([.B716];3);2))" office:value-type="float" office:value="40" calcext:value-type="float">
            <text:p>40</text:p>
          </table:table-cell>
          <table:table-cell table:formula="of:=INT(RIGHT(LEFT([.B716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8.hgt.zip</text:p>
          </table:table-cell>
          <table:table-cell table:formula="of:=INT(RIGHT(LEFT([.B717];3);2))" office:value-type="float" office:value="40" calcext:value-type="float">
            <text:p>40</text:p>
          </table:table-cell>
          <table:table-cell table:formula="of:=INT(RIGHT(LEFT([.B717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8.hgt.zip</text:p>
          </table:table-cell>
          <table:table-cell table:formula="of:=INT(RIGHT(LEFT([.B718];3);2))" office:value-type="float" office:value="40" calcext:value-type="float">
            <text:p>40</text:p>
          </table:table-cell>
          <table:table-cell table:formula="of:=INT(RIGHT(LEFT([.B718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9.hgt.zip</text:p>
          </table:table-cell>
          <table:table-cell table:formula="of:=INT(RIGHT(LEFT([.B719];3);2))" office:value-type="float" office:value="40" calcext:value-type="float">
            <text:p>40</text:p>
          </table:table-cell>
          <table:table-cell table:formula="of:=INT(RIGHT(LEFT([.B71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89.hgt.zip</text:p>
          </table:table-cell>
          <table:table-cell table:formula="of:=INT(RIGHT(LEFT([.B720];3);2))" office:value-type="float" office:value="40" calcext:value-type="float">
            <text:p>40</text:p>
          </table:table-cell>
          <table:table-cell table:formula="of:=INT(RIGHT(LEFT([.B72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0.hgt.zip</text:p>
          </table:table-cell>
          <table:table-cell table:formula="of:=INT(RIGHT(LEFT([.B721];3);2))" office:value-type="float" office:value="40" calcext:value-type="float">
            <text:p>40</text:p>
          </table:table-cell>
          <table:table-cell table:formula="of:=INT(RIGHT(LEFT([.B72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0.hgt.zip</text:p>
          </table:table-cell>
          <table:table-cell table:formula="of:=INT(RIGHT(LEFT([.B722];3);2))" office:value-type="float" office:value="40" calcext:value-type="float">
            <text:p>40</text:p>
          </table:table-cell>
          <table:table-cell table:formula="of:=INT(RIGHT(LEFT([.B72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1.hgt.zip</text:p>
          </table:table-cell>
          <table:table-cell table:formula="of:=INT(RIGHT(LEFT([.B723];3);2))" office:value-type="float" office:value="40" calcext:value-type="float">
            <text:p>40</text:p>
          </table:table-cell>
          <table:table-cell table:formula="of:=INT(RIGHT(LEFT([.B72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1.hgt.zip</text:p>
          </table:table-cell>
          <table:table-cell table:formula="of:=INT(RIGHT(LEFT([.B724];3);2))" office:value-type="float" office:value="40" calcext:value-type="float">
            <text:p>40</text:p>
          </table:table-cell>
          <table:table-cell table:formula="of:=INT(RIGHT(LEFT([.B72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2.hgt.zip</text:p>
          </table:table-cell>
          <table:table-cell table:formula="of:=INT(RIGHT(LEFT([.B725];3);2))" office:value-type="float" office:value="40" calcext:value-type="float">
            <text:p>40</text:p>
          </table:table-cell>
          <table:table-cell table:formula="of:=INT(RIGHT(LEFT([.B72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2.hgt.zip</text:p>
          </table:table-cell>
          <table:table-cell table:formula="of:=INT(RIGHT(LEFT([.B726];3);2))" office:value-type="float" office:value="40" calcext:value-type="float">
            <text:p>40</text:p>
          </table:table-cell>
          <table:table-cell table:formula="of:=INT(RIGHT(LEFT([.B72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3.hgt.zip</text:p>
          </table:table-cell>
          <table:table-cell table:formula="of:=INT(RIGHT(LEFT([.B727];3);2))" office:value-type="float" office:value="40" calcext:value-type="float">
            <text:p>40</text:p>
          </table:table-cell>
          <table:table-cell table:formula="of:=INT(RIGHT(LEFT([.B72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3.hgt.zip</text:p>
          </table:table-cell>
          <table:table-cell table:formula="of:=INT(RIGHT(LEFT([.B728];3);2))" office:value-type="float" office:value="40" calcext:value-type="float">
            <text:p>40</text:p>
          </table:table-cell>
          <table:table-cell table:formula="of:=INT(RIGHT(LEFT([.B72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4.hgt.zip</text:p>
          </table:table-cell>
          <table:table-cell table:formula="of:=INT(RIGHT(LEFT([.B729];3);2))" office:value-type="float" office:value="40" calcext:value-type="float">
            <text:p>40</text:p>
          </table:table-cell>
          <table:table-cell table:formula="of:=INT(RIGHT(LEFT([.B72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4.hgt.zip</text:p>
          </table:table-cell>
          <table:table-cell table:formula="of:=INT(RIGHT(LEFT([.B730];3);2))" office:value-type="float" office:value="40" calcext:value-type="float">
            <text:p>40</text:p>
          </table:table-cell>
          <table:table-cell table:formula="of:=INT(RIGHT(LEFT([.B73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5.hgt.zip</text:p>
          </table:table-cell>
          <table:table-cell table:formula="of:=INT(RIGHT(LEFT([.B731];3);2))" office:value-type="float" office:value="40" calcext:value-type="float">
            <text:p>40</text:p>
          </table:table-cell>
          <table:table-cell table:formula="of:=INT(RIGHT(LEFT([.B73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5.hgt.zip</text:p>
          </table:table-cell>
          <table:table-cell table:formula="of:=INT(RIGHT(LEFT([.B732];3);2))" office:value-type="float" office:value="40" calcext:value-type="float">
            <text:p>40</text:p>
          </table:table-cell>
          <table:table-cell table:formula="of:=INT(RIGHT(LEFT([.B73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6.hgt.zip</text:p>
          </table:table-cell>
          <table:table-cell table:formula="of:=INT(RIGHT(LEFT([.B733];3);2))" office:value-type="float" office:value="40" calcext:value-type="float">
            <text:p>40</text:p>
          </table:table-cell>
          <table:table-cell table:formula="of:=INT(RIGHT(LEFT([.B73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6.hgt.zip</text:p>
          </table:table-cell>
          <table:table-cell table:formula="of:=INT(RIGHT(LEFT([.B734];3);2))" office:value-type="float" office:value="40" calcext:value-type="float">
            <text:p>40</text:p>
          </table:table-cell>
          <table:table-cell table:formula="of:=INT(RIGHT(LEFT([.B73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7.hgt.zip</text:p>
          </table:table-cell>
          <table:table-cell table:formula="of:=INT(RIGHT(LEFT([.B735];3);2))" office:value-type="float" office:value="40" calcext:value-type="float">
            <text:p>40</text:p>
          </table:table-cell>
          <table:table-cell table:formula="of:=INT(RIGHT(LEFT([.B73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0W097.hgt.zip</text:p>
          </table:table-cell>
          <table:table-cell table:formula="of:=INT(RIGHT(LEFT([.B736];3);2))" office:value-type="float" office:value="40" calcext:value-type="float">
            <text:p>40</text:p>
          </table:table-cell>
          <table:table-cell table:formula="of:=INT(RIGHT(LEFT([.B73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4.hgt.zip</text:p>
          </table:table-cell>
          <table:table-cell table:formula="of:=INT(RIGHT(LEFT([.B737];3);2))" office:value-type="float" office:value="41" calcext:value-type="float">
            <text:p>41</text:p>
          </table:table-cell>
          <table:table-cell table:formula="of:=INT(RIGHT(LEFT([.B737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4.hgt.zip</text:p>
          </table:table-cell>
          <table:table-cell table:formula="of:=INT(RIGHT(LEFT([.B738];3);2))" office:value-type="float" office:value="41" calcext:value-type="float">
            <text:p>41</text:p>
          </table:table-cell>
          <table:table-cell table:formula="of:=INT(RIGHT(LEFT([.B738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5.hgt.zip</text:p>
          </table:table-cell>
          <table:table-cell table:formula="of:=INT(RIGHT(LEFT([.B739];3);2))" office:value-type="float" office:value="41" calcext:value-type="float">
            <text:p>41</text:p>
          </table:table-cell>
          <table:table-cell table:formula="of:=INT(RIGHT(LEFT([.B739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5.hgt.zip</text:p>
          </table:table-cell>
          <table:table-cell table:formula="of:=INT(RIGHT(LEFT([.B740];3);2))" office:value-type="float" office:value="41" calcext:value-type="float">
            <text:p>41</text:p>
          </table:table-cell>
          <table:table-cell table:formula="of:=INT(RIGHT(LEFT([.B740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6.hgt.zip</text:p>
          </table:table-cell>
          <table:table-cell table:formula="of:=INT(RIGHT(LEFT([.B741];3);2))" office:value-type="float" office:value="41" calcext:value-type="float">
            <text:p>41</text:p>
          </table:table-cell>
          <table:table-cell table:formula="of:=INT(RIGHT(LEFT([.B741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6.hgt.zip</text:p>
          </table:table-cell>
          <table:table-cell table:formula="of:=INT(RIGHT(LEFT([.B742];3);2))" office:value-type="float" office:value="41" calcext:value-type="float">
            <text:p>41</text:p>
          </table:table-cell>
          <table:table-cell table:formula="of:=INT(RIGHT(LEFT([.B742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7.hgt.zip</text:p>
          </table:table-cell>
          <table:table-cell table:formula="of:=INT(RIGHT(LEFT([.B743];3);2))" office:value-type="float" office:value="41" calcext:value-type="float">
            <text:p>41</text:p>
          </table:table-cell>
          <table:table-cell table:formula="of:=INT(RIGHT(LEFT([.B743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7.hgt.zip</text:p>
          </table:table-cell>
          <table:table-cell table:formula="of:=INT(RIGHT(LEFT([.B744];3);2))" office:value-type="float" office:value="41" calcext:value-type="float">
            <text:p>41</text:p>
          </table:table-cell>
          <table:table-cell table:formula="of:=INT(RIGHT(LEFT([.B744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8.hgt.zip</text:p>
          </table:table-cell>
          <table:table-cell table:formula="of:=INT(RIGHT(LEFT([.B745];3);2))" office:value-type="float" office:value="41" calcext:value-type="float">
            <text:p>41</text:p>
          </table:table-cell>
          <table:table-cell table:formula="of:=INT(RIGHT(LEFT([.B745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8.hgt.zip</text:p>
          </table:table-cell>
          <table:table-cell table:formula="of:=INT(RIGHT(LEFT([.B746];3);2))" office:value-type="float" office:value="41" calcext:value-type="float">
            <text:p>41</text:p>
          </table:table-cell>
          <table:table-cell table:formula="of:=INT(RIGHT(LEFT([.B746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9.hgt.zip</text:p>
          </table:table-cell>
          <table:table-cell table:formula="of:=INT(RIGHT(LEFT([.B747];3);2))" office:value-type="float" office:value="41" calcext:value-type="float">
            <text:p>41</text:p>
          </table:table-cell>
          <table:table-cell table:formula="of:=INT(RIGHT(LEFT([.B747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89.hgt.zip</text:p>
          </table:table-cell>
          <table:table-cell table:formula="of:=INT(RIGHT(LEFT([.B748];3);2))" office:value-type="float" office:value="41" calcext:value-type="float">
            <text:p>41</text:p>
          </table:table-cell>
          <table:table-cell table:formula="of:=INT(RIGHT(LEFT([.B748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0.hgt.zip</text:p>
          </table:table-cell>
          <table:table-cell table:formula="of:=INT(RIGHT(LEFT([.B749];3);2))" office:value-type="float" office:value="41" calcext:value-type="float">
            <text:p>41</text:p>
          </table:table-cell>
          <table:table-cell table:formula="of:=INT(RIGHT(LEFT([.B749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0.hgt.zip</text:p>
          </table:table-cell>
          <table:table-cell table:formula="of:=INT(RIGHT(LEFT([.B750];3);2))" office:value-type="float" office:value="41" calcext:value-type="float">
            <text:p>41</text:p>
          </table:table-cell>
          <table:table-cell table:formula="of:=INT(RIGHT(LEFT([.B750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1.hgt.zip</text:p>
          </table:table-cell>
          <table:table-cell table:formula="of:=INT(RIGHT(LEFT([.B751];3);2))" office:value-type="float" office:value="41" calcext:value-type="float">
            <text:p>41</text:p>
          </table:table-cell>
          <table:table-cell table:formula="of:=INT(RIGHT(LEFT([.B751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1.hgt.zip</text:p>
          </table:table-cell>
          <table:table-cell table:formula="of:=INT(RIGHT(LEFT([.B752];3);2))" office:value-type="float" office:value="41" calcext:value-type="float">
            <text:p>41</text:p>
          </table:table-cell>
          <table:table-cell table:formula="of:=INT(RIGHT(LEFT([.B752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2.hgt.zip</text:p>
          </table:table-cell>
          <table:table-cell table:formula="of:=INT(RIGHT(LEFT([.B753];3);2))" office:value-type="float" office:value="41" calcext:value-type="float">
            <text:p>41</text:p>
          </table:table-cell>
          <table:table-cell table:formula="of:=INT(RIGHT(LEFT([.B753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2.hgt.zip</text:p>
          </table:table-cell>
          <table:table-cell table:formula="of:=INT(RIGHT(LEFT([.B754];3);2))" office:value-type="float" office:value="41" calcext:value-type="float">
            <text:p>41</text:p>
          </table:table-cell>
          <table:table-cell table:formula="of:=INT(RIGHT(LEFT([.B754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3.hgt.zip</text:p>
          </table:table-cell>
          <table:table-cell table:formula="of:=INT(RIGHT(LEFT([.B755];3);2))" office:value-type="float" office:value="41" calcext:value-type="float">
            <text:p>41</text:p>
          </table:table-cell>
          <table:table-cell table:formula="of:=INT(RIGHT(LEFT([.B755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3.hgt.zip</text:p>
          </table:table-cell>
          <table:table-cell table:formula="of:=INT(RIGHT(LEFT([.B756];3);2))" office:value-type="float" office:value="41" calcext:value-type="float">
            <text:p>41</text:p>
          </table:table-cell>
          <table:table-cell table:formula="of:=INT(RIGHT(LEFT([.B756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4.hgt.zip</text:p>
          </table:table-cell>
          <table:table-cell table:formula="of:=INT(RIGHT(LEFT([.B757];3);2))" office:value-type="float" office:value="41" calcext:value-type="float">
            <text:p>41</text:p>
          </table:table-cell>
          <table:table-cell table:formula="of:=INT(RIGHT(LEFT([.B757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4.hgt.zip</text:p>
          </table:table-cell>
          <table:table-cell table:formula="of:=INT(RIGHT(LEFT([.B758];3);2))" office:value-type="float" office:value="41" calcext:value-type="float">
            <text:p>41</text:p>
          </table:table-cell>
          <table:table-cell table:formula="of:=INT(RIGHT(LEFT([.B758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5.hgt.zip</text:p>
          </table:table-cell>
          <table:table-cell table:formula="of:=INT(RIGHT(LEFT([.B759];3);2))" office:value-type="float" office:value="41" calcext:value-type="float">
            <text:p>41</text:p>
          </table:table-cell>
          <table:table-cell table:formula="of:=INT(RIGHT(LEFT([.B759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5.hgt.zip</text:p>
          </table:table-cell>
          <table:table-cell table:formula="of:=INT(RIGHT(LEFT([.B760];3);2))" office:value-type="float" office:value="41" calcext:value-type="float">
            <text:p>41</text:p>
          </table:table-cell>
          <table:table-cell table:formula="of:=INT(RIGHT(LEFT([.B760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6.hgt.zip</text:p>
          </table:table-cell>
          <table:table-cell table:formula="of:=INT(RIGHT(LEFT([.B761];3);2))" office:value-type="float" office:value="41" calcext:value-type="float">
            <text:p>41</text:p>
          </table:table-cell>
          <table:table-cell table:formula="of:=INT(RIGHT(LEFT([.B761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6.hgt.zip</text:p>
          </table:table-cell>
          <table:table-cell table:formula="of:=INT(RIGHT(LEFT([.B762];3);2))" office:value-type="float" office:value="41" calcext:value-type="float">
            <text:p>41</text:p>
          </table:table-cell>
          <table:table-cell table:formula="of:=INT(RIGHT(LEFT([.B762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7.hgt.zip</text:p>
          </table:table-cell>
          <table:table-cell table:formula="of:=INT(RIGHT(LEFT([.B763];3);2))" office:value-type="float" office:value="41" calcext:value-type="float">
            <text:p>41</text:p>
          </table:table-cell>
          <table:table-cell table:formula="of:=INT(RIGHT(LEFT([.B763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1W097.hgt.zip</text:p>
          </table:table-cell>
          <table:table-cell table:formula="of:=INT(RIGHT(LEFT([.B764];3);2))" office:value-type="float" office:value="41" calcext:value-type="float">
            <text:p>41</text:p>
          </table:table-cell>
          <table:table-cell table:formula="of:=INT(RIGHT(LEFT([.B764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4.hgt.zip</text:p>
          </table:table-cell>
          <table:table-cell table:formula="of:=INT(RIGHT(LEFT([.B765];3);2))" office:value-type="float" office:value="42" calcext:value-type="float">
            <text:p>42</text:p>
          </table:table-cell>
          <table:table-cell table:formula="of:=INT(RIGHT(LEFT([.B765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4.hgt.zip</text:p>
          </table:table-cell>
          <table:table-cell table:formula="of:=INT(RIGHT(LEFT([.B766];3);2))" office:value-type="float" office:value="42" calcext:value-type="float">
            <text:p>42</text:p>
          </table:table-cell>
          <table:table-cell table:formula="of:=INT(RIGHT(LEFT([.B766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5.hgt.zip</text:p>
          </table:table-cell>
          <table:table-cell table:formula="of:=INT(RIGHT(LEFT([.B767];3);2))" office:value-type="float" office:value="42" calcext:value-type="float">
            <text:p>42</text:p>
          </table:table-cell>
          <table:table-cell table:formula="of:=INT(RIGHT(LEFT([.B767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5.hgt.zip</text:p>
          </table:table-cell>
          <table:table-cell table:formula="of:=INT(RIGHT(LEFT([.B768];3);2))" office:value-type="float" office:value="42" calcext:value-type="float">
            <text:p>42</text:p>
          </table:table-cell>
          <table:table-cell table:formula="of:=INT(RIGHT(LEFT([.B768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6.hgt.zip</text:p>
          </table:table-cell>
          <table:table-cell table:formula="of:=INT(RIGHT(LEFT([.B769];3);2))" office:value-type="float" office:value="42" calcext:value-type="float">
            <text:p>42</text:p>
          </table:table-cell>
          <table:table-cell table:formula="of:=INT(RIGHT(LEFT([.B769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6.hgt.zip</text:p>
          </table:table-cell>
          <table:table-cell table:formula="of:=INT(RIGHT(LEFT([.B770];3);2))" office:value-type="float" office:value="42" calcext:value-type="float">
            <text:p>42</text:p>
          </table:table-cell>
          <table:table-cell table:formula="of:=INT(RIGHT(LEFT([.B770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7.hgt.zip</text:p>
          </table:table-cell>
          <table:table-cell table:formula="of:=INT(RIGHT(LEFT([.B771];3);2))" office:value-type="float" office:value="42" calcext:value-type="float">
            <text:p>42</text:p>
          </table:table-cell>
          <table:table-cell table:formula="of:=INT(RIGHT(LEFT([.B771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7.hgt.zip</text:p>
          </table:table-cell>
          <table:table-cell table:formula="of:=INT(RIGHT(LEFT([.B772];3);2))" office:value-type="float" office:value="42" calcext:value-type="float">
            <text:p>42</text:p>
          </table:table-cell>
          <table:table-cell table:formula="of:=INT(RIGHT(LEFT([.B772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8.hgt.zip</text:p>
          </table:table-cell>
          <table:table-cell table:formula="of:=INT(RIGHT(LEFT([.B773];3);2))" office:value-type="float" office:value="42" calcext:value-type="float">
            <text:p>42</text:p>
          </table:table-cell>
          <table:table-cell table:formula="of:=INT(RIGHT(LEFT([.B773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8.hgt.zip</text:p>
          </table:table-cell>
          <table:table-cell table:formula="of:=INT(RIGHT(LEFT([.B774];3);2))" office:value-type="float" office:value="42" calcext:value-type="float">
            <text:p>42</text:p>
          </table:table-cell>
          <table:table-cell table:formula="of:=INT(RIGHT(LEFT([.B774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9.hgt.zip</text:p>
          </table:table-cell>
          <table:table-cell table:formula="of:=INT(RIGHT(LEFT([.B775];3);2))" office:value-type="float" office:value="42" calcext:value-type="float">
            <text:p>42</text:p>
          </table:table-cell>
          <table:table-cell table:formula="of:=INT(RIGHT(LEFT([.B775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89.hgt.zip</text:p>
          </table:table-cell>
          <table:table-cell table:formula="of:=INT(RIGHT(LEFT([.B776];3);2))" office:value-type="float" office:value="42" calcext:value-type="float">
            <text:p>42</text:p>
          </table:table-cell>
          <table:table-cell table:formula="of:=INT(RIGHT(LEFT([.B776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0.hgt.zip</text:p>
          </table:table-cell>
          <table:table-cell table:formula="of:=INT(RIGHT(LEFT([.B777];3);2))" office:value-type="float" office:value="42" calcext:value-type="float">
            <text:p>42</text:p>
          </table:table-cell>
          <table:table-cell table:formula="of:=INT(RIGHT(LEFT([.B777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0.hgt.zip</text:p>
          </table:table-cell>
          <table:table-cell table:formula="of:=INT(RIGHT(LEFT([.B778];3);2))" office:value-type="float" office:value="42" calcext:value-type="float">
            <text:p>42</text:p>
          </table:table-cell>
          <table:table-cell table:formula="of:=INT(RIGHT(LEFT([.B778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1.hgt.zip</text:p>
          </table:table-cell>
          <table:table-cell table:formula="of:=INT(RIGHT(LEFT([.B779];3);2))" office:value-type="float" office:value="42" calcext:value-type="float">
            <text:p>42</text:p>
          </table:table-cell>
          <table:table-cell table:formula="of:=INT(RIGHT(LEFT([.B779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1.hgt.zip</text:p>
          </table:table-cell>
          <table:table-cell table:formula="of:=INT(RIGHT(LEFT([.B780];3);2))" office:value-type="float" office:value="42" calcext:value-type="float">
            <text:p>42</text:p>
          </table:table-cell>
          <table:table-cell table:formula="of:=INT(RIGHT(LEFT([.B780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2.hgt.zip</text:p>
          </table:table-cell>
          <table:table-cell table:formula="of:=INT(RIGHT(LEFT([.B781];3);2))" office:value-type="float" office:value="42" calcext:value-type="float">
            <text:p>42</text:p>
          </table:table-cell>
          <table:table-cell table:formula="of:=INT(RIGHT(LEFT([.B781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2.hgt.zip</text:p>
          </table:table-cell>
          <table:table-cell table:formula="of:=INT(RIGHT(LEFT([.B782];3);2))" office:value-type="float" office:value="42" calcext:value-type="float">
            <text:p>42</text:p>
          </table:table-cell>
          <table:table-cell table:formula="of:=INT(RIGHT(LEFT([.B782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3.hgt.zip</text:p>
          </table:table-cell>
          <table:table-cell table:formula="of:=INT(RIGHT(LEFT([.B783];3);2))" office:value-type="float" office:value="42" calcext:value-type="float">
            <text:p>42</text:p>
          </table:table-cell>
          <table:table-cell table:formula="of:=INT(RIGHT(LEFT([.B783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3.hgt.zip</text:p>
          </table:table-cell>
          <table:table-cell table:formula="of:=INT(RIGHT(LEFT([.B784];3);2))" office:value-type="float" office:value="42" calcext:value-type="float">
            <text:p>42</text:p>
          </table:table-cell>
          <table:table-cell table:formula="of:=INT(RIGHT(LEFT([.B784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4.hgt.zip</text:p>
          </table:table-cell>
          <table:table-cell table:formula="of:=INT(RIGHT(LEFT([.B785];3);2))" office:value-type="float" office:value="42" calcext:value-type="float">
            <text:p>42</text:p>
          </table:table-cell>
          <table:table-cell table:formula="of:=INT(RIGHT(LEFT([.B785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4.hgt.zip</text:p>
          </table:table-cell>
          <table:table-cell table:formula="of:=INT(RIGHT(LEFT([.B786];3);2))" office:value-type="float" office:value="42" calcext:value-type="float">
            <text:p>42</text:p>
          </table:table-cell>
          <table:table-cell table:formula="of:=INT(RIGHT(LEFT([.B786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5.hgt.zip</text:p>
          </table:table-cell>
          <table:table-cell table:formula="of:=INT(RIGHT(LEFT([.B787];3);2))" office:value-type="float" office:value="42" calcext:value-type="float">
            <text:p>42</text:p>
          </table:table-cell>
          <table:table-cell table:formula="of:=INT(RIGHT(LEFT([.B787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5.hgt.zip</text:p>
          </table:table-cell>
          <table:table-cell table:formula="of:=INT(RIGHT(LEFT([.B788];3);2))" office:value-type="float" office:value="42" calcext:value-type="float">
            <text:p>42</text:p>
          </table:table-cell>
          <table:table-cell table:formula="of:=INT(RIGHT(LEFT([.B788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6.hgt.zip</text:p>
          </table:table-cell>
          <table:table-cell table:formula="of:=INT(RIGHT(LEFT([.B789];3);2))" office:value-type="float" office:value="42" calcext:value-type="float">
            <text:p>42</text:p>
          </table:table-cell>
          <table:table-cell table:formula="of:=INT(RIGHT(LEFT([.B789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6.hgt.zip</text:p>
          </table:table-cell>
          <table:table-cell table:formula="of:=INT(RIGHT(LEFT([.B790];3);2))" office:value-type="float" office:value="42" calcext:value-type="float">
            <text:p>42</text:p>
          </table:table-cell>
          <table:table-cell table:formula="of:=INT(RIGHT(LEFT([.B790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7.hgt.zip</text:p>
          </table:table-cell>
          <table:table-cell table:formula="of:=INT(RIGHT(LEFT([.B791];3);2))" office:value-type="float" office:value="42" calcext:value-type="float">
            <text:p>42</text:p>
          </table:table-cell>
          <table:table-cell table:formula="of:=INT(RIGHT(LEFT([.B791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2W097.hgt.zip</text:p>
          </table:table-cell>
          <table:table-cell table:formula="of:=INT(RIGHT(LEFT([.B792];3);2))" office:value-type="float" office:value="42" calcext:value-type="float">
            <text:p>42</text:p>
          </table:table-cell>
          <table:table-cell table:formula="of:=INT(RIGHT(LEFT([.B792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4.hgt.zip</text:p>
          </table:table-cell>
          <table:table-cell table:formula="of:=INT(RIGHT(LEFT([.B793];3);2))" office:value-type="float" office:value="43" calcext:value-type="float">
            <text:p>43</text:p>
          </table:table-cell>
          <table:table-cell table:formula="of:=INT(RIGHT(LEFT([.B793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4.hgt.zip</text:p>
          </table:table-cell>
          <table:table-cell table:formula="of:=INT(RIGHT(LEFT([.B794];3);2))" office:value-type="float" office:value="43" calcext:value-type="float">
            <text:p>43</text:p>
          </table:table-cell>
          <table:table-cell table:formula="of:=INT(RIGHT(LEFT([.B794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5.hgt.zip</text:p>
          </table:table-cell>
          <table:table-cell table:formula="of:=INT(RIGHT(LEFT([.B795];3);2))" office:value-type="float" office:value="43" calcext:value-type="float">
            <text:p>43</text:p>
          </table:table-cell>
          <table:table-cell table:formula="of:=INT(RIGHT(LEFT([.B795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5.hgt.zip</text:p>
          </table:table-cell>
          <table:table-cell table:formula="of:=INT(RIGHT(LEFT([.B796];3);2))" office:value-type="float" office:value="43" calcext:value-type="float">
            <text:p>43</text:p>
          </table:table-cell>
          <table:table-cell table:formula="of:=INT(RIGHT(LEFT([.B796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6.hgt.zip</text:p>
          </table:table-cell>
          <table:table-cell table:formula="of:=INT(RIGHT(LEFT([.B797];3);2))" office:value-type="float" office:value="43" calcext:value-type="float">
            <text:p>43</text:p>
          </table:table-cell>
          <table:table-cell table:formula="of:=INT(RIGHT(LEFT([.B797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6.hgt.zip</text:p>
          </table:table-cell>
          <table:table-cell table:formula="of:=INT(RIGHT(LEFT([.B798];3);2))" office:value-type="float" office:value="43" calcext:value-type="float">
            <text:p>43</text:p>
          </table:table-cell>
          <table:table-cell table:formula="of:=INT(RIGHT(LEFT([.B798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7.hgt.zip</text:p>
          </table:table-cell>
          <table:table-cell table:formula="of:=INT(RIGHT(LEFT([.B799];3);2))" office:value-type="float" office:value="43" calcext:value-type="float">
            <text:p>43</text:p>
          </table:table-cell>
          <table:table-cell table:formula="of:=INT(RIGHT(LEFT([.B799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7.hgt.zip</text:p>
          </table:table-cell>
          <table:table-cell table:formula="of:=INT(RIGHT(LEFT([.B800];3);2))" office:value-type="float" office:value="43" calcext:value-type="float">
            <text:p>43</text:p>
          </table:table-cell>
          <table:table-cell table:formula="of:=INT(RIGHT(LEFT([.B800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8.hgt.zip</text:p>
          </table:table-cell>
          <table:table-cell table:formula="of:=INT(RIGHT(LEFT([.B801];3);2))" office:value-type="float" office:value="43" calcext:value-type="float">
            <text:p>43</text:p>
          </table:table-cell>
          <table:table-cell table:formula="of:=INT(RIGHT(LEFT([.B801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8.hgt.zip</text:p>
          </table:table-cell>
          <table:table-cell table:formula="of:=INT(RIGHT(LEFT([.B802];3);2))" office:value-type="float" office:value="43" calcext:value-type="float">
            <text:p>43</text:p>
          </table:table-cell>
          <table:table-cell table:formula="of:=INT(RIGHT(LEFT([.B802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9.hgt.zip</text:p>
          </table:table-cell>
          <table:table-cell table:formula="of:=INT(RIGHT(LEFT([.B803];3);2))" office:value-type="float" office:value="43" calcext:value-type="float">
            <text:p>43</text:p>
          </table:table-cell>
          <table:table-cell table:formula="of:=INT(RIGHT(LEFT([.B803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89.hgt.zip</text:p>
          </table:table-cell>
          <table:table-cell table:formula="of:=INT(RIGHT(LEFT([.B804];3);2))" office:value-type="float" office:value="43" calcext:value-type="float">
            <text:p>43</text:p>
          </table:table-cell>
          <table:table-cell table:formula="of:=INT(RIGHT(LEFT([.B804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0.hgt.zip</text:p>
          </table:table-cell>
          <table:table-cell table:formula="of:=INT(RIGHT(LEFT([.B805];3);2))" office:value-type="float" office:value="43" calcext:value-type="float">
            <text:p>43</text:p>
          </table:table-cell>
          <table:table-cell table:formula="of:=INT(RIGHT(LEFT([.B805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0.hgt.zip</text:p>
          </table:table-cell>
          <table:table-cell table:formula="of:=INT(RIGHT(LEFT([.B806];3);2))" office:value-type="float" office:value="43" calcext:value-type="float">
            <text:p>43</text:p>
          </table:table-cell>
          <table:table-cell table:formula="of:=INT(RIGHT(LEFT([.B806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1.hgt.zip</text:p>
          </table:table-cell>
          <table:table-cell table:formula="of:=INT(RIGHT(LEFT([.B807];3);2))" office:value-type="float" office:value="43" calcext:value-type="float">
            <text:p>43</text:p>
          </table:table-cell>
          <table:table-cell table:formula="of:=INT(RIGHT(LEFT([.B807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1.hgt.zip</text:p>
          </table:table-cell>
          <table:table-cell table:formula="of:=INT(RIGHT(LEFT([.B808];3);2))" office:value-type="float" office:value="43" calcext:value-type="float">
            <text:p>43</text:p>
          </table:table-cell>
          <table:table-cell table:formula="of:=INT(RIGHT(LEFT([.B808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2.hgt.zip</text:p>
          </table:table-cell>
          <table:table-cell table:formula="of:=INT(RIGHT(LEFT([.B809];3);2))" office:value-type="float" office:value="43" calcext:value-type="float">
            <text:p>43</text:p>
          </table:table-cell>
          <table:table-cell table:formula="of:=INT(RIGHT(LEFT([.B809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2.hgt.zip</text:p>
          </table:table-cell>
          <table:table-cell table:formula="of:=INT(RIGHT(LEFT([.B810];3);2))" office:value-type="float" office:value="43" calcext:value-type="float">
            <text:p>43</text:p>
          </table:table-cell>
          <table:table-cell table:formula="of:=INT(RIGHT(LEFT([.B810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3.hgt.zip</text:p>
          </table:table-cell>
          <table:table-cell table:formula="of:=INT(RIGHT(LEFT([.B811];3);2))" office:value-type="float" office:value="43" calcext:value-type="float">
            <text:p>43</text:p>
          </table:table-cell>
          <table:table-cell table:formula="of:=INT(RIGHT(LEFT([.B811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3.hgt.zip</text:p>
          </table:table-cell>
          <table:table-cell table:formula="of:=INT(RIGHT(LEFT([.B812];3);2))" office:value-type="float" office:value="43" calcext:value-type="float">
            <text:p>43</text:p>
          </table:table-cell>
          <table:table-cell table:formula="of:=INT(RIGHT(LEFT([.B812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4.hgt.zip</text:p>
          </table:table-cell>
          <table:table-cell table:formula="of:=INT(RIGHT(LEFT([.B813];3);2))" office:value-type="float" office:value="43" calcext:value-type="float">
            <text:p>43</text:p>
          </table:table-cell>
          <table:table-cell table:formula="of:=INT(RIGHT(LEFT([.B813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4.hgt.zip</text:p>
          </table:table-cell>
          <table:table-cell table:formula="of:=INT(RIGHT(LEFT([.B814];3);2))" office:value-type="float" office:value="43" calcext:value-type="float">
            <text:p>43</text:p>
          </table:table-cell>
          <table:table-cell table:formula="of:=INT(RIGHT(LEFT([.B814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5.hgt.zip</text:p>
          </table:table-cell>
          <table:table-cell table:formula="of:=INT(RIGHT(LEFT([.B815];3);2))" office:value-type="float" office:value="43" calcext:value-type="float">
            <text:p>43</text:p>
          </table:table-cell>
          <table:table-cell table:formula="of:=INT(RIGHT(LEFT([.B815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5.hgt.zip</text:p>
          </table:table-cell>
          <table:table-cell table:formula="of:=INT(RIGHT(LEFT([.B816];3);2))" office:value-type="float" office:value="43" calcext:value-type="float">
            <text:p>43</text:p>
          </table:table-cell>
          <table:table-cell table:formula="of:=INT(RIGHT(LEFT([.B816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6.hgt.zip</text:p>
          </table:table-cell>
          <table:table-cell table:formula="of:=INT(RIGHT(LEFT([.B817];3);2))" office:value-type="float" office:value="43" calcext:value-type="float">
            <text:p>43</text:p>
          </table:table-cell>
          <table:table-cell table:formula="of:=INT(RIGHT(LEFT([.B817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6.hgt.zip</text:p>
          </table:table-cell>
          <table:table-cell table:formula="of:=INT(RIGHT(LEFT([.B818];3);2))" office:value-type="float" office:value="43" calcext:value-type="float">
            <text:p>43</text:p>
          </table:table-cell>
          <table:table-cell table:formula="of:=INT(RIGHT(LEFT([.B818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7.hgt.zip</text:p>
          </table:table-cell>
          <table:table-cell table:formula="of:=INT(RIGHT(LEFT([.B819];3);2))" office:value-type="float" office:value="43" calcext:value-type="float">
            <text:p>43</text:p>
          </table:table-cell>
          <table:table-cell table:formula="of:=INT(RIGHT(LEFT([.B819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3W097.hgt.zip</text:p>
          </table:table-cell>
          <table:table-cell table:formula="of:=INT(RIGHT(LEFT([.B820];3);2))" office:value-type="float" office:value="43" calcext:value-type="float">
            <text:p>43</text:p>
          </table:table-cell>
          <table:table-cell table:formula="of:=INT(RIGHT(LEFT([.B820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4.hgt.zip</text:p>
          </table:table-cell>
          <table:table-cell table:formula="of:=INT(RIGHT(LEFT([.B821];3);2))" office:value-type="float" office:value="44" calcext:value-type="float">
            <text:p>44</text:p>
          </table:table-cell>
          <table:table-cell table:formula="of:=INT(RIGHT(LEFT([.B821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4.hgt.zip</text:p>
          </table:table-cell>
          <table:table-cell table:formula="of:=INT(RIGHT(LEFT([.B822];3);2))" office:value-type="float" office:value="44" calcext:value-type="float">
            <text:p>44</text:p>
          </table:table-cell>
          <table:table-cell table:formula="of:=INT(RIGHT(LEFT([.B822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5.hgt.zip</text:p>
          </table:table-cell>
          <table:table-cell table:formula="of:=INT(RIGHT(LEFT([.B823];3);2))" office:value-type="float" office:value="44" calcext:value-type="float">
            <text:p>44</text:p>
          </table:table-cell>
          <table:table-cell table:formula="of:=INT(RIGHT(LEFT([.B823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5.hgt.zip</text:p>
          </table:table-cell>
          <table:table-cell table:formula="of:=INT(RIGHT(LEFT([.B824];3);2))" office:value-type="float" office:value="44" calcext:value-type="float">
            <text:p>44</text:p>
          </table:table-cell>
          <table:table-cell table:formula="of:=INT(RIGHT(LEFT([.B824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6.hgt.zip</text:p>
          </table:table-cell>
          <table:table-cell table:formula="of:=INT(RIGHT(LEFT([.B825];3);2))" office:value-type="float" office:value="44" calcext:value-type="float">
            <text:p>44</text:p>
          </table:table-cell>
          <table:table-cell table:formula="of:=INT(RIGHT(LEFT([.B825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6.hgt.zip</text:p>
          </table:table-cell>
          <table:table-cell table:formula="of:=INT(RIGHT(LEFT([.B826];3);2))" office:value-type="float" office:value="44" calcext:value-type="float">
            <text:p>44</text:p>
          </table:table-cell>
          <table:table-cell table:formula="of:=INT(RIGHT(LEFT([.B826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7.hgt.zip</text:p>
          </table:table-cell>
          <table:table-cell table:formula="of:=INT(RIGHT(LEFT([.B827];3);2))" office:value-type="float" office:value="44" calcext:value-type="float">
            <text:p>44</text:p>
          </table:table-cell>
          <table:table-cell table:formula="of:=INT(RIGHT(LEFT([.B827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7.hgt.zip</text:p>
          </table:table-cell>
          <table:table-cell table:formula="of:=INT(RIGHT(LEFT([.B828];3);2))" office:value-type="float" office:value="44" calcext:value-type="float">
            <text:p>44</text:p>
          </table:table-cell>
          <table:table-cell table:formula="of:=INT(RIGHT(LEFT([.B828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8.hgt.zip</text:p>
          </table:table-cell>
          <table:table-cell table:formula="of:=INT(RIGHT(LEFT([.B829];3);2))" office:value-type="float" office:value="44" calcext:value-type="float">
            <text:p>44</text:p>
          </table:table-cell>
          <table:table-cell table:formula="of:=INT(RIGHT(LEFT([.B829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8.hgt.zip</text:p>
          </table:table-cell>
          <table:table-cell table:formula="of:=INT(RIGHT(LEFT([.B830];3);2))" office:value-type="float" office:value="44" calcext:value-type="float">
            <text:p>44</text:p>
          </table:table-cell>
          <table:table-cell table:formula="of:=INT(RIGHT(LEFT([.B830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9.hgt.zip</text:p>
          </table:table-cell>
          <table:table-cell table:formula="of:=INT(RIGHT(LEFT([.B831];3);2))" office:value-type="float" office:value="44" calcext:value-type="float">
            <text:p>44</text:p>
          </table:table-cell>
          <table:table-cell table:formula="of:=INT(RIGHT(LEFT([.B831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89.hgt.zip</text:p>
          </table:table-cell>
          <table:table-cell table:formula="of:=INT(RIGHT(LEFT([.B832];3);2))" office:value-type="float" office:value="44" calcext:value-type="float">
            <text:p>44</text:p>
          </table:table-cell>
          <table:table-cell table:formula="of:=INT(RIGHT(LEFT([.B832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0.hgt.zip</text:p>
          </table:table-cell>
          <table:table-cell table:formula="of:=INT(RIGHT(LEFT([.B833];3);2))" office:value-type="float" office:value="44" calcext:value-type="float">
            <text:p>44</text:p>
          </table:table-cell>
          <table:table-cell table:formula="of:=INT(RIGHT(LEFT([.B833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0.hgt.zip</text:p>
          </table:table-cell>
          <table:table-cell table:formula="of:=INT(RIGHT(LEFT([.B834];3);2))" office:value-type="float" office:value="44" calcext:value-type="float">
            <text:p>44</text:p>
          </table:table-cell>
          <table:table-cell table:formula="of:=INT(RIGHT(LEFT([.B834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1.hgt.zip</text:p>
          </table:table-cell>
          <table:table-cell table:formula="of:=INT(RIGHT(LEFT([.B835];3);2))" office:value-type="float" office:value="44" calcext:value-type="float">
            <text:p>44</text:p>
          </table:table-cell>
          <table:table-cell table:formula="of:=INT(RIGHT(LEFT([.B835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1.hgt.zip</text:p>
          </table:table-cell>
          <table:table-cell table:formula="of:=INT(RIGHT(LEFT([.B836];3);2))" office:value-type="float" office:value="44" calcext:value-type="float">
            <text:p>44</text:p>
          </table:table-cell>
          <table:table-cell table:formula="of:=INT(RIGHT(LEFT([.B836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2.hgt.zip</text:p>
          </table:table-cell>
          <table:table-cell table:formula="of:=INT(RIGHT(LEFT([.B837];3);2))" office:value-type="float" office:value="44" calcext:value-type="float">
            <text:p>44</text:p>
          </table:table-cell>
          <table:table-cell table:formula="of:=INT(RIGHT(LEFT([.B837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2.hgt.zip</text:p>
          </table:table-cell>
          <table:table-cell table:formula="of:=INT(RIGHT(LEFT([.B838];3);2))" office:value-type="float" office:value="44" calcext:value-type="float">
            <text:p>44</text:p>
          </table:table-cell>
          <table:table-cell table:formula="of:=INT(RIGHT(LEFT([.B838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3.hgt.zip</text:p>
          </table:table-cell>
          <table:table-cell table:formula="of:=INT(RIGHT(LEFT([.B839];3);2))" office:value-type="float" office:value="44" calcext:value-type="float">
            <text:p>44</text:p>
          </table:table-cell>
          <table:table-cell table:formula="of:=INT(RIGHT(LEFT([.B839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3.hgt.zip</text:p>
          </table:table-cell>
          <table:table-cell table:formula="of:=INT(RIGHT(LEFT([.B840];3);2))" office:value-type="float" office:value="44" calcext:value-type="float">
            <text:p>44</text:p>
          </table:table-cell>
          <table:table-cell table:formula="of:=INT(RIGHT(LEFT([.B840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4.hgt.zip</text:p>
          </table:table-cell>
          <table:table-cell table:formula="of:=INT(RIGHT(LEFT([.B841];3);2))" office:value-type="float" office:value="44" calcext:value-type="float">
            <text:p>44</text:p>
          </table:table-cell>
          <table:table-cell table:formula="of:=INT(RIGHT(LEFT([.B841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4.hgt.zip</text:p>
          </table:table-cell>
          <table:table-cell table:formula="of:=INT(RIGHT(LEFT([.B842];3);2))" office:value-type="float" office:value="44" calcext:value-type="float">
            <text:p>44</text:p>
          </table:table-cell>
          <table:table-cell table:formula="of:=INT(RIGHT(LEFT([.B842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5.hgt.zip</text:p>
          </table:table-cell>
          <table:table-cell table:formula="of:=INT(RIGHT(LEFT([.B843];3);2))" office:value-type="float" office:value="44" calcext:value-type="float">
            <text:p>44</text:p>
          </table:table-cell>
          <table:table-cell table:formula="of:=INT(RIGHT(LEFT([.B843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5.hgt.zip</text:p>
          </table:table-cell>
          <table:table-cell table:formula="of:=INT(RIGHT(LEFT([.B844];3);2))" office:value-type="float" office:value="44" calcext:value-type="float">
            <text:p>44</text:p>
          </table:table-cell>
          <table:table-cell table:formula="of:=INT(RIGHT(LEFT([.B844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6.hgt.zip</text:p>
          </table:table-cell>
          <table:table-cell table:formula="of:=INT(RIGHT(LEFT([.B845];3);2))" office:value-type="float" office:value="44" calcext:value-type="float">
            <text:p>44</text:p>
          </table:table-cell>
          <table:table-cell table:formula="of:=INT(RIGHT(LEFT([.B845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6.hgt.zip</text:p>
          </table:table-cell>
          <table:table-cell table:formula="of:=INT(RIGHT(LEFT([.B846];3);2))" office:value-type="float" office:value="44" calcext:value-type="float">
            <text:p>44</text:p>
          </table:table-cell>
          <table:table-cell table:formula="of:=INT(RIGHT(LEFT([.B846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7.hgt.zip</text:p>
          </table:table-cell>
          <table:table-cell table:formula="of:=INT(RIGHT(LEFT([.B847];3);2))" office:value-type="float" office:value="44" calcext:value-type="float">
            <text:p>44</text:p>
          </table:table-cell>
          <table:table-cell table:formula="of:=INT(RIGHT(LEFT([.B847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4W097.hgt.zip</text:p>
          </table:table-cell>
          <table:table-cell table:formula="of:=INT(RIGHT(LEFT([.B848];3);2))" office:value-type="float" office:value="44" calcext:value-type="float">
            <text:p>44</text:p>
          </table:table-cell>
          <table:table-cell table:formula="of:=INT(RIGHT(LEFT([.B848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4.hgt.zip</text:p>
          </table:table-cell>
          <table:table-cell table:formula="of:=INT(RIGHT(LEFT([.B849];3);2))" office:value-type="float" office:value="45" calcext:value-type="float">
            <text:p>45</text:p>
          </table:table-cell>
          <table:table-cell table:formula="of:=INT(RIGHT(LEFT([.B849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4.hgt.zip</text:p>
          </table:table-cell>
          <table:table-cell table:formula="of:=INT(RIGHT(LEFT([.B850];3);2))" office:value-type="float" office:value="45" calcext:value-type="float">
            <text:p>45</text:p>
          </table:table-cell>
          <table:table-cell table:formula="of:=INT(RIGHT(LEFT([.B850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5.hgt.zip</text:p>
          </table:table-cell>
          <table:table-cell table:formula="of:=INT(RIGHT(LEFT([.B851];3);2))" office:value-type="float" office:value="45" calcext:value-type="float">
            <text:p>45</text:p>
          </table:table-cell>
          <table:table-cell table:formula="of:=INT(RIGHT(LEFT([.B851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5.hgt.zip</text:p>
          </table:table-cell>
          <table:table-cell table:formula="of:=INT(RIGHT(LEFT([.B852];3);2))" office:value-type="float" office:value="45" calcext:value-type="float">
            <text:p>45</text:p>
          </table:table-cell>
          <table:table-cell table:formula="of:=INT(RIGHT(LEFT([.B852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6.hgt.zip</text:p>
          </table:table-cell>
          <table:table-cell table:formula="of:=INT(RIGHT(LEFT([.B853];3);2))" office:value-type="float" office:value="45" calcext:value-type="float">
            <text:p>45</text:p>
          </table:table-cell>
          <table:table-cell table:formula="of:=INT(RIGHT(LEFT([.B853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6.hgt.zip</text:p>
          </table:table-cell>
          <table:table-cell table:formula="of:=INT(RIGHT(LEFT([.B854];3);2))" office:value-type="float" office:value="45" calcext:value-type="float">
            <text:p>45</text:p>
          </table:table-cell>
          <table:table-cell table:formula="of:=INT(RIGHT(LEFT([.B854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7.hgt.zip</text:p>
          </table:table-cell>
          <table:table-cell table:formula="of:=INT(RIGHT(LEFT([.B855];3);2))" office:value-type="float" office:value="45" calcext:value-type="float">
            <text:p>45</text:p>
          </table:table-cell>
          <table:table-cell table:formula="of:=INT(RIGHT(LEFT([.B855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7.hgt.zip</text:p>
          </table:table-cell>
          <table:table-cell table:formula="of:=INT(RIGHT(LEFT([.B856];3);2))" office:value-type="float" office:value="45" calcext:value-type="float">
            <text:p>45</text:p>
          </table:table-cell>
          <table:table-cell table:formula="of:=INT(RIGHT(LEFT([.B856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8.hgt.zip</text:p>
          </table:table-cell>
          <table:table-cell table:formula="of:=INT(RIGHT(LEFT([.B857];3);2))" office:value-type="float" office:value="45" calcext:value-type="float">
            <text:p>45</text:p>
          </table:table-cell>
          <table:table-cell table:formula="of:=INT(RIGHT(LEFT([.B857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8.hgt.zip</text:p>
          </table:table-cell>
          <table:table-cell table:formula="of:=INT(RIGHT(LEFT([.B858];3);2))" office:value-type="float" office:value="45" calcext:value-type="float">
            <text:p>45</text:p>
          </table:table-cell>
          <table:table-cell table:formula="of:=INT(RIGHT(LEFT([.B858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9.hgt.zip</text:p>
          </table:table-cell>
          <table:table-cell table:formula="of:=INT(RIGHT(LEFT([.B859];3);2))" office:value-type="float" office:value="45" calcext:value-type="float">
            <text:p>45</text:p>
          </table:table-cell>
          <table:table-cell table:formula="of:=INT(RIGHT(LEFT([.B85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89.hgt.zip</text:p>
          </table:table-cell>
          <table:table-cell table:formula="of:=INT(RIGHT(LEFT([.B860];3);2))" office:value-type="float" office:value="45" calcext:value-type="float">
            <text:p>45</text:p>
          </table:table-cell>
          <table:table-cell table:formula="of:=INT(RIGHT(LEFT([.B86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0.hgt.zip</text:p>
          </table:table-cell>
          <table:table-cell table:formula="of:=INT(RIGHT(LEFT([.B861];3);2))" office:value-type="float" office:value="45" calcext:value-type="float">
            <text:p>45</text:p>
          </table:table-cell>
          <table:table-cell table:formula="of:=INT(RIGHT(LEFT([.B86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0.hgt.zip</text:p>
          </table:table-cell>
          <table:table-cell table:formula="of:=INT(RIGHT(LEFT([.B862];3);2))" office:value-type="float" office:value="45" calcext:value-type="float">
            <text:p>45</text:p>
          </table:table-cell>
          <table:table-cell table:formula="of:=INT(RIGHT(LEFT([.B86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1.hgt.zip</text:p>
          </table:table-cell>
          <table:table-cell table:formula="of:=INT(RIGHT(LEFT([.B863];3);2))" office:value-type="float" office:value="45" calcext:value-type="float">
            <text:p>45</text:p>
          </table:table-cell>
          <table:table-cell table:formula="of:=INT(RIGHT(LEFT([.B86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1.hgt.zip</text:p>
          </table:table-cell>
          <table:table-cell table:formula="of:=INT(RIGHT(LEFT([.B864];3);2))" office:value-type="float" office:value="45" calcext:value-type="float">
            <text:p>45</text:p>
          </table:table-cell>
          <table:table-cell table:formula="of:=INT(RIGHT(LEFT([.B86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2.hgt.zip</text:p>
          </table:table-cell>
          <table:table-cell table:formula="of:=INT(RIGHT(LEFT([.B865];3);2))" office:value-type="float" office:value="45" calcext:value-type="float">
            <text:p>45</text:p>
          </table:table-cell>
          <table:table-cell table:formula="of:=INT(RIGHT(LEFT([.B86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2.hgt.zip</text:p>
          </table:table-cell>
          <table:table-cell table:formula="of:=INT(RIGHT(LEFT([.B866];3);2))" office:value-type="float" office:value="45" calcext:value-type="float">
            <text:p>45</text:p>
          </table:table-cell>
          <table:table-cell table:formula="of:=INT(RIGHT(LEFT([.B86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3.hgt.zip</text:p>
          </table:table-cell>
          <table:table-cell table:formula="of:=INT(RIGHT(LEFT([.B867];3);2))" office:value-type="float" office:value="45" calcext:value-type="float">
            <text:p>45</text:p>
          </table:table-cell>
          <table:table-cell table:formula="of:=INT(RIGHT(LEFT([.B86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3.hgt.zip</text:p>
          </table:table-cell>
          <table:table-cell table:formula="of:=INT(RIGHT(LEFT([.B868];3);2))" office:value-type="float" office:value="45" calcext:value-type="float">
            <text:p>45</text:p>
          </table:table-cell>
          <table:table-cell table:formula="of:=INT(RIGHT(LEFT([.B86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4.hgt.zip</text:p>
          </table:table-cell>
          <table:table-cell table:formula="of:=INT(RIGHT(LEFT([.B869];3);2))" office:value-type="float" office:value="45" calcext:value-type="float">
            <text:p>45</text:p>
          </table:table-cell>
          <table:table-cell table:formula="of:=INT(RIGHT(LEFT([.B86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4.hgt.zip</text:p>
          </table:table-cell>
          <table:table-cell table:formula="of:=INT(RIGHT(LEFT([.B870];3);2))" office:value-type="float" office:value="45" calcext:value-type="float">
            <text:p>45</text:p>
          </table:table-cell>
          <table:table-cell table:formula="of:=INT(RIGHT(LEFT([.B87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5.hgt.zip</text:p>
          </table:table-cell>
          <table:table-cell table:formula="of:=INT(RIGHT(LEFT([.B871];3);2))" office:value-type="float" office:value="45" calcext:value-type="float">
            <text:p>45</text:p>
          </table:table-cell>
          <table:table-cell table:formula="of:=INT(RIGHT(LEFT([.B87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5.hgt.zip</text:p>
          </table:table-cell>
          <table:table-cell table:formula="of:=INT(RIGHT(LEFT([.B872];3);2))" office:value-type="float" office:value="45" calcext:value-type="float">
            <text:p>45</text:p>
          </table:table-cell>
          <table:table-cell table:formula="of:=INT(RIGHT(LEFT([.B87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6.hgt.zip</text:p>
          </table:table-cell>
          <table:table-cell table:formula="of:=INT(RIGHT(LEFT([.B873];3);2))" office:value-type="float" office:value="45" calcext:value-type="float">
            <text:p>45</text:p>
          </table:table-cell>
          <table:table-cell table:formula="of:=INT(RIGHT(LEFT([.B87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6.hgt.zip</text:p>
          </table:table-cell>
          <table:table-cell table:formula="of:=INT(RIGHT(LEFT([.B874];3);2))" office:value-type="float" office:value="45" calcext:value-type="float">
            <text:p>45</text:p>
          </table:table-cell>
          <table:table-cell table:formula="of:=INT(RIGHT(LEFT([.B87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7.hgt.zip</text:p>
          </table:table-cell>
          <table:table-cell table:formula="of:=INT(RIGHT(LEFT([.B875];3);2))" office:value-type="float" office:value="45" calcext:value-type="float">
            <text:p>45</text:p>
          </table:table-cell>
          <table:table-cell table:formula="of:=INT(RIGHT(LEFT([.B87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5W097.hgt.zip</text:p>
          </table:table-cell>
          <table:table-cell table:formula="of:=INT(RIGHT(LEFT([.B876];3);2))" office:value-type="float" office:value="45" calcext:value-type="float">
            <text:p>45</text:p>
          </table:table-cell>
          <table:table-cell table:formula="of:=INT(RIGHT(LEFT([.B87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4.hgt.zip</text:p>
          </table:table-cell>
          <table:table-cell table:formula="of:=INT(RIGHT(LEFT([.B877];3);2))" office:value-type="float" office:value="46" calcext:value-type="float">
            <text:p>46</text:p>
          </table:table-cell>
          <table:table-cell table:formula="of:=INT(RIGHT(LEFT([.B877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4.hgt.zip</text:p>
          </table:table-cell>
          <table:table-cell table:formula="of:=INT(RIGHT(LEFT([.B878];3);2))" office:value-type="float" office:value="46" calcext:value-type="float">
            <text:p>46</text:p>
          </table:table-cell>
          <table:table-cell table:formula="of:=INT(RIGHT(LEFT([.B878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5.hgt.zip</text:p>
          </table:table-cell>
          <table:table-cell table:formula="of:=INT(RIGHT(LEFT([.B879];3);2))" office:value-type="float" office:value="46" calcext:value-type="float">
            <text:p>46</text:p>
          </table:table-cell>
          <table:table-cell table:formula="of:=INT(RIGHT(LEFT([.B879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5.hgt.zip</text:p>
          </table:table-cell>
          <table:table-cell table:formula="of:=INT(RIGHT(LEFT([.B880];3);2))" office:value-type="float" office:value="46" calcext:value-type="float">
            <text:p>46</text:p>
          </table:table-cell>
          <table:table-cell table:formula="of:=INT(RIGHT(LEFT([.B880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6.hgt.zip</text:p>
          </table:table-cell>
          <table:table-cell table:formula="of:=INT(RIGHT(LEFT([.B881];3);2))" office:value-type="float" office:value="46" calcext:value-type="float">
            <text:p>46</text:p>
          </table:table-cell>
          <table:table-cell table:formula="of:=INT(RIGHT(LEFT([.B881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6.hgt.zip</text:p>
          </table:table-cell>
          <table:table-cell table:formula="of:=INT(RIGHT(LEFT([.B882];3);2))" office:value-type="float" office:value="46" calcext:value-type="float">
            <text:p>46</text:p>
          </table:table-cell>
          <table:table-cell table:formula="of:=INT(RIGHT(LEFT([.B882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7.hgt.zip</text:p>
          </table:table-cell>
          <table:table-cell table:formula="of:=INT(RIGHT(LEFT([.B883];3);2))" office:value-type="float" office:value="46" calcext:value-type="float">
            <text:p>46</text:p>
          </table:table-cell>
          <table:table-cell table:formula="of:=INT(RIGHT(LEFT([.B883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7.hgt.zip</text:p>
          </table:table-cell>
          <table:table-cell table:formula="of:=INT(RIGHT(LEFT([.B884];3);2))" office:value-type="float" office:value="46" calcext:value-type="float">
            <text:p>46</text:p>
          </table:table-cell>
          <table:table-cell table:formula="of:=INT(RIGHT(LEFT([.B884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8.hgt.zip</text:p>
          </table:table-cell>
          <table:table-cell table:formula="of:=INT(RIGHT(LEFT([.B885];3);2))" office:value-type="float" office:value="46" calcext:value-type="float">
            <text:p>46</text:p>
          </table:table-cell>
          <table:table-cell table:formula="of:=INT(RIGHT(LEFT([.B885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8.hgt.zip</text:p>
          </table:table-cell>
          <table:table-cell table:formula="of:=INT(RIGHT(LEFT([.B886];3);2))" office:value-type="float" office:value="46" calcext:value-type="float">
            <text:p>46</text:p>
          </table:table-cell>
          <table:table-cell table:formula="of:=INT(RIGHT(LEFT([.B886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9.hgt.zip</text:p>
          </table:table-cell>
          <table:table-cell table:formula="of:=INT(RIGHT(LEFT([.B887];3);2))" office:value-type="float" office:value="46" calcext:value-type="float">
            <text:p>46</text:p>
          </table:table-cell>
          <table:table-cell table:formula="of:=INT(RIGHT(LEFT([.B887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89.hgt.zip</text:p>
          </table:table-cell>
          <table:table-cell table:formula="of:=INT(RIGHT(LEFT([.B888];3);2))" office:value-type="float" office:value="46" calcext:value-type="float">
            <text:p>46</text:p>
          </table:table-cell>
          <table:table-cell table:formula="of:=INT(RIGHT(LEFT([.B888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0.hgt.zip</text:p>
          </table:table-cell>
          <table:table-cell table:formula="of:=INT(RIGHT(LEFT([.B889];3);2))" office:value-type="float" office:value="46" calcext:value-type="float">
            <text:p>46</text:p>
          </table:table-cell>
          <table:table-cell table:formula="of:=INT(RIGHT(LEFT([.B889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0.hgt.zip</text:p>
          </table:table-cell>
          <table:table-cell table:formula="of:=INT(RIGHT(LEFT([.B890];3);2))" office:value-type="float" office:value="46" calcext:value-type="float">
            <text:p>46</text:p>
          </table:table-cell>
          <table:table-cell table:formula="of:=INT(RIGHT(LEFT([.B890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1.hgt.zip</text:p>
          </table:table-cell>
          <table:table-cell table:formula="of:=INT(RIGHT(LEFT([.B891];3);2))" office:value-type="float" office:value="46" calcext:value-type="float">
            <text:p>46</text:p>
          </table:table-cell>
          <table:table-cell table:formula="of:=INT(RIGHT(LEFT([.B891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1.hgt.zip</text:p>
          </table:table-cell>
          <table:table-cell table:formula="of:=INT(RIGHT(LEFT([.B892];3);2))" office:value-type="float" office:value="46" calcext:value-type="float">
            <text:p>46</text:p>
          </table:table-cell>
          <table:table-cell table:formula="of:=INT(RIGHT(LEFT([.B892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2.hgt.zip</text:p>
          </table:table-cell>
          <table:table-cell table:formula="of:=INT(RIGHT(LEFT([.B893];3);2))" office:value-type="float" office:value="46" calcext:value-type="float">
            <text:p>46</text:p>
          </table:table-cell>
          <table:table-cell table:formula="of:=INT(RIGHT(LEFT([.B893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2.hgt.zip</text:p>
          </table:table-cell>
          <table:table-cell table:formula="of:=INT(RIGHT(LEFT([.B894];3);2))" office:value-type="float" office:value="46" calcext:value-type="float">
            <text:p>46</text:p>
          </table:table-cell>
          <table:table-cell table:formula="of:=INT(RIGHT(LEFT([.B894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3.hgt.zip</text:p>
          </table:table-cell>
          <table:table-cell table:formula="of:=INT(RIGHT(LEFT([.B895];3);2))" office:value-type="float" office:value="46" calcext:value-type="float">
            <text:p>46</text:p>
          </table:table-cell>
          <table:table-cell table:formula="of:=INT(RIGHT(LEFT([.B895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3.hgt.zip</text:p>
          </table:table-cell>
          <table:table-cell table:formula="of:=INT(RIGHT(LEFT([.B896];3);2))" office:value-type="float" office:value="46" calcext:value-type="float">
            <text:p>46</text:p>
          </table:table-cell>
          <table:table-cell table:formula="of:=INT(RIGHT(LEFT([.B896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4.hgt.zip</text:p>
          </table:table-cell>
          <table:table-cell table:formula="of:=INT(RIGHT(LEFT([.B897];3);2))" office:value-type="float" office:value="46" calcext:value-type="float">
            <text:p>46</text:p>
          </table:table-cell>
          <table:table-cell table:formula="of:=INT(RIGHT(LEFT([.B897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4.hgt.zip</text:p>
          </table:table-cell>
          <table:table-cell table:formula="of:=INT(RIGHT(LEFT([.B898];3);2))" office:value-type="float" office:value="46" calcext:value-type="float">
            <text:p>46</text:p>
          </table:table-cell>
          <table:table-cell table:formula="of:=INT(RIGHT(LEFT([.B898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5.hgt.zip</text:p>
          </table:table-cell>
          <table:table-cell table:formula="of:=INT(RIGHT(LEFT([.B899];3);2))" office:value-type="float" office:value="46" calcext:value-type="float">
            <text:p>46</text:p>
          </table:table-cell>
          <table:table-cell table:formula="of:=INT(RIGHT(LEFT([.B899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5.hgt.zip</text:p>
          </table:table-cell>
          <table:table-cell table:formula="of:=INT(RIGHT(LEFT([.B900];3);2))" office:value-type="float" office:value="46" calcext:value-type="float">
            <text:p>46</text:p>
          </table:table-cell>
          <table:table-cell table:formula="of:=INT(RIGHT(LEFT([.B900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6.hgt.zip</text:p>
          </table:table-cell>
          <table:table-cell table:formula="of:=INT(RIGHT(LEFT([.B901];3);2))" office:value-type="float" office:value="46" calcext:value-type="float">
            <text:p>46</text:p>
          </table:table-cell>
          <table:table-cell table:formula="of:=INT(RIGHT(LEFT([.B901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6.hgt.zip</text:p>
          </table:table-cell>
          <table:table-cell table:formula="of:=INT(RIGHT(LEFT([.B902];3);2))" office:value-type="float" office:value="46" calcext:value-type="float">
            <text:p>46</text:p>
          </table:table-cell>
          <table:table-cell table:formula="of:=INT(RIGHT(LEFT([.B902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7.hgt.zip</text:p>
          </table:table-cell>
          <table:table-cell table:formula="of:=INT(RIGHT(LEFT([.B903];3);2))" office:value-type="float" office:value="46" calcext:value-type="float">
            <text:p>46</text:p>
          </table:table-cell>
          <table:table-cell table:formula="of:=INT(RIGHT(LEFT([.B903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6W097.hgt.zip</text:p>
          </table:table-cell>
          <table:table-cell table:formula="of:=INT(RIGHT(LEFT([.B904];3);2))" office:value-type="float" office:value="46" calcext:value-type="float">
            <text:p>46</text:p>
          </table:table-cell>
          <table:table-cell table:formula="of:=INT(RIGHT(LEFT([.B904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6.hgt.zip</text:p>
          </table:table-cell>
          <table:table-cell table:formula="of:=INT(RIGHT(LEFT([.B905];3);2))" office:value-type="float" office:value="47" calcext:value-type="float">
            <text:p>47</text:p>
          </table:table-cell>
          <table:table-cell table:formula="of:=INT(RIGHT(LEFT([.B905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6.hgt.zip</text:p>
          </table:table-cell>
          <table:table-cell table:formula="of:=INT(RIGHT(LEFT([.B906];3);2))" office:value-type="float" office:value="47" calcext:value-type="float">
            <text:p>47</text:p>
          </table:table-cell>
          <table:table-cell table:formula="of:=INT(RIGHT(LEFT([.B906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8.hgt.zip</text:p>
          </table:table-cell>
          <table:table-cell table:formula="of:=INT(RIGHT(LEFT([.B907];3);2))" office:value-type="float" office:value="47" calcext:value-type="float">
            <text:p>47</text:p>
          </table:table-cell>
          <table:table-cell table:formula="of:=INT(RIGHT(LEFT([.B907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8.hgt.zip</text:p>
          </table:table-cell>
          <table:table-cell table:formula="of:=INT(RIGHT(LEFT([.B908];3);2))" office:value-type="float" office:value="47" calcext:value-type="float">
            <text:p>47</text:p>
          </table:table-cell>
          <table:table-cell table:formula="of:=INT(RIGHT(LEFT([.B908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9.hgt.zip</text:p>
          </table:table-cell>
          <table:table-cell table:formula="of:=INT(RIGHT(LEFT([.B909];3);2))" office:value-type="float" office:value="47" calcext:value-type="float">
            <text:p>47</text:p>
          </table:table-cell>
          <table:table-cell table:formula="of:=INT(RIGHT(LEFT([.B90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89.hgt.zip</text:p>
          </table:table-cell>
          <table:table-cell table:formula="of:=INT(RIGHT(LEFT([.B910];3);2))" office:value-type="float" office:value="47" calcext:value-type="float">
            <text:p>47</text:p>
          </table:table-cell>
          <table:table-cell table:formula="of:=INT(RIGHT(LEFT([.B91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0.hgt.zip</text:p>
          </table:table-cell>
          <table:table-cell table:formula="of:=INT(RIGHT(LEFT([.B911];3);2))" office:value-type="float" office:value="47" calcext:value-type="float">
            <text:p>47</text:p>
          </table:table-cell>
          <table:table-cell table:formula="of:=INT(RIGHT(LEFT([.B91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0.hgt.zip</text:p>
          </table:table-cell>
          <table:table-cell table:formula="of:=INT(RIGHT(LEFT([.B912];3);2))" office:value-type="float" office:value="47" calcext:value-type="float">
            <text:p>47</text:p>
          </table:table-cell>
          <table:table-cell table:formula="of:=INT(RIGHT(LEFT([.B91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1.hgt.zip</text:p>
          </table:table-cell>
          <table:table-cell table:formula="of:=INT(RIGHT(LEFT([.B913];3);2))" office:value-type="float" office:value="47" calcext:value-type="float">
            <text:p>47</text:p>
          </table:table-cell>
          <table:table-cell table:formula="of:=INT(RIGHT(LEFT([.B91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1.hgt.zip</text:p>
          </table:table-cell>
          <table:table-cell table:formula="of:=INT(RIGHT(LEFT([.B914];3);2))" office:value-type="float" office:value="47" calcext:value-type="float">
            <text:p>47</text:p>
          </table:table-cell>
          <table:table-cell table:formula="of:=INT(RIGHT(LEFT([.B91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2.hgt.zip</text:p>
          </table:table-cell>
          <table:table-cell table:formula="of:=INT(RIGHT(LEFT([.B915];3);2))" office:value-type="float" office:value="47" calcext:value-type="float">
            <text:p>47</text:p>
          </table:table-cell>
          <table:table-cell table:formula="of:=INT(RIGHT(LEFT([.B91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2.hgt.zip</text:p>
          </table:table-cell>
          <table:table-cell table:formula="of:=INT(RIGHT(LEFT([.B916];3);2))" office:value-type="float" office:value="47" calcext:value-type="float">
            <text:p>47</text:p>
          </table:table-cell>
          <table:table-cell table:formula="of:=INT(RIGHT(LEFT([.B91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3.hgt.zip</text:p>
          </table:table-cell>
          <table:table-cell table:formula="of:=INT(RIGHT(LEFT([.B917];3);2))" office:value-type="float" office:value="47" calcext:value-type="float">
            <text:p>47</text:p>
          </table:table-cell>
          <table:table-cell table:formula="of:=INT(RIGHT(LEFT([.B91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3.hgt.zip</text:p>
          </table:table-cell>
          <table:table-cell table:formula="of:=INT(RIGHT(LEFT([.B918];3);2))" office:value-type="float" office:value="47" calcext:value-type="float">
            <text:p>47</text:p>
          </table:table-cell>
          <table:table-cell table:formula="of:=INT(RIGHT(LEFT([.B91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4.hgt.zip</text:p>
          </table:table-cell>
          <table:table-cell table:formula="of:=INT(RIGHT(LEFT([.B919];3);2))" office:value-type="float" office:value="47" calcext:value-type="float">
            <text:p>47</text:p>
          </table:table-cell>
          <table:table-cell table:formula="of:=INT(RIGHT(LEFT([.B91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4.hgt.zip</text:p>
          </table:table-cell>
          <table:table-cell table:formula="of:=INT(RIGHT(LEFT([.B920];3);2))" office:value-type="float" office:value="47" calcext:value-type="float">
            <text:p>47</text:p>
          </table:table-cell>
          <table:table-cell table:formula="of:=INT(RIGHT(LEFT([.B92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5.hgt.zip</text:p>
          </table:table-cell>
          <table:table-cell table:formula="of:=INT(RIGHT(LEFT([.B921];3);2))" office:value-type="float" office:value="47" calcext:value-type="float">
            <text:p>47</text:p>
          </table:table-cell>
          <table:table-cell table:formula="of:=INT(RIGHT(LEFT([.B92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5.hgt.zip</text:p>
          </table:table-cell>
          <table:table-cell table:formula="of:=INT(RIGHT(LEFT([.B922];3);2))" office:value-type="float" office:value="47" calcext:value-type="float">
            <text:p>47</text:p>
          </table:table-cell>
          <table:table-cell table:formula="of:=INT(RIGHT(LEFT([.B92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6.hgt.zip</text:p>
          </table:table-cell>
          <table:table-cell table:formula="of:=INT(RIGHT(LEFT([.B923];3);2))" office:value-type="float" office:value="47" calcext:value-type="float">
            <text:p>47</text:p>
          </table:table-cell>
          <table:table-cell table:formula="of:=INT(RIGHT(LEFT([.B92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6.hgt.zip</text:p>
          </table:table-cell>
          <table:table-cell table:formula="of:=INT(RIGHT(LEFT([.B924];3);2))" office:value-type="float" office:value="47" calcext:value-type="float">
            <text:p>47</text:p>
          </table:table-cell>
          <table:table-cell table:formula="of:=INT(RIGHT(LEFT([.B92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7.hgt.zip</text:p>
          </table:table-cell>
          <table:table-cell table:formula="of:=INT(RIGHT(LEFT([.B925];3);2))" office:value-type="float" office:value="47" calcext:value-type="float">
            <text:p>47</text:p>
          </table:table-cell>
          <table:table-cell table:formula="of:=INT(RIGHT(LEFT([.B92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7W097.hgt.zip</text:p>
          </table:table-cell>
          <table:table-cell table:formula="of:=INT(RIGHT(LEFT([.B926];3);2))" office:value-type="float" office:value="47" calcext:value-type="float">
            <text:p>47</text:p>
          </table:table-cell>
          <table:table-cell table:formula="of:=INT(RIGHT(LEFT([.B92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88.hgt.zip</text:p>
          </table:table-cell>
          <table:table-cell table:formula="of:=INT(RIGHT(LEFT([.B927];3);2))" office:value-type="float" office:value="48" calcext:value-type="float">
            <text:p>48</text:p>
          </table:table-cell>
          <table:table-cell table:formula="of:=INT(RIGHT(LEFT([.B927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88.hgt.zip</text:p>
          </table:table-cell>
          <table:table-cell table:formula="of:=INT(RIGHT(LEFT([.B928];3);2))" office:value-type="float" office:value="48" calcext:value-type="float">
            <text:p>48</text:p>
          </table:table-cell>
          <table:table-cell table:formula="of:=INT(RIGHT(LEFT([.B928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89.hgt.zip</text:p>
          </table:table-cell>
          <table:table-cell table:formula="of:=INT(RIGHT(LEFT([.B929];3);2))" office:value-type="float" office:value="48" calcext:value-type="float">
            <text:p>48</text:p>
          </table:table-cell>
          <table:table-cell table:formula="of:=INT(RIGHT(LEFT([.B92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89.hgt.zip</text:p>
          </table:table-cell>
          <table:table-cell table:formula="of:=INT(RIGHT(LEFT([.B930];3);2))" office:value-type="float" office:value="48" calcext:value-type="float">
            <text:p>48</text:p>
          </table:table-cell>
          <table:table-cell table:formula="of:=INT(RIGHT(LEFT([.B93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0.hgt.zip</text:p>
          </table:table-cell>
          <table:table-cell table:formula="of:=INT(RIGHT(LEFT([.B931];3);2))" office:value-type="float" office:value="48" calcext:value-type="float">
            <text:p>48</text:p>
          </table:table-cell>
          <table:table-cell table:formula="of:=INT(RIGHT(LEFT([.B93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0.hgt.zip</text:p>
          </table:table-cell>
          <table:table-cell table:formula="of:=INT(RIGHT(LEFT([.B932];3);2))" office:value-type="float" office:value="48" calcext:value-type="float">
            <text:p>48</text:p>
          </table:table-cell>
          <table:table-cell table:formula="of:=INT(RIGHT(LEFT([.B93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1.hgt.zip</text:p>
          </table:table-cell>
          <table:table-cell table:formula="of:=INT(RIGHT(LEFT([.B933];3);2))" office:value-type="float" office:value="48" calcext:value-type="float">
            <text:p>48</text:p>
          </table:table-cell>
          <table:table-cell table:formula="of:=INT(RIGHT(LEFT([.B93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1.hgt.zip</text:p>
          </table:table-cell>
          <table:table-cell table:formula="of:=INT(RIGHT(LEFT([.B934];3);2))" office:value-type="float" office:value="48" calcext:value-type="float">
            <text:p>48</text:p>
          </table:table-cell>
          <table:table-cell table:formula="of:=INT(RIGHT(LEFT([.B93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2.hgt.zip</text:p>
          </table:table-cell>
          <table:table-cell table:formula="of:=INT(RIGHT(LEFT([.B935];3);2))" office:value-type="float" office:value="48" calcext:value-type="float">
            <text:p>48</text:p>
          </table:table-cell>
          <table:table-cell table:formula="of:=INT(RIGHT(LEFT([.B93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2.hgt.zip</text:p>
          </table:table-cell>
          <table:table-cell table:formula="of:=INT(RIGHT(LEFT([.B936];3);2))" office:value-type="float" office:value="48" calcext:value-type="float">
            <text:p>48</text:p>
          </table:table-cell>
          <table:table-cell table:formula="of:=INT(RIGHT(LEFT([.B93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3.hgt.zip</text:p>
          </table:table-cell>
          <table:table-cell table:formula="of:=INT(RIGHT(LEFT([.B937];3);2))" office:value-type="float" office:value="48" calcext:value-type="float">
            <text:p>48</text:p>
          </table:table-cell>
          <table:table-cell table:formula="of:=INT(RIGHT(LEFT([.B93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3.hgt.zip</text:p>
          </table:table-cell>
          <table:table-cell table:formula="of:=INT(RIGHT(LEFT([.B938];3);2))" office:value-type="float" office:value="48" calcext:value-type="float">
            <text:p>48</text:p>
          </table:table-cell>
          <table:table-cell table:formula="of:=INT(RIGHT(LEFT([.B93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4.hgt.zip</text:p>
          </table:table-cell>
          <table:table-cell table:formula="of:=INT(RIGHT(LEFT([.B939];3);2))" office:value-type="float" office:value="48" calcext:value-type="float">
            <text:p>48</text:p>
          </table:table-cell>
          <table:table-cell table:formula="of:=INT(RIGHT(LEFT([.B93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4.hgt.zip</text:p>
          </table:table-cell>
          <table:table-cell table:formula="of:=INT(RIGHT(LEFT([.B940];3);2))" office:value-type="float" office:value="48" calcext:value-type="float">
            <text:p>48</text:p>
          </table:table-cell>
          <table:table-cell table:formula="of:=INT(RIGHT(LEFT([.B94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5.hgt.zip</text:p>
          </table:table-cell>
          <table:table-cell table:formula="of:=INT(RIGHT(LEFT([.B941];3);2))" office:value-type="float" office:value="48" calcext:value-type="float">
            <text:p>48</text:p>
          </table:table-cell>
          <table:table-cell table:formula="of:=INT(RIGHT(LEFT([.B94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5.hgt.zip</text:p>
          </table:table-cell>
          <table:table-cell table:formula="of:=INT(RIGHT(LEFT([.B942];3);2))" office:value-type="float" office:value="48" calcext:value-type="float">
            <text:p>48</text:p>
          </table:table-cell>
          <table:table-cell table:formula="of:=INT(RIGHT(LEFT([.B94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6.hgt.zip</text:p>
          </table:table-cell>
          <table:table-cell table:formula="of:=INT(RIGHT(LEFT([.B943];3);2))" office:value-type="float" office:value="48" calcext:value-type="float">
            <text:p>48</text:p>
          </table:table-cell>
          <table:table-cell table:formula="of:=INT(RIGHT(LEFT([.B94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6.hgt.zip</text:p>
          </table:table-cell>
          <table:table-cell table:formula="of:=INT(RIGHT(LEFT([.B944];3);2))" office:value-type="float" office:value="48" calcext:value-type="float">
            <text:p>48</text:p>
          </table:table-cell>
          <table:table-cell table:formula="of:=INT(RIGHT(LEFT([.B94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7.hgt.zip</text:p>
          </table:table-cell>
          <table:table-cell table:formula="of:=INT(RIGHT(LEFT([.B945];3);2))" office:value-type="float" office:value="48" calcext:value-type="float">
            <text:p>48</text:p>
          </table:table-cell>
          <table:table-cell table:formula="of:=INT(RIGHT(LEFT([.B94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8W097.hgt.zip</text:p>
          </table:table-cell>
          <table:table-cell table:formula="of:=INT(RIGHT(LEFT([.B946];3);2))" office:value-type="float" office:value="48" calcext:value-type="float">
            <text:p>48</text:p>
          </table:table-cell>
          <table:table-cell table:formula="of:=INT(RIGHT(LEFT([.B94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5.hgt.zip</text:p>
          </table:table-cell>
          <table:table-cell table:formula="of:=INT(RIGHT(LEFT([.B947];3);2))" office:value-type="float" office:value="49" calcext:value-type="float">
            <text:p>49</text:p>
          </table:table-cell>
          <table:table-cell table:formula="of:=INT(RIGHT(LEFT([.B947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5.hgt.zip</text:p>
          </table:table-cell>
          <table:table-cell table:formula="of:=INT(RIGHT(LEFT([.B948];3);2))" office:value-type="float" office:value="49" calcext:value-type="float">
            <text:p>49</text:p>
          </table:table-cell>
          <table:table-cell table:formula="of:=INT(RIGHT(LEFT([.B948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6.hgt.zip</text:p>
          </table:table-cell>
          <table:table-cell table:formula="of:=INT(RIGHT(LEFT([.B949];3);2))" office:value-type="float" office:value="49" calcext:value-type="float">
            <text:p>49</text:p>
          </table:table-cell>
          <table:table-cell table:formula="of:=INT(RIGHT(LEFT([.B949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6.hgt.zip</text:p>
          </table:table-cell>
          <table:table-cell table:formula="of:=INT(RIGHT(LEFT([.B950];3);2))" office:value-type="float" office:value="49" calcext:value-type="float">
            <text:p>49</text:p>
          </table:table-cell>
          <table:table-cell table:formula="of:=INT(RIGHT(LEFT([.B950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7.hgt.zip</text:p>
          </table:table-cell>
          <table:table-cell table:formula="of:=INT(RIGHT(LEFT([.B951];3);2))" office:value-type="float" office:value="49" calcext:value-type="float">
            <text:p>49</text:p>
          </table:table-cell>
          <table:table-cell table:formula="of:=INT(RIGHT(LEFT([.B951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49W097.hgt.zip</text:p>
          </table:table-cell>
          <table:table-cell table:formula="of:=INT(RIGHT(LEFT([.B952];3);2))" office:value-type="float" office:value="49" calcext:value-type="float">
            <text:p>49</text:p>
          </table:table-cell>
          <table:table-cell table:formula="of:=INT(RIGHT(LEFT([.B952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8W101.hgt.zip</text:p>
          </table:table-cell>
          <table:table-cell table:formula="of:=INT(RIGHT(LEFT([.B953];3);2))" office:value-type="float" office:value="28" calcext:value-type="float">
            <text:p>28</text:p>
          </table:table-cell>
          <table:table-cell table:formula="of:=INT(RIGHT(LEFT([.B953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8W101.hgt.zip</text:p>
          </table:table-cell>
          <table:table-cell table:formula="of:=INT(RIGHT(LEFT([.B954];3);2))" office:value-type="float" office:value="28" calcext:value-type="float">
            <text:p>28</text:p>
          </table:table-cell>
          <table:table-cell table:formula="of:=INT(RIGHT(LEFT([.B954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8W104.hgt.zip</text:p>
          </table:table-cell>
          <table:table-cell table:formula="of:=INT(RIGHT(LEFT([.B955];3);2))" office:value-type="float" office:value="28" calcext:value-type="float">
            <text:p>28</text:p>
          </table:table-cell>
          <table:table-cell table:formula="of:=INT(RIGHT(LEFT([.B95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8W104.hgt.zip</text:p>
          </table:table-cell>
          <table:table-cell table:formula="of:=INT(RIGHT(LEFT([.B956];3);2))" office:value-type="float" office:value="28" calcext:value-type="float">
            <text:p>28</text:p>
          </table:table-cell>
          <table:table-cell table:formula="of:=INT(RIGHT(LEFT([.B95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1.hgt.zip</text:p>
          </table:table-cell>
          <table:table-cell table:formula="of:=INT(RIGHT(LEFT([.B957];3);2))" office:value-type="float" office:value="29" calcext:value-type="float">
            <text:p>29</text:p>
          </table:table-cell>
          <table:table-cell table:formula="of:=INT(RIGHT(LEFT([.B95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1.hgt.zip</text:p>
          </table:table-cell>
          <table:table-cell table:formula="of:=INT(RIGHT(LEFT([.B958];3);2))" office:value-type="float" office:value="29" calcext:value-type="float">
            <text:p>29</text:p>
          </table:table-cell>
          <table:table-cell table:formula="of:=INT(RIGHT(LEFT([.B95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2.hgt.zip</text:p>
          </table:table-cell>
          <table:table-cell table:formula="of:=INT(RIGHT(LEFT([.B959];3);2))" office:value-type="float" office:value="29" calcext:value-type="float">
            <text:p>29</text:p>
          </table:table-cell>
          <table:table-cell table:formula="of:=INT(RIGHT(LEFT([.B95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2.hgt.zip</text:p>
          </table:table-cell>
          <table:table-cell table:formula="of:=INT(RIGHT(LEFT([.B960];3);2))" office:value-type="float" office:value="29" calcext:value-type="float">
            <text:p>29</text:p>
          </table:table-cell>
          <table:table-cell table:formula="of:=INT(RIGHT(LEFT([.B96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3.hgt.zip</text:p>
          </table:table-cell>
          <table:table-cell table:formula="of:=INT(RIGHT(LEFT([.B961];3);2))" office:value-type="float" office:value="29" calcext:value-type="float">
            <text:p>29</text:p>
          </table:table-cell>
          <table:table-cell table:formula="of:=INT(RIGHT(LEFT([.B96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3.hgt.zip</text:p>
          </table:table-cell>
          <table:table-cell table:formula="of:=INT(RIGHT(LEFT([.B962];3);2))" office:value-type="float" office:value="29" calcext:value-type="float">
            <text:p>29</text:p>
          </table:table-cell>
          <table:table-cell table:formula="of:=INT(RIGHT(LEFT([.B96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4.hgt.zip</text:p>
          </table:table-cell>
          <table:table-cell table:formula="of:=INT(RIGHT(LEFT([.B963];3);2))" office:value-type="float" office:value="29" calcext:value-type="float">
            <text:p>29</text:p>
          </table:table-cell>
          <table:table-cell table:formula="of:=INT(RIGHT(LEFT([.B96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4.hgt.zip</text:p>
          </table:table-cell>
          <table:table-cell table:formula="of:=INT(RIGHT(LEFT([.B964];3);2))" office:value-type="float" office:value="29" calcext:value-type="float">
            <text:p>29</text:p>
          </table:table-cell>
          <table:table-cell table:formula="of:=INT(RIGHT(LEFT([.B96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5.hgt.zip</text:p>
          </table:table-cell>
          <table:table-cell table:formula="of:=INT(RIGHT(LEFT([.B965];3);2))" office:value-type="float" office:value="29" calcext:value-type="float">
            <text:p>29</text:p>
          </table:table-cell>
          <table:table-cell table:formula="of:=INT(RIGHT(LEFT([.B96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29W105.hgt.zip</text:p>
          </table:table-cell>
          <table:table-cell table:formula="of:=INT(RIGHT(LEFT([.B966];3);2))" office:value-type="float" office:value="29" calcext:value-type="float">
            <text:p>29</text:p>
          </table:table-cell>
          <table:table-cell table:formula="of:=INT(RIGHT(LEFT([.B96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1.hgt.zip</text:p>
          </table:table-cell>
          <table:table-cell table:formula="of:=INT(RIGHT(LEFT([.B967];3);2))" office:value-type="float" office:value="30" calcext:value-type="float">
            <text:p>30</text:p>
          </table:table-cell>
          <table:table-cell table:formula="of:=INT(RIGHT(LEFT([.B96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1.hgt.zip</text:p>
          </table:table-cell>
          <table:table-cell table:formula="of:=INT(RIGHT(LEFT([.B968];3);2))" office:value-type="float" office:value="30" calcext:value-type="float">
            <text:p>30</text:p>
          </table:table-cell>
          <table:table-cell table:formula="of:=INT(RIGHT(LEFT([.B96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2.hgt.zip</text:p>
          </table:table-cell>
          <table:table-cell table:formula="of:=INT(RIGHT(LEFT([.B969];3);2))" office:value-type="float" office:value="30" calcext:value-type="float">
            <text:p>30</text:p>
          </table:table-cell>
          <table:table-cell table:formula="of:=INT(RIGHT(LEFT([.B96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2.hgt.zip</text:p>
          </table:table-cell>
          <table:table-cell table:formula="of:=INT(RIGHT(LEFT([.B970];3);2))" office:value-type="float" office:value="30" calcext:value-type="float">
            <text:p>30</text:p>
          </table:table-cell>
          <table:table-cell table:formula="of:=INT(RIGHT(LEFT([.B97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3.hgt.zip</text:p>
          </table:table-cell>
          <table:table-cell table:formula="of:=INT(RIGHT(LEFT([.B971];3);2))" office:value-type="float" office:value="30" calcext:value-type="float">
            <text:p>30</text:p>
          </table:table-cell>
          <table:table-cell table:formula="of:=INT(RIGHT(LEFT([.B97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3.hgt.zip</text:p>
          </table:table-cell>
          <table:table-cell table:formula="of:=INT(RIGHT(LEFT([.B972];3);2))" office:value-type="float" office:value="30" calcext:value-type="float">
            <text:p>30</text:p>
          </table:table-cell>
          <table:table-cell table:formula="of:=INT(RIGHT(LEFT([.B97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4.hgt.zip</text:p>
          </table:table-cell>
          <table:table-cell table:formula="of:=INT(RIGHT(LEFT([.B973];3);2))" office:value-type="float" office:value="30" calcext:value-type="float">
            <text:p>30</text:p>
          </table:table-cell>
          <table:table-cell table:formula="of:=INT(RIGHT(LEFT([.B97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4.hgt.zip</text:p>
          </table:table-cell>
          <table:table-cell table:formula="of:=INT(RIGHT(LEFT([.B974];3);2))" office:value-type="float" office:value="30" calcext:value-type="float">
            <text:p>30</text:p>
          </table:table-cell>
          <table:table-cell table:formula="of:=INT(RIGHT(LEFT([.B97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5.hgt.zip</text:p>
          </table:table-cell>
          <table:table-cell table:formula="of:=INT(RIGHT(LEFT([.B975];3);2))" office:value-type="float" office:value="30" calcext:value-type="float">
            <text:p>30</text:p>
          </table:table-cell>
          <table:table-cell table:formula="of:=INT(RIGHT(LEFT([.B97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5.hgt.zip</text:p>
          </table:table-cell>
          <table:table-cell table:formula="of:=INT(RIGHT(LEFT([.B976];3);2))" office:value-type="float" office:value="30" calcext:value-type="float">
            <text:p>30</text:p>
          </table:table-cell>
          <table:table-cell table:formula="of:=INT(RIGHT(LEFT([.B97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6.hgt.zip</text:p>
          </table:table-cell>
          <table:table-cell table:formula="of:=INT(RIGHT(LEFT([.B977];3);2))" office:value-type="float" office:value="30" calcext:value-type="float">
            <text:p>30</text:p>
          </table:table-cell>
          <table:table-cell table:formula="of:=INT(RIGHT(LEFT([.B97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0W106.hgt.zip</text:p>
          </table:table-cell>
          <table:table-cell table:formula="of:=INT(RIGHT(LEFT([.B978];3);2))" office:value-type="float" office:value="30" calcext:value-type="float">
            <text:p>30</text:p>
          </table:table-cell>
          <table:table-cell table:formula="of:=INT(RIGHT(LEFT([.B97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1.hgt.zip</text:p>
          </table:table-cell>
          <table:table-cell table:formula="of:=INT(RIGHT(LEFT([.B979];3);2))" office:value-type="float" office:value="31" calcext:value-type="float">
            <text:p>31</text:p>
          </table:table-cell>
          <table:table-cell table:formula="of:=INT(RIGHT(LEFT([.B979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1.hgt.zip</text:p>
          </table:table-cell>
          <table:table-cell table:formula="of:=INT(RIGHT(LEFT([.B980];3);2))" office:value-type="float" office:value="31" calcext:value-type="float">
            <text:p>31</text:p>
          </table:table-cell>
          <table:table-cell table:formula="of:=INT(RIGHT(LEFT([.B980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2.hgt.zip</text:p>
          </table:table-cell>
          <table:table-cell table:formula="of:=INT(RIGHT(LEFT([.B981];3);2))" office:value-type="float" office:value="31" calcext:value-type="float">
            <text:p>31</text:p>
          </table:table-cell>
          <table:table-cell table:formula="of:=INT(RIGHT(LEFT([.B981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2.hgt.zip</text:p>
          </table:table-cell>
          <table:table-cell table:formula="of:=INT(RIGHT(LEFT([.B982];3);2))" office:value-type="float" office:value="31" calcext:value-type="float">
            <text:p>31</text:p>
          </table:table-cell>
          <table:table-cell table:formula="of:=INT(RIGHT(LEFT([.B982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3.hgt.zip</text:p>
          </table:table-cell>
          <table:table-cell table:formula="of:=INT(RIGHT(LEFT([.B983];3);2))" office:value-type="float" office:value="31" calcext:value-type="float">
            <text:p>31</text:p>
          </table:table-cell>
          <table:table-cell table:formula="of:=INT(RIGHT(LEFT([.B983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3.hgt.zip</text:p>
          </table:table-cell>
          <table:table-cell table:formula="of:=INT(RIGHT(LEFT([.B984];3);2))" office:value-type="float" office:value="31" calcext:value-type="float">
            <text:p>31</text:p>
          </table:table-cell>
          <table:table-cell table:formula="of:=INT(RIGHT(LEFT([.B984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4.hgt.zip</text:p>
          </table:table-cell>
          <table:table-cell table:formula="of:=INT(RIGHT(LEFT([.B985];3);2))" office:value-type="float" office:value="31" calcext:value-type="float">
            <text:p>31</text:p>
          </table:table-cell>
          <table:table-cell table:formula="of:=INT(RIGHT(LEFT([.B98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4.hgt.zip</text:p>
          </table:table-cell>
          <table:table-cell table:formula="of:=INT(RIGHT(LEFT([.B986];3);2))" office:value-type="float" office:value="31" calcext:value-type="float">
            <text:p>31</text:p>
          </table:table-cell>
          <table:table-cell table:formula="of:=INT(RIGHT(LEFT([.B98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5.hgt.zip</text:p>
          </table:table-cell>
          <table:table-cell table:formula="of:=INT(RIGHT(LEFT([.B987];3);2))" office:value-type="float" office:value="31" calcext:value-type="float">
            <text:p>31</text:p>
          </table:table-cell>
          <table:table-cell table:formula="of:=INT(RIGHT(LEFT([.B987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5.hgt.zip</text:p>
          </table:table-cell>
          <table:table-cell table:formula="of:=INT(RIGHT(LEFT([.B988];3);2))" office:value-type="float" office:value="31" calcext:value-type="float">
            <text:p>31</text:p>
          </table:table-cell>
          <table:table-cell table:formula="of:=INT(RIGHT(LEFT([.B988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6.hgt.zip</text:p>
          </table:table-cell>
          <table:table-cell table:formula="of:=INT(RIGHT(LEFT([.B989];3);2))" office:value-type="float" office:value="31" calcext:value-type="float">
            <text:p>31</text:p>
          </table:table-cell>
          <table:table-cell table:formula="of:=INT(RIGHT(LEFT([.B989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6.hgt.zip</text:p>
          </table:table-cell>
          <table:table-cell table:formula="of:=INT(RIGHT(LEFT([.B990];3);2))" office:value-type="float" office:value="31" calcext:value-type="float">
            <text:p>31</text:p>
          </table:table-cell>
          <table:table-cell table:formula="of:=INT(RIGHT(LEFT([.B990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7.hgt.zip</text:p>
          </table:table-cell>
          <table:table-cell table:formula="of:=INT(RIGHT(LEFT([.B991];3);2))" office:value-type="float" office:value="31" calcext:value-type="float">
            <text:p>31</text:p>
          </table:table-cell>
          <table:table-cell table:formula="of:=INT(RIGHT(LEFT([.B991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7.hgt.zip</text:p>
          </table:table-cell>
          <table:table-cell table:formula="of:=INT(RIGHT(LEFT([.B992];3);2))" office:value-type="float" office:value="31" calcext:value-type="float">
            <text:p>31</text:p>
          </table:table-cell>
          <table:table-cell table:formula="of:=INT(RIGHT(LEFT([.B992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8.hgt.zip</text:p>
          </table:table-cell>
          <table:table-cell table:formula="of:=INT(RIGHT(LEFT([.B993];3);2))" office:value-type="float" office:value="31" calcext:value-type="float">
            <text:p>31</text:p>
          </table:table-cell>
          <table:table-cell table:formula="of:=INT(RIGHT(LEFT([.B993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8.hgt.zip</text:p>
          </table:table-cell>
          <table:table-cell table:formula="of:=INT(RIGHT(LEFT([.B994];3);2))" office:value-type="float" office:value="31" calcext:value-type="float">
            <text:p>31</text:p>
          </table:table-cell>
          <table:table-cell table:formula="of:=INT(RIGHT(LEFT([.B994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9.hgt.zip</text:p>
          </table:table-cell>
          <table:table-cell table:formula="of:=INT(RIGHT(LEFT([.B995];3);2))" office:value-type="float" office:value="31" calcext:value-type="float">
            <text:p>31</text:p>
          </table:table-cell>
          <table:table-cell table:formula="of:=INT(RIGHT(LEFT([.B995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09.hgt.zip</text:p>
          </table:table-cell>
          <table:table-cell table:formula="of:=INT(RIGHT(LEFT([.B996];3);2))" office:value-type="float" office:value="31" calcext:value-type="float">
            <text:p>31</text:p>
          </table:table-cell>
          <table:table-cell table:formula="of:=INT(RIGHT(LEFT([.B996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0.hgt.zip</text:p>
          </table:table-cell>
          <table:table-cell table:formula="of:=INT(RIGHT(LEFT([.B997];3);2))" office:value-type="float" office:value="31" calcext:value-type="float">
            <text:p>31</text:p>
          </table:table-cell>
          <table:table-cell table:formula="of:=INT(RIGHT(LEFT([.B997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0.hgt.zip</text:p>
          </table:table-cell>
          <table:table-cell table:formula="of:=INT(RIGHT(LEFT([.B998];3);2))" office:value-type="float" office:value="31" calcext:value-type="float">
            <text:p>31</text:p>
          </table:table-cell>
          <table:table-cell table:formula="of:=INT(RIGHT(LEFT([.B998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1.hgt.zip</text:p>
          </table:table-cell>
          <table:table-cell table:formula="of:=INT(RIGHT(LEFT([.B999];3);2))" office:value-type="float" office:value="31" calcext:value-type="float">
            <text:p>31</text:p>
          </table:table-cell>
          <table:table-cell table:formula="of:=INT(RIGHT(LEFT([.B999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1.hgt.zip</text:p>
          </table:table-cell>
          <table:table-cell table:formula="of:=INT(RIGHT(LEFT([.B1000];3);2))" office:value-type="float" office:value="31" calcext:value-type="float">
            <text:p>31</text:p>
          </table:table-cell>
          <table:table-cell table:formula="of:=INT(RIGHT(LEFT([.B1000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2.hgt.zip</text:p>
          </table:table-cell>
          <table:table-cell table:formula="of:=INT(RIGHT(LEFT([.B1001];3);2))" office:value-type="float" office:value="31" calcext:value-type="float">
            <text:p>31</text:p>
          </table:table-cell>
          <table:table-cell table:formula="of:=INT(RIGHT(LEFT([.B1001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2.hgt.zip</text:p>
          </table:table-cell>
          <table:table-cell table:formula="of:=INT(RIGHT(LEFT([.B1002];3);2))" office:value-type="float" office:value="31" calcext:value-type="float">
            <text:p>31</text:p>
          </table:table-cell>
          <table:table-cell table:formula="of:=INT(RIGHT(LEFT([.B1002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3.hgt.zip</text:p>
          </table:table-cell>
          <table:table-cell table:formula="of:=INT(RIGHT(LEFT([.B1003];3);2))" office:value-type="float" office:value="31" calcext:value-type="float">
            <text:p>31</text:p>
          </table:table-cell>
          <table:table-cell table:formula="of:=INT(RIGHT(LEFT([.B1003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3.hgt.zip</text:p>
          </table:table-cell>
          <table:table-cell table:formula="of:=INT(RIGHT(LEFT([.B1004];3);2))" office:value-type="float" office:value="31" calcext:value-type="float">
            <text:p>31</text:p>
          </table:table-cell>
          <table:table-cell table:formula="of:=INT(RIGHT(LEFT([.B1004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4.hgt.zip</text:p>
          </table:table-cell>
          <table:table-cell table:formula="of:=INT(RIGHT(LEFT([.B1005];3);2))" office:value-type="float" office:value="31" calcext:value-type="float">
            <text:p>31</text:p>
          </table:table-cell>
          <table:table-cell table:formula="of:=INT(RIGHT(LEFT([.B1005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1W114.hgt.zip</text:p>
          </table:table-cell>
          <table:table-cell table:formula="of:=INT(RIGHT(LEFT([.B1006];3);2))" office:value-type="float" office:value="31" calcext:value-type="float">
            <text:p>31</text:p>
          </table:table-cell>
          <table:table-cell table:formula="of:=INT(RIGHT(LEFT([.B1006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1.hgt.zip</text:p>
          </table:table-cell>
          <table:table-cell table:formula="of:=INT(RIGHT(LEFT([.B1007];3);2))" office:value-type="float" office:value="32" calcext:value-type="float">
            <text:p>32</text:p>
          </table:table-cell>
          <table:table-cell table:formula="of:=INT(RIGHT(LEFT([.B100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1.hgt.zip</text:p>
          </table:table-cell>
          <table:table-cell table:formula="of:=INT(RIGHT(LEFT([.B1008];3);2))" office:value-type="float" office:value="32" calcext:value-type="float">
            <text:p>32</text:p>
          </table:table-cell>
          <table:table-cell table:formula="of:=INT(RIGHT(LEFT([.B100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2.hgt.zip</text:p>
          </table:table-cell>
          <table:table-cell table:formula="of:=INT(RIGHT(LEFT([.B1009];3);2))" office:value-type="float" office:value="32" calcext:value-type="float">
            <text:p>32</text:p>
          </table:table-cell>
          <table:table-cell table:formula="of:=INT(RIGHT(LEFT([.B100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2.hgt.zip</text:p>
          </table:table-cell>
          <table:table-cell table:formula="of:=INT(RIGHT(LEFT([.B1010];3);2))" office:value-type="float" office:value="32" calcext:value-type="float">
            <text:p>32</text:p>
          </table:table-cell>
          <table:table-cell table:formula="of:=INT(RIGHT(LEFT([.B101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3.hgt.zip</text:p>
          </table:table-cell>
          <table:table-cell table:formula="of:=INT(RIGHT(LEFT([.B1011];3);2))" office:value-type="float" office:value="32" calcext:value-type="float">
            <text:p>32</text:p>
          </table:table-cell>
          <table:table-cell table:formula="of:=INT(RIGHT(LEFT([.B101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3.hgt.zip</text:p>
          </table:table-cell>
          <table:table-cell table:formula="of:=INT(RIGHT(LEFT([.B1012];3);2))" office:value-type="float" office:value="32" calcext:value-type="float">
            <text:p>32</text:p>
          </table:table-cell>
          <table:table-cell table:formula="of:=INT(RIGHT(LEFT([.B101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4.hgt.zip</text:p>
          </table:table-cell>
          <table:table-cell table:formula="of:=INT(RIGHT(LEFT([.B1013];3);2))" office:value-type="float" office:value="32" calcext:value-type="float">
            <text:p>32</text:p>
          </table:table-cell>
          <table:table-cell table:formula="of:=INT(RIGHT(LEFT([.B101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4.hgt.zip</text:p>
          </table:table-cell>
          <table:table-cell table:formula="of:=INT(RIGHT(LEFT([.B1014];3);2))" office:value-type="float" office:value="32" calcext:value-type="float">
            <text:p>32</text:p>
          </table:table-cell>
          <table:table-cell table:formula="of:=INT(RIGHT(LEFT([.B101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5.hgt.zip</text:p>
          </table:table-cell>
          <table:table-cell table:formula="of:=INT(RIGHT(LEFT([.B1015];3);2))" office:value-type="float" office:value="32" calcext:value-type="float">
            <text:p>32</text:p>
          </table:table-cell>
          <table:table-cell table:formula="of:=INT(RIGHT(LEFT([.B101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5.hgt.zip</text:p>
          </table:table-cell>
          <table:table-cell table:formula="of:=INT(RIGHT(LEFT([.B1016];3);2))" office:value-type="float" office:value="32" calcext:value-type="float">
            <text:p>32</text:p>
          </table:table-cell>
          <table:table-cell table:formula="of:=INT(RIGHT(LEFT([.B101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6.hgt.zip</text:p>
          </table:table-cell>
          <table:table-cell table:formula="of:=INT(RIGHT(LEFT([.B1017];3);2))" office:value-type="float" office:value="32" calcext:value-type="float">
            <text:p>32</text:p>
          </table:table-cell>
          <table:table-cell table:formula="of:=INT(RIGHT(LEFT([.B101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6.hgt.zip</text:p>
          </table:table-cell>
          <table:table-cell table:formula="of:=INT(RIGHT(LEFT([.B1018];3);2))" office:value-type="float" office:value="32" calcext:value-type="float">
            <text:p>32</text:p>
          </table:table-cell>
          <table:table-cell table:formula="of:=INT(RIGHT(LEFT([.B101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7.hgt.zip</text:p>
          </table:table-cell>
          <table:table-cell table:formula="of:=INT(RIGHT(LEFT([.B1019];3);2))" office:value-type="float" office:value="32" calcext:value-type="float">
            <text:p>32</text:p>
          </table:table-cell>
          <table:table-cell table:formula="of:=INT(RIGHT(LEFT([.B1019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7.hgt.zip</text:p>
          </table:table-cell>
          <table:table-cell table:formula="of:=INT(RIGHT(LEFT([.B1020];3);2))" office:value-type="float" office:value="32" calcext:value-type="float">
            <text:p>32</text:p>
          </table:table-cell>
          <table:table-cell table:formula="of:=INT(RIGHT(LEFT([.B1020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8.hgt.zip</text:p>
          </table:table-cell>
          <table:table-cell table:formula="of:=INT(RIGHT(LEFT([.B1021];3);2))" office:value-type="float" office:value="32" calcext:value-type="float">
            <text:p>32</text:p>
          </table:table-cell>
          <table:table-cell table:formula="of:=INT(RIGHT(LEFT([.B1021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8.hgt.zip</text:p>
          </table:table-cell>
          <table:table-cell table:formula="of:=INT(RIGHT(LEFT([.B1022];3);2))" office:value-type="float" office:value="32" calcext:value-type="float">
            <text:p>32</text:p>
          </table:table-cell>
          <table:table-cell table:formula="of:=INT(RIGHT(LEFT([.B1022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9.hgt.zip</text:p>
          </table:table-cell>
          <table:table-cell table:formula="of:=INT(RIGHT(LEFT([.B1023];3);2))" office:value-type="float" office:value="32" calcext:value-type="float">
            <text:p>32</text:p>
          </table:table-cell>
          <table:table-cell table:formula="of:=INT(RIGHT(LEFT([.B1023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09.hgt.zip</text:p>
          </table:table-cell>
          <table:table-cell table:formula="of:=INT(RIGHT(LEFT([.B1024];3);2))" office:value-type="float" office:value="32" calcext:value-type="float">
            <text:p>32</text:p>
          </table:table-cell>
          <table:table-cell table:formula="of:=INT(RIGHT(LEFT([.B1024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0.hgt.zip</text:p>
          </table:table-cell>
          <table:table-cell table:formula="of:=INT(RIGHT(LEFT([.B1025];3);2))" office:value-type="float" office:value="32" calcext:value-type="float">
            <text:p>32</text:p>
          </table:table-cell>
          <table:table-cell table:formula="of:=INT(RIGHT(LEFT([.B1025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0.hgt.zip</text:p>
          </table:table-cell>
          <table:table-cell table:formula="of:=INT(RIGHT(LEFT([.B1026];3);2))" office:value-type="float" office:value="32" calcext:value-type="float">
            <text:p>32</text:p>
          </table:table-cell>
          <table:table-cell table:formula="of:=INT(RIGHT(LEFT([.B1026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1.hgt.zip</text:p>
          </table:table-cell>
          <table:table-cell table:formula="of:=INT(RIGHT(LEFT([.B1027];3);2))" office:value-type="float" office:value="32" calcext:value-type="float">
            <text:p>32</text:p>
          </table:table-cell>
          <table:table-cell table:formula="of:=INT(RIGHT(LEFT([.B1027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1.hgt.zip</text:p>
          </table:table-cell>
          <table:table-cell table:formula="of:=INT(RIGHT(LEFT([.B1028];3);2))" office:value-type="float" office:value="32" calcext:value-type="float">
            <text:p>32</text:p>
          </table:table-cell>
          <table:table-cell table:formula="of:=INT(RIGHT(LEFT([.B1028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2.hgt.zip</text:p>
          </table:table-cell>
          <table:table-cell table:formula="of:=INT(RIGHT(LEFT([.B1029];3);2))" office:value-type="float" office:value="32" calcext:value-type="float">
            <text:p>32</text:p>
          </table:table-cell>
          <table:table-cell table:formula="of:=INT(RIGHT(LEFT([.B1029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2.hgt.zip</text:p>
          </table:table-cell>
          <table:table-cell table:formula="of:=INT(RIGHT(LEFT([.B1030];3);2))" office:value-type="float" office:value="32" calcext:value-type="float">
            <text:p>32</text:p>
          </table:table-cell>
          <table:table-cell table:formula="of:=INT(RIGHT(LEFT([.B1030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3.hgt.zip</text:p>
          </table:table-cell>
          <table:table-cell table:formula="of:=INT(RIGHT(LEFT([.B1031];3);2))" office:value-type="float" office:value="32" calcext:value-type="float">
            <text:p>32</text:p>
          </table:table-cell>
          <table:table-cell table:formula="of:=INT(RIGHT(LEFT([.B1031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3.hgt.zip</text:p>
          </table:table-cell>
          <table:table-cell table:formula="of:=INT(RIGHT(LEFT([.B1032];3);2))" office:value-type="float" office:value="32" calcext:value-type="float">
            <text:p>32</text:p>
          </table:table-cell>
          <table:table-cell table:formula="of:=INT(RIGHT(LEFT([.B1032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4.hgt.zip</text:p>
          </table:table-cell>
          <table:table-cell table:formula="of:=INT(RIGHT(LEFT([.B1033];3);2))" office:value-type="float" office:value="32" calcext:value-type="float">
            <text:p>32</text:p>
          </table:table-cell>
          <table:table-cell table:formula="of:=INT(RIGHT(LEFT([.B1033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4.hgt.zip</text:p>
          </table:table-cell>
          <table:table-cell table:formula="of:=INT(RIGHT(LEFT([.B1034];3);2))" office:value-type="float" office:value="32" calcext:value-type="float">
            <text:p>32</text:p>
          </table:table-cell>
          <table:table-cell table:formula="of:=INT(RIGHT(LEFT([.B1034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5.hgt.zip</text:p>
          </table:table-cell>
          <table:table-cell table:formula="of:=INT(RIGHT(LEFT([.B1035];3);2))" office:value-type="float" office:value="32" calcext:value-type="float">
            <text:p>32</text:p>
          </table:table-cell>
          <table:table-cell table:formula="of:=INT(RIGHT(LEFT([.B1035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5.hgt.zip</text:p>
          </table:table-cell>
          <table:table-cell table:formula="of:=INT(RIGHT(LEFT([.B1036];3);2))" office:value-type="float" office:value="32" calcext:value-type="float">
            <text:p>32</text:p>
          </table:table-cell>
          <table:table-cell table:formula="of:=INT(RIGHT(LEFT([.B1036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6.hgt.zip</text:p>
          </table:table-cell>
          <table:table-cell table:formula="of:=INT(RIGHT(LEFT([.B1037];3);2))" office:value-type="float" office:value="32" calcext:value-type="float">
            <text:p>32</text:p>
          </table:table-cell>
          <table:table-cell table:formula="of:=INT(RIGHT(LEFT([.B1037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6.hgt.zip</text:p>
          </table:table-cell>
          <table:table-cell table:formula="of:=INT(RIGHT(LEFT([.B1038];3);2))" office:value-type="float" office:value="32" calcext:value-type="float">
            <text:p>32</text:p>
          </table:table-cell>
          <table:table-cell table:formula="of:=INT(RIGHT(LEFT([.B1038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7.hgt.zip</text:p>
          </table:table-cell>
          <table:table-cell table:formula="of:=INT(RIGHT(LEFT([.B1039];3);2))" office:value-type="float" office:value="32" calcext:value-type="float">
            <text:p>32</text:p>
          </table:table-cell>
          <table:table-cell table:formula="of:=INT(RIGHT(LEFT([.B1039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7.hgt.zip</text:p>
          </table:table-cell>
          <table:table-cell table:formula="of:=INT(RIGHT(LEFT([.B1040];3);2))" office:value-type="float" office:value="32" calcext:value-type="float">
            <text:p>32</text:p>
          </table:table-cell>
          <table:table-cell table:formula="of:=INT(RIGHT(LEFT([.B1040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8.hgt.zip</text:p>
          </table:table-cell>
          <table:table-cell table:formula="of:=INT(RIGHT(LEFT([.B1041];3);2))" office:value-type="float" office:value="32" calcext:value-type="float">
            <text:p>32</text:p>
          </table:table-cell>
          <table:table-cell table:formula="of:=INT(RIGHT(LEFT([.B1041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8.hgt.zip</text:p>
          </table:table-cell>
          <table:table-cell table:formula="of:=INT(RIGHT(LEFT([.B1042];3);2))" office:value-type="float" office:value="32" calcext:value-type="float">
            <text:p>32</text:p>
          </table:table-cell>
          <table:table-cell table:formula="of:=INT(RIGHT(LEFT([.B1042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9.hgt.zip</text:p>
          </table:table-cell>
          <table:table-cell table:formula="of:=INT(RIGHT(LEFT([.B1043];3);2))" office:value-type="float" office:value="32" calcext:value-type="float">
            <text:p>32</text:p>
          </table:table-cell>
          <table:table-cell table:formula="of:=INT(RIGHT(LEFT([.B1043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2W119.hgt.zip</text:p>
          </table:table-cell>
          <table:table-cell table:formula="of:=INT(RIGHT(LEFT([.B1044];3);2))" office:value-type="float" office:value="32" calcext:value-type="float">
            <text:p>32</text:p>
          </table:table-cell>
          <table:table-cell table:formula="of:=INT(RIGHT(LEFT([.B1044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1.hgt.zip</text:p>
          </table:table-cell>
          <table:table-cell table:formula="of:=INT(RIGHT(LEFT([.B1045];3);2))" office:value-type="float" office:value="33" calcext:value-type="float">
            <text:p>33</text:p>
          </table:table-cell>
          <table:table-cell table:formula="of:=INT(RIGHT(LEFT([.B1045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1.hgt.zip</text:p>
          </table:table-cell>
          <table:table-cell table:formula="of:=INT(RIGHT(LEFT([.B1046];3);2))" office:value-type="float" office:value="33" calcext:value-type="float">
            <text:p>33</text:p>
          </table:table-cell>
          <table:table-cell table:formula="of:=INT(RIGHT(LEFT([.B1046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2.hgt.zip</text:p>
          </table:table-cell>
          <table:table-cell table:formula="of:=INT(RIGHT(LEFT([.B1047];3);2))" office:value-type="float" office:value="33" calcext:value-type="float">
            <text:p>33</text:p>
          </table:table-cell>
          <table:table-cell table:formula="of:=INT(RIGHT(LEFT([.B1047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2.hgt.zip</text:p>
          </table:table-cell>
          <table:table-cell table:formula="of:=INT(RIGHT(LEFT([.B1048];3);2))" office:value-type="float" office:value="33" calcext:value-type="float">
            <text:p>33</text:p>
          </table:table-cell>
          <table:table-cell table:formula="of:=INT(RIGHT(LEFT([.B1048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3.hgt.zip</text:p>
          </table:table-cell>
          <table:table-cell table:formula="of:=INT(RIGHT(LEFT([.B1049];3);2))" office:value-type="float" office:value="33" calcext:value-type="float">
            <text:p>33</text:p>
          </table:table-cell>
          <table:table-cell table:formula="of:=INT(RIGHT(LEFT([.B1049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3.hgt.zip</text:p>
          </table:table-cell>
          <table:table-cell table:formula="of:=INT(RIGHT(LEFT([.B1050];3);2))" office:value-type="float" office:value="33" calcext:value-type="float">
            <text:p>33</text:p>
          </table:table-cell>
          <table:table-cell table:formula="of:=INT(RIGHT(LEFT([.B1050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4.hgt.zip</text:p>
          </table:table-cell>
          <table:table-cell table:formula="of:=INT(RIGHT(LEFT([.B1051];3);2))" office:value-type="float" office:value="33" calcext:value-type="float">
            <text:p>33</text:p>
          </table:table-cell>
          <table:table-cell table:formula="of:=INT(RIGHT(LEFT([.B1051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4.hgt.zip</text:p>
          </table:table-cell>
          <table:table-cell table:formula="of:=INT(RIGHT(LEFT([.B1052];3);2))" office:value-type="float" office:value="33" calcext:value-type="float">
            <text:p>33</text:p>
          </table:table-cell>
          <table:table-cell table:formula="of:=INT(RIGHT(LEFT([.B1052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5.hgt.zip</text:p>
          </table:table-cell>
          <table:table-cell table:formula="of:=INT(RIGHT(LEFT([.B1053];3);2))" office:value-type="float" office:value="33" calcext:value-type="float">
            <text:p>33</text:p>
          </table:table-cell>
          <table:table-cell table:formula="of:=INT(RIGHT(LEFT([.B1053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5.hgt.zip</text:p>
          </table:table-cell>
          <table:table-cell table:formula="of:=INT(RIGHT(LEFT([.B1054];3);2))" office:value-type="float" office:value="33" calcext:value-type="float">
            <text:p>33</text:p>
          </table:table-cell>
          <table:table-cell table:formula="of:=INT(RIGHT(LEFT([.B1054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6.hgt.zip</text:p>
          </table:table-cell>
          <table:table-cell table:formula="of:=INT(RIGHT(LEFT([.B1055];3);2))" office:value-type="float" office:value="33" calcext:value-type="float">
            <text:p>33</text:p>
          </table:table-cell>
          <table:table-cell table:formula="of:=INT(RIGHT(LEFT([.B1055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6.hgt.zip</text:p>
          </table:table-cell>
          <table:table-cell table:formula="of:=INT(RIGHT(LEFT([.B1056];3);2))" office:value-type="float" office:value="33" calcext:value-type="float">
            <text:p>33</text:p>
          </table:table-cell>
          <table:table-cell table:formula="of:=INT(RIGHT(LEFT([.B1056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7.hgt.zip</text:p>
          </table:table-cell>
          <table:table-cell table:formula="of:=INT(RIGHT(LEFT([.B1057];3);2))" office:value-type="float" office:value="33" calcext:value-type="float">
            <text:p>33</text:p>
          </table:table-cell>
          <table:table-cell table:formula="of:=INT(RIGHT(LEFT([.B1057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7.hgt.zip</text:p>
          </table:table-cell>
          <table:table-cell table:formula="of:=INT(RIGHT(LEFT([.B1058];3);2))" office:value-type="float" office:value="33" calcext:value-type="float">
            <text:p>33</text:p>
          </table:table-cell>
          <table:table-cell table:formula="of:=INT(RIGHT(LEFT([.B1058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8.hgt.zip</text:p>
          </table:table-cell>
          <table:table-cell table:formula="of:=INT(RIGHT(LEFT([.B1059];3);2))" office:value-type="float" office:value="33" calcext:value-type="float">
            <text:p>33</text:p>
          </table:table-cell>
          <table:table-cell table:formula="of:=INT(RIGHT(LEFT([.B1059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8.hgt.zip</text:p>
          </table:table-cell>
          <table:table-cell table:formula="of:=INT(RIGHT(LEFT([.B1060];3);2))" office:value-type="float" office:value="33" calcext:value-type="float">
            <text:p>33</text:p>
          </table:table-cell>
          <table:table-cell table:formula="of:=INT(RIGHT(LEFT([.B1060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9.hgt.zip</text:p>
          </table:table-cell>
          <table:table-cell table:formula="of:=INT(RIGHT(LEFT([.B1061];3);2))" office:value-type="float" office:value="33" calcext:value-type="float">
            <text:p>33</text:p>
          </table:table-cell>
          <table:table-cell table:formula="of:=INT(RIGHT(LEFT([.B1061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09.hgt.zip</text:p>
          </table:table-cell>
          <table:table-cell table:formula="of:=INT(RIGHT(LEFT([.B1062];3);2))" office:value-type="float" office:value="33" calcext:value-type="float">
            <text:p>33</text:p>
          </table:table-cell>
          <table:table-cell table:formula="of:=INT(RIGHT(LEFT([.B1062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0.hgt.zip</text:p>
          </table:table-cell>
          <table:table-cell table:formula="of:=INT(RIGHT(LEFT([.B1063];3);2))" office:value-type="float" office:value="33" calcext:value-type="float">
            <text:p>33</text:p>
          </table:table-cell>
          <table:table-cell table:formula="of:=INT(RIGHT(LEFT([.B1063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0.hgt.zip</text:p>
          </table:table-cell>
          <table:table-cell table:formula="of:=INT(RIGHT(LEFT([.B1064];3);2))" office:value-type="float" office:value="33" calcext:value-type="float">
            <text:p>33</text:p>
          </table:table-cell>
          <table:table-cell table:formula="of:=INT(RIGHT(LEFT([.B1064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1.hgt.zip</text:p>
          </table:table-cell>
          <table:table-cell table:formula="of:=INT(RIGHT(LEFT([.B1065];3);2))" office:value-type="float" office:value="33" calcext:value-type="float">
            <text:p>33</text:p>
          </table:table-cell>
          <table:table-cell table:formula="of:=INT(RIGHT(LEFT([.B1065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1.hgt.zip</text:p>
          </table:table-cell>
          <table:table-cell table:formula="of:=INT(RIGHT(LEFT([.B1066];3);2))" office:value-type="float" office:value="33" calcext:value-type="float">
            <text:p>33</text:p>
          </table:table-cell>
          <table:table-cell table:formula="of:=INT(RIGHT(LEFT([.B1066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2.hgt.zip</text:p>
          </table:table-cell>
          <table:table-cell table:formula="of:=INT(RIGHT(LEFT([.B1067];3);2))" office:value-type="float" office:value="33" calcext:value-type="float">
            <text:p>33</text:p>
          </table:table-cell>
          <table:table-cell table:formula="of:=INT(RIGHT(LEFT([.B1067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2.hgt.zip</text:p>
          </table:table-cell>
          <table:table-cell table:formula="of:=INT(RIGHT(LEFT([.B1068];3);2))" office:value-type="float" office:value="33" calcext:value-type="float">
            <text:p>33</text:p>
          </table:table-cell>
          <table:table-cell table:formula="of:=INT(RIGHT(LEFT([.B1068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3.hgt.zip</text:p>
          </table:table-cell>
          <table:table-cell table:formula="of:=INT(RIGHT(LEFT([.B1069];3);2))" office:value-type="float" office:value="33" calcext:value-type="float">
            <text:p>33</text:p>
          </table:table-cell>
          <table:table-cell table:formula="of:=INT(RIGHT(LEFT([.B1069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3.hgt.zip</text:p>
          </table:table-cell>
          <table:table-cell table:formula="of:=INT(RIGHT(LEFT([.B1070];3);2))" office:value-type="float" office:value="33" calcext:value-type="float">
            <text:p>33</text:p>
          </table:table-cell>
          <table:table-cell table:formula="of:=INT(RIGHT(LEFT([.B1070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4.hgt.zip</text:p>
          </table:table-cell>
          <table:table-cell table:formula="of:=INT(RIGHT(LEFT([.B1071];3);2))" office:value-type="float" office:value="33" calcext:value-type="float">
            <text:p>33</text:p>
          </table:table-cell>
          <table:table-cell table:formula="of:=INT(RIGHT(LEFT([.B1071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4.hgt.zip</text:p>
          </table:table-cell>
          <table:table-cell table:formula="of:=INT(RIGHT(LEFT([.B1072];3);2))" office:value-type="float" office:value="33" calcext:value-type="float">
            <text:p>33</text:p>
          </table:table-cell>
          <table:table-cell table:formula="of:=INT(RIGHT(LEFT([.B1072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5.hgt.zip</text:p>
          </table:table-cell>
          <table:table-cell table:formula="of:=INT(RIGHT(LEFT([.B1073];3);2))" office:value-type="float" office:value="33" calcext:value-type="float">
            <text:p>33</text:p>
          </table:table-cell>
          <table:table-cell table:formula="of:=INT(RIGHT(LEFT([.B1073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5.hgt.zip</text:p>
          </table:table-cell>
          <table:table-cell table:formula="of:=INT(RIGHT(LEFT([.B1074];3);2))" office:value-type="float" office:value="33" calcext:value-type="float">
            <text:p>33</text:p>
          </table:table-cell>
          <table:table-cell table:formula="of:=INT(RIGHT(LEFT([.B1074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6.hgt.zip</text:p>
          </table:table-cell>
          <table:table-cell table:formula="of:=INT(RIGHT(LEFT([.B1075];3);2))" office:value-type="float" office:value="33" calcext:value-type="float">
            <text:p>33</text:p>
          </table:table-cell>
          <table:table-cell table:formula="of:=INT(RIGHT(LEFT([.B1075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6.hgt.zip</text:p>
          </table:table-cell>
          <table:table-cell table:formula="of:=INT(RIGHT(LEFT([.B1076];3);2))" office:value-type="float" office:value="33" calcext:value-type="float">
            <text:p>33</text:p>
          </table:table-cell>
          <table:table-cell table:formula="of:=INT(RIGHT(LEFT([.B1076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7.hgt.zip</text:p>
          </table:table-cell>
          <table:table-cell table:formula="of:=INT(RIGHT(LEFT([.B1077];3);2))" office:value-type="float" office:value="33" calcext:value-type="float">
            <text:p>33</text:p>
          </table:table-cell>
          <table:table-cell table:formula="of:=INT(RIGHT(LEFT([.B1077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7.hgt.zip</text:p>
          </table:table-cell>
          <table:table-cell table:formula="of:=INT(RIGHT(LEFT([.B1078];3);2))" office:value-type="float" office:value="33" calcext:value-type="float">
            <text:p>33</text:p>
          </table:table-cell>
          <table:table-cell table:formula="of:=INT(RIGHT(LEFT([.B1078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8.hgt.zip</text:p>
          </table:table-cell>
          <table:table-cell table:formula="of:=INT(RIGHT(LEFT([.B1079];3);2))" office:value-type="float" office:value="33" calcext:value-type="float">
            <text:p>33</text:p>
          </table:table-cell>
          <table:table-cell table:formula="of:=INT(RIGHT(LEFT([.B1079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8.hgt.zip</text:p>
          </table:table-cell>
          <table:table-cell table:formula="of:=INT(RIGHT(LEFT([.B1080];3);2))" office:value-type="float" office:value="33" calcext:value-type="float">
            <text:p>33</text:p>
          </table:table-cell>
          <table:table-cell table:formula="of:=INT(RIGHT(LEFT([.B1080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9.hgt.zip</text:p>
          </table:table-cell>
          <table:table-cell table:formula="of:=INT(RIGHT(LEFT([.B1081];3);2))" office:value-type="float" office:value="33" calcext:value-type="float">
            <text:p>33</text:p>
          </table:table-cell>
          <table:table-cell table:formula="of:=INT(RIGHT(LEFT([.B1081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19.hgt.zip</text:p>
          </table:table-cell>
          <table:table-cell table:formula="of:=INT(RIGHT(LEFT([.B1082];3);2))" office:value-type="float" office:value="33" calcext:value-type="float">
            <text:p>33</text:p>
          </table:table-cell>
          <table:table-cell table:formula="of:=INT(RIGHT(LEFT([.B1082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20.hgt.zip</text:p>
          </table:table-cell>
          <table:table-cell table:formula="of:=INT(RIGHT(LEFT([.B1083];3);2))" office:value-type="float" office:value="33" calcext:value-type="float">
            <text:p>33</text:p>
          </table:table-cell>
          <table:table-cell table:formula="of:=INT(RIGHT(LEFT([.B1083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20.hgt.zip</text:p>
          </table:table-cell>
          <table:table-cell table:formula="of:=INT(RIGHT(LEFT([.B1084];3);2))" office:value-type="float" office:value="33" calcext:value-type="float">
            <text:p>33</text:p>
          </table:table-cell>
          <table:table-cell table:formula="of:=INT(RIGHT(LEFT([.B1084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21.hgt.zip</text:p>
          </table:table-cell>
          <table:table-cell table:formula="of:=INT(RIGHT(LEFT([.B1085];3);2))" office:value-type="float" office:value="33" calcext:value-type="float">
            <text:p>33</text:p>
          </table:table-cell>
          <table:table-cell table:formula="of:=INT(RIGHT(LEFT([.B1085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3W121.hgt.zip</text:p>
          </table:table-cell>
          <table:table-cell table:formula="of:=INT(RIGHT(LEFT([.B1086];3);2))" office:value-type="float" office:value="33" calcext:value-type="float">
            <text:p>33</text:p>
          </table:table-cell>
          <table:table-cell table:formula="of:=INT(RIGHT(LEFT([.B1086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1.hgt.zip</text:p>
          </table:table-cell>
          <table:table-cell table:formula="of:=INT(RIGHT(LEFT([.B1087];3);2))" office:value-type="float" office:value="34" calcext:value-type="float">
            <text:p>34</text:p>
          </table:table-cell>
          <table:table-cell table:formula="of:=INT(RIGHT(LEFT([.B1087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1.hgt.zip</text:p>
          </table:table-cell>
          <table:table-cell table:formula="of:=INT(RIGHT(LEFT([.B1088];3);2))" office:value-type="float" office:value="34" calcext:value-type="float">
            <text:p>34</text:p>
          </table:table-cell>
          <table:table-cell table:formula="of:=INT(RIGHT(LEFT([.B1088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2.hgt.zip</text:p>
          </table:table-cell>
          <table:table-cell table:formula="of:=INT(RIGHT(LEFT([.B1089];3);2))" office:value-type="float" office:value="34" calcext:value-type="float">
            <text:p>34</text:p>
          </table:table-cell>
          <table:table-cell table:formula="of:=INT(RIGHT(LEFT([.B1089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2.hgt.zip</text:p>
          </table:table-cell>
          <table:table-cell table:formula="of:=INT(RIGHT(LEFT([.B1090];3);2))" office:value-type="float" office:value="34" calcext:value-type="float">
            <text:p>34</text:p>
          </table:table-cell>
          <table:table-cell table:formula="of:=INT(RIGHT(LEFT([.B1090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3.hgt.zip</text:p>
          </table:table-cell>
          <table:table-cell table:formula="of:=INT(RIGHT(LEFT([.B1091];3);2))" office:value-type="float" office:value="34" calcext:value-type="float">
            <text:p>34</text:p>
          </table:table-cell>
          <table:table-cell table:formula="of:=INT(RIGHT(LEFT([.B1091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3.hgt.zip</text:p>
          </table:table-cell>
          <table:table-cell table:formula="of:=INT(RIGHT(LEFT([.B1092];3);2))" office:value-type="float" office:value="34" calcext:value-type="float">
            <text:p>34</text:p>
          </table:table-cell>
          <table:table-cell table:formula="of:=INT(RIGHT(LEFT([.B1092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4.hgt.zip</text:p>
          </table:table-cell>
          <table:table-cell table:formula="of:=INT(RIGHT(LEFT([.B1093];3);2))" office:value-type="float" office:value="34" calcext:value-type="float">
            <text:p>34</text:p>
          </table:table-cell>
          <table:table-cell table:formula="of:=INT(RIGHT(LEFT([.B1093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4.hgt.zip</text:p>
          </table:table-cell>
          <table:table-cell table:formula="of:=INT(RIGHT(LEFT([.B1094];3);2))" office:value-type="float" office:value="34" calcext:value-type="float">
            <text:p>34</text:p>
          </table:table-cell>
          <table:table-cell table:formula="of:=INT(RIGHT(LEFT([.B1094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5.hgt.zip</text:p>
          </table:table-cell>
          <table:table-cell table:formula="of:=INT(RIGHT(LEFT([.B1095];3);2))" office:value-type="float" office:value="34" calcext:value-type="float">
            <text:p>34</text:p>
          </table:table-cell>
          <table:table-cell table:formula="of:=INT(RIGHT(LEFT([.B1095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5.hgt.zip</text:p>
          </table:table-cell>
          <table:table-cell table:formula="of:=INT(RIGHT(LEFT([.B1096];3);2))" office:value-type="float" office:value="34" calcext:value-type="float">
            <text:p>34</text:p>
          </table:table-cell>
          <table:table-cell table:formula="of:=INT(RIGHT(LEFT([.B1096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6.hgt.zip</text:p>
          </table:table-cell>
          <table:table-cell table:formula="of:=INT(RIGHT(LEFT([.B1097];3);2))" office:value-type="float" office:value="34" calcext:value-type="float">
            <text:p>34</text:p>
          </table:table-cell>
          <table:table-cell table:formula="of:=INT(RIGHT(LEFT([.B1097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6.hgt.zip</text:p>
          </table:table-cell>
          <table:table-cell table:formula="of:=INT(RIGHT(LEFT([.B1098];3);2))" office:value-type="float" office:value="34" calcext:value-type="float">
            <text:p>34</text:p>
          </table:table-cell>
          <table:table-cell table:formula="of:=INT(RIGHT(LEFT([.B1098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7.hgt.zip</text:p>
          </table:table-cell>
          <table:table-cell table:formula="of:=INT(RIGHT(LEFT([.B1099];3);2))" office:value-type="float" office:value="34" calcext:value-type="float">
            <text:p>34</text:p>
          </table:table-cell>
          <table:table-cell table:formula="of:=INT(RIGHT(LEFT([.B1099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7.hgt.zip</text:p>
          </table:table-cell>
          <table:table-cell table:formula="of:=INT(RIGHT(LEFT([.B1100];3);2))" office:value-type="float" office:value="34" calcext:value-type="float">
            <text:p>34</text:p>
          </table:table-cell>
          <table:table-cell table:formula="of:=INT(RIGHT(LEFT([.B1100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8.hgt.zip</text:p>
          </table:table-cell>
          <table:table-cell table:formula="of:=INT(RIGHT(LEFT([.B1101];3);2))" office:value-type="float" office:value="34" calcext:value-type="float">
            <text:p>34</text:p>
          </table:table-cell>
          <table:table-cell table:formula="of:=INT(RIGHT(LEFT([.B1101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8.hgt.zip</text:p>
          </table:table-cell>
          <table:table-cell table:formula="of:=INT(RIGHT(LEFT([.B1102];3);2))" office:value-type="float" office:value="34" calcext:value-type="float">
            <text:p>34</text:p>
          </table:table-cell>
          <table:table-cell table:formula="of:=INT(RIGHT(LEFT([.B1102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9.hgt.zip</text:p>
          </table:table-cell>
          <table:table-cell table:formula="of:=INT(RIGHT(LEFT([.B1103];3);2))" office:value-type="float" office:value="34" calcext:value-type="float">
            <text:p>34</text:p>
          </table:table-cell>
          <table:table-cell table:formula="of:=INT(RIGHT(LEFT([.B1103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09.hgt.zip</text:p>
          </table:table-cell>
          <table:table-cell table:formula="of:=INT(RIGHT(LEFT([.B1104];3);2))" office:value-type="float" office:value="34" calcext:value-type="float">
            <text:p>34</text:p>
          </table:table-cell>
          <table:table-cell table:formula="of:=INT(RIGHT(LEFT([.B1104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0.hgt.zip</text:p>
          </table:table-cell>
          <table:table-cell table:formula="of:=INT(RIGHT(LEFT([.B1105];3);2))" office:value-type="float" office:value="34" calcext:value-type="float">
            <text:p>34</text:p>
          </table:table-cell>
          <table:table-cell table:formula="of:=INT(RIGHT(LEFT([.B1105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0.hgt.zip</text:p>
          </table:table-cell>
          <table:table-cell table:formula="of:=INT(RIGHT(LEFT([.B1106];3);2))" office:value-type="float" office:value="34" calcext:value-type="float">
            <text:p>34</text:p>
          </table:table-cell>
          <table:table-cell table:formula="of:=INT(RIGHT(LEFT([.B1106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1.hgt.zip</text:p>
          </table:table-cell>
          <table:table-cell table:formula="of:=INT(RIGHT(LEFT([.B1107];3);2))" office:value-type="float" office:value="34" calcext:value-type="float">
            <text:p>34</text:p>
          </table:table-cell>
          <table:table-cell table:formula="of:=INT(RIGHT(LEFT([.B1107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1.hgt.zip</text:p>
          </table:table-cell>
          <table:table-cell table:formula="of:=INT(RIGHT(LEFT([.B1108];3);2))" office:value-type="float" office:value="34" calcext:value-type="float">
            <text:p>34</text:p>
          </table:table-cell>
          <table:table-cell table:formula="of:=INT(RIGHT(LEFT([.B1108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2.hgt.zip</text:p>
          </table:table-cell>
          <table:table-cell table:formula="of:=INT(RIGHT(LEFT([.B1109];3);2))" office:value-type="float" office:value="34" calcext:value-type="float">
            <text:p>34</text:p>
          </table:table-cell>
          <table:table-cell table:formula="of:=INT(RIGHT(LEFT([.B1109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2.hgt.zip</text:p>
          </table:table-cell>
          <table:table-cell table:formula="of:=INT(RIGHT(LEFT([.B1110];3);2))" office:value-type="float" office:value="34" calcext:value-type="float">
            <text:p>34</text:p>
          </table:table-cell>
          <table:table-cell table:formula="of:=INT(RIGHT(LEFT([.B1110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3.hgt.zip</text:p>
          </table:table-cell>
          <table:table-cell table:formula="of:=INT(RIGHT(LEFT([.B1111];3);2))" office:value-type="float" office:value="34" calcext:value-type="float">
            <text:p>34</text:p>
          </table:table-cell>
          <table:table-cell table:formula="of:=INT(RIGHT(LEFT([.B1111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3.hgt.zip</text:p>
          </table:table-cell>
          <table:table-cell table:formula="of:=INT(RIGHT(LEFT([.B1112];3);2))" office:value-type="float" office:value="34" calcext:value-type="float">
            <text:p>34</text:p>
          </table:table-cell>
          <table:table-cell table:formula="of:=INT(RIGHT(LEFT([.B1112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4.hgt.zip</text:p>
          </table:table-cell>
          <table:table-cell table:formula="of:=INT(RIGHT(LEFT([.B1113];3);2))" office:value-type="float" office:value="34" calcext:value-type="float">
            <text:p>34</text:p>
          </table:table-cell>
          <table:table-cell table:formula="of:=INT(RIGHT(LEFT([.B1113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4.hgt.zip</text:p>
          </table:table-cell>
          <table:table-cell table:formula="of:=INT(RIGHT(LEFT([.B1114];3);2))" office:value-type="float" office:value="34" calcext:value-type="float">
            <text:p>34</text:p>
          </table:table-cell>
          <table:table-cell table:formula="of:=INT(RIGHT(LEFT([.B1114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5.hgt.zip</text:p>
          </table:table-cell>
          <table:table-cell table:formula="of:=INT(RIGHT(LEFT([.B1115];3);2))" office:value-type="float" office:value="34" calcext:value-type="float">
            <text:p>34</text:p>
          </table:table-cell>
          <table:table-cell table:formula="of:=INT(RIGHT(LEFT([.B1115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5.hgt.zip</text:p>
          </table:table-cell>
          <table:table-cell table:formula="of:=INT(RIGHT(LEFT([.B1116];3);2))" office:value-type="float" office:value="34" calcext:value-type="float">
            <text:p>34</text:p>
          </table:table-cell>
          <table:table-cell table:formula="of:=INT(RIGHT(LEFT([.B1116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6.hgt.zip</text:p>
          </table:table-cell>
          <table:table-cell table:formula="of:=INT(RIGHT(LEFT([.B1117];3);2))" office:value-type="float" office:value="34" calcext:value-type="float">
            <text:p>34</text:p>
          </table:table-cell>
          <table:table-cell table:formula="of:=INT(RIGHT(LEFT([.B1117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6.hgt.zip</text:p>
          </table:table-cell>
          <table:table-cell table:formula="of:=INT(RIGHT(LEFT([.B1118];3);2))" office:value-type="float" office:value="34" calcext:value-type="float">
            <text:p>34</text:p>
          </table:table-cell>
          <table:table-cell table:formula="of:=INT(RIGHT(LEFT([.B1118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7.hgt.zip</text:p>
          </table:table-cell>
          <table:table-cell table:formula="of:=INT(RIGHT(LEFT([.B1119];3);2))" office:value-type="float" office:value="34" calcext:value-type="float">
            <text:p>34</text:p>
          </table:table-cell>
          <table:table-cell table:formula="of:=INT(RIGHT(LEFT([.B1119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7.hgt.zip</text:p>
          </table:table-cell>
          <table:table-cell table:formula="of:=INT(RIGHT(LEFT([.B1120];3);2))" office:value-type="float" office:value="34" calcext:value-type="float">
            <text:p>34</text:p>
          </table:table-cell>
          <table:table-cell table:formula="of:=INT(RIGHT(LEFT([.B1120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8.hgt.zip</text:p>
          </table:table-cell>
          <table:table-cell table:formula="of:=INT(RIGHT(LEFT([.B1121];3);2))" office:value-type="float" office:value="34" calcext:value-type="float">
            <text:p>34</text:p>
          </table:table-cell>
          <table:table-cell table:formula="of:=INT(RIGHT(LEFT([.B1121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8.hgt.zip</text:p>
          </table:table-cell>
          <table:table-cell table:formula="of:=INT(RIGHT(LEFT([.B1122];3);2))" office:value-type="float" office:value="34" calcext:value-type="float">
            <text:p>34</text:p>
          </table:table-cell>
          <table:table-cell table:formula="of:=INT(RIGHT(LEFT([.B1122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9.hgt.zip</text:p>
          </table:table-cell>
          <table:table-cell table:formula="of:=INT(RIGHT(LEFT([.B1123];3);2))" office:value-type="float" office:value="34" calcext:value-type="float">
            <text:p>34</text:p>
          </table:table-cell>
          <table:table-cell table:formula="of:=INT(RIGHT(LEFT([.B1123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19.hgt.zip</text:p>
          </table:table-cell>
          <table:table-cell table:formula="of:=INT(RIGHT(LEFT([.B1124];3);2))" office:value-type="float" office:value="34" calcext:value-type="float">
            <text:p>34</text:p>
          </table:table-cell>
          <table:table-cell table:formula="of:=INT(RIGHT(LEFT([.B1124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20.hgt.zip</text:p>
          </table:table-cell>
          <table:table-cell table:formula="of:=INT(RIGHT(LEFT([.B1125];3);2))" office:value-type="float" office:value="34" calcext:value-type="float">
            <text:p>34</text:p>
          </table:table-cell>
          <table:table-cell table:formula="of:=INT(RIGHT(LEFT([.B1125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20.hgt.zip</text:p>
          </table:table-cell>
          <table:table-cell table:formula="of:=INT(RIGHT(LEFT([.B1126];3);2))" office:value-type="float" office:value="34" calcext:value-type="float">
            <text:p>34</text:p>
          </table:table-cell>
          <table:table-cell table:formula="of:=INT(RIGHT(LEFT([.B1126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21.hgt.zip</text:p>
          </table:table-cell>
          <table:table-cell table:formula="of:=INT(RIGHT(LEFT([.B1127];3);2))" office:value-type="float" office:value="34" calcext:value-type="float">
            <text:p>34</text:p>
          </table:table-cell>
          <table:table-cell table:formula="of:=INT(RIGHT(LEFT([.B1127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4W121.hgt.zip</text:p>
          </table:table-cell>
          <table:table-cell table:formula="of:=INT(RIGHT(LEFT([.B1128];3);2))" office:value-type="float" office:value="34" calcext:value-type="float">
            <text:p>34</text:p>
          </table:table-cell>
          <table:table-cell table:formula="of:=INT(RIGHT(LEFT([.B1128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1.hgt.zip</text:p>
          </table:table-cell>
          <table:table-cell table:formula="of:=INT(RIGHT(LEFT([.B1129];3);2))" office:value-type="float" office:value="35" calcext:value-type="float">
            <text:p>35</text:p>
          </table:table-cell>
          <table:table-cell table:formula="of:=INT(RIGHT(LEFT([.B1129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1.hgt.zip</text:p>
          </table:table-cell>
          <table:table-cell table:formula="of:=INT(RIGHT(LEFT([.B1130];3);2))" office:value-type="float" office:value="35" calcext:value-type="float">
            <text:p>35</text:p>
          </table:table-cell>
          <table:table-cell table:formula="of:=INT(RIGHT(LEFT([.B1130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2.hgt.zip</text:p>
          </table:table-cell>
          <table:table-cell table:formula="of:=INT(RIGHT(LEFT([.B1131];3);2))" office:value-type="float" office:value="35" calcext:value-type="float">
            <text:p>35</text:p>
          </table:table-cell>
          <table:table-cell table:formula="of:=INT(RIGHT(LEFT([.B1131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2.hgt.zip</text:p>
          </table:table-cell>
          <table:table-cell table:formula="of:=INT(RIGHT(LEFT([.B1132];3);2))" office:value-type="float" office:value="35" calcext:value-type="float">
            <text:p>35</text:p>
          </table:table-cell>
          <table:table-cell table:formula="of:=INT(RIGHT(LEFT([.B1132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3.hgt.zip</text:p>
          </table:table-cell>
          <table:table-cell table:formula="of:=INT(RIGHT(LEFT([.B1133];3);2))" office:value-type="float" office:value="35" calcext:value-type="float">
            <text:p>35</text:p>
          </table:table-cell>
          <table:table-cell table:formula="of:=INT(RIGHT(LEFT([.B1133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3.hgt.zip</text:p>
          </table:table-cell>
          <table:table-cell table:formula="of:=INT(RIGHT(LEFT([.B1134];3);2))" office:value-type="float" office:value="35" calcext:value-type="float">
            <text:p>35</text:p>
          </table:table-cell>
          <table:table-cell table:formula="of:=INT(RIGHT(LEFT([.B1134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4.hgt.zip</text:p>
          </table:table-cell>
          <table:table-cell table:formula="of:=INT(RIGHT(LEFT([.B1135];3);2))" office:value-type="float" office:value="35" calcext:value-type="float">
            <text:p>35</text:p>
          </table:table-cell>
          <table:table-cell table:formula="of:=INT(RIGHT(LEFT([.B113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4.hgt.zip</text:p>
          </table:table-cell>
          <table:table-cell table:formula="of:=INT(RIGHT(LEFT([.B1136];3);2))" office:value-type="float" office:value="35" calcext:value-type="float">
            <text:p>35</text:p>
          </table:table-cell>
          <table:table-cell table:formula="of:=INT(RIGHT(LEFT([.B113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5.hgt.zip</text:p>
          </table:table-cell>
          <table:table-cell table:formula="of:=INT(RIGHT(LEFT([.B1137];3);2))" office:value-type="float" office:value="35" calcext:value-type="float">
            <text:p>35</text:p>
          </table:table-cell>
          <table:table-cell table:formula="of:=INT(RIGHT(LEFT([.B1137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5.hgt.zip</text:p>
          </table:table-cell>
          <table:table-cell table:formula="of:=INT(RIGHT(LEFT([.B1138];3);2))" office:value-type="float" office:value="35" calcext:value-type="float">
            <text:p>35</text:p>
          </table:table-cell>
          <table:table-cell table:formula="of:=INT(RIGHT(LEFT([.B1138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6.hgt.zip</text:p>
          </table:table-cell>
          <table:table-cell table:formula="of:=INT(RIGHT(LEFT([.B1139];3);2))" office:value-type="float" office:value="35" calcext:value-type="float">
            <text:p>35</text:p>
          </table:table-cell>
          <table:table-cell table:formula="of:=INT(RIGHT(LEFT([.B1139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6.hgt.zip</text:p>
          </table:table-cell>
          <table:table-cell table:formula="of:=INT(RIGHT(LEFT([.B1140];3);2))" office:value-type="float" office:value="35" calcext:value-type="float">
            <text:p>35</text:p>
          </table:table-cell>
          <table:table-cell table:formula="of:=INT(RIGHT(LEFT([.B1140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7.hgt.zip</text:p>
          </table:table-cell>
          <table:table-cell table:formula="of:=INT(RIGHT(LEFT([.B1141];3);2))" office:value-type="float" office:value="35" calcext:value-type="float">
            <text:p>35</text:p>
          </table:table-cell>
          <table:table-cell table:formula="of:=INT(RIGHT(LEFT([.B1141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7.hgt.zip</text:p>
          </table:table-cell>
          <table:table-cell table:formula="of:=INT(RIGHT(LEFT([.B1142];3);2))" office:value-type="float" office:value="35" calcext:value-type="float">
            <text:p>35</text:p>
          </table:table-cell>
          <table:table-cell table:formula="of:=INT(RIGHT(LEFT([.B1142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8.hgt.zip</text:p>
          </table:table-cell>
          <table:table-cell table:formula="of:=INT(RIGHT(LEFT([.B1143];3);2))" office:value-type="float" office:value="35" calcext:value-type="float">
            <text:p>35</text:p>
          </table:table-cell>
          <table:table-cell table:formula="of:=INT(RIGHT(LEFT([.B1143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8.hgt.zip</text:p>
          </table:table-cell>
          <table:table-cell table:formula="of:=INT(RIGHT(LEFT([.B1144];3);2))" office:value-type="float" office:value="35" calcext:value-type="float">
            <text:p>35</text:p>
          </table:table-cell>
          <table:table-cell table:formula="of:=INT(RIGHT(LEFT([.B1144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9.hgt.zip</text:p>
          </table:table-cell>
          <table:table-cell table:formula="of:=INT(RIGHT(LEFT([.B1145];3);2))" office:value-type="float" office:value="35" calcext:value-type="float">
            <text:p>35</text:p>
          </table:table-cell>
          <table:table-cell table:formula="of:=INT(RIGHT(LEFT([.B1145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09.hgt.zip</text:p>
          </table:table-cell>
          <table:table-cell table:formula="of:=INT(RIGHT(LEFT([.B1146];3);2))" office:value-type="float" office:value="35" calcext:value-type="float">
            <text:p>35</text:p>
          </table:table-cell>
          <table:table-cell table:formula="of:=INT(RIGHT(LEFT([.B1146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0.hgt.zip</text:p>
          </table:table-cell>
          <table:table-cell table:formula="of:=INT(RIGHT(LEFT([.B1147];3);2))" office:value-type="float" office:value="35" calcext:value-type="float">
            <text:p>35</text:p>
          </table:table-cell>
          <table:table-cell table:formula="of:=INT(RIGHT(LEFT([.B1147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0.hgt.zip</text:p>
          </table:table-cell>
          <table:table-cell table:formula="of:=INT(RIGHT(LEFT([.B1148];3);2))" office:value-type="float" office:value="35" calcext:value-type="float">
            <text:p>35</text:p>
          </table:table-cell>
          <table:table-cell table:formula="of:=INT(RIGHT(LEFT([.B1148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1.hgt.zip</text:p>
          </table:table-cell>
          <table:table-cell table:formula="of:=INT(RIGHT(LEFT([.B1149];3);2))" office:value-type="float" office:value="35" calcext:value-type="float">
            <text:p>35</text:p>
          </table:table-cell>
          <table:table-cell table:formula="of:=INT(RIGHT(LEFT([.B1149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1.hgt.zip</text:p>
          </table:table-cell>
          <table:table-cell table:formula="of:=INT(RIGHT(LEFT([.B1150];3);2))" office:value-type="float" office:value="35" calcext:value-type="float">
            <text:p>35</text:p>
          </table:table-cell>
          <table:table-cell table:formula="of:=INT(RIGHT(LEFT([.B1150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2.hgt.zip</text:p>
          </table:table-cell>
          <table:table-cell table:formula="of:=INT(RIGHT(LEFT([.B1151];3);2))" office:value-type="float" office:value="35" calcext:value-type="float">
            <text:p>35</text:p>
          </table:table-cell>
          <table:table-cell table:formula="of:=INT(RIGHT(LEFT([.B1151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2.hgt.zip</text:p>
          </table:table-cell>
          <table:table-cell table:formula="of:=INT(RIGHT(LEFT([.B1152];3);2))" office:value-type="float" office:value="35" calcext:value-type="float">
            <text:p>35</text:p>
          </table:table-cell>
          <table:table-cell table:formula="of:=INT(RIGHT(LEFT([.B1152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3.hgt.zip</text:p>
          </table:table-cell>
          <table:table-cell table:formula="of:=INT(RIGHT(LEFT([.B1153];3);2))" office:value-type="float" office:value="35" calcext:value-type="float">
            <text:p>35</text:p>
          </table:table-cell>
          <table:table-cell table:formula="of:=INT(RIGHT(LEFT([.B1153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3.hgt.zip</text:p>
          </table:table-cell>
          <table:table-cell table:formula="of:=INT(RIGHT(LEFT([.B1154];3);2))" office:value-type="float" office:value="35" calcext:value-type="float">
            <text:p>35</text:p>
          </table:table-cell>
          <table:table-cell table:formula="of:=INT(RIGHT(LEFT([.B1154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4.hgt.zip</text:p>
          </table:table-cell>
          <table:table-cell table:formula="of:=INT(RIGHT(LEFT([.B1155];3);2))" office:value-type="float" office:value="35" calcext:value-type="float">
            <text:p>35</text:p>
          </table:table-cell>
          <table:table-cell table:formula="of:=INT(RIGHT(LEFT([.B1155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4.hgt.zip</text:p>
          </table:table-cell>
          <table:table-cell table:formula="of:=INT(RIGHT(LEFT([.B1156];3);2))" office:value-type="float" office:value="35" calcext:value-type="float">
            <text:p>35</text:p>
          </table:table-cell>
          <table:table-cell table:formula="of:=INT(RIGHT(LEFT([.B1156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5.hgt.zip</text:p>
          </table:table-cell>
          <table:table-cell table:formula="of:=INT(RIGHT(LEFT([.B1157];3);2))" office:value-type="float" office:value="35" calcext:value-type="float">
            <text:p>35</text:p>
          </table:table-cell>
          <table:table-cell table:formula="of:=INT(RIGHT(LEFT([.B1157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5.hgt.zip</text:p>
          </table:table-cell>
          <table:table-cell table:formula="of:=INT(RIGHT(LEFT([.B1158];3);2))" office:value-type="float" office:value="35" calcext:value-type="float">
            <text:p>35</text:p>
          </table:table-cell>
          <table:table-cell table:formula="of:=INT(RIGHT(LEFT([.B1158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6.hgt.zip</text:p>
          </table:table-cell>
          <table:table-cell table:formula="of:=INT(RIGHT(LEFT([.B1159];3);2))" office:value-type="float" office:value="35" calcext:value-type="float">
            <text:p>35</text:p>
          </table:table-cell>
          <table:table-cell table:formula="of:=INT(RIGHT(LEFT([.B1159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6.hgt.zip</text:p>
          </table:table-cell>
          <table:table-cell table:formula="of:=INT(RIGHT(LEFT([.B1160];3);2))" office:value-type="float" office:value="35" calcext:value-type="float">
            <text:p>35</text:p>
          </table:table-cell>
          <table:table-cell table:formula="of:=INT(RIGHT(LEFT([.B1160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7.hgt.zip</text:p>
          </table:table-cell>
          <table:table-cell table:formula="of:=INT(RIGHT(LEFT([.B1161];3);2))" office:value-type="float" office:value="35" calcext:value-type="float">
            <text:p>35</text:p>
          </table:table-cell>
          <table:table-cell table:formula="of:=INT(RIGHT(LEFT([.B1161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7.hgt.zip</text:p>
          </table:table-cell>
          <table:table-cell table:formula="of:=INT(RIGHT(LEFT([.B1162];3);2))" office:value-type="float" office:value="35" calcext:value-type="float">
            <text:p>35</text:p>
          </table:table-cell>
          <table:table-cell table:formula="of:=INT(RIGHT(LEFT([.B1162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8.hgt.zip</text:p>
          </table:table-cell>
          <table:table-cell table:formula="of:=INT(RIGHT(LEFT([.B1163];3);2))" office:value-type="float" office:value="35" calcext:value-type="float">
            <text:p>35</text:p>
          </table:table-cell>
          <table:table-cell table:formula="of:=INT(RIGHT(LEFT([.B1163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8.hgt.zip</text:p>
          </table:table-cell>
          <table:table-cell table:formula="of:=INT(RIGHT(LEFT([.B1164];3);2))" office:value-type="float" office:value="35" calcext:value-type="float">
            <text:p>35</text:p>
          </table:table-cell>
          <table:table-cell table:formula="of:=INT(RIGHT(LEFT([.B1164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9.hgt.zip</text:p>
          </table:table-cell>
          <table:table-cell table:formula="of:=INT(RIGHT(LEFT([.B1165];3);2))" office:value-type="float" office:value="35" calcext:value-type="float">
            <text:p>35</text:p>
          </table:table-cell>
          <table:table-cell table:formula="of:=INT(RIGHT(LEFT([.B1165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19.hgt.zip</text:p>
          </table:table-cell>
          <table:table-cell table:formula="of:=INT(RIGHT(LEFT([.B1166];3);2))" office:value-type="float" office:value="35" calcext:value-type="float">
            <text:p>35</text:p>
          </table:table-cell>
          <table:table-cell table:formula="of:=INT(RIGHT(LEFT([.B1166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0.hgt.zip</text:p>
          </table:table-cell>
          <table:table-cell table:formula="of:=INT(RIGHT(LEFT([.B1167];3);2))" office:value-type="float" office:value="35" calcext:value-type="float">
            <text:p>35</text:p>
          </table:table-cell>
          <table:table-cell table:formula="of:=INT(RIGHT(LEFT([.B1167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0.hgt.zip</text:p>
          </table:table-cell>
          <table:table-cell table:formula="of:=INT(RIGHT(LEFT([.B1168];3);2))" office:value-type="float" office:value="35" calcext:value-type="float">
            <text:p>35</text:p>
          </table:table-cell>
          <table:table-cell table:formula="of:=INT(RIGHT(LEFT([.B1168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1.hgt.zip</text:p>
          </table:table-cell>
          <table:table-cell table:formula="of:=INT(RIGHT(LEFT([.B1169];3);2))" office:value-type="float" office:value="35" calcext:value-type="float">
            <text:p>35</text:p>
          </table:table-cell>
          <table:table-cell table:formula="of:=INT(RIGHT(LEFT([.B1169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1.hgt.zip</text:p>
          </table:table-cell>
          <table:table-cell table:formula="of:=INT(RIGHT(LEFT([.B1170];3);2))" office:value-type="float" office:value="35" calcext:value-type="float">
            <text:p>35</text:p>
          </table:table-cell>
          <table:table-cell table:formula="of:=INT(RIGHT(LEFT([.B1170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2.hgt.zip</text:p>
          </table:table-cell>
          <table:table-cell table:formula="of:=INT(RIGHT(LEFT([.B1171];3);2))" office:value-type="float" office:value="35" calcext:value-type="float">
            <text:p>35</text:p>
          </table:table-cell>
          <table:table-cell table:formula="of:=INT(RIGHT(LEFT([.B1171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5W122.hgt.zip</text:p>
          </table:table-cell>
          <table:table-cell table:formula="of:=INT(RIGHT(LEFT([.B1172];3);2))" office:value-type="float" office:value="35" calcext:value-type="float">
            <text:p>35</text:p>
          </table:table-cell>
          <table:table-cell table:formula="of:=INT(RIGHT(LEFT([.B1172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1.hgt.zip</text:p>
          </table:table-cell>
          <table:table-cell table:formula="of:=INT(RIGHT(LEFT([.B1173];3);2))" office:value-type="float" office:value="36" calcext:value-type="float">
            <text:p>36</text:p>
          </table:table-cell>
          <table:table-cell table:formula="of:=INT(RIGHT(LEFT([.B1173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1.hgt.zip</text:p>
          </table:table-cell>
          <table:table-cell table:formula="of:=INT(RIGHT(LEFT([.B1174];3);2))" office:value-type="float" office:value="36" calcext:value-type="float">
            <text:p>36</text:p>
          </table:table-cell>
          <table:table-cell table:formula="of:=INT(RIGHT(LEFT([.B1174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2.hgt.zip</text:p>
          </table:table-cell>
          <table:table-cell table:formula="of:=INT(RIGHT(LEFT([.B1175];3);2))" office:value-type="float" office:value="36" calcext:value-type="float">
            <text:p>36</text:p>
          </table:table-cell>
          <table:table-cell table:formula="of:=INT(RIGHT(LEFT([.B1175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2.hgt.zip</text:p>
          </table:table-cell>
          <table:table-cell table:formula="of:=INT(RIGHT(LEFT([.B1176];3);2))" office:value-type="float" office:value="36" calcext:value-type="float">
            <text:p>36</text:p>
          </table:table-cell>
          <table:table-cell table:formula="of:=INT(RIGHT(LEFT([.B1176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3.hgt.zip</text:p>
          </table:table-cell>
          <table:table-cell table:formula="of:=INT(RIGHT(LEFT([.B1177];3);2))" office:value-type="float" office:value="36" calcext:value-type="float">
            <text:p>36</text:p>
          </table:table-cell>
          <table:table-cell table:formula="of:=INT(RIGHT(LEFT([.B1177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3.hgt.zip</text:p>
          </table:table-cell>
          <table:table-cell table:formula="of:=INT(RIGHT(LEFT([.B1178];3);2))" office:value-type="float" office:value="36" calcext:value-type="float">
            <text:p>36</text:p>
          </table:table-cell>
          <table:table-cell table:formula="of:=INT(RIGHT(LEFT([.B1178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4.hgt.zip</text:p>
          </table:table-cell>
          <table:table-cell table:formula="of:=INT(RIGHT(LEFT([.B1179];3);2))" office:value-type="float" office:value="36" calcext:value-type="float">
            <text:p>36</text:p>
          </table:table-cell>
          <table:table-cell table:formula="of:=INT(RIGHT(LEFT([.B1179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4.hgt.zip</text:p>
          </table:table-cell>
          <table:table-cell table:formula="of:=INT(RIGHT(LEFT([.B1180];3);2))" office:value-type="float" office:value="36" calcext:value-type="float">
            <text:p>36</text:p>
          </table:table-cell>
          <table:table-cell table:formula="of:=INT(RIGHT(LEFT([.B1180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5.hgt.zip</text:p>
          </table:table-cell>
          <table:table-cell table:formula="of:=INT(RIGHT(LEFT([.B1181];3);2))" office:value-type="float" office:value="36" calcext:value-type="float">
            <text:p>36</text:p>
          </table:table-cell>
          <table:table-cell table:formula="of:=INT(RIGHT(LEFT([.B1181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5.hgt.zip</text:p>
          </table:table-cell>
          <table:table-cell table:formula="of:=INT(RIGHT(LEFT([.B1182];3);2))" office:value-type="float" office:value="36" calcext:value-type="float">
            <text:p>36</text:p>
          </table:table-cell>
          <table:table-cell table:formula="of:=INT(RIGHT(LEFT([.B1182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6.hgt.zip</text:p>
          </table:table-cell>
          <table:table-cell table:formula="of:=INT(RIGHT(LEFT([.B1183];3);2))" office:value-type="float" office:value="36" calcext:value-type="float">
            <text:p>36</text:p>
          </table:table-cell>
          <table:table-cell table:formula="of:=INT(RIGHT(LEFT([.B1183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6.hgt.zip</text:p>
          </table:table-cell>
          <table:table-cell table:formula="of:=INT(RIGHT(LEFT([.B1184];3);2))" office:value-type="float" office:value="36" calcext:value-type="float">
            <text:p>36</text:p>
          </table:table-cell>
          <table:table-cell table:formula="of:=INT(RIGHT(LEFT([.B1184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7.hgt.zip</text:p>
          </table:table-cell>
          <table:table-cell table:formula="of:=INT(RIGHT(LEFT([.B1185];3);2))" office:value-type="float" office:value="36" calcext:value-type="float">
            <text:p>36</text:p>
          </table:table-cell>
          <table:table-cell table:formula="of:=INT(RIGHT(LEFT([.B1185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7.hgt.zip</text:p>
          </table:table-cell>
          <table:table-cell table:formula="of:=INT(RIGHT(LEFT([.B1186];3);2))" office:value-type="float" office:value="36" calcext:value-type="float">
            <text:p>36</text:p>
          </table:table-cell>
          <table:table-cell table:formula="of:=INT(RIGHT(LEFT([.B1186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8.hgt.zip</text:p>
          </table:table-cell>
          <table:table-cell table:formula="of:=INT(RIGHT(LEFT([.B1187];3);2))" office:value-type="float" office:value="36" calcext:value-type="float">
            <text:p>36</text:p>
          </table:table-cell>
          <table:table-cell table:formula="of:=INT(RIGHT(LEFT([.B1187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8.hgt.zip</text:p>
          </table:table-cell>
          <table:table-cell table:formula="of:=INT(RIGHT(LEFT([.B1188];3);2))" office:value-type="float" office:value="36" calcext:value-type="float">
            <text:p>36</text:p>
          </table:table-cell>
          <table:table-cell table:formula="of:=INT(RIGHT(LEFT([.B1188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9.hgt.zip</text:p>
          </table:table-cell>
          <table:table-cell table:formula="of:=INT(RIGHT(LEFT([.B1189];3);2))" office:value-type="float" office:value="36" calcext:value-type="float">
            <text:p>36</text:p>
          </table:table-cell>
          <table:table-cell table:formula="of:=INT(RIGHT(LEFT([.B1189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09.hgt.zip</text:p>
          </table:table-cell>
          <table:table-cell table:formula="of:=INT(RIGHT(LEFT([.B1190];3);2))" office:value-type="float" office:value="36" calcext:value-type="float">
            <text:p>36</text:p>
          </table:table-cell>
          <table:table-cell table:formula="of:=INT(RIGHT(LEFT([.B1190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0.hgt.zip</text:p>
          </table:table-cell>
          <table:table-cell table:formula="of:=INT(RIGHT(LEFT([.B1191];3);2))" office:value-type="float" office:value="36" calcext:value-type="float">
            <text:p>36</text:p>
          </table:table-cell>
          <table:table-cell table:formula="of:=INT(RIGHT(LEFT([.B1191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0.hgt.zip</text:p>
          </table:table-cell>
          <table:table-cell table:formula="of:=INT(RIGHT(LEFT([.B1192];3);2))" office:value-type="float" office:value="36" calcext:value-type="float">
            <text:p>36</text:p>
          </table:table-cell>
          <table:table-cell table:formula="of:=INT(RIGHT(LEFT([.B1192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1.hgt.zip</text:p>
          </table:table-cell>
          <table:table-cell table:formula="of:=INT(RIGHT(LEFT([.B1193];3);2))" office:value-type="float" office:value="36" calcext:value-type="float">
            <text:p>36</text:p>
          </table:table-cell>
          <table:table-cell table:formula="of:=INT(RIGHT(LEFT([.B1193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1.hgt.zip</text:p>
          </table:table-cell>
          <table:table-cell table:formula="of:=INT(RIGHT(LEFT([.B1194];3);2))" office:value-type="float" office:value="36" calcext:value-type="float">
            <text:p>36</text:p>
          </table:table-cell>
          <table:table-cell table:formula="of:=INT(RIGHT(LEFT([.B1194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2.hgt.zip</text:p>
          </table:table-cell>
          <table:table-cell table:formula="of:=INT(RIGHT(LEFT([.B1195];3);2))" office:value-type="float" office:value="36" calcext:value-type="float">
            <text:p>36</text:p>
          </table:table-cell>
          <table:table-cell table:formula="of:=INT(RIGHT(LEFT([.B1195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2.hgt.zip</text:p>
          </table:table-cell>
          <table:table-cell table:formula="of:=INT(RIGHT(LEFT([.B1196];3);2))" office:value-type="float" office:value="36" calcext:value-type="float">
            <text:p>36</text:p>
          </table:table-cell>
          <table:table-cell table:formula="of:=INT(RIGHT(LEFT([.B1196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3.hgt.zip</text:p>
          </table:table-cell>
          <table:table-cell table:formula="of:=INT(RIGHT(LEFT([.B1197];3);2))" office:value-type="float" office:value="36" calcext:value-type="float">
            <text:p>36</text:p>
          </table:table-cell>
          <table:table-cell table:formula="of:=INT(RIGHT(LEFT([.B1197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3.hgt.zip</text:p>
          </table:table-cell>
          <table:table-cell table:formula="of:=INT(RIGHT(LEFT([.B1198];3);2))" office:value-type="float" office:value="36" calcext:value-type="float">
            <text:p>36</text:p>
          </table:table-cell>
          <table:table-cell table:formula="of:=INT(RIGHT(LEFT([.B1198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4.hgt.zip</text:p>
          </table:table-cell>
          <table:table-cell table:formula="of:=INT(RIGHT(LEFT([.B1199];3);2))" office:value-type="float" office:value="36" calcext:value-type="float">
            <text:p>36</text:p>
          </table:table-cell>
          <table:table-cell table:formula="of:=INT(RIGHT(LEFT([.B1199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4.hgt.zip</text:p>
          </table:table-cell>
          <table:table-cell table:formula="of:=INT(RIGHT(LEFT([.B1200];3);2))" office:value-type="float" office:value="36" calcext:value-type="float">
            <text:p>36</text:p>
          </table:table-cell>
          <table:table-cell table:formula="of:=INT(RIGHT(LEFT([.B1200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5.hgt.zip</text:p>
          </table:table-cell>
          <table:table-cell table:formula="of:=INT(RIGHT(LEFT([.B1201];3);2))" office:value-type="float" office:value="36" calcext:value-type="float">
            <text:p>36</text:p>
          </table:table-cell>
          <table:table-cell table:formula="of:=INT(RIGHT(LEFT([.B1201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5.hgt.zip</text:p>
          </table:table-cell>
          <table:table-cell table:formula="of:=INT(RIGHT(LEFT([.B1202];3);2))" office:value-type="float" office:value="36" calcext:value-type="float">
            <text:p>36</text:p>
          </table:table-cell>
          <table:table-cell table:formula="of:=INT(RIGHT(LEFT([.B1202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6.hgt.zip</text:p>
          </table:table-cell>
          <table:table-cell table:formula="of:=INT(RIGHT(LEFT([.B1203];3);2))" office:value-type="float" office:value="36" calcext:value-type="float">
            <text:p>36</text:p>
          </table:table-cell>
          <table:table-cell table:formula="of:=INT(RIGHT(LEFT([.B1203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6.hgt.zip</text:p>
          </table:table-cell>
          <table:table-cell table:formula="of:=INT(RIGHT(LEFT([.B1204];3);2))" office:value-type="float" office:value="36" calcext:value-type="float">
            <text:p>36</text:p>
          </table:table-cell>
          <table:table-cell table:formula="of:=INT(RIGHT(LEFT([.B1204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7.hgt.zip</text:p>
          </table:table-cell>
          <table:table-cell table:formula="of:=INT(RIGHT(LEFT([.B1205];3);2))" office:value-type="float" office:value="36" calcext:value-type="float">
            <text:p>36</text:p>
          </table:table-cell>
          <table:table-cell table:formula="of:=INT(RIGHT(LEFT([.B1205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7.hgt.zip</text:p>
          </table:table-cell>
          <table:table-cell table:formula="of:=INT(RIGHT(LEFT([.B1206];3);2))" office:value-type="float" office:value="36" calcext:value-type="float">
            <text:p>36</text:p>
          </table:table-cell>
          <table:table-cell table:formula="of:=INT(RIGHT(LEFT([.B1206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8.hgt.zip</text:p>
          </table:table-cell>
          <table:table-cell table:formula="of:=INT(RIGHT(LEFT([.B1207];3);2))" office:value-type="float" office:value="36" calcext:value-type="float">
            <text:p>36</text:p>
          </table:table-cell>
          <table:table-cell table:formula="of:=INT(RIGHT(LEFT([.B1207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8.hgt.zip</text:p>
          </table:table-cell>
          <table:table-cell table:formula="of:=INT(RIGHT(LEFT([.B1208];3);2))" office:value-type="float" office:value="36" calcext:value-type="float">
            <text:p>36</text:p>
          </table:table-cell>
          <table:table-cell table:formula="of:=INT(RIGHT(LEFT([.B1208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9.hgt.zip</text:p>
          </table:table-cell>
          <table:table-cell table:formula="of:=INT(RIGHT(LEFT([.B1209];3);2))" office:value-type="float" office:value="36" calcext:value-type="float">
            <text:p>36</text:p>
          </table:table-cell>
          <table:table-cell table:formula="of:=INT(RIGHT(LEFT([.B1209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19.hgt.zip</text:p>
          </table:table-cell>
          <table:table-cell table:formula="of:=INT(RIGHT(LEFT([.B1210];3);2))" office:value-type="float" office:value="36" calcext:value-type="float">
            <text:p>36</text:p>
          </table:table-cell>
          <table:table-cell table:formula="of:=INT(RIGHT(LEFT([.B1210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0.hgt.zip</text:p>
          </table:table-cell>
          <table:table-cell table:formula="of:=INT(RIGHT(LEFT([.B1211];3);2))" office:value-type="float" office:value="36" calcext:value-type="float">
            <text:p>36</text:p>
          </table:table-cell>
          <table:table-cell table:formula="of:=INT(RIGHT(LEFT([.B1211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0.hgt.zip</text:p>
          </table:table-cell>
          <table:table-cell table:formula="of:=INT(RIGHT(LEFT([.B1212];3);2))" office:value-type="float" office:value="36" calcext:value-type="float">
            <text:p>36</text:p>
          </table:table-cell>
          <table:table-cell table:formula="of:=INT(RIGHT(LEFT([.B1212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1.hgt.zip</text:p>
          </table:table-cell>
          <table:table-cell table:formula="of:=INT(RIGHT(LEFT([.B1213];3);2))" office:value-type="float" office:value="36" calcext:value-type="float">
            <text:p>36</text:p>
          </table:table-cell>
          <table:table-cell table:formula="of:=INT(RIGHT(LEFT([.B1213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1.hgt.zip</text:p>
          </table:table-cell>
          <table:table-cell table:formula="of:=INT(RIGHT(LEFT([.B1214];3);2))" office:value-type="float" office:value="36" calcext:value-type="float">
            <text:p>36</text:p>
          </table:table-cell>
          <table:table-cell table:formula="of:=INT(RIGHT(LEFT([.B1214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2.hgt.zip</text:p>
          </table:table-cell>
          <table:table-cell table:formula="of:=INT(RIGHT(LEFT([.B1215];3);2))" office:value-type="float" office:value="36" calcext:value-type="float">
            <text:p>36</text:p>
          </table:table-cell>
          <table:table-cell table:formula="of:=INT(RIGHT(LEFT([.B1215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2.hgt.zip</text:p>
          </table:table-cell>
          <table:table-cell table:formula="of:=INT(RIGHT(LEFT([.B1216];3);2))" office:value-type="float" office:value="36" calcext:value-type="float">
            <text:p>36</text:p>
          </table:table-cell>
          <table:table-cell table:formula="of:=INT(RIGHT(LEFT([.B1216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3.hgt.zip</text:p>
          </table:table-cell>
          <table:table-cell table:formula="of:=INT(RIGHT(LEFT([.B1217];3);2))" office:value-type="float" office:value="36" calcext:value-type="float">
            <text:p>36</text:p>
          </table:table-cell>
          <table:table-cell table:formula="of:=INT(RIGHT(LEFT([.B1217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6W123.hgt.zip</text:p>
          </table:table-cell>
          <table:table-cell table:formula="of:=INT(RIGHT(LEFT([.B1218];3);2))" office:value-type="float" office:value="36" calcext:value-type="float">
            <text:p>36</text:p>
          </table:table-cell>
          <table:table-cell table:formula="of:=INT(RIGHT(LEFT([.B1218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1.hgt.zip</text:p>
          </table:table-cell>
          <table:table-cell table:formula="of:=INT(RIGHT(LEFT([.B1219];3);2))" office:value-type="float" office:value="37" calcext:value-type="float">
            <text:p>37</text:p>
          </table:table-cell>
          <table:table-cell table:formula="of:=INT(RIGHT(LEFT([.B1219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1.hgt.zip</text:p>
          </table:table-cell>
          <table:table-cell table:formula="of:=INT(RIGHT(LEFT([.B1220];3);2))" office:value-type="float" office:value="37" calcext:value-type="float">
            <text:p>37</text:p>
          </table:table-cell>
          <table:table-cell table:formula="of:=INT(RIGHT(LEFT([.B1220];7);3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2.hgt.zip</text:p>
          </table:table-cell>
          <table:table-cell table:formula="of:=INT(RIGHT(LEFT([.B1221];3);2))" office:value-type="float" office:value="37" calcext:value-type="float">
            <text:p>37</text:p>
          </table:table-cell>
          <table:table-cell table:formula="of:=INT(RIGHT(LEFT([.B1221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2.hgt.zip</text:p>
          </table:table-cell>
          <table:table-cell table:formula="of:=INT(RIGHT(LEFT([.B1222];3);2))" office:value-type="float" office:value="37" calcext:value-type="float">
            <text:p>37</text:p>
          </table:table-cell>
          <table:table-cell table:formula="of:=INT(RIGHT(LEFT([.B1222];7);3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3.hgt.zip</text:p>
          </table:table-cell>
          <table:table-cell table:formula="of:=INT(RIGHT(LEFT([.B1223];3);2))" office:value-type="float" office:value="37" calcext:value-type="float">
            <text:p>37</text:p>
          </table:table-cell>
          <table:table-cell table:formula="of:=INT(RIGHT(LEFT([.B1223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3.hgt.zip</text:p>
          </table:table-cell>
          <table:table-cell table:formula="of:=INT(RIGHT(LEFT([.B1224];3);2))" office:value-type="float" office:value="37" calcext:value-type="float">
            <text:p>37</text:p>
          </table:table-cell>
          <table:table-cell table:formula="of:=INT(RIGHT(LEFT([.B1224];7);3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4.hgt.zip</text:p>
          </table:table-cell>
          <table:table-cell table:formula="of:=INT(RIGHT(LEFT([.B1225];3);2))" office:value-type="float" office:value="37" calcext:value-type="float">
            <text:p>37</text:p>
          </table:table-cell>
          <table:table-cell table:formula="of:=INT(RIGHT(LEFT([.B1225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4.hgt.zip</text:p>
          </table:table-cell>
          <table:table-cell table:formula="of:=INT(RIGHT(LEFT([.B1226];3);2))" office:value-type="float" office:value="37" calcext:value-type="float">
            <text:p>37</text:p>
          </table:table-cell>
          <table:table-cell table:formula="of:=INT(RIGHT(LEFT([.B1226];7);3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5.hgt.zip</text:p>
          </table:table-cell>
          <table:table-cell table:formula="of:=INT(RIGHT(LEFT([.B1227];3);2))" office:value-type="float" office:value="37" calcext:value-type="float">
            <text:p>37</text:p>
          </table:table-cell>
          <table:table-cell table:formula="of:=INT(RIGHT(LEFT([.B1227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5.hgt.zip</text:p>
          </table:table-cell>
          <table:table-cell table:formula="of:=INT(RIGHT(LEFT([.B1228];3);2))" office:value-type="float" office:value="37" calcext:value-type="float">
            <text:p>37</text:p>
          </table:table-cell>
          <table:table-cell table:formula="of:=INT(RIGHT(LEFT([.B1228];7);3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6.hgt.zip</text:p>
          </table:table-cell>
          <table:table-cell table:formula="of:=INT(RIGHT(LEFT([.B1229];3);2))" office:value-type="float" office:value="37" calcext:value-type="float">
            <text:p>37</text:p>
          </table:table-cell>
          <table:table-cell table:formula="of:=INT(RIGHT(LEFT([.B1229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6.hgt.zip</text:p>
          </table:table-cell>
          <table:table-cell table:formula="of:=INT(RIGHT(LEFT([.B1230];3);2))" office:value-type="float" office:value="37" calcext:value-type="float">
            <text:p>37</text:p>
          </table:table-cell>
          <table:table-cell table:formula="of:=INT(RIGHT(LEFT([.B1230];7);3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7.hgt.zip</text:p>
          </table:table-cell>
          <table:table-cell table:formula="of:=INT(RIGHT(LEFT([.B1231];3);2))" office:value-type="float" office:value="37" calcext:value-type="float">
            <text:p>37</text:p>
          </table:table-cell>
          <table:table-cell table:formula="of:=INT(RIGHT(LEFT([.B1231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7.hgt.zip</text:p>
          </table:table-cell>
          <table:table-cell table:formula="of:=INT(RIGHT(LEFT([.B1232];3);2))" office:value-type="float" office:value="37" calcext:value-type="float">
            <text:p>37</text:p>
          </table:table-cell>
          <table:table-cell table:formula="of:=INT(RIGHT(LEFT([.B1232];7);3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8.hgt.zip</text:p>
          </table:table-cell>
          <table:table-cell table:formula="of:=INT(RIGHT(LEFT([.B1233];3);2))" office:value-type="float" office:value="37" calcext:value-type="float">
            <text:p>37</text:p>
          </table:table-cell>
          <table:table-cell table:formula="of:=INT(RIGHT(LEFT([.B1233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8.hgt.zip</text:p>
          </table:table-cell>
          <table:table-cell table:formula="of:=INT(RIGHT(LEFT([.B1234];3);2))" office:value-type="float" office:value="37" calcext:value-type="float">
            <text:p>37</text:p>
          </table:table-cell>
          <table:table-cell table:formula="of:=INT(RIGHT(LEFT([.B1234];7);3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9.hgt.zip</text:p>
          </table:table-cell>
          <table:table-cell table:formula="of:=INT(RIGHT(LEFT([.B1235];3);2))" office:value-type="float" office:value="37" calcext:value-type="float">
            <text:p>37</text:p>
          </table:table-cell>
          <table:table-cell table:formula="of:=INT(RIGHT(LEFT([.B1235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09.hgt.zip</text:p>
          </table:table-cell>
          <table:table-cell table:formula="of:=INT(RIGHT(LEFT([.B1236];3);2))" office:value-type="float" office:value="37" calcext:value-type="float">
            <text:p>37</text:p>
          </table:table-cell>
          <table:table-cell table:formula="of:=INT(RIGHT(LEFT([.B1236];7);3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0.hgt.zip</text:p>
          </table:table-cell>
          <table:table-cell table:formula="of:=INT(RIGHT(LEFT([.B1237];3);2))" office:value-type="float" office:value="37" calcext:value-type="float">
            <text:p>37</text:p>
          </table:table-cell>
          <table:table-cell table:formula="of:=INT(RIGHT(LEFT([.B1237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0.hgt.zip</text:p>
          </table:table-cell>
          <table:table-cell table:formula="of:=INT(RIGHT(LEFT([.B1238];3);2))" office:value-type="float" office:value="37" calcext:value-type="float">
            <text:p>37</text:p>
          </table:table-cell>
          <table:table-cell table:formula="of:=INT(RIGHT(LEFT([.B1238];7);3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1.hgt.zip</text:p>
          </table:table-cell>
          <table:table-cell table:formula="of:=INT(RIGHT(LEFT([.B1239];3);2))" office:value-type="float" office:value="37" calcext:value-type="float">
            <text:p>37</text:p>
          </table:table-cell>
          <table:table-cell table:formula="of:=INT(RIGHT(LEFT([.B1239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1.hgt.zip</text:p>
          </table:table-cell>
          <table:table-cell table:formula="of:=INT(RIGHT(LEFT([.B1240];3);2))" office:value-type="float" office:value="37" calcext:value-type="float">
            <text:p>37</text:p>
          </table:table-cell>
          <table:table-cell table:formula="of:=INT(RIGHT(LEFT([.B1240];7);3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2.hgt.zip</text:p>
          </table:table-cell>
          <table:table-cell table:formula="of:=INT(RIGHT(LEFT([.B1241];3);2))" office:value-type="float" office:value="37" calcext:value-type="float">
            <text:p>37</text:p>
          </table:table-cell>
          <table:table-cell table:formula="of:=INT(RIGHT(LEFT([.B1241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2.hgt.zip</text:p>
          </table:table-cell>
          <table:table-cell table:formula="of:=INT(RIGHT(LEFT([.B1242];3);2))" office:value-type="float" office:value="37" calcext:value-type="float">
            <text:p>37</text:p>
          </table:table-cell>
          <table:table-cell table:formula="of:=INT(RIGHT(LEFT([.B1242];7);3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3.hgt.zip</text:p>
          </table:table-cell>
          <table:table-cell table:formula="of:=INT(RIGHT(LEFT([.B1243];3);2))" office:value-type="float" office:value="37" calcext:value-type="float">
            <text:p>37</text:p>
          </table:table-cell>
          <table:table-cell table:formula="of:=INT(RIGHT(LEFT([.B1243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3.hgt.zip</text:p>
          </table:table-cell>
          <table:table-cell table:formula="of:=INT(RIGHT(LEFT([.B1244];3);2))" office:value-type="float" office:value="37" calcext:value-type="float">
            <text:p>37</text:p>
          </table:table-cell>
          <table:table-cell table:formula="of:=INT(RIGHT(LEFT([.B1244];7);3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4.hgt.zip</text:p>
          </table:table-cell>
          <table:table-cell table:formula="of:=INT(RIGHT(LEFT([.B1245];3);2))" office:value-type="float" office:value="37" calcext:value-type="float">
            <text:p>37</text:p>
          </table:table-cell>
          <table:table-cell table:formula="of:=INT(RIGHT(LEFT([.B1245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4.hgt.zip</text:p>
          </table:table-cell>
          <table:table-cell table:formula="of:=INT(RIGHT(LEFT([.B1246];3);2))" office:value-type="float" office:value="37" calcext:value-type="float">
            <text:p>37</text:p>
          </table:table-cell>
          <table:table-cell table:formula="of:=INT(RIGHT(LEFT([.B1246];7);3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5.hgt.zip</text:p>
          </table:table-cell>
          <table:table-cell table:formula="of:=INT(RIGHT(LEFT([.B1247];3);2))" office:value-type="float" office:value="37" calcext:value-type="float">
            <text:p>37</text:p>
          </table:table-cell>
          <table:table-cell table:formula="of:=INT(RIGHT(LEFT([.B1247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5.hgt.zip</text:p>
          </table:table-cell>
          <table:table-cell table:formula="of:=INT(RIGHT(LEFT([.B1248];3);2))" office:value-type="float" office:value="37" calcext:value-type="float">
            <text:p>37</text:p>
          </table:table-cell>
          <table:table-cell table:formula="of:=INT(RIGHT(LEFT([.B1248];7);3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6.hgt.zip</text:p>
          </table:table-cell>
          <table:table-cell table:formula="of:=INT(RIGHT(LEFT([.B1249];3);2))" office:value-type="float" office:value="37" calcext:value-type="float">
            <text:p>37</text:p>
          </table:table-cell>
          <table:table-cell table:formula="of:=INT(RIGHT(LEFT([.B1249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6.hgt.zip</text:p>
          </table:table-cell>
          <table:table-cell table:formula="of:=INT(RIGHT(LEFT([.B1250];3);2))" office:value-type="float" office:value="37" calcext:value-type="float">
            <text:p>37</text:p>
          </table:table-cell>
          <table:table-cell table:formula="of:=INT(RIGHT(LEFT([.B1250];7);3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7.hgt.zip</text:p>
          </table:table-cell>
          <table:table-cell table:formula="of:=INT(RIGHT(LEFT([.B1251];3);2))" office:value-type="float" office:value="37" calcext:value-type="float">
            <text:p>37</text:p>
          </table:table-cell>
          <table:table-cell table:formula="of:=INT(RIGHT(LEFT([.B1251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7.hgt.zip</text:p>
          </table:table-cell>
          <table:table-cell table:formula="of:=INT(RIGHT(LEFT([.B1252];3);2))" office:value-type="float" office:value="37" calcext:value-type="float">
            <text:p>37</text:p>
          </table:table-cell>
          <table:table-cell table:formula="of:=INT(RIGHT(LEFT([.B1252];7);3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8.hgt.zip</text:p>
          </table:table-cell>
          <table:table-cell table:formula="of:=INT(RIGHT(LEFT([.B1253];3);2))" office:value-type="float" office:value="37" calcext:value-type="float">
            <text:p>37</text:p>
          </table:table-cell>
          <table:table-cell table:formula="of:=INT(RIGHT(LEFT([.B1253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8.hgt.zip</text:p>
          </table:table-cell>
          <table:table-cell table:formula="of:=INT(RIGHT(LEFT([.B1254];3);2))" office:value-type="float" office:value="37" calcext:value-type="float">
            <text:p>37</text:p>
          </table:table-cell>
          <table:table-cell table:formula="of:=INT(RIGHT(LEFT([.B1254];7);3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9.hgt.zip</text:p>
          </table:table-cell>
          <table:table-cell table:formula="of:=INT(RIGHT(LEFT([.B1255];3);2))" office:value-type="float" office:value="37" calcext:value-type="float">
            <text:p>37</text:p>
          </table:table-cell>
          <table:table-cell table:formula="of:=INT(RIGHT(LEFT([.B1255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19.hgt.zip</text:p>
          </table:table-cell>
          <table:table-cell table:formula="of:=INT(RIGHT(LEFT([.B1256];3);2))" office:value-type="float" office:value="37" calcext:value-type="float">
            <text:p>37</text:p>
          </table:table-cell>
          <table:table-cell table:formula="of:=INT(RIGHT(LEFT([.B1256];7);3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0.hgt.zip</text:p>
          </table:table-cell>
          <table:table-cell table:formula="of:=INT(RIGHT(LEFT([.B1257];3);2))" office:value-type="float" office:value="37" calcext:value-type="float">
            <text:p>37</text:p>
          </table:table-cell>
          <table:table-cell table:formula="of:=INT(RIGHT(LEFT([.B1257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0.hgt.zip</text:p>
          </table:table-cell>
          <table:table-cell table:formula="of:=INT(RIGHT(LEFT([.B1258];3);2))" office:value-type="float" office:value="37" calcext:value-type="float">
            <text:p>37</text:p>
          </table:table-cell>
          <table:table-cell table:formula="of:=INT(RIGHT(LEFT([.B1258];7);3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1.hgt.zip</text:p>
          </table:table-cell>
          <table:table-cell table:formula="of:=INT(RIGHT(LEFT([.B1259];3);2))" office:value-type="float" office:value="37" calcext:value-type="float">
            <text:p>37</text:p>
          </table:table-cell>
          <table:table-cell table:formula="of:=INT(RIGHT(LEFT([.B1259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1.hgt.zip</text:p>
          </table:table-cell>
          <table:table-cell table:formula="of:=INT(RIGHT(LEFT([.B1260];3);2))" office:value-type="float" office:value="37" calcext:value-type="float">
            <text:p>37</text:p>
          </table:table-cell>
          <table:table-cell table:formula="of:=INT(RIGHT(LEFT([.B1260];7);3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2.hgt.zip</text:p>
          </table:table-cell>
          <table:table-cell table:formula="of:=INT(RIGHT(LEFT([.B1261];3);2))" office:value-type="float" office:value="37" calcext:value-type="float">
            <text:p>37</text:p>
          </table:table-cell>
          <table:table-cell table:formula="of:=INT(RIGHT(LEFT([.B1261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2.hgt.zip</text:p>
          </table:table-cell>
          <table:table-cell table:formula="of:=INT(RIGHT(LEFT([.B1262];3);2))" office:value-type="float" office:value="37" calcext:value-type="float">
            <text:p>37</text:p>
          </table:table-cell>
          <table:table-cell table:formula="of:=INT(RIGHT(LEFT([.B1262];7);3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3.hgt.zip</text:p>
          </table:table-cell>
          <table:table-cell table:formula="of:=INT(RIGHT(LEFT([.B1263];3);2))" office:value-type="float" office:value="37" calcext:value-type="float">
            <text:p>37</text:p>
          </table:table-cell>
          <table:table-cell table:formula="of:=INT(RIGHT(LEFT([.B1263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37W123.hgt.zip</text:p>
          </table:table-cell>
          <table:table-cell table:formula="of:=INT(RIGHT(LEFT([.B1264];3);2))" office:value-type="float" office:value="37" calcext:value-type="float">
            <text:p>37</text:p>
          </table:table-cell>
          <table:table-cell table:formula="of:=INT(RIGHT(LEFT([.B1264];7);3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5W098.hgt.zip</text:p>
          </table:table-cell>
          <table:table-cell table:formula="of:=INT(RIGHT(LEFT([.B1265];3);2))" office:value-type="float" office:value="25" calcext:value-type="float">
            <text:p>25</text:p>
          </table:table-cell>
          <table:table-cell table:formula="of:=INT(RIGHT(LEFT([.B126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5W098.hgt.zip</text:p>
          </table:table-cell>
          <table:table-cell table:formula="of:=INT(RIGHT(LEFT([.B1266];3);2))" office:value-type="float" office:value="25" calcext:value-type="float">
            <text:p>25</text:p>
          </table:table-cell>
          <table:table-cell table:formula="of:=INT(RIGHT(LEFT([.B126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098.hgt.zip</text:p>
          </table:table-cell>
          <table:table-cell table:formula="of:=INT(RIGHT(LEFT([.B1267];3);2))" office:value-type="float" office:value="26" calcext:value-type="float">
            <text:p>26</text:p>
          </table:table-cell>
          <table:table-cell table:formula="of:=INT(RIGHT(LEFT([.B126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098.hgt.zip</text:p>
          </table:table-cell>
          <table:table-cell table:formula="of:=INT(RIGHT(LEFT([.B1268];3);2))" office:value-type="float" office:value="26" calcext:value-type="float">
            <text:p>26</text:p>
          </table:table-cell>
          <table:table-cell table:formula="of:=INT(RIGHT(LEFT([.B126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099.hgt.zip</text:p>
          </table:table-cell>
          <table:table-cell table:formula="of:=INT(RIGHT(LEFT([.B1269];3);2))" office:value-type="float" office:value="26" calcext:value-type="float">
            <text:p>26</text:p>
          </table:table-cell>
          <table:table-cell table:formula="of:=INT(RIGHT(LEFT([.B126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099.hgt.zip</text:p>
          </table:table-cell>
          <table:table-cell table:formula="of:=INT(RIGHT(LEFT([.B1270];3);2))" office:value-type="float" office:value="26" calcext:value-type="float">
            <text:p>26</text:p>
          </table:table-cell>
          <table:table-cell table:formula="of:=INT(RIGHT(LEFT([.B127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100.hgt.zip</text:p>
          </table:table-cell>
          <table:table-cell table:formula="of:=INT(RIGHT(LEFT([.B1271];3);2))" office:value-type="float" office:value="26" calcext:value-type="float">
            <text:p>26</text:p>
          </table:table-cell>
          <table:table-cell table:formula="of:=INT(RIGHT(LEFT([.B127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6W100.hgt.zip</text:p>
          </table:table-cell>
          <table:table-cell table:formula="of:=INT(RIGHT(LEFT([.B1272];3);2))" office:value-type="float" office:value="26" calcext:value-type="float">
            <text:p>26</text:p>
          </table:table-cell>
          <table:table-cell table:formula="of:=INT(RIGHT(LEFT([.B127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7.hgt.zip</text:p>
          </table:table-cell>
          <table:table-cell table:formula="of:=INT(RIGHT(LEFT([.B1273];3);2))" office:value-type="float" office:value="27" calcext:value-type="float">
            <text:p>27</text:p>
          </table:table-cell>
          <table:table-cell table:formula="of:=INT(RIGHT(LEFT([.B1273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7.hgt.zip</text:p>
          </table:table-cell>
          <table:table-cell table:formula="of:=INT(RIGHT(LEFT([.B1274];3);2))" office:value-type="float" office:value="27" calcext:value-type="float">
            <text:p>27</text:p>
          </table:table-cell>
          <table:table-cell table:formula="of:=INT(RIGHT(LEFT([.B1274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8.hgt.zip</text:p>
          </table:table-cell>
          <table:table-cell table:formula="of:=INT(RIGHT(LEFT([.B1275];3);2))" office:value-type="float" office:value="27" calcext:value-type="float">
            <text:p>27</text:p>
          </table:table-cell>
          <table:table-cell table:formula="of:=INT(RIGHT(LEFT([.B127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8.hgt.zip</text:p>
          </table:table-cell>
          <table:table-cell table:formula="of:=INT(RIGHT(LEFT([.B1276];3);2))" office:value-type="float" office:value="27" calcext:value-type="float">
            <text:p>27</text:p>
          </table:table-cell>
          <table:table-cell table:formula="of:=INT(RIGHT(LEFT([.B127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9.hgt.zip</text:p>
          </table:table-cell>
          <table:table-cell table:formula="of:=INT(RIGHT(LEFT([.B1277];3);2))" office:value-type="float" office:value="27" calcext:value-type="float">
            <text:p>27</text:p>
          </table:table-cell>
          <table:table-cell table:formula="of:=INT(RIGHT(LEFT([.B1277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099.hgt.zip</text:p>
          </table:table-cell>
          <table:table-cell table:formula="of:=INT(RIGHT(LEFT([.B1278];3);2))" office:value-type="float" office:value="27" calcext:value-type="float">
            <text:p>27</text:p>
          </table:table-cell>
          <table:table-cell table:formula="of:=INT(RIGHT(LEFT([.B1278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100.hgt.zip</text:p>
          </table:table-cell>
          <table:table-cell table:formula="of:=INT(RIGHT(LEFT([.B1279];3);2))" office:value-type="float" office:value="27" calcext:value-type="float">
            <text:p>27</text:p>
          </table:table-cell>
          <table:table-cell table:formula="of:=INT(RIGHT(LEFT([.B1279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7W100.hgt.zip</text:p>
          </table:table-cell>
          <table:table-cell table:formula="of:=INT(RIGHT(LEFT([.B1280];3);2))" office:value-type="float" office:value="27" calcext:value-type="float">
            <text:p>27</text:p>
          </table:table-cell>
          <table:table-cell table:formula="of:=INT(RIGHT(LEFT([.B1280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0.hgt.zip</text:p>
          </table:table-cell>
          <table:table-cell table:formula="of:=INT(RIGHT(LEFT([.B1281];3);2))" office:value-type="float" office:value="28" calcext:value-type="float">
            <text:p>28</text:p>
          </table:table-cell>
          <table:table-cell table:formula="of:=INT(RIGHT(LEFT([.B128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0.hgt.zip</text:p>
          </table:table-cell>
          <table:table-cell table:formula="of:=INT(RIGHT(LEFT([.B1282];3);2))" office:value-type="float" office:value="28" calcext:value-type="float">
            <text:p>28</text:p>
          </table:table-cell>
          <table:table-cell table:formula="of:=INT(RIGHT(LEFT([.B128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6.hgt.zip</text:p>
          </table:table-cell>
          <table:table-cell table:formula="of:=INT(RIGHT(LEFT([.B1283];3);2))" office:value-type="float" office:value="28" calcext:value-type="float">
            <text:p>28</text:p>
          </table:table-cell>
          <table:table-cell table:formula="of:=INT(RIGHT(LEFT([.B128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6.hgt.zip</text:p>
          </table:table-cell>
          <table:table-cell table:formula="of:=INT(RIGHT(LEFT([.B1284];3);2))" office:value-type="float" office:value="28" calcext:value-type="float">
            <text:p>28</text:p>
          </table:table-cell>
          <table:table-cell table:formula="of:=INT(RIGHT(LEFT([.B128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7.hgt.zip</text:p>
          </table:table-cell>
          <table:table-cell table:formula="of:=INT(RIGHT(LEFT([.B1285];3);2))" office:value-type="float" office:value="28" calcext:value-type="float">
            <text:p>28</text:p>
          </table:table-cell>
          <table:table-cell table:formula="of:=INT(RIGHT(LEFT([.B128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7.hgt.zip</text:p>
          </table:table-cell>
          <table:table-cell table:formula="of:=INT(RIGHT(LEFT([.B1286];3);2))" office:value-type="float" office:value="28" calcext:value-type="float">
            <text:p>28</text:p>
          </table:table-cell>
          <table:table-cell table:formula="of:=INT(RIGHT(LEFT([.B128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8.hgt.zip</text:p>
          </table:table-cell>
          <table:table-cell table:formula="of:=INT(RIGHT(LEFT([.B1287];3);2))" office:value-type="float" office:value="28" calcext:value-type="float">
            <text:p>28</text:p>
          </table:table-cell>
          <table:table-cell table:formula="of:=INT(RIGHT(LEFT([.B128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8.hgt.zip</text:p>
          </table:table-cell>
          <table:table-cell table:formula="of:=INT(RIGHT(LEFT([.B1288];3);2))" office:value-type="float" office:value="28" calcext:value-type="float">
            <text:p>28</text:p>
          </table:table-cell>
          <table:table-cell table:formula="of:=INT(RIGHT(LEFT([.B128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9.hgt.zip</text:p>
          </table:table-cell>
          <table:table-cell table:formula="of:=INT(RIGHT(LEFT([.B1289];3);2))" office:value-type="float" office:value="28" calcext:value-type="float">
            <text:p>28</text:p>
          </table:table-cell>
          <table:table-cell table:formula="of:=INT(RIGHT(LEFT([.B128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099.hgt.zip</text:p>
          </table:table-cell>
          <table:table-cell table:formula="of:=INT(RIGHT(LEFT([.B1290];3);2))" office:value-type="float" office:value="28" calcext:value-type="float">
            <text:p>28</text:p>
          </table:table-cell>
          <table:table-cell table:formula="of:=INT(RIGHT(LEFT([.B129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100.hgt.zip</text:p>
          </table:table-cell>
          <table:table-cell table:formula="of:=INT(RIGHT(LEFT([.B1291];3);2))" office:value-type="float" office:value="28" calcext:value-type="float">
            <text:p>28</text:p>
          </table:table-cell>
          <table:table-cell table:formula="of:=INT(RIGHT(LEFT([.B129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8W100.hgt.zip</text:p>
          </table:table-cell>
          <table:table-cell table:formula="of:=INT(RIGHT(LEFT([.B1292];3);2))" office:value-type="float" office:value="28" calcext:value-type="float">
            <text:p>28</text:p>
          </table:table-cell>
          <table:table-cell table:formula="of:=INT(RIGHT(LEFT([.B129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4.hgt.zip</text:p>
          </table:table-cell>
          <table:table-cell table:formula="of:=INT(RIGHT(LEFT([.B1293];3);2))" office:value-type="float" office:value="29" calcext:value-type="float">
            <text:p>29</text:p>
          </table:table-cell>
          <table:table-cell table:formula="of:=INT(RIGHT(LEFT([.B1293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4.hgt.zip</text:p>
          </table:table-cell>
          <table:table-cell table:formula="of:=INT(RIGHT(LEFT([.B1294];3);2))" office:value-type="float" office:value="29" calcext:value-type="float">
            <text:p>29</text:p>
          </table:table-cell>
          <table:table-cell table:formula="of:=INT(RIGHT(LEFT([.B1294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5.hgt.zip</text:p>
          </table:table-cell>
          <table:table-cell table:formula="of:=INT(RIGHT(LEFT([.B1295];3);2))" office:value-type="float" office:value="29" calcext:value-type="float">
            <text:p>29</text:p>
          </table:table-cell>
          <table:table-cell table:formula="of:=INT(RIGHT(LEFT([.B1295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5.hgt.zip</text:p>
          </table:table-cell>
          <table:table-cell table:formula="of:=INT(RIGHT(LEFT([.B1296];3);2))" office:value-type="float" office:value="29" calcext:value-type="float">
            <text:p>29</text:p>
          </table:table-cell>
          <table:table-cell table:formula="of:=INT(RIGHT(LEFT([.B1296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6.hgt.zip</text:p>
          </table:table-cell>
          <table:table-cell table:formula="of:=INT(RIGHT(LEFT([.B1297];3);2))" office:value-type="float" office:value="29" calcext:value-type="float">
            <text:p>29</text:p>
          </table:table-cell>
          <table:table-cell table:formula="of:=INT(RIGHT(LEFT([.B1297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6.hgt.zip</text:p>
          </table:table-cell>
          <table:table-cell table:formula="of:=INT(RIGHT(LEFT([.B1298];3);2))" office:value-type="float" office:value="29" calcext:value-type="float">
            <text:p>29</text:p>
          </table:table-cell>
          <table:table-cell table:formula="of:=INT(RIGHT(LEFT([.B1298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9.hgt.zip</text:p>
          </table:table-cell>
          <table:table-cell table:formula="of:=INT(RIGHT(LEFT([.B1299];3);2))" office:value-type="float" office:value="29" calcext:value-type="float">
            <text:p>29</text:p>
          </table:table-cell>
          <table:table-cell table:formula="of:=INT(RIGHT(LEFT([.B129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89.hgt.zip</text:p>
          </table:table-cell>
          <table:table-cell table:formula="of:=INT(RIGHT(LEFT([.B1300];3);2))" office:value-type="float" office:value="29" calcext:value-type="float">
            <text:p>29</text:p>
          </table:table-cell>
          <table:table-cell table:formula="of:=INT(RIGHT(LEFT([.B130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0.hgt.zip</text:p>
          </table:table-cell>
          <table:table-cell table:formula="of:=INT(RIGHT(LEFT([.B1301];3);2))" office:value-type="float" office:value="29" calcext:value-type="float">
            <text:p>29</text:p>
          </table:table-cell>
          <table:table-cell table:formula="of:=INT(RIGHT(LEFT([.B130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0.hgt.zip</text:p>
          </table:table-cell>
          <table:table-cell table:formula="of:=INT(RIGHT(LEFT([.B1302];3);2))" office:value-type="float" office:value="29" calcext:value-type="float">
            <text:p>29</text:p>
          </table:table-cell>
          <table:table-cell table:formula="of:=INT(RIGHT(LEFT([.B130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1.hgt.zip</text:p>
          </table:table-cell>
          <table:table-cell table:formula="of:=INT(RIGHT(LEFT([.B1303];3);2))" office:value-type="float" office:value="29" calcext:value-type="float">
            <text:p>29</text:p>
          </table:table-cell>
          <table:table-cell table:formula="of:=INT(RIGHT(LEFT([.B130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1.hgt.zip</text:p>
          </table:table-cell>
          <table:table-cell table:formula="of:=INT(RIGHT(LEFT([.B1304];3);2))" office:value-type="float" office:value="29" calcext:value-type="float">
            <text:p>29</text:p>
          </table:table-cell>
          <table:table-cell table:formula="of:=INT(RIGHT(LEFT([.B130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2.hgt.zip</text:p>
          </table:table-cell>
          <table:table-cell table:formula="of:=INT(RIGHT(LEFT([.B1305];3);2))" office:value-type="float" office:value="29" calcext:value-type="float">
            <text:p>29</text:p>
          </table:table-cell>
          <table:table-cell table:formula="of:=INT(RIGHT(LEFT([.B130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2.hgt.zip</text:p>
          </table:table-cell>
          <table:table-cell table:formula="of:=INT(RIGHT(LEFT([.B1306];3);2))" office:value-type="float" office:value="29" calcext:value-type="float">
            <text:p>29</text:p>
          </table:table-cell>
          <table:table-cell table:formula="of:=INT(RIGHT(LEFT([.B130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3.hgt.zip</text:p>
          </table:table-cell>
          <table:table-cell table:formula="of:=INT(RIGHT(LEFT([.B1307];3);2))" office:value-type="float" office:value="29" calcext:value-type="float">
            <text:p>29</text:p>
          </table:table-cell>
          <table:table-cell table:formula="of:=INT(RIGHT(LEFT([.B130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3.hgt.zip</text:p>
          </table:table-cell>
          <table:table-cell table:formula="of:=INT(RIGHT(LEFT([.B1308];3);2))" office:value-type="float" office:value="29" calcext:value-type="float">
            <text:p>29</text:p>
          </table:table-cell>
          <table:table-cell table:formula="of:=INT(RIGHT(LEFT([.B130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4.hgt.zip</text:p>
          </table:table-cell>
          <table:table-cell table:formula="of:=INT(RIGHT(LEFT([.B1309];3);2))" office:value-type="float" office:value="29" calcext:value-type="float">
            <text:p>29</text:p>
          </table:table-cell>
          <table:table-cell table:formula="of:=INT(RIGHT(LEFT([.B130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4.hgt.zip</text:p>
          </table:table-cell>
          <table:table-cell table:formula="of:=INT(RIGHT(LEFT([.B1310];3);2))" office:value-type="float" office:value="29" calcext:value-type="float">
            <text:p>29</text:p>
          </table:table-cell>
          <table:table-cell table:formula="of:=INT(RIGHT(LEFT([.B131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5.hgt.zip</text:p>
          </table:table-cell>
          <table:table-cell table:formula="of:=INT(RIGHT(LEFT([.B1311];3);2))" office:value-type="float" office:value="29" calcext:value-type="float">
            <text:p>29</text:p>
          </table:table-cell>
          <table:table-cell table:formula="of:=INT(RIGHT(LEFT([.B131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5.hgt.zip</text:p>
          </table:table-cell>
          <table:table-cell table:formula="of:=INT(RIGHT(LEFT([.B1312];3);2))" office:value-type="float" office:value="29" calcext:value-type="float">
            <text:p>29</text:p>
          </table:table-cell>
          <table:table-cell table:formula="of:=INT(RIGHT(LEFT([.B131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6.hgt.zip</text:p>
          </table:table-cell>
          <table:table-cell table:formula="of:=INT(RIGHT(LEFT([.B1313];3);2))" office:value-type="float" office:value="29" calcext:value-type="float">
            <text:p>29</text:p>
          </table:table-cell>
          <table:table-cell table:formula="of:=INT(RIGHT(LEFT([.B131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6.hgt.zip</text:p>
          </table:table-cell>
          <table:table-cell table:formula="of:=INT(RIGHT(LEFT([.B1314];3);2))" office:value-type="float" office:value="29" calcext:value-type="float">
            <text:p>29</text:p>
          </table:table-cell>
          <table:table-cell table:formula="of:=INT(RIGHT(LEFT([.B131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7.hgt.zip</text:p>
          </table:table-cell>
          <table:table-cell table:formula="of:=INT(RIGHT(LEFT([.B1315];3);2))" office:value-type="float" office:value="29" calcext:value-type="float">
            <text:p>29</text:p>
          </table:table-cell>
          <table:table-cell table:formula="of:=INT(RIGHT(LEFT([.B131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7.hgt.zip</text:p>
          </table:table-cell>
          <table:table-cell table:formula="of:=INT(RIGHT(LEFT([.B1316];3);2))" office:value-type="float" office:value="29" calcext:value-type="float">
            <text:p>29</text:p>
          </table:table-cell>
          <table:table-cell table:formula="of:=INT(RIGHT(LEFT([.B131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8.hgt.zip</text:p>
          </table:table-cell>
          <table:table-cell table:formula="of:=INT(RIGHT(LEFT([.B1317];3);2))" office:value-type="float" office:value="29" calcext:value-type="float">
            <text:p>29</text:p>
          </table:table-cell>
          <table:table-cell table:formula="of:=INT(RIGHT(LEFT([.B131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8.hgt.zip</text:p>
          </table:table-cell>
          <table:table-cell table:formula="of:=INT(RIGHT(LEFT([.B1318];3);2))" office:value-type="float" office:value="29" calcext:value-type="float">
            <text:p>29</text:p>
          </table:table-cell>
          <table:table-cell table:formula="of:=INT(RIGHT(LEFT([.B131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9.hgt.zip</text:p>
          </table:table-cell>
          <table:table-cell table:formula="of:=INT(RIGHT(LEFT([.B1319];3);2))" office:value-type="float" office:value="29" calcext:value-type="float">
            <text:p>29</text:p>
          </table:table-cell>
          <table:table-cell table:formula="of:=INT(RIGHT(LEFT([.B131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099.hgt.zip</text:p>
          </table:table-cell>
          <table:table-cell table:formula="of:=INT(RIGHT(LEFT([.B1320];3);2))" office:value-type="float" office:value="29" calcext:value-type="float">
            <text:p>29</text:p>
          </table:table-cell>
          <table:table-cell table:formula="of:=INT(RIGHT(LEFT([.B132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100.hgt.zip</text:p>
          </table:table-cell>
          <table:table-cell table:formula="of:=INT(RIGHT(LEFT([.B1321];3);2))" office:value-type="float" office:value="29" calcext:value-type="float">
            <text:p>29</text:p>
          </table:table-cell>
          <table:table-cell table:formula="of:=INT(RIGHT(LEFT([.B132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9W100.hgt.zip</text:p>
          </table:table-cell>
          <table:table-cell table:formula="of:=INT(RIGHT(LEFT([.B1322];3);2))" office:value-type="float" office:value="29" calcext:value-type="float">
            <text:p>29</text:p>
          </table:table-cell>
          <table:table-cell table:formula="of:=INT(RIGHT(LEFT([.B132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4.hgt.zip</text:p>
          </table:table-cell>
          <table:table-cell table:formula="of:=INT(RIGHT(LEFT([.B1323];3);2))" office:value-type="float" office:value="30" calcext:value-type="float">
            <text:p>30</text:p>
          </table:table-cell>
          <table:table-cell table:formula="of:=INT(RIGHT(LEFT([.B1323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4.hgt.zip</text:p>
          </table:table-cell>
          <table:table-cell table:formula="of:=INT(RIGHT(LEFT([.B1324];3);2))" office:value-type="float" office:value="30" calcext:value-type="float">
            <text:p>30</text:p>
          </table:table-cell>
          <table:table-cell table:formula="of:=INT(RIGHT(LEFT([.B1324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5.hgt.zip</text:p>
          </table:table-cell>
          <table:table-cell table:formula="of:=INT(RIGHT(LEFT([.B1325];3);2))" office:value-type="float" office:value="30" calcext:value-type="float">
            <text:p>30</text:p>
          </table:table-cell>
          <table:table-cell table:formula="of:=INT(RIGHT(LEFT([.B1325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5.hgt.zip</text:p>
          </table:table-cell>
          <table:table-cell table:formula="of:=INT(RIGHT(LEFT([.B1326];3);2))" office:value-type="float" office:value="30" calcext:value-type="float">
            <text:p>30</text:p>
          </table:table-cell>
          <table:table-cell table:formula="of:=INT(RIGHT(LEFT([.B1326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6.hgt.zip</text:p>
          </table:table-cell>
          <table:table-cell table:formula="of:=INT(RIGHT(LEFT([.B1327];3);2))" office:value-type="float" office:value="30" calcext:value-type="float">
            <text:p>30</text:p>
          </table:table-cell>
          <table:table-cell table:formula="of:=INT(RIGHT(LEFT([.B1327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6.hgt.zip</text:p>
          </table:table-cell>
          <table:table-cell table:formula="of:=INT(RIGHT(LEFT([.B1328];3);2))" office:value-type="float" office:value="30" calcext:value-type="float">
            <text:p>30</text:p>
          </table:table-cell>
          <table:table-cell table:formula="of:=INT(RIGHT(LEFT([.B1328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7.hgt.zip</text:p>
          </table:table-cell>
          <table:table-cell table:formula="of:=INT(RIGHT(LEFT([.B1329];3);2))" office:value-type="float" office:value="30" calcext:value-type="float">
            <text:p>30</text:p>
          </table:table-cell>
          <table:table-cell table:formula="of:=INT(RIGHT(LEFT([.B1329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7.hgt.zip</text:p>
          </table:table-cell>
          <table:table-cell table:formula="of:=INT(RIGHT(LEFT([.B1330];3);2))" office:value-type="float" office:value="30" calcext:value-type="float">
            <text:p>30</text:p>
          </table:table-cell>
          <table:table-cell table:formula="of:=INT(RIGHT(LEFT([.B1330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8.hgt.zip</text:p>
          </table:table-cell>
          <table:table-cell table:formula="of:=INT(RIGHT(LEFT([.B1331];3);2))" office:value-type="float" office:value="30" calcext:value-type="float">
            <text:p>30</text:p>
          </table:table-cell>
          <table:table-cell table:formula="of:=INT(RIGHT(LEFT([.B1331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8.hgt.zip</text:p>
          </table:table-cell>
          <table:table-cell table:formula="of:=INT(RIGHT(LEFT([.B1332];3);2))" office:value-type="float" office:value="30" calcext:value-type="float">
            <text:p>30</text:p>
          </table:table-cell>
          <table:table-cell table:formula="of:=INT(RIGHT(LEFT([.B1332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9.hgt.zip</text:p>
          </table:table-cell>
          <table:table-cell table:formula="of:=INT(RIGHT(LEFT([.B1333];3);2))" office:value-type="float" office:value="30" calcext:value-type="float">
            <text:p>30</text:p>
          </table:table-cell>
          <table:table-cell table:formula="of:=INT(RIGHT(LEFT([.B1333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89.hgt.zip</text:p>
          </table:table-cell>
          <table:table-cell table:formula="of:=INT(RIGHT(LEFT([.B1334];3);2))" office:value-type="float" office:value="30" calcext:value-type="float">
            <text:p>30</text:p>
          </table:table-cell>
          <table:table-cell table:formula="of:=INT(RIGHT(LEFT([.B1334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0.hgt.zip</text:p>
          </table:table-cell>
          <table:table-cell table:formula="of:=INT(RIGHT(LEFT([.B1335];3);2))" office:value-type="float" office:value="30" calcext:value-type="float">
            <text:p>30</text:p>
          </table:table-cell>
          <table:table-cell table:formula="of:=INT(RIGHT(LEFT([.B1335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0.hgt.zip</text:p>
          </table:table-cell>
          <table:table-cell table:formula="of:=INT(RIGHT(LEFT([.B1336];3);2))" office:value-type="float" office:value="30" calcext:value-type="float">
            <text:p>30</text:p>
          </table:table-cell>
          <table:table-cell table:formula="of:=INT(RIGHT(LEFT([.B1336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1.hgt.zip</text:p>
          </table:table-cell>
          <table:table-cell table:formula="of:=INT(RIGHT(LEFT([.B1337];3);2))" office:value-type="float" office:value="30" calcext:value-type="float">
            <text:p>30</text:p>
          </table:table-cell>
          <table:table-cell table:formula="of:=INT(RIGHT(LEFT([.B1337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1.hgt.zip</text:p>
          </table:table-cell>
          <table:table-cell table:formula="of:=INT(RIGHT(LEFT([.B1338];3);2))" office:value-type="float" office:value="30" calcext:value-type="float">
            <text:p>30</text:p>
          </table:table-cell>
          <table:table-cell table:formula="of:=INT(RIGHT(LEFT([.B1338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2.hgt.zip</text:p>
          </table:table-cell>
          <table:table-cell table:formula="of:=INT(RIGHT(LEFT([.B1339];3);2))" office:value-type="float" office:value="30" calcext:value-type="float">
            <text:p>30</text:p>
          </table:table-cell>
          <table:table-cell table:formula="of:=INT(RIGHT(LEFT([.B1339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2.hgt.zip</text:p>
          </table:table-cell>
          <table:table-cell table:formula="of:=INT(RIGHT(LEFT([.B1340];3);2))" office:value-type="float" office:value="30" calcext:value-type="float">
            <text:p>30</text:p>
          </table:table-cell>
          <table:table-cell table:formula="of:=INT(RIGHT(LEFT([.B1340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3.hgt.zip</text:p>
          </table:table-cell>
          <table:table-cell table:formula="of:=INT(RIGHT(LEFT([.B1341];3);2))" office:value-type="float" office:value="30" calcext:value-type="float">
            <text:p>30</text:p>
          </table:table-cell>
          <table:table-cell table:formula="of:=INT(RIGHT(LEFT([.B1341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3.hgt.zip</text:p>
          </table:table-cell>
          <table:table-cell table:formula="of:=INT(RIGHT(LEFT([.B1342];3);2))" office:value-type="float" office:value="30" calcext:value-type="float">
            <text:p>30</text:p>
          </table:table-cell>
          <table:table-cell table:formula="of:=INT(RIGHT(LEFT([.B1342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4.hgt.zip</text:p>
          </table:table-cell>
          <table:table-cell table:formula="of:=INT(RIGHT(LEFT([.B1343];3);2))" office:value-type="float" office:value="30" calcext:value-type="float">
            <text:p>30</text:p>
          </table:table-cell>
          <table:table-cell table:formula="of:=INT(RIGHT(LEFT([.B1343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4.hgt.zip</text:p>
          </table:table-cell>
          <table:table-cell table:formula="of:=INT(RIGHT(LEFT([.B1344];3);2))" office:value-type="float" office:value="30" calcext:value-type="float">
            <text:p>30</text:p>
          </table:table-cell>
          <table:table-cell table:formula="of:=INT(RIGHT(LEFT([.B1344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5.hgt.zip</text:p>
          </table:table-cell>
          <table:table-cell table:formula="of:=INT(RIGHT(LEFT([.B1345];3);2))" office:value-type="float" office:value="30" calcext:value-type="float">
            <text:p>30</text:p>
          </table:table-cell>
          <table:table-cell table:formula="of:=INT(RIGHT(LEFT([.B1345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5.hgt.zip</text:p>
          </table:table-cell>
          <table:table-cell table:formula="of:=INT(RIGHT(LEFT([.B1346];3);2))" office:value-type="float" office:value="30" calcext:value-type="float">
            <text:p>30</text:p>
          </table:table-cell>
          <table:table-cell table:formula="of:=INT(RIGHT(LEFT([.B1346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6.hgt.zip</text:p>
          </table:table-cell>
          <table:table-cell table:formula="of:=INT(RIGHT(LEFT([.B1347];3);2))" office:value-type="float" office:value="30" calcext:value-type="float">
            <text:p>30</text:p>
          </table:table-cell>
          <table:table-cell table:formula="of:=INT(RIGHT(LEFT([.B1347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6.hgt.zip</text:p>
          </table:table-cell>
          <table:table-cell table:formula="of:=INT(RIGHT(LEFT([.B1348];3);2))" office:value-type="float" office:value="30" calcext:value-type="float">
            <text:p>30</text:p>
          </table:table-cell>
          <table:table-cell table:formula="of:=INT(RIGHT(LEFT([.B1348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7.hgt.zip</text:p>
          </table:table-cell>
          <table:table-cell table:formula="of:=INT(RIGHT(LEFT([.B1349];3);2))" office:value-type="float" office:value="30" calcext:value-type="float">
            <text:p>30</text:p>
          </table:table-cell>
          <table:table-cell table:formula="of:=INT(RIGHT(LEFT([.B1349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7.hgt.zip</text:p>
          </table:table-cell>
          <table:table-cell table:formula="of:=INT(RIGHT(LEFT([.B1350];3);2))" office:value-type="float" office:value="30" calcext:value-type="float">
            <text:p>30</text:p>
          </table:table-cell>
          <table:table-cell table:formula="of:=INT(RIGHT(LEFT([.B1350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8.hgt.zip</text:p>
          </table:table-cell>
          <table:table-cell table:formula="of:=INT(RIGHT(LEFT([.B1351];3);2))" office:value-type="float" office:value="30" calcext:value-type="float">
            <text:p>30</text:p>
          </table:table-cell>
          <table:table-cell table:formula="of:=INT(RIGHT(LEFT([.B1351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8.hgt.zip</text:p>
          </table:table-cell>
          <table:table-cell table:formula="of:=INT(RIGHT(LEFT([.B1352];3);2))" office:value-type="float" office:value="30" calcext:value-type="float">
            <text:p>30</text:p>
          </table:table-cell>
          <table:table-cell table:formula="of:=INT(RIGHT(LEFT([.B1352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9.hgt.zip</text:p>
          </table:table-cell>
          <table:table-cell table:formula="of:=INT(RIGHT(LEFT([.B1353];3);2))" office:value-type="float" office:value="30" calcext:value-type="float">
            <text:p>30</text:p>
          </table:table-cell>
          <table:table-cell table:formula="of:=INT(RIGHT(LEFT([.B1353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099.hgt.zip</text:p>
          </table:table-cell>
          <table:table-cell table:formula="of:=INT(RIGHT(LEFT([.B1354];3);2))" office:value-type="float" office:value="30" calcext:value-type="float">
            <text:p>30</text:p>
          </table:table-cell>
          <table:table-cell table:formula="of:=INT(RIGHT(LEFT([.B1354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100.hgt.zip</text:p>
          </table:table-cell>
          <table:table-cell table:formula="of:=INT(RIGHT(LEFT([.B1355];3);2))" office:value-type="float" office:value="30" calcext:value-type="float">
            <text:p>30</text:p>
          </table:table-cell>
          <table:table-cell table:formula="of:=INT(RIGHT(LEFT([.B1355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0W100.hgt.zip</text:p>
          </table:table-cell>
          <table:table-cell table:formula="of:=INT(RIGHT(LEFT([.B1356];3);2))" office:value-type="float" office:value="30" calcext:value-type="float">
            <text:p>30</text:p>
          </table:table-cell>
          <table:table-cell table:formula="of:=INT(RIGHT(LEFT([.B1356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4.hgt.zip</text:p>
          </table:table-cell>
          <table:table-cell table:formula="of:=INT(RIGHT(LEFT([.B1357];3);2))" office:value-type="float" office:value="31" calcext:value-type="float">
            <text:p>31</text:p>
          </table:table-cell>
          <table:table-cell table:formula="of:=INT(RIGHT(LEFT([.B1357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4.hgt.zip</text:p>
          </table:table-cell>
          <table:table-cell table:formula="of:=INT(RIGHT(LEFT([.B1358];3);2))" office:value-type="float" office:value="31" calcext:value-type="float">
            <text:p>31</text:p>
          </table:table-cell>
          <table:table-cell table:formula="of:=INT(RIGHT(LEFT([.B1358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5.hgt.zip</text:p>
          </table:table-cell>
          <table:table-cell table:formula="of:=INT(RIGHT(LEFT([.B1359];3);2))" office:value-type="float" office:value="31" calcext:value-type="float">
            <text:p>31</text:p>
          </table:table-cell>
          <table:table-cell table:formula="of:=INT(RIGHT(LEFT([.B1359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5.hgt.zip</text:p>
          </table:table-cell>
          <table:table-cell table:formula="of:=INT(RIGHT(LEFT([.B1360];3);2))" office:value-type="float" office:value="31" calcext:value-type="float">
            <text:p>31</text:p>
          </table:table-cell>
          <table:table-cell table:formula="of:=INT(RIGHT(LEFT([.B1360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6.hgt.zip</text:p>
          </table:table-cell>
          <table:table-cell table:formula="of:=INT(RIGHT(LEFT([.B1361];3);2))" office:value-type="float" office:value="31" calcext:value-type="float">
            <text:p>31</text:p>
          </table:table-cell>
          <table:table-cell table:formula="of:=INT(RIGHT(LEFT([.B1361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6.hgt.zip</text:p>
          </table:table-cell>
          <table:table-cell table:formula="of:=INT(RIGHT(LEFT([.B1362];3);2))" office:value-type="float" office:value="31" calcext:value-type="float">
            <text:p>31</text:p>
          </table:table-cell>
          <table:table-cell table:formula="of:=INT(RIGHT(LEFT([.B1362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7.hgt.zip</text:p>
          </table:table-cell>
          <table:table-cell table:formula="of:=INT(RIGHT(LEFT([.B1363];3);2))" office:value-type="float" office:value="31" calcext:value-type="float">
            <text:p>31</text:p>
          </table:table-cell>
          <table:table-cell table:formula="of:=INT(RIGHT(LEFT([.B1363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7.hgt.zip</text:p>
          </table:table-cell>
          <table:table-cell table:formula="of:=INT(RIGHT(LEFT([.B1364];3);2))" office:value-type="float" office:value="31" calcext:value-type="float">
            <text:p>31</text:p>
          </table:table-cell>
          <table:table-cell table:formula="of:=INT(RIGHT(LEFT([.B1364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8.hgt.zip</text:p>
          </table:table-cell>
          <table:table-cell table:formula="of:=INT(RIGHT(LEFT([.B1365];3);2))" office:value-type="float" office:value="31" calcext:value-type="float">
            <text:p>31</text:p>
          </table:table-cell>
          <table:table-cell table:formula="of:=INT(RIGHT(LEFT([.B1365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8.hgt.zip</text:p>
          </table:table-cell>
          <table:table-cell table:formula="of:=INT(RIGHT(LEFT([.B1366];3);2))" office:value-type="float" office:value="31" calcext:value-type="float">
            <text:p>31</text:p>
          </table:table-cell>
          <table:table-cell table:formula="of:=INT(RIGHT(LEFT([.B1366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9.hgt.zip</text:p>
          </table:table-cell>
          <table:table-cell table:formula="of:=INT(RIGHT(LEFT([.B1367];3);2))" office:value-type="float" office:value="31" calcext:value-type="float">
            <text:p>31</text:p>
          </table:table-cell>
          <table:table-cell table:formula="of:=INT(RIGHT(LEFT([.B1367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89.hgt.zip</text:p>
          </table:table-cell>
          <table:table-cell table:formula="of:=INT(RIGHT(LEFT([.B1368];3);2))" office:value-type="float" office:value="31" calcext:value-type="float">
            <text:p>31</text:p>
          </table:table-cell>
          <table:table-cell table:formula="of:=INT(RIGHT(LEFT([.B1368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0.hgt.zip</text:p>
          </table:table-cell>
          <table:table-cell table:formula="of:=INT(RIGHT(LEFT([.B1369];3);2))" office:value-type="float" office:value="31" calcext:value-type="float">
            <text:p>31</text:p>
          </table:table-cell>
          <table:table-cell table:formula="of:=INT(RIGHT(LEFT([.B1369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0.hgt.zip</text:p>
          </table:table-cell>
          <table:table-cell table:formula="of:=INT(RIGHT(LEFT([.B1370];3);2))" office:value-type="float" office:value="31" calcext:value-type="float">
            <text:p>31</text:p>
          </table:table-cell>
          <table:table-cell table:formula="of:=INT(RIGHT(LEFT([.B1370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1.hgt.zip</text:p>
          </table:table-cell>
          <table:table-cell table:formula="of:=INT(RIGHT(LEFT([.B1371];3);2))" office:value-type="float" office:value="31" calcext:value-type="float">
            <text:p>31</text:p>
          </table:table-cell>
          <table:table-cell table:formula="of:=INT(RIGHT(LEFT([.B1371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1.hgt.zip</text:p>
          </table:table-cell>
          <table:table-cell table:formula="of:=INT(RIGHT(LEFT([.B1372];3);2))" office:value-type="float" office:value="31" calcext:value-type="float">
            <text:p>31</text:p>
          </table:table-cell>
          <table:table-cell table:formula="of:=INT(RIGHT(LEFT([.B1372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2.hgt.zip</text:p>
          </table:table-cell>
          <table:table-cell table:formula="of:=INT(RIGHT(LEFT([.B1373];3);2))" office:value-type="float" office:value="31" calcext:value-type="float">
            <text:p>31</text:p>
          </table:table-cell>
          <table:table-cell table:formula="of:=INT(RIGHT(LEFT([.B1373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2.hgt.zip</text:p>
          </table:table-cell>
          <table:table-cell table:formula="of:=INT(RIGHT(LEFT([.B1374];3);2))" office:value-type="float" office:value="31" calcext:value-type="float">
            <text:p>31</text:p>
          </table:table-cell>
          <table:table-cell table:formula="of:=INT(RIGHT(LEFT([.B1374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3.hgt.zip</text:p>
          </table:table-cell>
          <table:table-cell table:formula="of:=INT(RIGHT(LEFT([.B1375];3);2))" office:value-type="float" office:value="31" calcext:value-type="float">
            <text:p>31</text:p>
          </table:table-cell>
          <table:table-cell table:formula="of:=INT(RIGHT(LEFT([.B1375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3.hgt.zip</text:p>
          </table:table-cell>
          <table:table-cell table:formula="of:=INT(RIGHT(LEFT([.B1376];3);2))" office:value-type="float" office:value="31" calcext:value-type="float">
            <text:p>31</text:p>
          </table:table-cell>
          <table:table-cell table:formula="of:=INT(RIGHT(LEFT([.B1376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4.hgt.zip</text:p>
          </table:table-cell>
          <table:table-cell table:formula="of:=INT(RIGHT(LEFT([.B1377];3);2))" office:value-type="float" office:value="31" calcext:value-type="float">
            <text:p>31</text:p>
          </table:table-cell>
          <table:table-cell table:formula="of:=INT(RIGHT(LEFT([.B1377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4.hgt.zip</text:p>
          </table:table-cell>
          <table:table-cell table:formula="of:=INT(RIGHT(LEFT([.B1378];3);2))" office:value-type="float" office:value="31" calcext:value-type="float">
            <text:p>31</text:p>
          </table:table-cell>
          <table:table-cell table:formula="of:=INT(RIGHT(LEFT([.B1378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5.hgt.zip</text:p>
          </table:table-cell>
          <table:table-cell table:formula="of:=INT(RIGHT(LEFT([.B1379];3);2))" office:value-type="float" office:value="31" calcext:value-type="float">
            <text:p>31</text:p>
          </table:table-cell>
          <table:table-cell table:formula="of:=INT(RIGHT(LEFT([.B1379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5.hgt.zip</text:p>
          </table:table-cell>
          <table:table-cell table:formula="of:=INT(RIGHT(LEFT([.B1380];3);2))" office:value-type="float" office:value="31" calcext:value-type="float">
            <text:p>31</text:p>
          </table:table-cell>
          <table:table-cell table:formula="of:=INT(RIGHT(LEFT([.B1380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6.hgt.zip</text:p>
          </table:table-cell>
          <table:table-cell table:formula="of:=INT(RIGHT(LEFT([.B1381];3);2))" office:value-type="float" office:value="31" calcext:value-type="float">
            <text:p>31</text:p>
          </table:table-cell>
          <table:table-cell table:formula="of:=INT(RIGHT(LEFT([.B1381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6.hgt.zip</text:p>
          </table:table-cell>
          <table:table-cell table:formula="of:=INT(RIGHT(LEFT([.B1382];3);2))" office:value-type="float" office:value="31" calcext:value-type="float">
            <text:p>31</text:p>
          </table:table-cell>
          <table:table-cell table:formula="of:=INT(RIGHT(LEFT([.B1382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7.hgt.zip</text:p>
          </table:table-cell>
          <table:table-cell table:formula="of:=INT(RIGHT(LEFT([.B1383];3);2))" office:value-type="float" office:value="31" calcext:value-type="float">
            <text:p>31</text:p>
          </table:table-cell>
          <table:table-cell table:formula="of:=INT(RIGHT(LEFT([.B1383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7.hgt.zip</text:p>
          </table:table-cell>
          <table:table-cell table:formula="of:=INT(RIGHT(LEFT([.B1384];3);2))" office:value-type="float" office:value="31" calcext:value-type="float">
            <text:p>31</text:p>
          </table:table-cell>
          <table:table-cell table:formula="of:=INT(RIGHT(LEFT([.B1384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8.hgt.zip</text:p>
          </table:table-cell>
          <table:table-cell table:formula="of:=INT(RIGHT(LEFT([.B1385];3);2))" office:value-type="float" office:value="31" calcext:value-type="float">
            <text:p>31</text:p>
          </table:table-cell>
          <table:table-cell table:formula="of:=INT(RIGHT(LEFT([.B138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8.hgt.zip</text:p>
          </table:table-cell>
          <table:table-cell table:formula="of:=INT(RIGHT(LEFT([.B1386];3);2))" office:value-type="float" office:value="31" calcext:value-type="float">
            <text:p>31</text:p>
          </table:table-cell>
          <table:table-cell table:formula="of:=INT(RIGHT(LEFT([.B138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9.hgt.zip</text:p>
          </table:table-cell>
          <table:table-cell table:formula="of:=INT(RIGHT(LEFT([.B1387];3);2))" office:value-type="float" office:value="31" calcext:value-type="float">
            <text:p>31</text:p>
          </table:table-cell>
          <table:table-cell table:formula="of:=INT(RIGHT(LEFT([.B1387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099.hgt.zip</text:p>
          </table:table-cell>
          <table:table-cell table:formula="of:=INT(RIGHT(LEFT([.B1388];3);2))" office:value-type="float" office:value="31" calcext:value-type="float">
            <text:p>31</text:p>
          </table:table-cell>
          <table:table-cell table:formula="of:=INT(RIGHT(LEFT([.B1388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100.hgt.zip</text:p>
          </table:table-cell>
          <table:table-cell table:formula="of:=INT(RIGHT(LEFT([.B1389];3);2))" office:value-type="float" office:value="31" calcext:value-type="float">
            <text:p>31</text:p>
          </table:table-cell>
          <table:table-cell table:formula="of:=INT(RIGHT(LEFT([.B1389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1W100.hgt.zip</text:p>
          </table:table-cell>
          <table:table-cell table:formula="of:=INT(RIGHT(LEFT([.B1390];3);2))" office:value-type="float" office:value="31" calcext:value-type="float">
            <text:p>31</text:p>
          </table:table-cell>
          <table:table-cell table:formula="of:=INT(RIGHT(LEFT([.B1390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4.hgt.zip</text:p>
          </table:table-cell>
          <table:table-cell table:formula="of:=INT(RIGHT(LEFT([.B1391];3);2))" office:value-type="float" office:value="32" calcext:value-type="float">
            <text:p>32</text:p>
          </table:table-cell>
          <table:table-cell table:formula="of:=INT(RIGHT(LEFT([.B1391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4.hgt.zip</text:p>
          </table:table-cell>
          <table:table-cell table:formula="of:=INT(RIGHT(LEFT([.B1392];3);2))" office:value-type="float" office:value="32" calcext:value-type="float">
            <text:p>32</text:p>
          </table:table-cell>
          <table:table-cell table:formula="of:=INT(RIGHT(LEFT([.B1392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5.hgt.zip</text:p>
          </table:table-cell>
          <table:table-cell table:formula="of:=INT(RIGHT(LEFT([.B1393];3);2))" office:value-type="float" office:value="32" calcext:value-type="float">
            <text:p>32</text:p>
          </table:table-cell>
          <table:table-cell table:formula="of:=INT(RIGHT(LEFT([.B1393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5.hgt.zip</text:p>
          </table:table-cell>
          <table:table-cell table:formula="of:=INT(RIGHT(LEFT([.B1394];3);2))" office:value-type="float" office:value="32" calcext:value-type="float">
            <text:p>32</text:p>
          </table:table-cell>
          <table:table-cell table:formula="of:=INT(RIGHT(LEFT([.B1394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6.hgt.zip</text:p>
          </table:table-cell>
          <table:table-cell table:formula="of:=INT(RIGHT(LEFT([.B1395];3);2))" office:value-type="float" office:value="32" calcext:value-type="float">
            <text:p>32</text:p>
          </table:table-cell>
          <table:table-cell table:formula="of:=INT(RIGHT(LEFT([.B1395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6.hgt.zip</text:p>
          </table:table-cell>
          <table:table-cell table:formula="of:=INT(RIGHT(LEFT([.B1396];3);2))" office:value-type="float" office:value="32" calcext:value-type="float">
            <text:p>32</text:p>
          </table:table-cell>
          <table:table-cell table:formula="of:=INT(RIGHT(LEFT([.B1396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7.hgt.zip</text:p>
          </table:table-cell>
          <table:table-cell table:formula="of:=INT(RIGHT(LEFT([.B1397];3);2))" office:value-type="float" office:value="32" calcext:value-type="float">
            <text:p>32</text:p>
          </table:table-cell>
          <table:table-cell table:formula="of:=INT(RIGHT(LEFT([.B1397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7.hgt.zip</text:p>
          </table:table-cell>
          <table:table-cell table:formula="of:=INT(RIGHT(LEFT([.B1398];3);2))" office:value-type="float" office:value="32" calcext:value-type="float">
            <text:p>32</text:p>
          </table:table-cell>
          <table:table-cell table:formula="of:=INT(RIGHT(LEFT([.B1398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8.hgt.zip</text:p>
          </table:table-cell>
          <table:table-cell table:formula="of:=INT(RIGHT(LEFT([.B1399];3);2))" office:value-type="float" office:value="32" calcext:value-type="float">
            <text:p>32</text:p>
          </table:table-cell>
          <table:table-cell table:formula="of:=INT(RIGHT(LEFT([.B1399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8.hgt.zip</text:p>
          </table:table-cell>
          <table:table-cell table:formula="of:=INT(RIGHT(LEFT([.B1400];3);2))" office:value-type="float" office:value="32" calcext:value-type="float">
            <text:p>32</text:p>
          </table:table-cell>
          <table:table-cell table:formula="of:=INT(RIGHT(LEFT([.B1400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9.hgt.zip</text:p>
          </table:table-cell>
          <table:table-cell table:formula="of:=INT(RIGHT(LEFT([.B1401];3);2))" office:value-type="float" office:value="32" calcext:value-type="float">
            <text:p>32</text:p>
          </table:table-cell>
          <table:table-cell table:formula="of:=INT(RIGHT(LEFT([.B1401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89.hgt.zip</text:p>
          </table:table-cell>
          <table:table-cell table:formula="of:=INT(RIGHT(LEFT([.B1402];3);2))" office:value-type="float" office:value="32" calcext:value-type="float">
            <text:p>32</text:p>
          </table:table-cell>
          <table:table-cell table:formula="of:=INT(RIGHT(LEFT([.B1402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0.hgt.zip</text:p>
          </table:table-cell>
          <table:table-cell table:formula="of:=INT(RIGHT(LEFT([.B1403];3);2))" office:value-type="float" office:value="32" calcext:value-type="float">
            <text:p>32</text:p>
          </table:table-cell>
          <table:table-cell table:formula="of:=INT(RIGHT(LEFT([.B1403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0.hgt.zip</text:p>
          </table:table-cell>
          <table:table-cell table:formula="of:=INT(RIGHT(LEFT([.B1404];3);2))" office:value-type="float" office:value="32" calcext:value-type="float">
            <text:p>32</text:p>
          </table:table-cell>
          <table:table-cell table:formula="of:=INT(RIGHT(LEFT([.B1404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1.hgt.zip</text:p>
          </table:table-cell>
          <table:table-cell table:formula="of:=INT(RIGHT(LEFT([.B1405];3);2))" office:value-type="float" office:value="32" calcext:value-type="float">
            <text:p>32</text:p>
          </table:table-cell>
          <table:table-cell table:formula="of:=INT(RIGHT(LEFT([.B1405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1.hgt.zip</text:p>
          </table:table-cell>
          <table:table-cell table:formula="of:=INT(RIGHT(LEFT([.B1406];3);2))" office:value-type="float" office:value="32" calcext:value-type="float">
            <text:p>32</text:p>
          </table:table-cell>
          <table:table-cell table:formula="of:=INT(RIGHT(LEFT([.B1406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2.hgt.zip</text:p>
          </table:table-cell>
          <table:table-cell table:formula="of:=INT(RIGHT(LEFT([.B1407];3);2))" office:value-type="float" office:value="32" calcext:value-type="float">
            <text:p>32</text:p>
          </table:table-cell>
          <table:table-cell table:formula="of:=INT(RIGHT(LEFT([.B1407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2.hgt.zip</text:p>
          </table:table-cell>
          <table:table-cell table:formula="of:=INT(RIGHT(LEFT([.B1408];3);2))" office:value-type="float" office:value="32" calcext:value-type="float">
            <text:p>32</text:p>
          </table:table-cell>
          <table:table-cell table:formula="of:=INT(RIGHT(LEFT([.B1408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3.hgt.zip</text:p>
          </table:table-cell>
          <table:table-cell table:formula="of:=INT(RIGHT(LEFT([.B1409];3);2))" office:value-type="float" office:value="32" calcext:value-type="float">
            <text:p>32</text:p>
          </table:table-cell>
          <table:table-cell table:formula="of:=INT(RIGHT(LEFT([.B1409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3.hgt.zip</text:p>
          </table:table-cell>
          <table:table-cell table:formula="of:=INT(RIGHT(LEFT([.B1410];3);2))" office:value-type="float" office:value="32" calcext:value-type="float">
            <text:p>32</text:p>
          </table:table-cell>
          <table:table-cell table:formula="of:=INT(RIGHT(LEFT([.B1410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4.hgt.zip</text:p>
          </table:table-cell>
          <table:table-cell table:formula="of:=INT(RIGHT(LEFT([.B1411];3);2))" office:value-type="float" office:value="32" calcext:value-type="float">
            <text:p>32</text:p>
          </table:table-cell>
          <table:table-cell table:formula="of:=INT(RIGHT(LEFT([.B1411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4.hgt.zip</text:p>
          </table:table-cell>
          <table:table-cell table:formula="of:=INT(RIGHT(LEFT([.B1412];3);2))" office:value-type="float" office:value="32" calcext:value-type="float">
            <text:p>32</text:p>
          </table:table-cell>
          <table:table-cell table:formula="of:=INT(RIGHT(LEFT([.B1412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5.hgt.zip</text:p>
          </table:table-cell>
          <table:table-cell table:formula="of:=INT(RIGHT(LEFT([.B1413];3);2))" office:value-type="float" office:value="32" calcext:value-type="float">
            <text:p>32</text:p>
          </table:table-cell>
          <table:table-cell table:formula="of:=INT(RIGHT(LEFT([.B1413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5.hgt.zip</text:p>
          </table:table-cell>
          <table:table-cell table:formula="of:=INT(RIGHT(LEFT([.B1414];3);2))" office:value-type="float" office:value="32" calcext:value-type="float">
            <text:p>32</text:p>
          </table:table-cell>
          <table:table-cell table:formula="of:=INT(RIGHT(LEFT([.B1414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6.hgt.zip</text:p>
          </table:table-cell>
          <table:table-cell table:formula="of:=INT(RIGHT(LEFT([.B1415];3);2))" office:value-type="float" office:value="32" calcext:value-type="float">
            <text:p>32</text:p>
          </table:table-cell>
          <table:table-cell table:formula="of:=INT(RIGHT(LEFT([.B1415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6.hgt.zip</text:p>
          </table:table-cell>
          <table:table-cell table:formula="of:=INT(RIGHT(LEFT([.B1416];3);2))" office:value-type="float" office:value="32" calcext:value-type="float">
            <text:p>32</text:p>
          </table:table-cell>
          <table:table-cell table:formula="of:=INT(RIGHT(LEFT([.B1416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7.hgt.zip</text:p>
          </table:table-cell>
          <table:table-cell table:formula="of:=INT(RIGHT(LEFT([.B1417];3);2))" office:value-type="float" office:value="32" calcext:value-type="float">
            <text:p>32</text:p>
          </table:table-cell>
          <table:table-cell table:formula="of:=INT(RIGHT(LEFT([.B1417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7.hgt.zip</text:p>
          </table:table-cell>
          <table:table-cell table:formula="of:=INT(RIGHT(LEFT([.B1418];3);2))" office:value-type="float" office:value="32" calcext:value-type="float">
            <text:p>32</text:p>
          </table:table-cell>
          <table:table-cell table:formula="of:=INT(RIGHT(LEFT([.B1418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8.hgt.zip</text:p>
          </table:table-cell>
          <table:table-cell table:formula="of:=INT(RIGHT(LEFT([.B1419];3);2))" office:value-type="float" office:value="32" calcext:value-type="float">
            <text:p>32</text:p>
          </table:table-cell>
          <table:table-cell table:formula="of:=INT(RIGHT(LEFT([.B1419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8.hgt.zip</text:p>
          </table:table-cell>
          <table:table-cell table:formula="of:=INT(RIGHT(LEFT([.B1420];3);2))" office:value-type="float" office:value="32" calcext:value-type="float">
            <text:p>32</text:p>
          </table:table-cell>
          <table:table-cell table:formula="of:=INT(RIGHT(LEFT([.B1420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9.hgt.zip</text:p>
          </table:table-cell>
          <table:table-cell table:formula="of:=INT(RIGHT(LEFT([.B1421];3);2))" office:value-type="float" office:value="32" calcext:value-type="float">
            <text:p>32</text:p>
          </table:table-cell>
          <table:table-cell table:formula="of:=INT(RIGHT(LEFT([.B1421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099.hgt.zip</text:p>
          </table:table-cell>
          <table:table-cell table:formula="of:=INT(RIGHT(LEFT([.B1422];3);2))" office:value-type="float" office:value="32" calcext:value-type="float">
            <text:p>32</text:p>
          </table:table-cell>
          <table:table-cell table:formula="of:=INT(RIGHT(LEFT([.B1422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100.hgt.zip</text:p>
          </table:table-cell>
          <table:table-cell table:formula="of:=INT(RIGHT(LEFT([.B1423];3);2))" office:value-type="float" office:value="32" calcext:value-type="float">
            <text:p>32</text:p>
          </table:table-cell>
          <table:table-cell table:formula="of:=INT(RIGHT(LEFT([.B1423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2W100.hgt.zip</text:p>
          </table:table-cell>
          <table:table-cell table:formula="of:=INT(RIGHT(LEFT([.B1424];3);2))" office:value-type="float" office:value="32" calcext:value-type="float">
            <text:p>32</text:p>
          </table:table-cell>
          <table:table-cell table:formula="of:=INT(RIGHT(LEFT([.B1424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4.hgt.zip</text:p>
          </table:table-cell>
          <table:table-cell table:formula="of:=INT(RIGHT(LEFT([.B1425];3);2))" office:value-type="float" office:value="33" calcext:value-type="float">
            <text:p>33</text:p>
          </table:table-cell>
          <table:table-cell table:formula="of:=INT(RIGHT(LEFT([.B1425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4.hgt.zip</text:p>
          </table:table-cell>
          <table:table-cell table:formula="of:=INT(RIGHT(LEFT([.B1426];3);2))" office:value-type="float" office:value="33" calcext:value-type="float">
            <text:p>33</text:p>
          </table:table-cell>
          <table:table-cell table:formula="of:=INT(RIGHT(LEFT([.B1426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5.hgt.zip</text:p>
          </table:table-cell>
          <table:table-cell table:formula="of:=INT(RIGHT(LEFT([.B1427];3);2))" office:value-type="float" office:value="33" calcext:value-type="float">
            <text:p>33</text:p>
          </table:table-cell>
          <table:table-cell table:formula="of:=INT(RIGHT(LEFT([.B1427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5.hgt.zip</text:p>
          </table:table-cell>
          <table:table-cell table:formula="of:=INT(RIGHT(LEFT([.B1428];3);2))" office:value-type="float" office:value="33" calcext:value-type="float">
            <text:p>33</text:p>
          </table:table-cell>
          <table:table-cell table:formula="of:=INT(RIGHT(LEFT([.B1428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6.hgt.zip</text:p>
          </table:table-cell>
          <table:table-cell table:formula="of:=INT(RIGHT(LEFT([.B1429];3);2))" office:value-type="float" office:value="33" calcext:value-type="float">
            <text:p>33</text:p>
          </table:table-cell>
          <table:table-cell table:formula="of:=INT(RIGHT(LEFT([.B1429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6.hgt.zip</text:p>
          </table:table-cell>
          <table:table-cell table:formula="of:=INT(RIGHT(LEFT([.B1430];3);2))" office:value-type="float" office:value="33" calcext:value-type="float">
            <text:p>33</text:p>
          </table:table-cell>
          <table:table-cell table:formula="of:=INT(RIGHT(LEFT([.B1430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7.hgt.zip</text:p>
          </table:table-cell>
          <table:table-cell table:formula="of:=INT(RIGHT(LEFT([.B1431];3);2))" office:value-type="float" office:value="33" calcext:value-type="float">
            <text:p>33</text:p>
          </table:table-cell>
          <table:table-cell table:formula="of:=INT(RIGHT(LEFT([.B1431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7.hgt.zip</text:p>
          </table:table-cell>
          <table:table-cell table:formula="of:=INT(RIGHT(LEFT([.B1432];3);2))" office:value-type="float" office:value="33" calcext:value-type="float">
            <text:p>33</text:p>
          </table:table-cell>
          <table:table-cell table:formula="of:=INT(RIGHT(LEFT([.B1432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8.hgt.zip</text:p>
          </table:table-cell>
          <table:table-cell table:formula="of:=INT(RIGHT(LEFT([.B1433];3);2))" office:value-type="float" office:value="33" calcext:value-type="float">
            <text:p>33</text:p>
          </table:table-cell>
          <table:table-cell table:formula="of:=INT(RIGHT(LEFT([.B1433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8.hgt.zip</text:p>
          </table:table-cell>
          <table:table-cell table:formula="of:=INT(RIGHT(LEFT([.B1434];3);2))" office:value-type="float" office:value="33" calcext:value-type="float">
            <text:p>33</text:p>
          </table:table-cell>
          <table:table-cell table:formula="of:=INT(RIGHT(LEFT([.B1434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9.hgt.zip</text:p>
          </table:table-cell>
          <table:table-cell table:formula="of:=INT(RIGHT(LEFT([.B1435];3);2))" office:value-type="float" office:value="33" calcext:value-type="float">
            <text:p>33</text:p>
          </table:table-cell>
          <table:table-cell table:formula="of:=INT(RIGHT(LEFT([.B1435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89.hgt.zip</text:p>
          </table:table-cell>
          <table:table-cell table:formula="of:=INT(RIGHT(LEFT([.B1436];3);2))" office:value-type="float" office:value="33" calcext:value-type="float">
            <text:p>33</text:p>
          </table:table-cell>
          <table:table-cell table:formula="of:=INT(RIGHT(LEFT([.B1436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0.hgt.zip</text:p>
          </table:table-cell>
          <table:table-cell table:formula="of:=INT(RIGHT(LEFT([.B1437];3);2))" office:value-type="float" office:value="33" calcext:value-type="float">
            <text:p>33</text:p>
          </table:table-cell>
          <table:table-cell table:formula="of:=INT(RIGHT(LEFT([.B1437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0.hgt.zip</text:p>
          </table:table-cell>
          <table:table-cell table:formula="of:=INT(RIGHT(LEFT([.B1438];3);2))" office:value-type="float" office:value="33" calcext:value-type="float">
            <text:p>33</text:p>
          </table:table-cell>
          <table:table-cell table:formula="of:=INT(RIGHT(LEFT([.B1438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1.hgt.zip</text:p>
          </table:table-cell>
          <table:table-cell table:formula="of:=INT(RIGHT(LEFT([.B1439];3);2))" office:value-type="float" office:value="33" calcext:value-type="float">
            <text:p>33</text:p>
          </table:table-cell>
          <table:table-cell table:formula="of:=INT(RIGHT(LEFT([.B1439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1.hgt.zip</text:p>
          </table:table-cell>
          <table:table-cell table:formula="of:=INT(RIGHT(LEFT([.B1440];3);2))" office:value-type="float" office:value="33" calcext:value-type="float">
            <text:p>33</text:p>
          </table:table-cell>
          <table:table-cell table:formula="of:=INT(RIGHT(LEFT([.B1440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2.hgt.zip</text:p>
          </table:table-cell>
          <table:table-cell table:formula="of:=INT(RIGHT(LEFT([.B1441];3);2))" office:value-type="float" office:value="33" calcext:value-type="float">
            <text:p>33</text:p>
          </table:table-cell>
          <table:table-cell table:formula="of:=INT(RIGHT(LEFT([.B1441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2.hgt.zip</text:p>
          </table:table-cell>
          <table:table-cell table:formula="of:=INT(RIGHT(LEFT([.B1442];3);2))" office:value-type="float" office:value="33" calcext:value-type="float">
            <text:p>33</text:p>
          </table:table-cell>
          <table:table-cell table:formula="of:=INT(RIGHT(LEFT([.B1442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3.hgt.zip</text:p>
          </table:table-cell>
          <table:table-cell table:formula="of:=INT(RIGHT(LEFT([.B1443];3);2))" office:value-type="float" office:value="33" calcext:value-type="float">
            <text:p>33</text:p>
          </table:table-cell>
          <table:table-cell table:formula="of:=INT(RIGHT(LEFT([.B1443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3.hgt.zip</text:p>
          </table:table-cell>
          <table:table-cell table:formula="of:=INT(RIGHT(LEFT([.B1444];3);2))" office:value-type="float" office:value="33" calcext:value-type="float">
            <text:p>33</text:p>
          </table:table-cell>
          <table:table-cell table:formula="of:=INT(RIGHT(LEFT([.B1444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4.hgt.zip</text:p>
          </table:table-cell>
          <table:table-cell table:formula="of:=INT(RIGHT(LEFT([.B1445];3);2))" office:value-type="float" office:value="33" calcext:value-type="float">
            <text:p>33</text:p>
          </table:table-cell>
          <table:table-cell table:formula="of:=INT(RIGHT(LEFT([.B1445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4.hgt.zip</text:p>
          </table:table-cell>
          <table:table-cell table:formula="of:=INT(RIGHT(LEFT([.B1446];3);2))" office:value-type="float" office:value="33" calcext:value-type="float">
            <text:p>33</text:p>
          </table:table-cell>
          <table:table-cell table:formula="of:=INT(RIGHT(LEFT([.B1446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5.hgt.zip</text:p>
          </table:table-cell>
          <table:table-cell table:formula="of:=INT(RIGHT(LEFT([.B1447];3);2))" office:value-type="float" office:value="33" calcext:value-type="float">
            <text:p>33</text:p>
          </table:table-cell>
          <table:table-cell table:formula="of:=INT(RIGHT(LEFT([.B1447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5.hgt.zip</text:p>
          </table:table-cell>
          <table:table-cell table:formula="of:=INT(RIGHT(LEFT([.B1448];3);2))" office:value-type="float" office:value="33" calcext:value-type="float">
            <text:p>33</text:p>
          </table:table-cell>
          <table:table-cell table:formula="of:=INT(RIGHT(LEFT([.B1448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6.hgt.zip</text:p>
          </table:table-cell>
          <table:table-cell table:formula="of:=INT(RIGHT(LEFT([.B1449];3);2))" office:value-type="float" office:value="33" calcext:value-type="float">
            <text:p>33</text:p>
          </table:table-cell>
          <table:table-cell table:formula="of:=INT(RIGHT(LEFT([.B1449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6.hgt.zip</text:p>
          </table:table-cell>
          <table:table-cell table:formula="of:=INT(RIGHT(LEFT([.B1450];3);2))" office:value-type="float" office:value="33" calcext:value-type="float">
            <text:p>33</text:p>
          </table:table-cell>
          <table:table-cell table:formula="of:=INT(RIGHT(LEFT([.B1450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7.hgt.zip</text:p>
          </table:table-cell>
          <table:table-cell table:formula="of:=INT(RIGHT(LEFT([.B1451];3);2))" office:value-type="float" office:value="33" calcext:value-type="float">
            <text:p>33</text:p>
          </table:table-cell>
          <table:table-cell table:formula="of:=INT(RIGHT(LEFT([.B1451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7.hgt.zip</text:p>
          </table:table-cell>
          <table:table-cell table:formula="of:=INT(RIGHT(LEFT([.B1452];3);2))" office:value-type="float" office:value="33" calcext:value-type="float">
            <text:p>33</text:p>
          </table:table-cell>
          <table:table-cell table:formula="of:=INT(RIGHT(LEFT([.B1452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8.hgt.zip</text:p>
          </table:table-cell>
          <table:table-cell table:formula="of:=INT(RIGHT(LEFT([.B1453];3);2))" office:value-type="float" office:value="33" calcext:value-type="float">
            <text:p>33</text:p>
          </table:table-cell>
          <table:table-cell table:formula="of:=INT(RIGHT(LEFT([.B1453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8.hgt.zip</text:p>
          </table:table-cell>
          <table:table-cell table:formula="of:=INT(RIGHT(LEFT([.B1454];3);2))" office:value-type="float" office:value="33" calcext:value-type="float">
            <text:p>33</text:p>
          </table:table-cell>
          <table:table-cell table:formula="of:=INT(RIGHT(LEFT([.B1454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9.hgt.zip</text:p>
          </table:table-cell>
          <table:table-cell table:formula="of:=INT(RIGHT(LEFT([.B1455];3);2))" office:value-type="float" office:value="33" calcext:value-type="float">
            <text:p>33</text:p>
          </table:table-cell>
          <table:table-cell table:formula="of:=INT(RIGHT(LEFT([.B1455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099.hgt.zip</text:p>
          </table:table-cell>
          <table:table-cell table:formula="of:=INT(RIGHT(LEFT([.B1456];3);2))" office:value-type="float" office:value="33" calcext:value-type="float">
            <text:p>33</text:p>
          </table:table-cell>
          <table:table-cell table:formula="of:=INT(RIGHT(LEFT([.B1456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100.hgt.zip</text:p>
          </table:table-cell>
          <table:table-cell table:formula="of:=INT(RIGHT(LEFT([.B1457];3);2))" office:value-type="float" office:value="33" calcext:value-type="float">
            <text:p>33</text:p>
          </table:table-cell>
          <table:table-cell table:formula="of:=INT(RIGHT(LEFT([.B1457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3W100.hgt.zip</text:p>
          </table:table-cell>
          <table:table-cell table:formula="of:=INT(RIGHT(LEFT([.B1458];3);2))" office:value-type="float" office:value="33" calcext:value-type="float">
            <text:p>33</text:p>
          </table:table-cell>
          <table:table-cell table:formula="of:=INT(RIGHT(LEFT([.B1458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4.hgt.zip</text:p>
          </table:table-cell>
          <table:table-cell table:formula="of:=INT(RIGHT(LEFT([.B1459];3);2))" office:value-type="float" office:value="34" calcext:value-type="float">
            <text:p>34</text:p>
          </table:table-cell>
          <table:table-cell table:formula="of:=INT(RIGHT(LEFT([.B1459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4.hgt.zip</text:p>
          </table:table-cell>
          <table:table-cell table:formula="of:=INT(RIGHT(LEFT([.B1460];3);2))" office:value-type="float" office:value="34" calcext:value-type="float">
            <text:p>34</text:p>
          </table:table-cell>
          <table:table-cell table:formula="of:=INT(RIGHT(LEFT([.B1460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5.hgt.zip</text:p>
          </table:table-cell>
          <table:table-cell table:formula="of:=INT(RIGHT(LEFT([.B1461];3);2))" office:value-type="float" office:value="34" calcext:value-type="float">
            <text:p>34</text:p>
          </table:table-cell>
          <table:table-cell table:formula="of:=INT(RIGHT(LEFT([.B1461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5.hgt.zip</text:p>
          </table:table-cell>
          <table:table-cell table:formula="of:=INT(RIGHT(LEFT([.B1462];3);2))" office:value-type="float" office:value="34" calcext:value-type="float">
            <text:p>34</text:p>
          </table:table-cell>
          <table:table-cell table:formula="of:=INT(RIGHT(LEFT([.B1462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6.hgt.zip</text:p>
          </table:table-cell>
          <table:table-cell table:formula="of:=INT(RIGHT(LEFT([.B1463];3);2))" office:value-type="float" office:value="34" calcext:value-type="float">
            <text:p>34</text:p>
          </table:table-cell>
          <table:table-cell table:formula="of:=INT(RIGHT(LEFT([.B1463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6.hgt.zip</text:p>
          </table:table-cell>
          <table:table-cell table:formula="of:=INT(RIGHT(LEFT([.B1464];3);2))" office:value-type="float" office:value="34" calcext:value-type="float">
            <text:p>34</text:p>
          </table:table-cell>
          <table:table-cell table:formula="of:=INT(RIGHT(LEFT([.B1464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7.hgt.zip</text:p>
          </table:table-cell>
          <table:table-cell table:formula="of:=INT(RIGHT(LEFT([.B1465];3);2))" office:value-type="float" office:value="34" calcext:value-type="float">
            <text:p>34</text:p>
          </table:table-cell>
          <table:table-cell table:formula="of:=INT(RIGHT(LEFT([.B1465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7.hgt.zip</text:p>
          </table:table-cell>
          <table:table-cell table:formula="of:=INT(RIGHT(LEFT([.B1466];3);2))" office:value-type="float" office:value="34" calcext:value-type="float">
            <text:p>34</text:p>
          </table:table-cell>
          <table:table-cell table:formula="of:=INT(RIGHT(LEFT([.B1466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8.hgt.zip</text:p>
          </table:table-cell>
          <table:table-cell table:formula="of:=INT(RIGHT(LEFT([.B1467];3);2))" office:value-type="float" office:value="34" calcext:value-type="float">
            <text:p>34</text:p>
          </table:table-cell>
          <table:table-cell table:formula="of:=INT(RIGHT(LEFT([.B1467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8.hgt.zip</text:p>
          </table:table-cell>
          <table:table-cell table:formula="of:=INT(RIGHT(LEFT([.B1468];3);2))" office:value-type="float" office:value="34" calcext:value-type="float">
            <text:p>34</text:p>
          </table:table-cell>
          <table:table-cell table:formula="of:=INT(RIGHT(LEFT([.B1468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9.hgt.zip</text:p>
          </table:table-cell>
          <table:table-cell table:formula="of:=INT(RIGHT(LEFT([.B1469];3);2))" office:value-type="float" office:value="34" calcext:value-type="float">
            <text:p>34</text:p>
          </table:table-cell>
          <table:table-cell table:formula="of:=INT(RIGHT(LEFT([.B1469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89.hgt.zip</text:p>
          </table:table-cell>
          <table:table-cell table:formula="of:=INT(RIGHT(LEFT([.B1470];3);2))" office:value-type="float" office:value="34" calcext:value-type="float">
            <text:p>34</text:p>
          </table:table-cell>
          <table:table-cell table:formula="of:=INT(RIGHT(LEFT([.B1470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0.hgt.zip</text:p>
          </table:table-cell>
          <table:table-cell table:formula="of:=INT(RIGHT(LEFT([.B1471];3);2))" office:value-type="float" office:value="34" calcext:value-type="float">
            <text:p>34</text:p>
          </table:table-cell>
          <table:table-cell table:formula="of:=INT(RIGHT(LEFT([.B1471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0.hgt.zip</text:p>
          </table:table-cell>
          <table:table-cell table:formula="of:=INT(RIGHT(LEFT([.B1472];3);2))" office:value-type="float" office:value="34" calcext:value-type="float">
            <text:p>34</text:p>
          </table:table-cell>
          <table:table-cell table:formula="of:=INT(RIGHT(LEFT([.B1472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1.hgt.zip</text:p>
          </table:table-cell>
          <table:table-cell table:formula="of:=INT(RIGHT(LEFT([.B1473];3);2))" office:value-type="float" office:value="34" calcext:value-type="float">
            <text:p>34</text:p>
          </table:table-cell>
          <table:table-cell table:formula="of:=INT(RIGHT(LEFT([.B1473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1.hgt.zip</text:p>
          </table:table-cell>
          <table:table-cell table:formula="of:=INT(RIGHT(LEFT([.B1474];3);2))" office:value-type="float" office:value="34" calcext:value-type="float">
            <text:p>34</text:p>
          </table:table-cell>
          <table:table-cell table:formula="of:=INT(RIGHT(LEFT([.B1474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2.hgt.zip</text:p>
          </table:table-cell>
          <table:table-cell table:formula="of:=INT(RIGHT(LEFT([.B1475];3);2))" office:value-type="float" office:value="34" calcext:value-type="float">
            <text:p>34</text:p>
          </table:table-cell>
          <table:table-cell table:formula="of:=INT(RIGHT(LEFT([.B1475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2.hgt.zip</text:p>
          </table:table-cell>
          <table:table-cell table:formula="of:=INT(RIGHT(LEFT([.B1476];3);2))" office:value-type="float" office:value="34" calcext:value-type="float">
            <text:p>34</text:p>
          </table:table-cell>
          <table:table-cell table:formula="of:=INT(RIGHT(LEFT([.B1476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3.hgt.zip</text:p>
          </table:table-cell>
          <table:table-cell table:formula="of:=INT(RIGHT(LEFT([.B1477];3);2))" office:value-type="float" office:value="34" calcext:value-type="float">
            <text:p>34</text:p>
          </table:table-cell>
          <table:table-cell table:formula="of:=INT(RIGHT(LEFT([.B1477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3.hgt.zip</text:p>
          </table:table-cell>
          <table:table-cell table:formula="of:=INT(RIGHT(LEFT([.B1478];3);2))" office:value-type="float" office:value="34" calcext:value-type="float">
            <text:p>34</text:p>
          </table:table-cell>
          <table:table-cell table:formula="of:=INT(RIGHT(LEFT([.B1478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4.hgt.zip</text:p>
          </table:table-cell>
          <table:table-cell table:formula="of:=INT(RIGHT(LEFT([.B1479];3);2))" office:value-type="float" office:value="34" calcext:value-type="float">
            <text:p>34</text:p>
          </table:table-cell>
          <table:table-cell table:formula="of:=INT(RIGHT(LEFT([.B1479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4.hgt.zip</text:p>
          </table:table-cell>
          <table:table-cell table:formula="of:=INT(RIGHT(LEFT([.B1480];3);2))" office:value-type="float" office:value="34" calcext:value-type="float">
            <text:p>34</text:p>
          </table:table-cell>
          <table:table-cell table:formula="of:=INT(RIGHT(LEFT([.B1480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5.hgt.zip</text:p>
          </table:table-cell>
          <table:table-cell table:formula="of:=INT(RIGHT(LEFT([.B1481];3);2))" office:value-type="float" office:value="34" calcext:value-type="float">
            <text:p>34</text:p>
          </table:table-cell>
          <table:table-cell table:formula="of:=INT(RIGHT(LEFT([.B1481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5.hgt.zip</text:p>
          </table:table-cell>
          <table:table-cell table:formula="of:=INT(RIGHT(LEFT([.B1482];3);2))" office:value-type="float" office:value="34" calcext:value-type="float">
            <text:p>34</text:p>
          </table:table-cell>
          <table:table-cell table:formula="of:=INT(RIGHT(LEFT([.B1482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6.hgt.zip</text:p>
          </table:table-cell>
          <table:table-cell table:formula="of:=INT(RIGHT(LEFT([.B1483];3);2))" office:value-type="float" office:value="34" calcext:value-type="float">
            <text:p>34</text:p>
          </table:table-cell>
          <table:table-cell table:formula="of:=INT(RIGHT(LEFT([.B1483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6.hgt.zip</text:p>
          </table:table-cell>
          <table:table-cell table:formula="of:=INT(RIGHT(LEFT([.B1484];3);2))" office:value-type="float" office:value="34" calcext:value-type="float">
            <text:p>34</text:p>
          </table:table-cell>
          <table:table-cell table:formula="of:=INT(RIGHT(LEFT([.B1484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7.hgt.zip</text:p>
          </table:table-cell>
          <table:table-cell table:formula="of:=INT(RIGHT(LEFT([.B1485];3);2))" office:value-type="float" office:value="34" calcext:value-type="float">
            <text:p>34</text:p>
          </table:table-cell>
          <table:table-cell table:formula="of:=INT(RIGHT(LEFT([.B1485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7.hgt.zip</text:p>
          </table:table-cell>
          <table:table-cell table:formula="of:=INT(RIGHT(LEFT([.B1486];3);2))" office:value-type="float" office:value="34" calcext:value-type="float">
            <text:p>34</text:p>
          </table:table-cell>
          <table:table-cell table:formula="of:=INT(RIGHT(LEFT([.B1486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8.hgt.zip</text:p>
          </table:table-cell>
          <table:table-cell table:formula="of:=INT(RIGHT(LEFT([.B1487];3);2))" office:value-type="float" office:value="34" calcext:value-type="float">
            <text:p>34</text:p>
          </table:table-cell>
          <table:table-cell table:formula="of:=INT(RIGHT(LEFT([.B1487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8.hgt.zip</text:p>
          </table:table-cell>
          <table:table-cell table:formula="of:=INT(RIGHT(LEFT([.B1488];3);2))" office:value-type="float" office:value="34" calcext:value-type="float">
            <text:p>34</text:p>
          </table:table-cell>
          <table:table-cell table:formula="of:=INT(RIGHT(LEFT([.B1488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9.hgt.zip</text:p>
          </table:table-cell>
          <table:table-cell table:formula="of:=INT(RIGHT(LEFT([.B1489];3);2))" office:value-type="float" office:value="34" calcext:value-type="float">
            <text:p>34</text:p>
          </table:table-cell>
          <table:table-cell table:formula="of:=INT(RIGHT(LEFT([.B1489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099.hgt.zip</text:p>
          </table:table-cell>
          <table:table-cell table:formula="of:=INT(RIGHT(LEFT([.B1490];3);2))" office:value-type="float" office:value="34" calcext:value-type="float">
            <text:p>34</text:p>
          </table:table-cell>
          <table:table-cell table:formula="of:=INT(RIGHT(LEFT([.B1490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100.hgt.zip</text:p>
          </table:table-cell>
          <table:table-cell table:formula="of:=INT(RIGHT(LEFT([.B1491];3);2))" office:value-type="float" office:value="34" calcext:value-type="float">
            <text:p>34</text:p>
          </table:table-cell>
          <table:table-cell table:formula="of:=INT(RIGHT(LEFT([.B1491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4W100.hgt.zip</text:p>
          </table:table-cell>
          <table:table-cell table:formula="of:=INT(RIGHT(LEFT([.B1492];3);2))" office:value-type="float" office:value="34" calcext:value-type="float">
            <text:p>34</text:p>
          </table:table-cell>
          <table:table-cell table:formula="of:=INT(RIGHT(LEFT([.B1492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4.hgt.zip</text:p>
          </table:table-cell>
          <table:table-cell table:formula="of:=INT(RIGHT(LEFT([.B1493];3);2))" office:value-type="float" office:value="35" calcext:value-type="float">
            <text:p>35</text:p>
          </table:table-cell>
          <table:table-cell table:formula="of:=INT(RIGHT(LEFT([.B1493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4.hgt.zip</text:p>
          </table:table-cell>
          <table:table-cell table:formula="of:=INT(RIGHT(LEFT([.B1494];3);2))" office:value-type="float" office:value="35" calcext:value-type="float">
            <text:p>35</text:p>
          </table:table-cell>
          <table:table-cell table:formula="of:=INT(RIGHT(LEFT([.B1494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5.hgt.zip</text:p>
          </table:table-cell>
          <table:table-cell table:formula="of:=INT(RIGHT(LEFT([.B1495];3);2))" office:value-type="float" office:value="35" calcext:value-type="float">
            <text:p>35</text:p>
          </table:table-cell>
          <table:table-cell table:formula="of:=INT(RIGHT(LEFT([.B1495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5.hgt.zip</text:p>
          </table:table-cell>
          <table:table-cell table:formula="of:=INT(RIGHT(LEFT([.B1496];3);2))" office:value-type="float" office:value="35" calcext:value-type="float">
            <text:p>35</text:p>
          </table:table-cell>
          <table:table-cell table:formula="of:=INT(RIGHT(LEFT([.B1496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6.hgt.zip</text:p>
          </table:table-cell>
          <table:table-cell table:formula="of:=INT(RIGHT(LEFT([.B1497];3);2))" office:value-type="float" office:value="35" calcext:value-type="float">
            <text:p>35</text:p>
          </table:table-cell>
          <table:table-cell table:formula="of:=INT(RIGHT(LEFT([.B1497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6.hgt.zip</text:p>
          </table:table-cell>
          <table:table-cell table:formula="of:=INT(RIGHT(LEFT([.B1498];3);2))" office:value-type="float" office:value="35" calcext:value-type="float">
            <text:p>35</text:p>
          </table:table-cell>
          <table:table-cell table:formula="of:=INT(RIGHT(LEFT([.B1498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7.hgt.zip</text:p>
          </table:table-cell>
          <table:table-cell table:formula="of:=INT(RIGHT(LEFT([.B1499];3);2))" office:value-type="float" office:value="35" calcext:value-type="float">
            <text:p>35</text:p>
          </table:table-cell>
          <table:table-cell table:formula="of:=INT(RIGHT(LEFT([.B1499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7.hgt.zip</text:p>
          </table:table-cell>
          <table:table-cell table:formula="of:=INT(RIGHT(LEFT([.B1500];3);2))" office:value-type="float" office:value="35" calcext:value-type="float">
            <text:p>35</text:p>
          </table:table-cell>
          <table:table-cell table:formula="of:=INT(RIGHT(LEFT([.B1500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8.hgt.zip</text:p>
          </table:table-cell>
          <table:table-cell table:formula="of:=INT(RIGHT(LEFT([.B1501];3);2))" office:value-type="float" office:value="35" calcext:value-type="float">
            <text:p>35</text:p>
          </table:table-cell>
          <table:table-cell table:formula="of:=INT(RIGHT(LEFT([.B1501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8.hgt.zip</text:p>
          </table:table-cell>
          <table:table-cell table:formula="of:=INT(RIGHT(LEFT([.B1502];3);2))" office:value-type="float" office:value="35" calcext:value-type="float">
            <text:p>35</text:p>
          </table:table-cell>
          <table:table-cell table:formula="of:=INT(RIGHT(LEFT([.B1502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9.hgt.zip</text:p>
          </table:table-cell>
          <table:table-cell table:formula="of:=INT(RIGHT(LEFT([.B1503];3);2))" office:value-type="float" office:value="35" calcext:value-type="float">
            <text:p>35</text:p>
          </table:table-cell>
          <table:table-cell table:formula="of:=INT(RIGHT(LEFT([.B1503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89.hgt.zip</text:p>
          </table:table-cell>
          <table:table-cell table:formula="of:=INT(RIGHT(LEFT([.B1504];3);2))" office:value-type="float" office:value="35" calcext:value-type="float">
            <text:p>35</text:p>
          </table:table-cell>
          <table:table-cell table:formula="of:=INT(RIGHT(LEFT([.B1504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0.hgt.zip</text:p>
          </table:table-cell>
          <table:table-cell table:formula="of:=INT(RIGHT(LEFT([.B1505];3);2))" office:value-type="float" office:value="35" calcext:value-type="float">
            <text:p>35</text:p>
          </table:table-cell>
          <table:table-cell table:formula="of:=INT(RIGHT(LEFT([.B1505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0.hgt.zip</text:p>
          </table:table-cell>
          <table:table-cell table:formula="of:=INT(RIGHT(LEFT([.B1506];3);2))" office:value-type="float" office:value="35" calcext:value-type="float">
            <text:p>35</text:p>
          </table:table-cell>
          <table:table-cell table:formula="of:=INT(RIGHT(LEFT([.B1506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1.hgt.zip</text:p>
          </table:table-cell>
          <table:table-cell table:formula="of:=INT(RIGHT(LEFT([.B1507];3);2))" office:value-type="float" office:value="35" calcext:value-type="float">
            <text:p>35</text:p>
          </table:table-cell>
          <table:table-cell table:formula="of:=INT(RIGHT(LEFT([.B1507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1.hgt.zip</text:p>
          </table:table-cell>
          <table:table-cell table:formula="of:=INT(RIGHT(LEFT([.B1508];3);2))" office:value-type="float" office:value="35" calcext:value-type="float">
            <text:p>35</text:p>
          </table:table-cell>
          <table:table-cell table:formula="of:=INT(RIGHT(LEFT([.B1508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2.hgt.zip</text:p>
          </table:table-cell>
          <table:table-cell table:formula="of:=INT(RIGHT(LEFT([.B1509];3);2))" office:value-type="float" office:value="35" calcext:value-type="float">
            <text:p>35</text:p>
          </table:table-cell>
          <table:table-cell table:formula="of:=INT(RIGHT(LEFT([.B1509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2.hgt.zip</text:p>
          </table:table-cell>
          <table:table-cell table:formula="of:=INT(RIGHT(LEFT([.B1510];3);2))" office:value-type="float" office:value="35" calcext:value-type="float">
            <text:p>35</text:p>
          </table:table-cell>
          <table:table-cell table:formula="of:=INT(RIGHT(LEFT([.B1510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3.hgt.zip</text:p>
          </table:table-cell>
          <table:table-cell table:formula="of:=INT(RIGHT(LEFT([.B1511];3);2))" office:value-type="float" office:value="35" calcext:value-type="float">
            <text:p>35</text:p>
          </table:table-cell>
          <table:table-cell table:formula="of:=INT(RIGHT(LEFT([.B1511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3.hgt.zip</text:p>
          </table:table-cell>
          <table:table-cell table:formula="of:=INT(RIGHT(LEFT([.B1512];3);2))" office:value-type="float" office:value="35" calcext:value-type="float">
            <text:p>35</text:p>
          </table:table-cell>
          <table:table-cell table:formula="of:=INT(RIGHT(LEFT([.B1512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4.hgt.zip</text:p>
          </table:table-cell>
          <table:table-cell table:formula="of:=INT(RIGHT(LEFT([.B1513];3);2))" office:value-type="float" office:value="35" calcext:value-type="float">
            <text:p>35</text:p>
          </table:table-cell>
          <table:table-cell table:formula="of:=INT(RIGHT(LEFT([.B1513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4.hgt.zip</text:p>
          </table:table-cell>
          <table:table-cell table:formula="of:=INT(RIGHT(LEFT([.B1514];3);2))" office:value-type="float" office:value="35" calcext:value-type="float">
            <text:p>35</text:p>
          </table:table-cell>
          <table:table-cell table:formula="of:=INT(RIGHT(LEFT([.B1514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5.hgt.zip</text:p>
          </table:table-cell>
          <table:table-cell table:formula="of:=INT(RIGHT(LEFT([.B1515];3);2))" office:value-type="float" office:value="35" calcext:value-type="float">
            <text:p>35</text:p>
          </table:table-cell>
          <table:table-cell table:formula="of:=INT(RIGHT(LEFT([.B1515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5.hgt.zip</text:p>
          </table:table-cell>
          <table:table-cell table:formula="of:=INT(RIGHT(LEFT([.B1516];3);2))" office:value-type="float" office:value="35" calcext:value-type="float">
            <text:p>35</text:p>
          </table:table-cell>
          <table:table-cell table:formula="of:=INT(RIGHT(LEFT([.B1516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6.hgt.zip</text:p>
          </table:table-cell>
          <table:table-cell table:formula="of:=INT(RIGHT(LEFT([.B1517];3);2))" office:value-type="float" office:value="35" calcext:value-type="float">
            <text:p>35</text:p>
          </table:table-cell>
          <table:table-cell table:formula="of:=INT(RIGHT(LEFT([.B1517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6.hgt.zip</text:p>
          </table:table-cell>
          <table:table-cell table:formula="of:=INT(RIGHT(LEFT([.B1518];3);2))" office:value-type="float" office:value="35" calcext:value-type="float">
            <text:p>35</text:p>
          </table:table-cell>
          <table:table-cell table:formula="of:=INT(RIGHT(LEFT([.B1518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7.hgt.zip</text:p>
          </table:table-cell>
          <table:table-cell table:formula="of:=INT(RIGHT(LEFT([.B1519];3);2))" office:value-type="float" office:value="35" calcext:value-type="float">
            <text:p>35</text:p>
          </table:table-cell>
          <table:table-cell table:formula="of:=INT(RIGHT(LEFT([.B1519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7.hgt.zip</text:p>
          </table:table-cell>
          <table:table-cell table:formula="of:=INT(RIGHT(LEFT([.B1520];3);2))" office:value-type="float" office:value="35" calcext:value-type="float">
            <text:p>35</text:p>
          </table:table-cell>
          <table:table-cell table:formula="of:=INT(RIGHT(LEFT([.B1520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8.hgt.zip</text:p>
          </table:table-cell>
          <table:table-cell table:formula="of:=INT(RIGHT(LEFT([.B1521];3);2))" office:value-type="float" office:value="35" calcext:value-type="float">
            <text:p>35</text:p>
          </table:table-cell>
          <table:table-cell table:formula="of:=INT(RIGHT(LEFT([.B1521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8.hgt.zip</text:p>
          </table:table-cell>
          <table:table-cell table:formula="of:=INT(RIGHT(LEFT([.B1522];3);2))" office:value-type="float" office:value="35" calcext:value-type="float">
            <text:p>35</text:p>
          </table:table-cell>
          <table:table-cell table:formula="of:=INT(RIGHT(LEFT([.B1522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9.hgt.zip</text:p>
          </table:table-cell>
          <table:table-cell table:formula="of:=INT(RIGHT(LEFT([.B1523];3);2))" office:value-type="float" office:value="35" calcext:value-type="float">
            <text:p>35</text:p>
          </table:table-cell>
          <table:table-cell table:formula="of:=INT(RIGHT(LEFT([.B1523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099.hgt.zip</text:p>
          </table:table-cell>
          <table:table-cell table:formula="of:=INT(RIGHT(LEFT([.B1524];3);2))" office:value-type="float" office:value="35" calcext:value-type="float">
            <text:p>35</text:p>
          </table:table-cell>
          <table:table-cell table:formula="of:=INT(RIGHT(LEFT([.B1524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100.hgt.zip</text:p>
          </table:table-cell>
          <table:table-cell table:formula="of:=INT(RIGHT(LEFT([.B1525];3);2))" office:value-type="float" office:value="35" calcext:value-type="float">
            <text:p>35</text:p>
          </table:table-cell>
          <table:table-cell table:formula="of:=INT(RIGHT(LEFT([.B1525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5W100.hgt.zip</text:p>
          </table:table-cell>
          <table:table-cell table:formula="of:=INT(RIGHT(LEFT([.B1526];3);2))" office:value-type="float" office:value="35" calcext:value-type="float">
            <text:p>35</text:p>
          </table:table-cell>
          <table:table-cell table:formula="of:=INT(RIGHT(LEFT([.B1526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4.hgt.zip</text:p>
          </table:table-cell>
          <table:table-cell table:formula="of:=INT(RIGHT(LEFT([.B1527];3);2))" office:value-type="float" office:value="36" calcext:value-type="float">
            <text:p>36</text:p>
          </table:table-cell>
          <table:table-cell table:formula="of:=INT(RIGHT(LEFT([.B1527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4.hgt.zip</text:p>
          </table:table-cell>
          <table:table-cell table:formula="of:=INT(RIGHT(LEFT([.B1528];3);2))" office:value-type="float" office:value="36" calcext:value-type="float">
            <text:p>36</text:p>
          </table:table-cell>
          <table:table-cell table:formula="of:=INT(RIGHT(LEFT([.B1528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5.hgt.zip</text:p>
          </table:table-cell>
          <table:table-cell table:formula="of:=INT(RIGHT(LEFT([.B1529];3);2))" office:value-type="float" office:value="36" calcext:value-type="float">
            <text:p>36</text:p>
          </table:table-cell>
          <table:table-cell table:formula="of:=INT(RIGHT(LEFT([.B1529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5.hgt.zip</text:p>
          </table:table-cell>
          <table:table-cell table:formula="of:=INT(RIGHT(LEFT([.B1530];3);2))" office:value-type="float" office:value="36" calcext:value-type="float">
            <text:p>36</text:p>
          </table:table-cell>
          <table:table-cell table:formula="of:=INT(RIGHT(LEFT([.B1530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6.hgt.zip</text:p>
          </table:table-cell>
          <table:table-cell table:formula="of:=INT(RIGHT(LEFT([.B1531];3);2))" office:value-type="float" office:value="36" calcext:value-type="float">
            <text:p>36</text:p>
          </table:table-cell>
          <table:table-cell table:formula="of:=INT(RIGHT(LEFT([.B1531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6.hgt.zip</text:p>
          </table:table-cell>
          <table:table-cell table:formula="of:=INT(RIGHT(LEFT([.B1532];3);2))" office:value-type="float" office:value="36" calcext:value-type="float">
            <text:p>36</text:p>
          </table:table-cell>
          <table:table-cell table:formula="of:=INT(RIGHT(LEFT([.B1532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7.hgt.zip</text:p>
          </table:table-cell>
          <table:table-cell table:formula="of:=INT(RIGHT(LEFT([.B1533];3);2))" office:value-type="float" office:value="36" calcext:value-type="float">
            <text:p>36</text:p>
          </table:table-cell>
          <table:table-cell table:formula="of:=INT(RIGHT(LEFT([.B1533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7.hgt.zip</text:p>
          </table:table-cell>
          <table:table-cell table:formula="of:=INT(RIGHT(LEFT([.B1534];3);2))" office:value-type="float" office:value="36" calcext:value-type="float">
            <text:p>36</text:p>
          </table:table-cell>
          <table:table-cell table:formula="of:=INT(RIGHT(LEFT([.B1534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8.hgt.zip</text:p>
          </table:table-cell>
          <table:table-cell table:formula="of:=INT(RIGHT(LEFT([.B1535];3);2))" office:value-type="float" office:value="36" calcext:value-type="float">
            <text:p>36</text:p>
          </table:table-cell>
          <table:table-cell table:formula="of:=INT(RIGHT(LEFT([.B1535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8.hgt.zip</text:p>
          </table:table-cell>
          <table:table-cell table:formula="of:=INT(RIGHT(LEFT([.B1536];3);2))" office:value-type="float" office:value="36" calcext:value-type="float">
            <text:p>36</text:p>
          </table:table-cell>
          <table:table-cell table:formula="of:=INT(RIGHT(LEFT([.B1536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9.hgt.zip</text:p>
          </table:table-cell>
          <table:table-cell table:formula="of:=INT(RIGHT(LEFT([.B1537];3);2))" office:value-type="float" office:value="36" calcext:value-type="float">
            <text:p>36</text:p>
          </table:table-cell>
          <table:table-cell table:formula="of:=INT(RIGHT(LEFT([.B1537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89.hgt.zip</text:p>
          </table:table-cell>
          <table:table-cell table:formula="of:=INT(RIGHT(LEFT([.B1538];3);2))" office:value-type="float" office:value="36" calcext:value-type="float">
            <text:p>36</text:p>
          </table:table-cell>
          <table:table-cell table:formula="of:=INT(RIGHT(LEFT([.B1538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0.hgt.zip</text:p>
          </table:table-cell>
          <table:table-cell table:formula="of:=INT(RIGHT(LEFT([.B1539];3);2))" office:value-type="float" office:value="36" calcext:value-type="float">
            <text:p>36</text:p>
          </table:table-cell>
          <table:table-cell table:formula="of:=INT(RIGHT(LEFT([.B1539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0.hgt.zip</text:p>
          </table:table-cell>
          <table:table-cell table:formula="of:=INT(RIGHT(LEFT([.B1540];3);2))" office:value-type="float" office:value="36" calcext:value-type="float">
            <text:p>36</text:p>
          </table:table-cell>
          <table:table-cell table:formula="of:=INT(RIGHT(LEFT([.B1540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1.hgt.zip</text:p>
          </table:table-cell>
          <table:table-cell table:formula="of:=INT(RIGHT(LEFT([.B1541];3);2))" office:value-type="float" office:value="36" calcext:value-type="float">
            <text:p>36</text:p>
          </table:table-cell>
          <table:table-cell table:formula="of:=INT(RIGHT(LEFT([.B1541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1.hgt.zip</text:p>
          </table:table-cell>
          <table:table-cell table:formula="of:=INT(RIGHT(LEFT([.B1542];3);2))" office:value-type="float" office:value="36" calcext:value-type="float">
            <text:p>36</text:p>
          </table:table-cell>
          <table:table-cell table:formula="of:=INT(RIGHT(LEFT([.B1542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2.hgt.zip</text:p>
          </table:table-cell>
          <table:table-cell table:formula="of:=INT(RIGHT(LEFT([.B1543];3);2))" office:value-type="float" office:value="36" calcext:value-type="float">
            <text:p>36</text:p>
          </table:table-cell>
          <table:table-cell table:formula="of:=INT(RIGHT(LEFT([.B1543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2.hgt.zip</text:p>
          </table:table-cell>
          <table:table-cell table:formula="of:=INT(RIGHT(LEFT([.B1544];3);2))" office:value-type="float" office:value="36" calcext:value-type="float">
            <text:p>36</text:p>
          </table:table-cell>
          <table:table-cell table:formula="of:=INT(RIGHT(LEFT([.B1544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3.hgt.zip</text:p>
          </table:table-cell>
          <table:table-cell table:formula="of:=INT(RIGHT(LEFT([.B1545];3);2))" office:value-type="float" office:value="36" calcext:value-type="float">
            <text:p>36</text:p>
          </table:table-cell>
          <table:table-cell table:formula="of:=INT(RIGHT(LEFT([.B1545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3.hgt.zip</text:p>
          </table:table-cell>
          <table:table-cell table:formula="of:=INT(RIGHT(LEFT([.B1546];3);2))" office:value-type="float" office:value="36" calcext:value-type="float">
            <text:p>36</text:p>
          </table:table-cell>
          <table:table-cell table:formula="of:=INT(RIGHT(LEFT([.B1546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4.hgt.zip</text:p>
          </table:table-cell>
          <table:table-cell table:formula="of:=INT(RIGHT(LEFT([.B1547];3);2))" office:value-type="float" office:value="36" calcext:value-type="float">
            <text:p>36</text:p>
          </table:table-cell>
          <table:table-cell table:formula="of:=INT(RIGHT(LEFT([.B1547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4.hgt.zip</text:p>
          </table:table-cell>
          <table:table-cell table:formula="of:=INT(RIGHT(LEFT([.B1548];3);2))" office:value-type="float" office:value="36" calcext:value-type="float">
            <text:p>36</text:p>
          </table:table-cell>
          <table:table-cell table:formula="of:=INT(RIGHT(LEFT([.B1548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5.hgt.zip</text:p>
          </table:table-cell>
          <table:table-cell table:formula="of:=INT(RIGHT(LEFT([.B1549];3);2))" office:value-type="float" office:value="36" calcext:value-type="float">
            <text:p>36</text:p>
          </table:table-cell>
          <table:table-cell table:formula="of:=INT(RIGHT(LEFT([.B1549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5.hgt.zip</text:p>
          </table:table-cell>
          <table:table-cell table:formula="of:=INT(RIGHT(LEFT([.B1550];3);2))" office:value-type="float" office:value="36" calcext:value-type="float">
            <text:p>36</text:p>
          </table:table-cell>
          <table:table-cell table:formula="of:=INT(RIGHT(LEFT([.B1550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6.hgt.zip</text:p>
          </table:table-cell>
          <table:table-cell table:formula="of:=INT(RIGHT(LEFT([.B1551];3);2))" office:value-type="float" office:value="36" calcext:value-type="float">
            <text:p>36</text:p>
          </table:table-cell>
          <table:table-cell table:formula="of:=INT(RIGHT(LEFT([.B1551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6.hgt.zip</text:p>
          </table:table-cell>
          <table:table-cell table:formula="of:=INT(RIGHT(LEFT([.B1552];3);2))" office:value-type="float" office:value="36" calcext:value-type="float">
            <text:p>36</text:p>
          </table:table-cell>
          <table:table-cell table:formula="of:=INT(RIGHT(LEFT([.B1552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7.hgt.zip</text:p>
          </table:table-cell>
          <table:table-cell table:formula="of:=INT(RIGHT(LEFT([.B1553];3);2))" office:value-type="float" office:value="36" calcext:value-type="float">
            <text:p>36</text:p>
          </table:table-cell>
          <table:table-cell table:formula="of:=INT(RIGHT(LEFT([.B1553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7.hgt.zip</text:p>
          </table:table-cell>
          <table:table-cell table:formula="of:=INT(RIGHT(LEFT([.B1554];3);2))" office:value-type="float" office:value="36" calcext:value-type="float">
            <text:p>36</text:p>
          </table:table-cell>
          <table:table-cell table:formula="of:=INT(RIGHT(LEFT([.B1554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8.hgt.zip</text:p>
          </table:table-cell>
          <table:table-cell table:formula="of:=INT(RIGHT(LEFT([.B1555];3);2))" office:value-type="float" office:value="36" calcext:value-type="float">
            <text:p>36</text:p>
          </table:table-cell>
          <table:table-cell table:formula="of:=INT(RIGHT(LEFT([.B1555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8.hgt.zip</text:p>
          </table:table-cell>
          <table:table-cell table:formula="of:=INT(RIGHT(LEFT([.B1556];3);2))" office:value-type="float" office:value="36" calcext:value-type="float">
            <text:p>36</text:p>
          </table:table-cell>
          <table:table-cell table:formula="of:=INT(RIGHT(LEFT([.B1556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9.hgt.zip</text:p>
          </table:table-cell>
          <table:table-cell table:formula="of:=INT(RIGHT(LEFT([.B1557];3);2))" office:value-type="float" office:value="36" calcext:value-type="float">
            <text:p>36</text:p>
          </table:table-cell>
          <table:table-cell table:formula="of:=INT(RIGHT(LEFT([.B1557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099.hgt.zip</text:p>
          </table:table-cell>
          <table:table-cell table:formula="of:=INT(RIGHT(LEFT([.B1558];3);2))" office:value-type="float" office:value="36" calcext:value-type="float">
            <text:p>36</text:p>
          </table:table-cell>
          <table:table-cell table:formula="of:=INT(RIGHT(LEFT([.B1558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100.hgt.zip</text:p>
          </table:table-cell>
          <table:table-cell table:formula="of:=INT(RIGHT(LEFT([.B1559];3);2))" office:value-type="float" office:value="36" calcext:value-type="float">
            <text:p>36</text:p>
          </table:table-cell>
          <table:table-cell table:formula="of:=INT(RIGHT(LEFT([.B1559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6W100.hgt.zip</text:p>
          </table:table-cell>
          <table:table-cell table:formula="of:=INT(RIGHT(LEFT([.B1560];3);2))" office:value-type="float" office:value="36" calcext:value-type="float">
            <text:p>36</text:p>
          </table:table-cell>
          <table:table-cell table:formula="of:=INT(RIGHT(LEFT([.B1560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4.hgt.zip</text:p>
          </table:table-cell>
          <table:table-cell table:formula="of:=INT(RIGHT(LEFT([.B1561];3);2))" office:value-type="float" office:value="37" calcext:value-type="float">
            <text:p>37</text:p>
          </table:table-cell>
          <table:table-cell table:formula="of:=INT(RIGHT(LEFT([.B1561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4.hgt.zip</text:p>
          </table:table-cell>
          <table:table-cell table:formula="of:=INT(RIGHT(LEFT([.B1562];3);2))" office:value-type="float" office:value="37" calcext:value-type="float">
            <text:p>37</text:p>
          </table:table-cell>
          <table:table-cell table:formula="of:=INT(RIGHT(LEFT([.B1562];7);3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5.hgt.zip</text:p>
          </table:table-cell>
          <table:table-cell table:formula="of:=INT(RIGHT(LEFT([.B1563];3);2))" office:value-type="float" office:value="37" calcext:value-type="float">
            <text:p>37</text:p>
          </table:table-cell>
          <table:table-cell table:formula="of:=INT(RIGHT(LEFT([.B1563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5.hgt.zip</text:p>
          </table:table-cell>
          <table:table-cell table:formula="of:=INT(RIGHT(LEFT([.B1564];3);2))" office:value-type="float" office:value="37" calcext:value-type="float">
            <text:p>37</text:p>
          </table:table-cell>
          <table:table-cell table:formula="of:=INT(RIGHT(LEFT([.B1564];7);3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6.hgt.zip</text:p>
          </table:table-cell>
          <table:table-cell table:formula="of:=INT(RIGHT(LEFT([.B1565];3);2))" office:value-type="float" office:value="37" calcext:value-type="float">
            <text:p>37</text:p>
          </table:table-cell>
          <table:table-cell table:formula="of:=INT(RIGHT(LEFT([.B1565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6.hgt.zip</text:p>
          </table:table-cell>
          <table:table-cell table:formula="of:=INT(RIGHT(LEFT([.B1566];3);2))" office:value-type="float" office:value="37" calcext:value-type="float">
            <text:p>37</text:p>
          </table:table-cell>
          <table:table-cell table:formula="of:=INT(RIGHT(LEFT([.B1566];7);3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7.hgt.zip</text:p>
          </table:table-cell>
          <table:table-cell table:formula="of:=INT(RIGHT(LEFT([.B1567];3);2))" office:value-type="float" office:value="37" calcext:value-type="float">
            <text:p>37</text:p>
          </table:table-cell>
          <table:table-cell table:formula="of:=INT(RIGHT(LEFT([.B1567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7.hgt.zip</text:p>
          </table:table-cell>
          <table:table-cell table:formula="of:=INT(RIGHT(LEFT([.B1568];3);2))" office:value-type="float" office:value="37" calcext:value-type="float">
            <text:p>37</text:p>
          </table:table-cell>
          <table:table-cell table:formula="of:=INT(RIGHT(LEFT([.B1568];7);3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8.hgt.zip</text:p>
          </table:table-cell>
          <table:table-cell table:formula="of:=INT(RIGHT(LEFT([.B1569];3);2))" office:value-type="float" office:value="37" calcext:value-type="float">
            <text:p>37</text:p>
          </table:table-cell>
          <table:table-cell table:formula="of:=INT(RIGHT(LEFT([.B1569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8.hgt.zip</text:p>
          </table:table-cell>
          <table:table-cell table:formula="of:=INT(RIGHT(LEFT([.B1570];3);2))" office:value-type="float" office:value="37" calcext:value-type="float">
            <text:p>37</text:p>
          </table:table-cell>
          <table:table-cell table:formula="of:=INT(RIGHT(LEFT([.B1570];7);3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9.hgt.zip</text:p>
          </table:table-cell>
          <table:table-cell table:formula="of:=INT(RIGHT(LEFT([.B1571];3);2))" office:value-type="float" office:value="37" calcext:value-type="float">
            <text:p>37</text:p>
          </table:table-cell>
          <table:table-cell table:formula="of:=INT(RIGHT(LEFT([.B1571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89.hgt.zip</text:p>
          </table:table-cell>
          <table:table-cell table:formula="of:=INT(RIGHT(LEFT([.B1572];3);2))" office:value-type="float" office:value="37" calcext:value-type="float">
            <text:p>37</text:p>
          </table:table-cell>
          <table:table-cell table:formula="of:=INT(RIGHT(LEFT([.B1572];7);3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0.hgt.zip</text:p>
          </table:table-cell>
          <table:table-cell table:formula="of:=INT(RIGHT(LEFT([.B1573];3);2))" office:value-type="float" office:value="37" calcext:value-type="float">
            <text:p>37</text:p>
          </table:table-cell>
          <table:table-cell table:formula="of:=INT(RIGHT(LEFT([.B1573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0.hgt.zip</text:p>
          </table:table-cell>
          <table:table-cell table:formula="of:=INT(RIGHT(LEFT([.B1574];3);2))" office:value-type="float" office:value="37" calcext:value-type="float">
            <text:p>37</text:p>
          </table:table-cell>
          <table:table-cell table:formula="of:=INT(RIGHT(LEFT([.B1574];7);3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1.hgt.zip</text:p>
          </table:table-cell>
          <table:table-cell table:formula="of:=INT(RIGHT(LEFT([.B1575];3);2))" office:value-type="float" office:value="37" calcext:value-type="float">
            <text:p>37</text:p>
          </table:table-cell>
          <table:table-cell table:formula="of:=INT(RIGHT(LEFT([.B1575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1.hgt.zip</text:p>
          </table:table-cell>
          <table:table-cell table:formula="of:=INT(RIGHT(LEFT([.B1576];3);2))" office:value-type="float" office:value="37" calcext:value-type="float">
            <text:p>37</text:p>
          </table:table-cell>
          <table:table-cell table:formula="of:=INT(RIGHT(LEFT([.B1576];7);3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2.hgt.zip</text:p>
          </table:table-cell>
          <table:table-cell table:formula="of:=INT(RIGHT(LEFT([.B1577];3);2))" office:value-type="float" office:value="37" calcext:value-type="float">
            <text:p>37</text:p>
          </table:table-cell>
          <table:table-cell table:formula="of:=INT(RIGHT(LEFT([.B1577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2.hgt.zip</text:p>
          </table:table-cell>
          <table:table-cell table:formula="of:=INT(RIGHT(LEFT([.B1578];3);2))" office:value-type="float" office:value="37" calcext:value-type="float">
            <text:p>37</text:p>
          </table:table-cell>
          <table:table-cell table:formula="of:=INT(RIGHT(LEFT([.B1578];7);3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3.hgt.zip</text:p>
          </table:table-cell>
          <table:table-cell table:formula="of:=INT(RIGHT(LEFT([.B1579];3);2))" office:value-type="float" office:value="37" calcext:value-type="float">
            <text:p>37</text:p>
          </table:table-cell>
          <table:table-cell table:formula="of:=INT(RIGHT(LEFT([.B1579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3.hgt.zip</text:p>
          </table:table-cell>
          <table:table-cell table:formula="of:=INT(RIGHT(LEFT([.B1580];3);2))" office:value-type="float" office:value="37" calcext:value-type="float">
            <text:p>37</text:p>
          </table:table-cell>
          <table:table-cell table:formula="of:=INT(RIGHT(LEFT([.B1580];7);3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4.hgt.zip</text:p>
          </table:table-cell>
          <table:table-cell table:formula="of:=INT(RIGHT(LEFT([.B1581];3);2))" office:value-type="float" office:value="37" calcext:value-type="float">
            <text:p>37</text:p>
          </table:table-cell>
          <table:table-cell table:formula="of:=INT(RIGHT(LEFT([.B1581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4.hgt.zip</text:p>
          </table:table-cell>
          <table:table-cell table:formula="of:=INT(RIGHT(LEFT([.B1582];3);2))" office:value-type="float" office:value="37" calcext:value-type="float">
            <text:p>37</text:p>
          </table:table-cell>
          <table:table-cell table:formula="of:=INT(RIGHT(LEFT([.B1582];7);3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5.hgt.zip</text:p>
          </table:table-cell>
          <table:table-cell table:formula="of:=INT(RIGHT(LEFT([.B1583];3);2))" office:value-type="float" office:value="37" calcext:value-type="float">
            <text:p>37</text:p>
          </table:table-cell>
          <table:table-cell table:formula="of:=INT(RIGHT(LEFT([.B1583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5.hgt.zip</text:p>
          </table:table-cell>
          <table:table-cell table:formula="of:=INT(RIGHT(LEFT([.B1584];3);2))" office:value-type="float" office:value="37" calcext:value-type="float">
            <text:p>37</text:p>
          </table:table-cell>
          <table:table-cell table:formula="of:=INT(RIGHT(LEFT([.B1584];7);3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6.hgt.zip</text:p>
          </table:table-cell>
          <table:table-cell table:formula="of:=INT(RIGHT(LEFT([.B1585];3);2))" office:value-type="float" office:value="37" calcext:value-type="float">
            <text:p>37</text:p>
          </table:table-cell>
          <table:table-cell table:formula="of:=INT(RIGHT(LEFT([.B1585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6.hgt.zip</text:p>
          </table:table-cell>
          <table:table-cell table:formula="of:=INT(RIGHT(LEFT([.B1586];3);2))" office:value-type="float" office:value="37" calcext:value-type="float">
            <text:p>37</text:p>
          </table:table-cell>
          <table:table-cell table:formula="of:=INT(RIGHT(LEFT([.B1586];7);3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7.hgt.zip</text:p>
          </table:table-cell>
          <table:table-cell table:formula="of:=INT(RIGHT(LEFT([.B1587];3);2))" office:value-type="float" office:value="37" calcext:value-type="float">
            <text:p>37</text:p>
          </table:table-cell>
          <table:table-cell table:formula="of:=INT(RIGHT(LEFT([.B1587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7.hgt.zip</text:p>
          </table:table-cell>
          <table:table-cell table:formula="of:=INT(RIGHT(LEFT([.B1588];3);2))" office:value-type="float" office:value="37" calcext:value-type="float">
            <text:p>37</text:p>
          </table:table-cell>
          <table:table-cell table:formula="of:=INT(RIGHT(LEFT([.B1588];7);3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8.hgt.zip</text:p>
          </table:table-cell>
          <table:table-cell table:formula="of:=INT(RIGHT(LEFT([.B1589];3);2))" office:value-type="float" office:value="37" calcext:value-type="float">
            <text:p>37</text:p>
          </table:table-cell>
          <table:table-cell table:formula="of:=INT(RIGHT(LEFT([.B1589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8.hgt.zip</text:p>
          </table:table-cell>
          <table:table-cell table:formula="of:=INT(RIGHT(LEFT([.B1590];3);2))" office:value-type="float" office:value="37" calcext:value-type="float">
            <text:p>37</text:p>
          </table:table-cell>
          <table:table-cell table:formula="of:=INT(RIGHT(LEFT([.B1590];7);3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9.hgt.zip</text:p>
          </table:table-cell>
          <table:table-cell table:formula="of:=INT(RIGHT(LEFT([.B1591];3);2))" office:value-type="float" office:value="37" calcext:value-type="float">
            <text:p>37</text:p>
          </table:table-cell>
          <table:table-cell table:formula="of:=INT(RIGHT(LEFT([.B1591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099.hgt.zip</text:p>
          </table:table-cell>
          <table:table-cell table:formula="of:=INT(RIGHT(LEFT([.B1592];3);2))" office:value-type="float" office:value="37" calcext:value-type="float">
            <text:p>37</text:p>
          </table:table-cell>
          <table:table-cell table:formula="of:=INT(RIGHT(LEFT([.B1592];7);3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100.hgt.zip</text:p>
          </table:table-cell>
          <table:table-cell table:formula="of:=INT(RIGHT(LEFT([.B1593];3);2))" office:value-type="float" office:value="37" calcext:value-type="float">
            <text:p>37</text:p>
          </table:table-cell>
          <table:table-cell table:formula="of:=INT(RIGHT(LEFT([.B1593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37W100.hgt.zip</text:p>
          </table:table-cell>
          <table:table-cell table:formula="of:=INT(RIGHT(LEFT([.B1594];3);2))" office:value-type="float" office:value="37" calcext:value-type="float">
            <text:p>37</text:p>
          </table:table-cell>
          <table:table-cell table:formula="of:=INT(RIGHT(LEFT([.B1594];7);3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5.hgt.zip</text:p>
          </table:table-cell>
          <table:table-cell table:formula="of:=INT(RIGHT(LEFT([.B1595];3);2))" office:value-type="float" office:value="17" calcext:value-type="float">
            <text:p>17</text:p>
          </table:table-cell>
          <table:table-cell table:formula="of:=INT(RIGHT(LEFT([.B1595];7);3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5.hgt.zip</text:p>
          </table:table-cell>
          <table:table-cell table:formula="of:=INT(RIGHT(LEFT([.B1596];3);2))" office:value-type="float" office:value="17" calcext:value-type="float">
            <text:p>17</text:p>
          </table:table-cell>
          <table:table-cell table:formula="of:=INT(RIGHT(LEFT([.B1596];7);3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6.hgt.zip</text:p>
          </table:table-cell>
          <table:table-cell table:formula="of:=INT(RIGHT(LEFT([.B1597];3);2))" office:value-type="float" office:value="17" calcext:value-type="float">
            <text:p>17</text:p>
          </table:table-cell>
          <table:table-cell table:formula="of:=INT(RIGHT(LEFT([.B1597];7);3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6.hgt.zip</text:p>
          </table:table-cell>
          <table:table-cell table:formula="of:=INT(RIGHT(LEFT([.B1598];3);2))" office:value-type="float" office:value="17" calcext:value-type="float">
            <text:p>17</text:p>
          </table:table-cell>
          <table:table-cell table:formula="of:=INT(RIGHT(LEFT([.B1598];7);3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7.hgt.zip</text:p>
          </table:table-cell>
          <table:table-cell table:formula="of:=INT(RIGHT(LEFT([.B1599];3);2))" office:value-type="float" office:value="17" calcext:value-type="float">
            <text:p>17</text:p>
          </table:table-cell>
          <table:table-cell table:formula="of:=INT(RIGHT(LEFT([.B1599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7.hgt.zip</text:p>
          </table:table-cell>
          <table:table-cell table:formula="of:=INT(RIGHT(LEFT([.B1600];3);2))" office:value-type="float" office:value="17" calcext:value-type="float">
            <text:p>17</text:p>
          </table:table-cell>
          <table:table-cell table:formula="of:=INT(RIGHT(LEFT([.B1600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8.hgt.zip</text:p>
          </table:table-cell>
          <table:table-cell table:formula="of:=INT(RIGHT(LEFT([.B1601];3);2))" office:value-type="float" office:value="17" calcext:value-type="float">
            <text:p>17</text:p>
          </table:table-cell>
          <table:table-cell table:formula="of:=INT(RIGHT(LEFT([.B1601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7W068.hgt.zip</text:p>
          </table:table-cell>
          <table:table-cell table:formula="of:=INT(RIGHT(LEFT([.B1602];3);2))" office:value-type="float" office:value="17" calcext:value-type="float">
            <text:p>17</text:p>
          </table:table-cell>
          <table:table-cell table:formula="of:=INT(RIGHT(LEFT([.B1602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5.hgt.zip</text:p>
          </table:table-cell>
          <table:table-cell table:formula="of:=INT(RIGHT(LEFT([.B1603];3);2))" office:value-type="float" office:value="18" calcext:value-type="float">
            <text:p>18</text:p>
          </table:table-cell>
          <table:table-cell table:formula="of:=INT(RIGHT(LEFT([.B1603];7);3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5.hgt.zip</text:p>
          </table:table-cell>
          <table:table-cell table:formula="of:=INT(RIGHT(LEFT([.B1604];3);2))" office:value-type="float" office:value="18" calcext:value-type="float">
            <text:p>18</text:p>
          </table:table-cell>
          <table:table-cell table:formula="of:=INT(RIGHT(LEFT([.B1604];7);3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6.hgt.zip</text:p>
          </table:table-cell>
          <table:table-cell table:formula="of:=INT(RIGHT(LEFT([.B1605];3);2))" office:value-type="float" office:value="18" calcext:value-type="float">
            <text:p>18</text:p>
          </table:table-cell>
          <table:table-cell table:formula="of:=INT(RIGHT(LEFT([.B1605];7);3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6.hgt.zip</text:p>
          </table:table-cell>
          <table:table-cell table:formula="of:=INT(RIGHT(LEFT([.B1606];3);2))" office:value-type="float" office:value="18" calcext:value-type="float">
            <text:p>18</text:p>
          </table:table-cell>
          <table:table-cell table:formula="of:=INT(RIGHT(LEFT([.B1606];7);3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7.hgt.zip</text:p>
          </table:table-cell>
          <table:table-cell table:formula="of:=INT(RIGHT(LEFT([.B1607];3);2))" office:value-type="float" office:value="18" calcext:value-type="float">
            <text:p>18</text:p>
          </table:table-cell>
          <table:table-cell table:formula="of:=INT(RIGHT(LEFT([.B1607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7.hgt.zip</text:p>
          </table:table-cell>
          <table:table-cell table:formula="of:=INT(RIGHT(LEFT([.B1608];3);2))" office:value-type="float" office:value="18" calcext:value-type="float">
            <text:p>18</text:p>
          </table:table-cell>
          <table:table-cell table:formula="of:=INT(RIGHT(LEFT([.B1608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8.hgt.zip</text:p>
          </table:table-cell>
          <table:table-cell table:formula="of:=INT(RIGHT(LEFT([.B1609];3);2))" office:value-type="float" office:value="18" calcext:value-type="float">
            <text:p>18</text:p>
          </table:table-cell>
          <table:table-cell table:formula="of:=INT(RIGHT(LEFT([.B1609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68.hgt.zip</text:p>
          </table:table-cell>
          <table:table-cell table:formula="of:=INT(RIGHT(LEFT([.B1610];3);2))" office:value-type="float" office:value="18" calcext:value-type="float">
            <text:p>18</text:p>
          </table:table-cell>
          <table:table-cell table:formula="of:=INT(RIGHT(LEFT([.B1610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76.hgt.zip</text:p>
          </table:table-cell>
          <table:table-cell table:formula="of:=INT(RIGHT(LEFT([.B1611];3);2))" office:value-type="float" office:value="18" calcext:value-type="float">
            <text:p>18</text:p>
          </table:table-cell>
          <table:table-cell table:formula="of:=INT(RIGHT(LEFT([.B1611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18W076.hgt.zip</text:p>
          </table:table-cell>
          <table:table-cell table:formula="of:=INT(RIGHT(LEFT([.B1612];3);2))" office:value-type="float" office:value="18" calcext:value-type="float">
            <text:p>18</text:p>
          </table:table-cell>
          <table:table-cell table:formula="of:=INT(RIGHT(LEFT([.B1612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1.hgt.zip</text:p>
          </table:table-cell>
          <table:table-cell table:formula="of:=INT(RIGHT(LEFT([.B1613];3);2))" office:value-type="float" office:value="24" calcext:value-type="float">
            <text:p>24</text:p>
          </table:table-cell>
          <table:table-cell table:formula="of:=INT(RIGHT(LEFT([.B1613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1.hgt.zip</text:p>
          </table:table-cell>
          <table:table-cell table:formula="of:=INT(RIGHT(LEFT([.B1614];3);2))" office:value-type="float" office:value="24" calcext:value-type="float">
            <text:p>24</text:p>
          </table:table-cell>
          <table:table-cell table:formula="of:=INT(RIGHT(LEFT([.B1614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2.hgt.zip</text:p>
          </table:table-cell>
          <table:table-cell table:formula="of:=INT(RIGHT(LEFT([.B1615];3);2))" office:value-type="float" office:value="24" calcext:value-type="float">
            <text:p>24</text:p>
          </table:table-cell>
          <table:table-cell table:formula="of:=INT(RIGHT(LEFT([.B1615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2.hgt.zip</text:p>
          </table:table-cell>
          <table:table-cell table:formula="of:=INT(RIGHT(LEFT([.B1616];3);2))" office:value-type="float" office:value="24" calcext:value-type="float">
            <text:p>24</text:p>
          </table:table-cell>
          <table:table-cell table:formula="of:=INT(RIGHT(LEFT([.B1616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3.hgt.zip</text:p>
          </table:table-cell>
          <table:table-cell table:formula="of:=INT(RIGHT(LEFT([.B1617];3);2))" office:value-type="float" office:value="24" calcext:value-type="float">
            <text:p>24</text:p>
          </table:table-cell>
          <table:table-cell table:formula="of:=INT(RIGHT(LEFT([.B1617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4W083.hgt.zip</text:p>
          </table:table-cell>
          <table:table-cell table:formula="of:=INT(RIGHT(LEFT([.B1618];3);2))" office:value-type="float" office:value="24" calcext:value-type="float">
            <text:p>24</text:p>
          </table:table-cell>
          <table:table-cell table:formula="of:=INT(RIGHT(LEFT([.B1618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5W081.hgt.zip</text:p>
          </table:table-cell>
          <table:table-cell table:formula="of:=INT(RIGHT(LEFT([.B1619];3);2))" office:value-type="float" office:value="25" calcext:value-type="float">
            <text:p>25</text:p>
          </table:table-cell>
          <table:table-cell table:formula="of:=INT(RIGHT(LEFT([.B1619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5W081.hgt.zip</text:p>
          </table:table-cell>
          <table:table-cell table:formula="of:=INT(RIGHT(LEFT([.B1620];3);2))" office:value-type="float" office:value="25" calcext:value-type="float">
            <text:p>25</text:p>
          </table:table-cell>
          <table:table-cell table:formula="of:=INT(RIGHT(LEFT([.B1620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5W082.hgt.zip</text:p>
          </table:table-cell>
          <table:table-cell table:formula="of:=INT(RIGHT(LEFT([.B1621];3);2))" office:value-type="float" office:value="25" calcext:value-type="float">
            <text:p>25</text:p>
          </table:table-cell>
          <table:table-cell table:formula="of:=INT(RIGHT(LEFT([.B1621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5W082.hgt.zip</text:p>
          </table:table-cell>
          <table:table-cell table:formula="of:=INT(RIGHT(LEFT([.B1622];3);2))" office:value-type="float" office:value="25" calcext:value-type="float">
            <text:p>25</text:p>
          </table:table-cell>
          <table:table-cell table:formula="of:=INT(RIGHT(LEFT([.B1622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1.hgt.zip</text:p>
          </table:table-cell>
          <table:table-cell table:formula="of:=INT(RIGHT(LEFT([.B1623];3);2))" office:value-type="float" office:value="26" calcext:value-type="float">
            <text:p>26</text:p>
          </table:table-cell>
          <table:table-cell table:formula="of:=INT(RIGHT(LEFT([.B1623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1.hgt.zip</text:p>
          </table:table-cell>
          <table:table-cell table:formula="of:=INT(RIGHT(LEFT([.B1624];3);2))" office:value-type="float" office:value="26" calcext:value-type="float">
            <text:p>26</text:p>
          </table:table-cell>
          <table:table-cell table:formula="of:=INT(RIGHT(LEFT([.B1624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2.hgt.zip</text:p>
          </table:table-cell>
          <table:table-cell table:formula="of:=INT(RIGHT(LEFT([.B1625];3);2))" office:value-type="float" office:value="26" calcext:value-type="float">
            <text:p>26</text:p>
          </table:table-cell>
          <table:table-cell table:formula="of:=INT(RIGHT(LEFT([.B1625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2.hgt.zip</text:p>
          </table:table-cell>
          <table:table-cell table:formula="of:=INT(RIGHT(LEFT([.B1626];3);2))" office:value-type="float" office:value="26" calcext:value-type="float">
            <text:p>26</text:p>
          </table:table-cell>
          <table:table-cell table:formula="of:=INT(RIGHT(LEFT([.B1626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3.hgt.zip</text:p>
          </table:table-cell>
          <table:table-cell table:formula="of:=INT(RIGHT(LEFT([.B1627];3);2))" office:value-type="float" office:value="26" calcext:value-type="float">
            <text:p>26</text:p>
          </table:table-cell>
          <table:table-cell table:formula="of:=INT(RIGHT(LEFT([.B1627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6W083.hgt.zip</text:p>
          </table:table-cell>
          <table:table-cell table:formula="of:=INT(RIGHT(LEFT([.B1628];3);2))" office:value-type="float" office:value="26" calcext:value-type="float">
            <text:p>26</text:p>
          </table:table-cell>
          <table:table-cell table:formula="of:=INT(RIGHT(LEFT([.B1628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1.hgt.zip</text:p>
          </table:table-cell>
          <table:table-cell table:formula="of:=INT(RIGHT(LEFT([.B1629];3);2))" office:value-type="float" office:value="27" calcext:value-type="float">
            <text:p>27</text:p>
          </table:table-cell>
          <table:table-cell table:formula="of:=INT(RIGHT(LEFT([.B1629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1.hgt.zip</text:p>
          </table:table-cell>
          <table:table-cell table:formula="of:=INT(RIGHT(LEFT([.B1630];3);2))" office:value-type="float" office:value="27" calcext:value-type="float">
            <text:p>27</text:p>
          </table:table-cell>
          <table:table-cell table:formula="of:=INT(RIGHT(LEFT([.B1630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2.hgt.zip</text:p>
          </table:table-cell>
          <table:table-cell table:formula="of:=INT(RIGHT(LEFT([.B1631];3);2))" office:value-type="float" office:value="27" calcext:value-type="float">
            <text:p>27</text:p>
          </table:table-cell>
          <table:table-cell table:formula="of:=INT(RIGHT(LEFT([.B1631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2.hgt.zip</text:p>
          </table:table-cell>
          <table:table-cell table:formula="of:=INT(RIGHT(LEFT([.B1632];3);2))" office:value-type="float" office:value="27" calcext:value-type="float">
            <text:p>27</text:p>
          </table:table-cell>
          <table:table-cell table:formula="of:=INT(RIGHT(LEFT([.B1632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3.hgt.zip</text:p>
          </table:table-cell>
          <table:table-cell table:formula="of:=INT(RIGHT(LEFT([.B1633];3);2))" office:value-type="float" office:value="27" calcext:value-type="float">
            <text:p>27</text:p>
          </table:table-cell>
          <table:table-cell table:formula="of:=INT(RIGHT(LEFT([.B1633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7W083.hgt.zip</text:p>
          </table:table-cell>
          <table:table-cell table:formula="of:=INT(RIGHT(LEFT([.B1634];3);2))" office:value-type="float" office:value="27" calcext:value-type="float">
            <text:p>27</text:p>
          </table:table-cell>
          <table:table-cell table:formula="of:=INT(RIGHT(LEFT([.B1634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1.hgt.zip</text:p>
          </table:table-cell>
          <table:table-cell table:formula="of:=INT(RIGHT(LEFT([.B1635];3);2))" office:value-type="float" office:value="28" calcext:value-type="float">
            <text:p>28</text:p>
          </table:table-cell>
          <table:table-cell table:formula="of:=INT(RIGHT(LEFT([.B1635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1.hgt.zip</text:p>
          </table:table-cell>
          <table:table-cell table:formula="of:=INT(RIGHT(LEFT([.B1636];3);2))" office:value-type="float" office:value="28" calcext:value-type="float">
            <text:p>28</text:p>
          </table:table-cell>
          <table:table-cell table:formula="of:=INT(RIGHT(LEFT([.B1636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2.hgt.zip</text:p>
          </table:table-cell>
          <table:table-cell table:formula="of:=INT(RIGHT(LEFT([.B1637];3);2))" office:value-type="float" office:value="28" calcext:value-type="float">
            <text:p>28</text:p>
          </table:table-cell>
          <table:table-cell table:formula="of:=INT(RIGHT(LEFT([.B1637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2.hgt.zip</text:p>
          </table:table-cell>
          <table:table-cell table:formula="of:=INT(RIGHT(LEFT([.B1638];3);2))" office:value-type="float" office:value="28" calcext:value-type="float">
            <text:p>28</text:p>
          </table:table-cell>
          <table:table-cell table:formula="of:=INT(RIGHT(LEFT([.B1638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3.hgt.zip</text:p>
          </table:table-cell>
          <table:table-cell table:formula="of:=INT(RIGHT(LEFT([.B1639];3);2))" office:value-type="float" office:value="28" calcext:value-type="float">
            <text:p>28</text:p>
          </table:table-cell>
          <table:table-cell table:formula="of:=INT(RIGHT(LEFT([.B1639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8W083.hgt.zip</text:p>
          </table:table-cell>
          <table:table-cell table:formula="of:=INT(RIGHT(LEFT([.B1640];3);2))" office:value-type="float" office:value="28" calcext:value-type="float">
            <text:p>28</text:p>
          </table:table-cell>
          <table:table-cell table:formula="of:=INT(RIGHT(LEFT([.B1640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1.hgt.zip</text:p>
          </table:table-cell>
          <table:table-cell table:formula="of:=INT(RIGHT(LEFT([.B1641];3);2))" office:value-type="float" office:value="29" calcext:value-type="float">
            <text:p>29</text:p>
          </table:table-cell>
          <table:table-cell table:formula="of:=INT(RIGHT(LEFT([.B164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1.hgt.zip</text:p>
          </table:table-cell>
          <table:table-cell table:formula="of:=INT(RIGHT(LEFT([.B1642];3);2))" office:value-type="float" office:value="29" calcext:value-type="float">
            <text:p>29</text:p>
          </table:table-cell>
          <table:table-cell table:formula="of:=INT(RIGHT(LEFT([.B164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2.hgt.zip</text:p>
          </table:table-cell>
          <table:table-cell table:formula="of:=INT(RIGHT(LEFT([.B1643];3);2))" office:value-type="float" office:value="29" calcext:value-type="float">
            <text:p>29</text:p>
          </table:table-cell>
          <table:table-cell table:formula="of:=INT(RIGHT(LEFT([.B164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2.hgt.zip</text:p>
          </table:table-cell>
          <table:table-cell table:formula="of:=INT(RIGHT(LEFT([.B1644];3);2))" office:value-type="float" office:value="29" calcext:value-type="float">
            <text:p>29</text:p>
          </table:table-cell>
          <table:table-cell table:formula="of:=INT(RIGHT(LEFT([.B164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3.hgt.zip</text:p>
          </table:table-cell>
          <table:table-cell table:formula="of:=INT(RIGHT(LEFT([.B1645];3);2))" office:value-type="float" office:value="29" calcext:value-type="float">
            <text:p>29</text:p>
          </table:table-cell>
          <table:table-cell table:formula="of:=INT(RIGHT(LEFT([.B164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29W083.hgt.zip</text:p>
          </table:table-cell>
          <table:table-cell table:formula="of:=INT(RIGHT(LEFT([.B1646];3);2))" office:value-type="float" office:value="29" calcext:value-type="float">
            <text:p>29</text:p>
          </table:table-cell>
          <table:table-cell table:formula="of:=INT(RIGHT(LEFT([.B164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0W082.hgt.zip</text:p>
          </table:table-cell>
          <table:table-cell table:formula="of:=INT(RIGHT(LEFT([.B1647];3);2))" office:value-type="float" office:value="30" calcext:value-type="float">
            <text:p>30</text:p>
          </table:table-cell>
          <table:table-cell table:formula="of:=INT(RIGHT(LEFT([.B1647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0W082.hgt.zip</text:p>
          </table:table-cell>
          <table:table-cell table:formula="of:=INT(RIGHT(LEFT([.B1648];3);2))" office:value-type="float" office:value="30" calcext:value-type="float">
            <text:p>30</text:p>
          </table:table-cell>
          <table:table-cell table:formula="of:=INT(RIGHT(LEFT([.B1648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0W083.hgt.zip</text:p>
          </table:table-cell>
          <table:table-cell table:formula="of:=INT(RIGHT(LEFT([.B1649];3);2))" office:value-type="float" office:value="30" calcext:value-type="float">
            <text:p>30</text:p>
          </table:table-cell>
          <table:table-cell table:formula="of:=INT(RIGHT(LEFT([.B1649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0W083.hgt.zip</text:p>
          </table:table-cell>
          <table:table-cell table:formula="of:=INT(RIGHT(LEFT([.B1650];3);2))" office:value-type="float" office:value="30" calcext:value-type="float">
            <text:p>30</text:p>
          </table:table-cell>
          <table:table-cell table:formula="of:=INT(RIGHT(LEFT([.B1650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1.hgt.zip</text:p>
          </table:table-cell>
          <table:table-cell table:formula="of:=INT(RIGHT(LEFT([.B1651];3);2))" office:value-type="float" office:value="31" calcext:value-type="float">
            <text:p>31</text:p>
          </table:table-cell>
          <table:table-cell table:formula="of:=INT(RIGHT(LEFT([.B165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1.hgt.zip</text:p>
          </table:table-cell>
          <table:table-cell table:formula="of:=INT(RIGHT(LEFT([.B1652];3);2))" office:value-type="float" office:value="31" calcext:value-type="float">
            <text:p>31</text:p>
          </table:table-cell>
          <table:table-cell table:formula="of:=INT(RIGHT(LEFT([.B165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2.hgt.zip</text:p>
          </table:table-cell>
          <table:table-cell table:formula="of:=INT(RIGHT(LEFT([.B1653];3);2))" office:value-type="float" office:value="31" calcext:value-type="float">
            <text:p>31</text:p>
          </table:table-cell>
          <table:table-cell table:formula="of:=INT(RIGHT(LEFT([.B165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2.hgt.zip</text:p>
          </table:table-cell>
          <table:table-cell table:formula="of:=INT(RIGHT(LEFT([.B1654];3);2))" office:value-type="float" office:value="31" calcext:value-type="float">
            <text:p>31</text:p>
          </table:table-cell>
          <table:table-cell table:formula="of:=INT(RIGHT(LEFT([.B165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3.hgt.zip</text:p>
          </table:table-cell>
          <table:table-cell table:formula="of:=INT(RIGHT(LEFT([.B1655];3);2))" office:value-type="float" office:value="31" calcext:value-type="float">
            <text:p>31</text:p>
          </table:table-cell>
          <table:table-cell table:formula="of:=INT(RIGHT(LEFT([.B165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1W083.hgt.zip</text:p>
          </table:table-cell>
          <table:table-cell table:formula="of:=INT(RIGHT(LEFT([.B1656];3);2))" office:value-type="float" office:value="31" calcext:value-type="float">
            <text:p>31</text:p>
          </table:table-cell>
          <table:table-cell table:formula="of:=INT(RIGHT(LEFT([.B165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0.hgt.zip</text:p>
          </table:table-cell>
          <table:table-cell table:formula="of:=INT(RIGHT(LEFT([.B1657];3);2))" office:value-type="float" office:value="32" calcext:value-type="float">
            <text:p>32</text:p>
          </table:table-cell>
          <table:table-cell table:formula="of:=INT(RIGHT(LEFT([.B1657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0.hgt.zip</text:p>
          </table:table-cell>
          <table:table-cell table:formula="of:=INT(RIGHT(LEFT([.B1658];3);2))" office:value-type="float" office:value="32" calcext:value-type="float">
            <text:p>32</text:p>
          </table:table-cell>
          <table:table-cell table:formula="of:=INT(RIGHT(LEFT([.B1658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1.hgt.zip</text:p>
          </table:table-cell>
          <table:table-cell table:formula="of:=INT(RIGHT(LEFT([.B1659];3);2))" office:value-type="float" office:value="32" calcext:value-type="float">
            <text:p>32</text:p>
          </table:table-cell>
          <table:table-cell table:formula="of:=INT(RIGHT(LEFT([.B1659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1.hgt.zip</text:p>
          </table:table-cell>
          <table:table-cell table:formula="of:=INT(RIGHT(LEFT([.B1660];3);2))" office:value-type="float" office:value="32" calcext:value-type="float">
            <text:p>32</text:p>
          </table:table-cell>
          <table:table-cell table:formula="of:=INT(RIGHT(LEFT([.B1660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2.hgt.zip</text:p>
          </table:table-cell>
          <table:table-cell table:formula="of:=INT(RIGHT(LEFT([.B1661];3);2))" office:value-type="float" office:value="32" calcext:value-type="float">
            <text:p>32</text:p>
          </table:table-cell>
          <table:table-cell table:formula="of:=INT(RIGHT(LEFT([.B1661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2.hgt.zip</text:p>
          </table:table-cell>
          <table:table-cell table:formula="of:=INT(RIGHT(LEFT([.B1662];3);2))" office:value-type="float" office:value="32" calcext:value-type="float">
            <text:p>32</text:p>
          </table:table-cell>
          <table:table-cell table:formula="of:=INT(RIGHT(LEFT([.B1662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3.hgt.zip</text:p>
          </table:table-cell>
          <table:table-cell table:formula="of:=INT(RIGHT(LEFT([.B1663];3);2))" office:value-type="float" office:value="32" calcext:value-type="float">
            <text:p>32</text:p>
          </table:table-cell>
          <table:table-cell table:formula="of:=INT(RIGHT(LEFT([.B1663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2W083.hgt.zip</text:p>
          </table:table-cell>
          <table:table-cell table:formula="of:=INT(RIGHT(LEFT([.B1664];3);2))" office:value-type="float" office:value="32" calcext:value-type="float">
            <text:p>32</text:p>
          </table:table-cell>
          <table:table-cell table:formula="of:=INT(RIGHT(LEFT([.B1664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78.hgt.zip</text:p>
          </table:table-cell>
          <table:table-cell table:formula="of:=INT(RIGHT(LEFT([.B1665];3);2))" office:value-type="float" office:value="33" calcext:value-type="float">
            <text:p>33</text:p>
          </table:table-cell>
          <table:table-cell table:formula="of:=INT(RIGHT(LEFT([.B1665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78.hgt.zip</text:p>
          </table:table-cell>
          <table:table-cell table:formula="of:=INT(RIGHT(LEFT([.B1666];3);2))" office:value-type="float" office:value="33" calcext:value-type="float">
            <text:p>33</text:p>
          </table:table-cell>
          <table:table-cell table:formula="of:=INT(RIGHT(LEFT([.B1666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79.hgt.zip</text:p>
          </table:table-cell>
          <table:table-cell table:formula="of:=INT(RIGHT(LEFT([.B1667];3);2))" office:value-type="float" office:value="33" calcext:value-type="float">
            <text:p>33</text:p>
          </table:table-cell>
          <table:table-cell table:formula="of:=INT(RIGHT(LEFT([.B1667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79.hgt.zip</text:p>
          </table:table-cell>
          <table:table-cell table:formula="of:=INT(RIGHT(LEFT([.B1668];3);2))" office:value-type="float" office:value="33" calcext:value-type="float">
            <text:p>33</text:p>
          </table:table-cell>
          <table:table-cell table:formula="of:=INT(RIGHT(LEFT([.B1668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0.hgt.zip</text:p>
          </table:table-cell>
          <table:table-cell table:formula="of:=INT(RIGHT(LEFT([.B1669];3);2))" office:value-type="float" office:value="33" calcext:value-type="float">
            <text:p>33</text:p>
          </table:table-cell>
          <table:table-cell table:formula="of:=INT(RIGHT(LEFT([.B1669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0.hgt.zip</text:p>
          </table:table-cell>
          <table:table-cell table:formula="of:=INT(RIGHT(LEFT([.B1670];3);2))" office:value-type="float" office:value="33" calcext:value-type="float">
            <text:p>33</text:p>
          </table:table-cell>
          <table:table-cell table:formula="of:=INT(RIGHT(LEFT([.B1670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1.hgt.zip</text:p>
          </table:table-cell>
          <table:table-cell table:formula="of:=INT(RIGHT(LEFT([.B1671];3);2))" office:value-type="float" office:value="33" calcext:value-type="float">
            <text:p>33</text:p>
          </table:table-cell>
          <table:table-cell table:formula="of:=INT(RIGHT(LEFT([.B167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1.hgt.zip</text:p>
          </table:table-cell>
          <table:table-cell table:formula="of:=INT(RIGHT(LEFT([.B1672];3);2))" office:value-type="float" office:value="33" calcext:value-type="float">
            <text:p>33</text:p>
          </table:table-cell>
          <table:table-cell table:formula="of:=INT(RIGHT(LEFT([.B167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2.hgt.zip</text:p>
          </table:table-cell>
          <table:table-cell table:formula="of:=INT(RIGHT(LEFT([.B1673];3);2))" office:value-type="float" office:value="33" calcext:value-type="float">
            <text:p>33</text:p>
          </table:table-cell>
          <table:table-cell table:formula="of:=INT(RIGHT(LEFT([.B167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2.hgt.zip</text:p>
          </table:table-cell>
          <table:table-cell table:formula="of:=INT(RIGHT(LEFT([.B1674];3);2))" office:value-type="float" office:value="33" calcext:value-type="float">
            <text:p>33</text:p>
          </table:table-cell>
          <table:table-cell table:formula="of:=INT(RIGHT(LEFT([.B167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3.hgt.zip</text:p>
          </table:table-cell>
          <table:table-cell table:formula="of:=INT(RIGHT(LEFT([.B1675];3);2))" office:value-type="float" office:value="33" calcext:value-type="float">
            <text:p>33</text:p>
          </table:table-cell>
          <table:table-cell table:formula="of:=INT(RIGHT(LEFT([.B167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3W083.hgt.zip</text:p>
          </table:table-cell>
          <table:table-cell table:formula="of:=INT(RIGHT(LEFT([.B1676];3);2))" office:value-type="float" office:value="33" calcext:value-type="float">
            <text:p>33</text:p>
          </table:table-cell>
          <table:table-cell table:formula="of:=INT(RIGHT(LEFT([.B167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7.hgt.zip</text:p>
          </table:table-cell>
          <table:table-cell table:formula="of:=INT(RIGHT(LEFT([.B1677];3);2))" office:value-type="float" office:value="34" calcext:value-type="float">
            <text:p>34</text:p>
          </table:table-cell>
          <table:table-cell table:formula="of:=INT(RIGHT(LEFT([.B1677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7.hgt.zip</text:p>
          </table:table-cell>
          <table:table-cell table:formula="of:=INT(RIGHT(LEFT([.B1678];3);2))" office:value-type="float" office:value="34" calcext:value-type="float">
            <text:p>34</text:p>
          </table:table-cell>
          <table:table-cell table:formula="of:=INT(RIGHT(LEFT([.B1678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8.hgt.zip</text:p>
          </table:table-cell>
          <table:table-cell table:formula="of:=INT(RIGHT(LEFT([.B1679];3);2))" office:value-type="float" office:value="34" calcext:value-type="float">
            <text:p>34</text:p>
          </table:table-cell>
          <table:table-cell table:formula="of:=INT(RIGHT(LEFT([.B1679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8.hgt.zip</text:p>
          </table:table-cell>
          <table:table-cell table:formula="of:=INT(RIGHT(LEFT([.B1680];3);2))" office:value-type="float" office:value="34" calcext:value-type="float">
            <text:p>34</text:p>
          </table:table-cell>
          <table:table-cell table:formula="of:=INT(RIGHT(LEFT([.B1680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9.hgt.zip</text:p>
          </table:table-cell>
          <table:table-cell table:formula="of:=INT(RIGHT(LEFT([.B1681];3);2))" office:value-type="float" office:value="34" calcext:value-type="float">
            <text:p>34</text:p>
          </table:table-cell>
          <table:table-cell table:formula="of:=INT(RIGHT(LEFT([.B1681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79.hgt.zip</text:p>
          </table:table-cell>
          <table:table-cell table:formula="of:=INT(RIGHT(LEFT([.B1682];3);2))" office:value-type="float" office:value="34" calcext:value-type="float">
            <text:p>34</text:p>
          </table:table-cell>
          <table:table-cell table:formula="of:=INT(RIGHT(LEFT([.B1682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0.hgt.zip</text:p>
          </table:table-cell>
          <table:table-cell table:formula="of:=INT(RIGHT(LEFT([.B1683];3);2))" office:value-type="float" office:value="34" calcext:value-type="float">
            <text:p>34</text:p>
          </table:table-cell>
          <table:table-cell table:formula="of:=INT(RIGHT(LEFT([.B1683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0.hgt.zip</text:p>
          </table:table-cell>
          <table:table-cell table:formula="of:=INT(RIGHT(LEFT([.B1684];3);2))" office:value-type="float" office:value="34" calcext:value-type="float">
            <text:p>34</text:p>
          </table:table-cell>
          <table:table-cell table:formula="of:=INT(RIGHT(LEFT([.B1684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1.hgt.zip</text:p>
          </table:table-cell>
          <table:table-cell table:formula="of:=INT(RIGHT(LEFT([.B1685];3);2))" office:value-type="float" office:value="34" calcext:value-type="float">
            <text:p>34</text:p>
          </table:table-cell>
          <table:table-cell table:formula="of:=INT(RIGHT(LEFT([.B1685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1.hgt.zip</text:p>
          </table:table-cell>
          <table:table-cell table:formula="of:=INT(RIGHT(LEFT([.B1686];3);2))" office:value-type="float" office:value="34" calcext:value-type="float">
            <text:p>34</text:p>
          </table:table-cell>
          <table:table-cell table:formula="of:=INT(RIGHT(LEFT([.B1686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2.hgt.zip</text:p>
          </table:table-cell>
          <table:table-cell table:formula="of:=INT(RIGHT(LEFT([.B1687];3);2))" office:value-type="float" office:value="34" calcext:value-type="float">
            <text:p>34</text:p>
          </table:table-cell>
          <table:table-cell table:formula="of:=INT(RIGHT(LEFT([.B1687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2.hgt.zip</text:p>
          </table:table-cell>
          <table:table-cell table:formula="of:=INT(RIGHT(LEFT([.B1688];3);2))" office:value-type="float" office:value="34" calcext:value-type="float">
            <text:p>34</text:p>
          </table:table-cell>
          <table:table-cell table:formula="of:=INT(RIGHT(LEFT([.B1688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3.hgt.zip</text:p>
          </table:table-cell>
          <table:table-cell table:formula="of:=INT(RIGHT(LEFT([.B1689];3);2))" office:value-type="float" office:value="34" calcext:value-type="float">
            <text:p>34</text:p>
          </table:table-cell>
          <table:table-cell table:formula="of:=INT(RIGHT(LEFT([.B1689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4W083.hgt.zip</text:p>
          </table:table-cell>
          <table:table-cell table:formula="of:=INT(RIGHT(LEFT([.B1690];3);2))" office:value-type="float" office:value="34" calcext:value-type="float">
            <text:p>34</text:p>
          </table:table-cell>
          <table:table-cell table:formula="of:=INT(RIGHT(LEFT([.B1690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6.hgt.zip</text:p>
          </table:table-cell>
          <table:table-cell table:formula="of:=INT(RIGHT(LEFT([.B1691];3);2))" office:value-type="float" office:value="35" calcext:value-type="float">
            <text:p>35</text:p>
          </table:table-cell>
          <table:table-cell table:formula="of:=INT(RIGHT(LEFT([.B1691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6.hgt.zip</text:p>
          </table:table-cell>
          <table:table-cell table:formula="of:=INT(RIGHT(LEFT([.B1692];3);2))" office:value-type="float" office:value="35" calcext:value-type="float">
            <text:p>35</text:p>
          </table:table-cell>
          <table:table-cell table:formula="of:=INT(RIGHT(LEFT([.B1692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7.hgt.zip</text:p>
          </table:table-cell>
          <table:table-cell table:formula="of:=INT(RIGHT(LEFT([.B1693];3);2))" office:value-type="float" office:value="35" calcext:value-type="float">
            <text:p>35</text:p>
          </table:table-cell>
          <table:table-cell table:formula="of:=INT(RIGHT(LEFT([.B1693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7.hgt.zip</text:p>
          </table:table-cell>
          <table:table-cell table:formula="of:=INT(RIGHT(LEFT([.B1694];3);2))" office:value-type="float" office:value="35" calcext:value-type="float">
            <text:p>35</text:p>
          </table:table-cell>
          <table:table-cell table:formula="of:=INT(RIGHT(LEFT([.B1694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8.hgt.zip</text:p>
          </table:table-cell>
          <table:table-cell table:formula="of:=INT(RIGHT(LEFT([.B1695];3);2))" office:value-type="float" office:value="35" calcext:value-type="float">
            <text:p>35</text:p>
          </table:table-cell>
          <table:table-cell table:formula="of:=INT(RIGHT(LEFT([.B1695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8.hgt.zip</text:p>
          </table:table-cell>
          <table:table-cell table:formula="of:=INT(RIGHT(LEFT([.B1696];3);2))" office:value-type="float" office:value="35" calcext:value-type="float">
            <text:p>35</text:p>
          </table:table-cell>
          <table:table-cell table:formula="of:=INT(RIGHT(LEFT([.B1696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9.hgt.zip</text:p>
          </table:table-cell>
          <table:table-cell table:formula="of:=INT(RIGHT(LEFT([.B1697];3);2))" office:value-type="float" office:value="35" calcext:value-type="float">
            <text:p>35</text:p>
          </table:table-cell>
          <table:table-cell table:formula="of:=INT(RIGHT(LEFT([.B1697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79.hgt.zip</text:p>
          </table:table-cell>
          <table:table-cell table:formula="of:=INT(RIGHT(LEFT([.B1698];3);2))" office:value-type="float" office:value="35" calcext:value-type="float">
            <text:p>35</text:p>
          </table:table-cell>
          <table:table-cell table:formula="of:=INT(RIGHT(LEFT([.B1698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0.hgt.zip</text:p>
          </table:table-cell>
          <table:table-cell table:formula="of:=INT(RIGHT(LEFT([.B1699];3);2))" office:value-type="float" office:value="35" calcext:value-type="float">
            <text:p>35</text:p>
          </table:table-cell>
          <table:table-cell table:formula="of:=INT(RIGHT(LEFT([.B1699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0.hgt.zip</text:p>
          </table:table-cell>
          <table:table-cell table:formula="of:=INT(RIGHT(LEFT([.B1700];3);2))" office:value-type="float" office:value="35" calcext:value-type="float">
            <text:p>35</text:p>
          </table:table-cell>
          <table:table-cell table:formula="of:=INT(RIGHT(LEFT([.B1700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1.hgt.zip</text:p>
          </table:table-cell>
          <table:table-cell table:formula="of:=INT(RIGHT(LEFT([.B1701];3);2))" office:value-type="float" office:value="35" calcext:value-type="float">
            <text:p>35</text:p>
          </table:table-cell>
          <table:table-cell table:formula="of:=INT(RIGHT(LEFT([.B170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1.hgt.zip</text:p>
          </table:table-cell>
          <table:table-cell table:formula="of:=INT(RIGHT(LEFT([.B1702];3);2))" office:value-type="float" office:value="35" calcext:value-type="float">
            <text:p>35</text:p>
          </table:table-cell>
          <table:table-cell table:formula="of:=INT(RIGHT(LEFT([.B170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2.hgt.zip</text:p>
          </table:table-cell>
          <table:table-cell table:formula="of:=INT(RIGHT(LEFT([.B1703];3);2))" office:value-type="float" office:value="35" calcext:value-type="float">
            <text:p>35</text:p>
          </table:table-cell>
          <table:table-cell table:formula="of:=INT(RIGHT(LEFT([.B170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2.hgt.zip</text:p>
          </table:table-cell>
          <table:table-cell table:formula="of:=INT(RIGHT(LEFT([.B1704];3);2))" office:value-type="float" office:value="35" calcext:value-type="float">
            <text:p>35</text:p>
          </table:table-cell>
          <table:table-cell table:formula="of:=INT(RIGHT(LEFT([.B170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3.hgt.zip</text:p>
          </table:table-cell>
          <table:table-cell table:formula="of:=INT(RIGHT(LEFT([.B1705];3);2))" office:value-type="float" office:value="35" calcext:value-type="float">
            <text:p>35</text:p>
          </table:table-cell>
          <table:table-cell table:formula="of:=INT(RIGHT(LEFT([.B170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5W083.hgt.zip</text:p>
          </table:table-cell>
          <table:table-cell table:formula="of:=INT(RIGHT(LEFT([.B1706];3);2))" office:value-type="float" office:value="35" calcext:value-type="float">
            <text:p>35</text:p>
          </table:table-cell>
          <table:table-cell table:formula="of:=INT(RIGHT(LEFT([.B170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6.hgt.zip</text:p>
          </table:table-cell>
          <table:table-cell table:formula="of:=INT(RIGHT(LEFT([.B1707];3);2))" office:value-type="float" office:value="36" calcext:value-type="float">
            <text:p>36</text:p>
          </table:table-cell>
          <table:table-cell table:formula="of:=INT(RIGHT(LEFT([.B1707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6.hgt.zip</text:p>
          </table:table-cell>
          <table:table-cell table:formula="of:=INT(RIGHT(LEFT([.B1708];3);2))" office:value-type="float" office:value="36" calcext:value-type="float">
            <text:p>36</text:p>
          </table:table-cell>
          <table:table-cell table:formula="of:=INT(RIGHT(LEFT([.B1708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7.hgt.zip</text:p>
          </table:table-cell>
          <table:table-cell table:formula="of:=INT(RIGHT(LEFT([.B1709];3);2))" office:value-type="float" office:value="36" calcext:value-type="float">
            <text:p>36</text:p>
          </table:table-cell>
          <table:table-cell table:formula="of:=INT(RIGHT(LEFT([.B1709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7.hgt.zip</text:p>
          </table:table-cell>
          <table:table-cell table:formula="of:=INT(RIGHT(LEFT([.B1710];3);2))" office:value-type="float" office:value="36" calcext:value-type="float">
            <text:p>36</text:p>
          </table:table-cell>
          <table:table-cell table:formula="of:=INT(RIGHT(LEFT([.B1710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8.hgt.zip</text:p>
          </table:table-cell>
          <table:table-cell table:formula="of:=INT(RIGHT(LEFT([.B1711];3);2))" office:value-type="float" office:value="36" calcext:value-type="float">
            <text:p>36</text:p>
          </table:table-cell>
          <table:table-cell table:formula="of:=INT(RIGHT(LEFT([.B1711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8.hgt.zip</text:p>
          </table:table-cell>
          <table:table-cell table:formula="of:=INT(RIGHT(LEFT([.B1712];3);2))" office:value-type="float" office:value="36" calcext:value-type="float">
            <text:p>36</text:p>
          </table:table-cell>
          <table:table-cell table:formula="of:=INT(RIGHT(LEFT([.B1712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9.hgt.zip</text:p>
          </table:table-cell>
          <table:table-cell table:formula="of:=INT(RIGHT(LEFT([.B1713];3);2))" office:value-type="float" office:value="36" calcext:value-type="float">
            <text:p>36</text:p>
          </table:table-cell>
          <table:table-cell table:formula="of:=INT(RIGHT(LEFT([.B1713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79.hgt.zip</text:p>
          </table:table-cell>
          <table:table-cell table:formula="of:=INT(RIGHT(LEFT([.B1714];3);2))" office:value-type="float" office:value="36" calcext:value-type="float">
            <text:p>36</text:p>
          </table:table-cell>
          <table:table-cell table:formula="of:=INT(RIGHT(LEFT([.B1714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0.hgt.zip</text:p>
          </table:table-cell>
          <table:table-cell table:formula="of:=INT(RIGHT(LEFT([.B1715];3);2))" office:value-type="float" office:value="36" calcext:value-type="float">
            <text:p>36</text:p>
          </table:table-cell>
          <table:table-cell table:formula="of:=INT(RIGHT(LEFT([.B1715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0.hgt.zip</text:p>
          </table:table-cell>
          <table:table-cell table:formula="of:=INT(RIGHT(LEFT([.B1716];3);2))" office:value-type="float" office:value="36" calcext:value-type="float">
            <text:p>36</text:p>
          </table:table-cell>
          <table:table-cell table:formula="of:=INT(RIGHT(LEFT([.B1716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1.hgt.zip</text:p>
          </table:table-cell>
          <table:table-cell table:formula="of:=INT(RIGHT(LEFT([.B1717];3);2))" office:value-type="float" office:value="36" calcext:value-type="float">
            <text:p>36</text:p>
          </table:table-cell>
          <table:table-cell table:formula="of:=INT(RIGHT(LEFT([.B1717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1.hgt.zip</text:p>
          </table:table-cell>
          <table:table-cell table:formula="of:=INT(RIGHT(LEFT([.B1718];3);2))" office:value-type="float" office:value="36" calcext:value-type="float">
            <text:p>36</text:p>
          </table:table-cell>
          <table:table-cell table:formula="of:=INT(RIGHT(LEFT([.B1718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2.hgt.zip</text:p>
          </table:table-cell>
          <table:table-cell table:formula="of:=INT(RIGHT(LEFT([.B1719];3);2))" office:value-type="float" office:value="36" calcext:value-type="float">
            <text:p>36</text:p>
          </table:table-cell>
          <table:table-cell table:formula="of:=INT(RIGHT(LEFT([.B1719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2.hgt.zip</text:p>
          </table:table-cell>
          <table:table-cell table:formula="of:=INT(RIGHT(LEFT([.B1720];3);2))" office:value-type="float" office:value="36" calcext:value-type="float">
            <text:p>36</text:p>
          </table:table-cell>
          <table:table-cell table:formula="of:=INT(RIGHT(LEFT([.B1720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3.hgt.zip</text:p>
          </table:table-cell>
          <table:table-cell table:formula="of:=INT(RIGHT(LEFT([.B1721];3);2))" office:value-type="float" office:value="36" calcext:value-type="float">
            <text:p>36</text:p>
          </table:table-cell>
          <table:table-cell table:formula="of:=INT(RIGHT(LEFT([.B1721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6W083.hgt.zip</text:p>
          </table:table-cell>
          <table:table-cell table:formula="of:=INT(RIGHT(LEFT([.B1722];3);2))" office:value-type="float" office:value="36" calcext:value-type="float">
            <text:p>36</text:p>
          </table:table-cell>
          <table:table-cell table:formula="of:=INT(RIGHT(LEFT([.B1722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6.hgt.zip</text:p>
          </table:table-cell>
          <table:table-cell table:formula="of:=INT(RIGHT(LEFT([.B1723];3);2))" office:value-type="float" office:value="37" calcext:value-type="float">
            <text:p>37</text:p>
          </table:table-cell>
          <table:table-cell table:formula="of:=INT(RIGHT(LEFT([.B1723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6.hgt.zip</text:p>
          </table:table-cell>
          <table:table-cell table:formula="of:=INT(RIGHT(LEFT([.B1724];3);2))" office:value-type="float" office:value="37" calcext:value-type="float">
            <text:p>37</text:p>
          </table:table-cell>
          <table:table-cell table:formula="of:=INT(RIGHT(LEFT([.B1724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7.hgt.zip</text:p>
          </table:table-cell>
          <table:table-cell table:formula="of:=INT(RIGHT(LEFT([.B1725];3);2))" office:value-type="float" office:value="37" calcext:value-type="float">
            <text:p>37</text:p>
          </table:table-cell>
          <table:table-cell table:formula="of:=INT(RIGHT(LEFT([.B1725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7.hgt.zip</text:p>
          </table:table-cell>
          <table:table-cell table:formula="of:=INT(RIGHT(LEFT([.B1726];3);2))" office:value-type="float" office:value="37" calcext:value-type="float">
            <text:p>37</text:p>
          </table:table-cell>
          <table:table-cell table:formula="of:=INT(RIGHT(LEFT([.B1726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8.hgt.zip</text:p>
          </table:table-cell>
          <table:table-cell table:formula="of:=INT(RIGHT(LEFT([.B1727];3);2))" office:value-type="float" office:value="37" calcext:value-type="float">
            <text:p>37</text:p>
          </table:table-cell>
          <table:table-cell table:formula="of:=INT(RIGHT(LEFT([.B1727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8.hgt.zip</text:p>
          </table:table-cell>
          <table:table-cell table:formula="of:=INT(RIGHT(LEFT([.B1728];3);2))" office:value-type="float" office:value="37" calcext:value-type="float">
            <text:p>37</text:p>
          </table:table-cell>
          <table:table-cell table:formula="of:=INT(RIGHT(LEFT([.B1728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9.hgt.zip</text:p>
          </table:table-cell>
          <table:table-cell table:formula="of:=INT(RIGHT(LEFT([.B1729];3);2))" office:value-type="float" office:value="37" calcext:value-type="float">
            <text:p>37</text:p>
          </table:table-cell>
          <table:table-cell table:formula="of:=INT(RIGHT(LEFT([.B1729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79.hgt.zip</text:p>
          </table:table-cell>
          <table:table-cell table:formula="of:=INT(RIGHT(LEFT([.B1730];3);2))" office:value-type="float" office:value="37" calcext:value-type="float">
            <text:p>37</text:p>
          </table:table-cell>
          <table:table-cell table:formula="of:=INT(RIGHT(LEFT([.B1730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0.hgt.zip</text:p>
          </table:table-cell>
          <table:table-cell table:formula="of:=INT(RIGHT(LEFT([.B1731];3);2))" office:value-type="float" office:value="37" calcext:value-type="float">
            <text:p>37</text:p>
          </table:table-cell>
          <table:table-cell table:formula="of:=INT(RIGHT(LEFT([.B1731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0.hgt.zip</text:p>
          </table:table-cell>
          <table:table-cell table:formula="of:=INT(RIGHT(LEFT([.B1732];3);2))" office:value-type="float" office:value="37" calcext:value-type="float">
            <text:p>37</text:p>
          </table:table-cell>
          <table:table-cell table:formula="of:=INT(RIGHT(LEFT([.B1732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1.hgt.zip</text:p>
          </table:table-cell>
          <table:table-cell table:formula="of:=INT(RIGHT(LEFT([.B1733];3);2))" office:value-type="float" office:value="37" calcext:value-type="float">
            <text:p>37</text:p>
          </table:table-cell>
          <table:table-cell table:formula="of:=INT(RIGHT(LEFT([.B1733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1.hgt.zip</text:p>
          </table:table-cell>
          <table:table-cell table:formula="of:=INT(RIGHT(LEFT([.B1734];3);2))" office:value-type="float" office:value="37" calcext:value-type="float">
            <text:p>37</text:p>
          </table:table-cell>
          <table:table-cell table:formula="of:=INT(RIGHT(LEFT([.B1734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2.hgt.zip</text:p>
          </table:table-cell>
          <table:table-cell table:formula="of:=INT(RIGHT(LEFT([.B1735];3);2))" office:value-type="float" office:value="37" calcext:value-type="float">
            <text:p>37</text:p>
          </table:table-cell>
          <table:table-cell table:formula="of:=INT(RIGHT(LEFT([.B1735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2.hgt.zip</text:p>
          </table:table-cell>
          <table:table-cell table:formula="of:=INT(RIGHT(LEFT([.B1736];3);2))" office:value-type="float" office:value="37" calcext:value-type="float">
            <text:p>37</text:p>
          </table:table-cell>
          <table:table-cell table:formula="of:=INT(RIGHT(LEFT([.B1736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3.hgt.zip</text:p>
          </table:table-cell>
          <table:table-cell table:formula="of:=INT(RIGHT(LEFT([.B1737];3);2))" office:value-type="float" office:value="37" calcext:value-type="float">
            <text:p>37</text:p>
          </table:table-cell>
          <table:table-cell table:formula="of:=INT(RIGHT(LEFT([.B1737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7W083.hgt.zip</text:p>
          </table:table-cell>
          <table:table-cell table:formula="of:=INT(RIGHT(LEFT([.B1738];3);2))" office:value-type="float" office:value="37" calcext:value-type="float">
            <text:p>37</text:p>
          </table:table-cell>
          <table:table-cell table:formula="of:=INT(RIGHT(LEFT([.B1738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5.hgt.zip</text:p>
          </table:table-cell>
          <table:table-cell table:formula="of:=INT(RIGHT(LEFT([.B1739];3);2))" office:value-type="float" office:value="38" calcext:value-type="float">
            <text:p>38</text:p>
          </table:table-cell>
          <table:table-cell table:formula="of:=INT(RIGHT(LEFT([.B1739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5.hgt.zip</text:p>
          </table:table-cell>
          <table:table-cell table:formula="of:=INT(RIGHT(LEFT([.B1740];3);2))" office:value-type="float" office:value="38" calcext:value-type="float">
            <text:p>38</text:p>
          </table:table-cell>
          <table:table-cell table:formula="of:=INT(RIGHT(LEFT([.B1740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6.hgt.zip</text:p>
          </table:table-cell>
          <table:table-cell table:formula="of:=INT(RIGHT(LEFT([.B1741];3);2))" office:value-type="float" office:value="38" calcext:value-type="float">
            <text:p>38</text:p>
          </table:table-cell>
          <table:table-cell table:formula="of:=INT(RIGHT(LEFT([.B1741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6.hgt.zip</text:p>
          </table:table-cell>
          <table:table-cell table:formula="of:=INT(RIGHT(LEFT([.B1742];3);2))" office:value-type="float" office:value="38" calcext:value-type="float">
            <text:p>38</text:p>
          </table:table-cell>
          <table:table-cell table:formula="of:=INT(RIGHT(LEFT([.B1742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7.hgt.zip</text:p>
          </table:table-cell>
          <table:table-cell table:formula="of:=INT(RIGHT(LEFT([.B1743];3);2))" office:value-type="float" office:value="38" calcext:value-type="float">
            <text:p>38</text:p>
          </table:table-cell>
          <table:table-cell table:formula="of:=INT(RIGHT(LEFT([.B1743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7.hgt.zip</text:p>
          </table:table-cell>
          <table:table-cell table:formula="of:=INT(RIGHT(LEFT([.B1744];3);2))" office:value-type="float" office:value="38" calcext:value-type="float">
            <text:p>38</text:p>
          </table:table-cell>
          <table:table-cell table:formula="of:=INT(RIGHT(LEFT([.B1744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8.hgt.zip</text:p>
          </table:table-cell>
          <table:table-cell table:formula="of:=INT(RIGHT(LEFT([.B1745];3);2))" office:value-type="float" office:value="38" calcext:value-type="float">
            <text:p>38</text:p>
          </table:table-cell>
          <table:table-cell table:formula="of:=INT(RIGHT(LEFT([.B1745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8.hgt.zip</text:p>
          </table:table-cell>
          <table:table-cell table:formula="of:=INT(RIGHT(LEFT([.B1746];3);2))" office:value-type="float" office:value="38" calcext:value-type="float">
            <text:p>38</text:p>
          </table:table-cell>
          <table:table-cell table:formula="of:=INT(RIGHT(LEFT([.B1746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9.hgt.zip</text:p>
          </table:table-cell>
          <table:table-cell table:formula="of:=INT(RIGHT(LEFT([.B1747];3);2))" office:value-type="float" office:value="38" calcext:value-type="float">
            <text:p>38</text:p>
          </table:table-cell>
          <table:table-cell table:formula="of:=INT(RIGHT(LEFT([.B1747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79.hgt.zip</text:p>
          </table:table-cell>
          <table:table-cell table:formula="of:=INT(RIGHT(LEFT([.B1748];3);2))" office:value-type="float" office:value="38" calcext:value-type="float">
            <text:p>38</text:p>
          </table:table-cell>
          <table:table-cell table:formula="of:=INT(RIGHT(LEFT([.B1748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0.hgt.zip</text:p>
          </table:table-cell>
          <table:table-cell table:formula="of:=INT(RIGHT(LEFT([.B1749];3);2))" office:value-type="float" office:value="38" calcext:value-type="float">
            <text:p>38</text:p>
          </table:table-cell>
          <table:table-cell table:formula="of:=INT(RIGHT(LEFT([.B1749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0.hgt.zip</text:p>
          </table:table-cell>
          <table:table-cell table:formula="of:=INT(RIGHT(LEFT([.B1750];3);2))" office:value-type="float" office:value="38" calcext:value-type="float">
            <text:p>38</text:p>
          </table:table-cell>
          <table:table-cell table:formula="of:=INT(RIGHT(LEFT([.B1750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1.hgt.zip</text:p>
          </table:table-cell>
          <table:table-cell table:formula="of:=INT(RIGHT(LEFT([.B1751];3);2))" office:value-type="float" office:value="38" calcext:value-type="float">
            <text:p>38</text:p>
          </table:table-cell>
          <table:table-cell table:formula="of:=INT(RIGHT(LEFT([.B175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1.hgt.zip</text:p>
          </table:table-cell>
          <table:table-cell table:formula="of:=INT(RIGHT(LEFT([.B1752];3);2))" office:value-type="float" office:value="38" calcext:value-type="float">
            <text:p>38</text:p>
          </table:table-cell>
          <table:table-cell table:formula="of:=INT(RIGHT(LEFT([.B175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2.hgt.zip</text:p>
          </table:table-cell>
          <table:table-cell table:formula="of:=INT(RIGHT(LEFT([.B1753];3);2))" office:value-type="float" office:value="38" calcext:value-type="float">
            <text:p>38</text:p>
          </table:table-cell>
          <table:table-cell table:formula="of:=INT(RIGHT(LEFT([.B175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2.hgt.zip</text:p>
          </table:table-cell>
          <table:table-cell table:formula="of:=INT(RIGHT(LEFT([.B1754];3);2))" office:value-type="float" office:value="38" calcext:value-type="float">
            <text:p>38</text:p>
          </table:table-cell>
          <table:table-cell table:formula="of:=INT(RIGHT(LEFT([.B175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3.hgt.zip</text:p>
          </table:table-cell>
          <table:table-cell table:formula="of:=INT(RIGHT(LEFT([.B1755];3);2))" office:value-type="float" office:value="38" calcext:value-type="float">
            <text:p>38</text:p>
          </table:table-cell>
          <table:table-cell table:formula="of:=INT(RIGHT(LEFT([.B175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8W083.hgt.zip</text:p>
          </table:table-cell>
          <table:table-cell table:formula="of:=INT(RIGHT(LEFT([.B1756];3);2))" office:value-type="float" office:value="38" calcext:value-type="float">
            <text:p>38</text:p>
          </table:table-cell>
          <table:table-cell table:formula="of:=INT(RIGHT(LEFT([.B175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5.hgt.zip</text:p>
          </table:table-cell>
          <table:table-cell table:formula="of:=INT(RIGHT(LEFT([.B1757];3);2))" office:value-type="float" office:value="39" calcext:value-type="float">
            <text:p>39</text:p>
          </table:table-cell>
          <table:table-cell table:formula="of:=INT(RIGHT(LEFT([.B1757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5.hgt.zip</text:p>
          </table:table-cell>
          <table:table-cell table:formula="of:=INT(RIGHT(LEFT([.B1758];3);2))" office:value-type="float" office:value="39" calcext:value-type="float">
            <text:p>39</text:p>
          </table:table-cell>
          <table:table-cell table:formula="of:=INT(RIGHT(LEFT([.B1758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6.hgt.zip</text:p>
          </table:table-cell>
          <table:table-cell table:formula="of:=INT(RIGHT(LEFT([.B1759];3);2))" office:value-type="float" office:value="39" calcext:value-type="float">
            <text:p>39</text:p>
          </table:table-cell>
          <table:table-cell table:formula="of:=INT(RIGHT(LEFT([.B1759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6.hgt.zip</text:p>
          </table:table-cell>
          <table:table-cell table:formula="of:=INT(RIGHT(LEFT([.B1760];3);2))" office:value-type="float" office:value="39" calcext:value-type="float">
            <text:p>39</text:p>
          </table:table-cell>
          <table:table-cell table:formula="of:=INT(RIGHT(LEFT([.B1760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7.hgt.zip</text:p>
          </table:table-cell>
          <table:table-cell table:formula="of:=INT(RIGHT(LEFT([.B1761];3);2))" office:value-type="float" office:value="39" calcext:value-type="float">
            <text:p>39</text:p>
          </table:table-cell>
          <table:table-cell table:formula="of:=INT(RIGHT(LEFT([.B1761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7.hgt.zip</text:p>
          </table:table-cell>
          <table:table-cell table:formula="of:=INT(RIGHT(LEFT([.B1762];3);2))" office:value-type="float" office:value="39" calcext:value-type="float">
            <text:p>39</text:p>
          </table:table-cell>
          <table:table-cell table:formula="of:=INT(RIGHT(LEFT([.B1762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8.hgt.zip</text:p>
          </table:table-cell>
          <table:table-cell table:formula="of:=INT(RIGHT(LEFT([.B1763];3);2))" office:value-type="float" office:value="39" calcext:value-type="float">
            <text:p>39</text:p>
          </table:table-cell>
          <table:table-cell table:formula="of:=INT(RIGHT(LEFT([.B1763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8.hgt.zip</text:p>
          </table:table-cell>
          <table:table-cell table:formula="of:=INT(RIGHT(LEFT([.B1764];3);2))" office:value-type="float" office:value="39" calcext:value-type="float">
            <text:p>39</text:p>
          </table:table-cell>
          <table:table-cell table:formula="of:=INT(RIGHT(LEFT([.B1764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9.hgt.zip</text:p>
          </table:table-cell>
          <table:table-cell table:formula="of:=INT(RIGHT(LEFT([.B1765];3);2))" office:value-type="float" office:value="39" calcext:value-type="float">
            <text:p>39</text:p>
          </table:table-cell>
          <table:table-cell table:formula="of:=INT(RIGHT(LEFT([.B1765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79.hgt.zip</text:p>
          </table:table-cell>
          <table:table-cell table:formula="of:=INT(RIGHT(LEFT([.B1766];3);2))" office:value-type="float" office:value="39" calcext:value-type="float">
            <text:p>39</text:p>
          </table:table-cell>
          <table:table-cell table:formula="of:=INT(RIGHT(LEFT([.B1766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0.hgt.zip</text:p>
          </table:table-cell>
          <table:table-cell table:formula="of:=INT(RIGHT(LEFT([.B1767];3);2))" office:value-type="float" office:value="39" calcext:value-type="float">
            <text:p>39</text:p>
          </table:table-cell>
          <table:table-cell table:formula="of:=INT(RIGHT(LEFT([.B1767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0.hgt.zip</text:p>
          </table:table-cell>
          <table:table-cell table:formula="of:=INT(RIGHT(LEFT([.B1768];3);2))" office:value-type="float" office:value="39" calcext:value-type="float">
            <text:p>39</text:p>
          </table:table-cell>
          <table:table-cell table:formula="of:=INT(RIGHT(LEFT([.B1768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1.hgt.zip</text:p>
          </table:table-cell>
          <table:table-cell table:formula="of:=INT(RIGHT(LEFT([.B1769];3);2))" office:value-type="float" office:value="39" calcext:value-type="float">
            <text:p>39</text:p>
          </table:table-cell>
          <table:table-cell table:formula="of:=INT(RIGHT(LEFT([.B1769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1.hgt.zip</text:p>
          </table:table-cell>
          <table:table-cell table:formula="of:=INT(RIGHT(LEFT([.B1770];3);2))" office:value-type="float" office:value="39" calcext:value-type="float">
            <text:p>39</text:p>
          </table:table-cell>
          <table:table-cell table:formula="of:=INT(RIGHT(LEFT([.B1770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2.hgt.zip</text:p>
          </table:table-cell>
          <table:table-cell table:formula="of:=INT(RIGHT(LEFT([.B1771];3);2))" office:value-type="float" office:value="39" calcext:value-type="float">
            <text:p>39</text:p>
          </table:table-cell>
          <table:table-cell table:formula="of:=INT(RIGHT(LEFT([.B1771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2.hgt.zip</text:p>
          </table:table-cell>
          <table:table-cell table:formula="of:=INT(RIGHT(LEFT([.B1772];3);2))" office:value-type="float" office:value="39" calcext:value-type="float">
            <text:p>39</text:p>
          </table:table-cell>
          <table:table-cell table:formula="of:=INT(RIGHT(LEFT([.B1772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3.hgt.zip</text:p>
          </table:table-cell>
          <table:table-cell table:formula="of:=INT(RIGHT(LEFT([.B1773];3);2))" office:value-type="float" office:value="39" calcext:value-type="float">
            <text:p>39</text:p>
          </table:table-cell>
          <table:table-cell table:formula="of:=INT(RIGHT(LEFT([.B1773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39W083.hgt.zip</text:p>
          </table:table-cell>
          <table:table-cell table:formula="of:=INT(RIGHT(LEFT([.B1774];3);2))" office:value-type="float" office:value="39" calcext:value-type="float">
            <text:p>39</text:p>
          </table:table-cell>
          <table:table-cell table:formula="of:=INT(RIGHT(LEFT([.B1774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3.hgt.zip</text:p>
          </table:table-cell>
          <table:table-cell table:formula="of:=INT(RIGHT(LEFT([.B1775];3);2))" office:value-type="float" office:value="40" calcext:value-type="float">
            <text:p>40</text:p>
          </table:table-cell>
          <table:table-cell table:formula="of:=INT(RIGHT(LEFT([.B1775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3.hgt.zip</text:p>
          </table:table-cell>
          <table:table-cell table:formula="of:=INT(RIGHT(LEFT([.B1776];3);2))" office:value-type="float" office:value="40" calcext:value-type="float">
            <text:p>40</text:p>
          </table:table-cell>
          <table:table-cell table:formula="of:=INT(RIGHT(LEFT([.B1776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4.hgt.zip</text:p>
          </table:table-cell>
          <table:table-cell table:formula="of:=INT(RIGHT(LEFT([.B1777];3);2))" office:value-type="float" office:value="40" calcext:value-type="float">
            <text:p>40</text:p>
          </table:table-cell>
          <table:table-cell table:formula="of:=INT(RIGHT(LEFT([.B1777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4.hgt.zip</text:p>
          </table:table-cell>
          <table:table-cell table:formula="of:=INT(RIGHT(LEFT([.B1778];3);2))" office:value-type="float" office:value="40" calcext:value-type="float">
            <text:p>40</text:p>
          </table:table-cell>
          <table:table-cell table:formula="of:=INT(RIGHT(LEFT([.B1778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5.hgt.zip</text:p>
          </table:table-cell>
          <table:table-cell table:formula="of:=INT(RIGHT(LEFT([.B1779];3);2))" office:value-type="float" office:value="40" calcext:value-type="float">
            <text:p>40</text:p>
          </table:table-cell>
          <table:table-cell table:formula="of:=INT(RIGHT(LEFT([.B1779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5.hgt.zip</text:p>
          </table:table-cell>
          <table:table-cell table:formula="of:=INT(RIGHT(LEFT([.B1780];3);2))" office:value-type="float" office:value="40" calcext:value-type="float">
            <text:p>40</text:p>
          </table:table-cell>
          <table:table-cell table:formula="of:=INT(RIGHT(LEFT([.B1780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6.hgt.zip</text:p>
          </table:table-cell>
          <table:table-cell table:formula="of:=INT(RIGHT(LEFT([.B1781];3);2))" office:value-type="float" office:value="40" calcext:value-type="float">
            <text:p>40</text:p>
          </table:table-cell>
          <table:table-cell table:formula="of:=INT(RIGHT(LEFT([.B1781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6.hgt.zip</text:p>
          </table:table-cell>
          <table:table-cell table:formula="of:=INT(RIGHT(LEFT([.B1782];3);2))" office:value-type="float" office:value="40" calcext:value-type="float">
            <text:p>40</text:p>
          </table:table-cell>
          <table:table-cell table:formula="of:=INT(RIGHT(LEFT([.B1782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7.hgt.zip</text:p>
          </table:table-cell>
          <table:table-cell table:formula="of:=INT(RIGHT(LEFT([.B1783];3);2))" office:value-type="float" office:value="40" calcext:value-type="float">
            <text:p>40</text:p>
          </table:table-cell>
          <table:table-cell table:formula="of:=INT(RIGHT(LEFT([.B1783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7.hgt.zip</text:p>
          </table:table-cell>
          <table:table-cell table:formula="of:=INT(RIGHT(LEFT([.B1784];3);2))" office:value-type="float" office:value="40" calcext:value-type="float">
            <text:p>40</text:p>
          </table:table-cell>
          <table:table-cell table:formula="of:=INT(RIGHT(LEFT([.B1784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8.hgt.zip</text:p>
          </table:table-cell>
          <table:table-cell table:formula="of:=INT(RIGHT(LEFT([.B1785];3);2))" office:value-type="float" office:value="40" calcext:value-type="float">
            <text:p>40</text:p>
          </table:table-cell>
          <table:table-cell table:formula="of:=INT(RIGHT(LEFT([.B1785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8.hgt.zip</text:p>
          </table:table-cell>
          <table:table-cell table:formula="of:=INT(RIGHT(LEFT([.B1786];3);2))" office:value-type="float" office:value="40" calcext:value-type="float">
            <text:p>40</text:p>
          </table:table-cell>
          <table:table-cell table:formula="of:=INT(RIGHT(LEFT([.B1786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9.hgt.zip</text:p>
          </table:table-cell>
          <table:table-cell table:formula="of:=INT(RIGHT(LEFT([.B1787];3);2))" office:value-type="float" office:value="40" calcext:value-type="float">
            <text:p>40</text:p>
          </table:table-cell>
          <table:table-cell table:formula="of:=INT(RIGHT(LEFT([.B1787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79.hgt.zip</text:p>
          </table:table-cell>
          <table:table-cell table:formula="of:=INT(RIGHT(LEFT([.B1788];3);2))" office:value-type="float" office:value="40" calcext:value-type="float">
            <text:p>40</text:p>
          </table:table-cell>
          <table:table-cell table:formula="of:=INT(RIGHT(LEFT([.B1788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0.hgt.zip</text:p>
          </table:table-cell>
          <table:table-cell table:formula="of:=INT(RIGHT(LEFT([.B1789];3);2))" office:value-type="float" office:value="40" calcext:value-type="float">
            <text:p>40</text:p>
          </table:table-cell>
          <table:table-cell table:formula="of:=INT(RIGHT(LEFT([.B1789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0.hgt.zip</text:p>
          </table:table-cell>
          <table:table-cell table:formula="of:=INT(RIGHT(LEFT([.B1790];3);2))" office:value-type="float" office:value="40" calcext:value-type="float">
            <text:p>40</text:p>
          </table:table-cell>
          <table:table-cell table:formula="of:=INT(RIGHT(LEFT([.B1790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1.hgt.zip</text:p>
          </table:table-cell>
          <table:table-cell table:formula="of:=INT(RIGHT(LEFT([.B1791];3);2))" office:value-type="float" office:value="40" calcext:value-type="float">
            <text:p>40</text:p>
          </table:table-cell>
          <table:table-cell table:formula="of:=INT(RIGHT(LEFT([.B1791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1.hgt.zip</text:p>
          </table:table-cell>
          <table:table-cell table:formula="of:=INT(RIGHT(LEFT([.B1792];3);2))" office:value-type="float" office:value="40" calcext:value-type="float">
            <text:p>40</text:p>
          </table:table-cell>
          <table:table-cell table:formula="of:=INT(RIGHT(LEFT([.B1792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2.hgt.zip</text:p>
          </table:table-cell>
          <table:table-cell table:formula="of:=INT(RIGHT(LEFT([.B1793];3);2))" office:value-type="float" office:value="40" calcext:value-type="float">
            <text:p>40</text:p>
          </table:table-cell>
          <table:table-cell table:formula="of:=INT(RIGHT(LEFT([.B1793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2.hgt.zip</text:p>
          </table:table-cell>
          <table:table-cell table:formula="of:=INT(RIGHT(LEFT([.B1794];3);2))" office:value-type="float" office:value="40" calcext:value-type="float">
            <text:p>40</text:p>
          </table:table-cell>
          <table:table-cell table:formula="of:=INT(RIGHT(LEFT([.B1794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3.hgt.zip</text:p>
          </table:table-cell>
          <table:table-cell table:formula="of:=INT(RIGHT(LEFT([.B1795];3);2))" office:value-type="float" office:value="40" calcext:value-type="float">
            <text:p>40</text:p>
          </table:table-cell>
          <table:table-cell table:formula="of:=INT(RIGHT(LEFT([.B179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0W083.hgt.zip</text:p>
          </table:table-cell>
          <table:table-cell table:formula="of:=INT(RIGHT(LEFT([.B1796];3);2))" office:value-type="float" office:value="40" calcext:value-type="float">
            <text:p>40</text:p>
          </table:table-cell>
          <table:table-cell table:formula="of:=INT(RIGHT(LEFT([.B179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0.hgt.zip</text:p>
          </table:table-cell>
          <table:table-cell table:formula="of:=INT(RIGHT(LEFT([.B1797];3);2))" office:value-type="float" office:value="41" calcext:value-type="float">
            <text:p>41</text:p>
          </table:table-cell>
          <table:table-cell table:formula="of:=INT(RIGHT(LEFT([.B1797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0.hgt.zip</text:p>
          </table:table-cell>
          <table:table-cell table:formula="of:=INT(RIGHT(LEFT([.B1798];3);2))" office:value-type="float" office:value="41" calcext:value-type="float">
            <text:p>41</text:p>
          </table:table-cell>
          <table:table-cell table:formula="of:=INT(RIGHT(LEFT([.B1798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1.hgt.zip</text:p>
          </table:table-cell>
          <table:table-cell table:formula="of:=INT(RIGHT(LEFT([.B1799];3);2))" office:value-type="float" office:value="41" calcext:value-type="float">
            <text:p>41</text:p>
          </table:table-cell>
          <table:table-cell table:formula="of:=INT(RIGHT(LEFT([.B1799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1.hgt.zip</text:p>
          </table:table-cell>
          <table:table-cell table:formula="of:=INT(RIGHT(LEFT([.B1800];3);2))" office:value-type="float" office:value="41" calcext:value-type="float">
            <text:p>41</text:p>
          </table:table-cell>
          <table:table-cell table:formula="of:=INT(RIGHT(LEFT([.B1800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2.hgt.zip</text:p>
          </table:table-cell>
          <table:table-cell table:formula="of:=INT(RIGHT(LEFT([.B1801];3);2))" office:value-type="float" office:value="41" calcext:value-type="float">
            <text:p>41</text:p>
          </table:table-cell>
          <table:table-cell table:formula="of:=INT(RIGHT(LEFT([.B1801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2.hgt.zip</text:p>
          </table:table-cell>
          <table:table-cell table:formula="of:=INT(RIGHT(LEFT([.B1802];3);2))" office:value-type="float" office:value="41" calcext:value-type="float">
            <text:p>41</text:p>
          </table:table-cell>
          <table:table-cell table:formula="of:=INT(RIGHT(LEFT([.B1802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3.hgt.zip</text:p>
          </table:table-cell>
          <table:table-cell table:formula="of:=INT(RIGHT(LEFT([.B1803];3);2))" office:value-type="float" office:value="41" calcext:value-type="float">
            <text:p>41</text:p>
          </table:table-cell>
          <table:table-cell table:formula="of:=INT(RIGHT(LEFT([.B1803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3.hgt.zip</text:p>
          </table:table-cell>
          <table:table-cell table:formula="of:=INT(RIGHT(LEFT([.B1804];3);2))" office:value-type="float" office:value="41" calcext:value-type="float">
            <text:p>41</text:p>
          </table:table-cell>
          <table:table-cell table:formula="of:=INT(RIGHT(LEFT([.B1804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4.hgt.zip</text:p>
          </table:table-cell>
          <table:table-cell table:formula="of:=INT(RIGHT(LEFT([.B1805];3);2))" office:value-type="float" office:value="41" calcext:value-type="float">
            <text:p>41</text:p>
          </table:table-cell>
          <table:table-cell table:formula="of:=INT(RIGHT(LEFT([.B1805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4.hgt.zip</text:p>
          </table:table-cell>
          <table:table-cell table:formula="of:=INT(RIGHT(LEFT([.B1806];3);2))" office:value-type="float" office:value="41" calcext:value-type="float">
            <text:p>41</text:p>
          </table:table-cell>
          <table:table-cell table:formula="of:=INT(RIGHT(LEFT([.B1806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5.hgt.zip</text:p>
          </table:table-cell>
          <table:table-cell table:formula="of:=INT(RIGHT(LEFT([.B1807];3);2))" office:value-type="float" office:value="41" calcext:value-type="float">
            <text:p>41</text:p>
          </table:table-cell>
          <table:table-cell table:formula="of:=INT(RIGHT(LEFT([.B1807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5.hgt.zip</text:p>
          </table:table-cell>
          <table:table-cell table:formula="of:=INT(RIGHT(LEFT([.B1808];3);2))" office:value-type="float" office:value="41" calcext:value-type="float">
            <text:p>41</text:p>
          </table:table-cell>
          <table:table-cell table:formula="of:=INT(RIGHT(LEFT([.B1808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6.hgt.zip</text:p>
          </table:table-cell>
          <table:table-cell table:formula="of:=INT(RIGHT(LEFT([.B1809];3);2))" office:value-type="float" office:value="41" calcext:value-type="float">
            <text:p>41</text:p>
          </table:table-cell>
          <table:table-cell table:formula="of:=INT(RIGHT(LEFT([.B1809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6.hgt.zip</text:p>
          </table:table-cell>
          <table:table-cell table:formula="of:=INT(RIGHT(LEFT([.B1810];3);2))" office:value-type="float" office:value="41" calcext:value-type="float">
            <text:p>41</text:p>
          </table:table-cell>
          <table:table-cell table:formula="of:=INT(RIGHT(LEFT([.B1810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7.hgt.zip</text:p>
          </table:table-cell>
          <table:table-cell table:formula="of:=INT(RIGHT(LEFT([.B1811];3);2))" office:value-type="float" office:value="41" calcext:value-type="float">
            <text:p>41</text:p>
          </table:table-cell>
          <table:table-cell table:formula="of:=INT(RIGHT(LEFT([.B1811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7.hgt.zip</text:p>
          </table:table-cell>
          <table:table-cell table:formula="of:=INT(RIGHT(LEFT([.B1812];3);2))" office:value-type="float" office:value="41" calcext:value-type="float">
            <text:p>41</text:p>
          </table:table-cell>
          <table:table-cell table:formula="of:=INT(RIGHT(LEFT([.B1812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8.hgt.zip</text:p>
          </table:table-cell>
          <table:table-cell table:formula="of:=INT(RIGHT(LEFT([.B1813];3);2))" office:value-type="float" office:value="41" calcext:value-type="float">
            <text:p>41</text:p>
          </table:table-cell>
          <table:table-cell table:formula="of:=INT(RIGHT(LEFT([.B1813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8.hgt.zip</text:p>
          </table:table-cell>
          <table:table-cell table:formula="of:=INT(RIGHT(LEFT([.B1814];3);2))" office:value-type="float" office:value="41" calcext:value-type="float">
            <text:p>41</text:p>
          </table:table-cell>
          <table:table-cell table:formula="of:=INT(RIGHT(LEFT([.B1814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9.hgt.zip</text:p>
          </table:table-cell>
          <table:table-cell table:formula="of:=INT(RIGHT(LEFT([.B1815];3);2))" office:value-type="float" office:value="41" calcext:value-type="float">
            <text:p>41</text:p>
          </table:table-cell>
          <table:table-cell table:formula="of:=INT(RIGHT(LEFT([.B1815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79.hgt.zip</text:p>
          </table:table-cell>
          <table:table-cell table:formula="of:=INT(RIGHT(LEFT([.B1816];3);2))" office:value-type="float" office:value="41" calcext:value-type="float">
            <text:p>41</text:p>
          </table:table-cell>
          <table:table-cell table:formula="of:=INT(RIGHT(LEFT([.B1816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0.hgt.zip</text:p>
          </table:table-cell>
          <table:table-cell table:formula="of:=INT(RIGHT(LEFT([.B1817];3);2))" office:value-type="float" office:value="41" calcext:value-type="float">
            <text:p>41</text:p>
          </table:table-cell>
          <table:table-cell table:formula="of:=INT(RIGHT(LEFT([.B1817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0.hgt.zip</text:p>
          </table:table-cell>
          <table:table-cell table:formula="of:=INT(RIGHT(LEFT([.B1818];3);2))" office:value-type="float" office:value="41" calcext:value-type="float">
            <text:p>41</text:p>
          </table:table-cell>
          <table:table-cell table:formula="of:=INT(RIGHT(LEFT([.B1818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1.hgt.zip</text:p>
          </table:table-cell>
          <table:table-cell table:formula="of:=INT(RIGHT(LEFT([.B1819];3);2))" office:value-type="float" office:value="41" calcext:value-type="float">
            <text:p>41</text:p>
          </table:table-cell>
          <table:table-cell table:formula="of:=INT(RIGHT(LEFT([.B1819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1.hgt.zip</text:p>
          </table:table-cell>
          <table:table-cell table:formula="of:=INT(RIGHT(LEFT([.B1820];3);2))" office:value-type="float" office:value="41" calcext:value-type="float">
            <text:p>41</text:p>
          </table:table-cell>
          <table:table-cell table:formula="of:=INT(RIGHT(LEFT([.B1820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2.hgt.zip</text:p>
          </table:table-cell>
          <table:table-cell table:formula="of:=INT(RIGHT(LEFT([.B1821];3);2))" office:value-type="float" office:value="41" calcext:value-type="float">
            <text:p>41</text:p>
          </table:table-cell>
          <table:table-cell table:formula="of:=INT(RIGHT(LEFT([.B1821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2.hgt.zip</text:p>
          </table:table-cell>
          <table:table-cell table:formula="of:=INT(RIGHT(LEFT([.B1822];3);2))" office:value-type="float" office:value="41" calcext:value-type="float">
            <text:p>41</text:p>
          </table:table-cell>
          <table:table-cell table:formula="of:=INT(RIGHT(LEFT([.B1822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3.hgt.zip</text:p>
          </table:table-cell>
          <table:table-cell table:formula="of:=INT(RIGHT(LEFT([.B1823];3);2))" office:value-type="float" office:value="41" calcext:value-type="float">
            <text:p>41</text:p>
          </table:table-cell>
          <table:table-cell table:formula="of:=INT(RIGHT(LEFT([.B1823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1W083.hgt.zip</text:p>
          </table:table-cell>
          <table:table-cell table:formula="of:=INT(RIGHT(LEFT([.B1824];3);2))" office:value-type="float" office:value="41" calcext:value-type="float">
            <text:p>41</text:p>
          </table:table-cell>
          <table:table-cell table:formula="of:=INT(RIGHT(LEFT([.B1824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1.hgt.zip</text:p>
          </table:table-cell>
          <table:table-cell table:formula="of:=INT(RIGHT(LEFT([.B1825];3);2))" office:value-type="float" office:value="42" calcext:value-type="float">
            <text:p>42</text:p>
          </table:table-cell>
          <table:table-cell table:formula="of:=INT(RIGHT(LEFT([.B1825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1.hgt.zip</text:p>
          </table:table-cell>
          <table:table-cell table:formula="of:=INT(RIGHT(LEFT([.B1826];3);2))" office:value-type="float" office:value="42" calcext:value-type="float">
            <text:p>42</text:p>
          </table:table-cell>
          <table:table-cell table:formula="of:=INT(RIGHT(LEFT([.B1826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2.hgt.zip</text:p>
          </table:table-cell>
          <table:table-cell table:formula="of:=INT(RIGHT(LEFT([.B1827];3);2))" office:value-type="float" office:value="42" calcext:value-type="float">
            <text:p>42</text:p>
          </table:table-cell>
          <table:table-cell table:formula="of:=INT(RIGHT(LEFT([.B1827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2.hgt.zip</text:p>
          </table:table-cell>
          <table:table-cell table:formula="of:=INT(RIGHT(LEFT([.B1828];3);2))" office:value-type="float" office:value="42" calcext:value-type="float">
            <text:p>42</text:p>
          </table:table-cell>
          <table:table-cell table:formula="of:=INT(RIGHT(LEFT([.B1828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3.hgt.zip</text:p>
          </table:table-cell>
          <table:table-cell table:formula="of:=INT(RIGHT(LEFT([.B1829];3);2))" office:value-type="float" office:value="42" calcext:value-type="float">
            <text:p>42</text:p>
          </table:table-cell>
          <table:table-cell table:formula="of:=INT(RIGHT(LEFT([.B1829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3.hgt.zip</text:p>
          </table:table-cell>
          <table:table-cell table:formula="of:=INT(RIGHT(LEFT([.B1830];3);2))" office:value-type="float" office:value="42" calcext:value-type="float">
            <text:p>42</text:p>
          </table:table-cell>
          <table:table-cell table:formula="of:=INT(RIGHT(LEFT([.B1830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4.hgt.zip</text:p>
          </table:table-cell>
          <table:table-cell table:formula="of:=INT(RIGHT(LEFT([.B1831];3);2))" office:value-type="float" office:value="42" calcext:value-type="float">
            <text:p>42</text:p>
          </table:table-cell>
          <table:table-cell table:formula="of:=INT(RIGHT(LEFT([.B1831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4.hgt.zip</text:p>
          </table:table-cell>
          <table:table-cell table:formula="of:=INT(RIGHT(LEFT([.B1832];3);2))" office:value-type="float" office:value="42" calcext:value-type="float">
            <text:p>42</text:p>
          </table:table-cell>
          <table:table-cell table:formula="of:=INT(RIGHT(LEFT([.B1832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5.hgt.zip</text:p>
          </table:table-cell>
          <table:table-cell table:formula="of:=INT(RIGHT(LEFT([.B1833];3);2))" office:value-type="float" office:value="42" calcext:value-type="float">
            <text:p>42</text:p>
          </table:table-cell>
          <table:table-cell table:formula="of:=INT(RIGHT(LEFT([.B1833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5.hgt.zip</text:p>
          </table:table-cell>
          <table:table-cell table:formula="of:=INT(RIGHT(LEFT([.B1834];3);2))" office:value-type="float" office:value="42" calcext:value-type="float">
            <text:p>42</text:p>
          </table:table-cell>
          <table:table-cell table:formula="of:=INT(RIGHT(LEFT([.B1834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6.hgt.zip</text:p>
          </table:table-cell>
          <table:table-cell table:formula="of:=INT(RIGHT(LEFT([.B1835];3);2))" office:value-type="float" office:value="42" calcext:value-type="float">
            <text:p>42</text:p>
          </table:table-cell>
          <table:table-cell table:formula="of:=INT(RIGHT(LEFT([.B1835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6.hgt.zip</text:p>
          </table:table-cell>
          <table:table-cell table:formula="of:=INT(RIGHT(LEFT([.B1836];3);2))" office:value-type="float" office:value="42" calcext:value-type="float">
            <text:p>42</text:p>
          </table:table-cell>
          <table:table-cell table:formula="of:=INT(RIGHT(LEFT([.B1836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7.hgt.zip</text:p>
          </table:table-cell>
          <table:table-cell table:formula="of:=INT(RIGHT(LEFT([.B1837];3);2))" office:value-type="float" office:value="42" calcext:value-type="float">
            <text:p>42</text:p>
          </table:table-cell>
          <table:table-cell table:formula="of:=INT(RIGHT(LEFT([.B1837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7.hgt.zip</text:p>
          </table:table-cell>
          <table:table-cell table:formula="of:=INT(RIGHT(LEFT([.B1838];3);2))" office:value-type="float" office:value="42" calcext:value-type="float">
            <text:p>42</text:p>
          </table:table-cell>
          <table:table-cell table:formula="of:=INT(RIGHT(LEFT([.B1838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8.hgt.zip</text:p>
          </table:table-cell>
          <table:table-cell table:formula="of:=INT(RIGHT(LEFT([.B1839];3);2))" office:value-type="float" office:value="42" calcext:value-type="float">
            <text:p>42</text:p>
          </table:table-cell>
          <table:table-cell table:formula="of:=INT(RIGHT(LEFT([.B1839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8.hgt.zip</text:p>
          </table:table-cell>
          <table:table-cell table:formula="of:=INT(RIGHT(LEFT([.B1840];3);2))" office:value-type="float" office:value="42" calcext:value-type="float">
            <text:p>42</text:p>
          </table:table-cell>
          <table:table-cell table:formula="of:=INT(RIGHT(LEFT([.B1840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9.hgt.zip</text:p>
          </table:table-cell>
          <table:table-cell table:formula="of:=INT(RIGHT(LEFT([.B1841];3);2))" office:value-type="float" office:value="42" calcext:value-type="float">
            <text:p>42</text:p>
          </table:table-cell>
          <table:table-cell table:formula="of:=INT(RIGHT(LEFT([.B1841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79.hgt.zip</text:p>
          </table:table-cell>
          <table:table-cell table:formula="of:=INT(RIGHT(LEFT([.B1842];3);2))" office:value-type="float" office:value="42" calcext:value-type="float">
            <text:p>42</text:p>
          </table:table-cell>
          <table:table-cell table:formula="of:=INT(RIGHT(LEFT([.B1842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0.hgt.zip</text:p>
          </table:table-cell>
          <table:table-cell table:formula="of:=INT(RIGHT(LEFT([.B1843];3);2))" office:value-type="float" office:value="42" calcext:value-type="float">
            <text:p>42</text:p>
          </table:table-cell>
          <table:table-cell table:formula="of:=INT(RIGHT(LEFT([.B1843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0.hgt.zip</text:p>
          </table:table-cell>
          <table:table-cell table:formula="of:=INT(RIGHT(LEFT([.B1844];3);2))" office:value-type="float" office:value="42" calcext:value-type="float">
            <text:p>42</text:p>
          </table:table-cell>
          <table:table-cell table:formula="of:=INT(RIGHT(LEFT([.B1844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1.hgt.zip</text:p>
          </table:table-cell>
          <table:table-cell table:formula="of:=INT(RIGHT(LEFT([.B1845];3);2))" office:value-type="float" office:value="42" calcext:value-type="float">
            <text:p>42</text:p>
          </table:table-cell>
          <table:table-cell table:formula="of:=INT(RIGHT(LEFT([.B1845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1.hgt.zip</text:p>
          </table:table-cell>
          <table:table-cell table:formula="of:=INT(RIGHT(LEFT([.B1846];3);2))" office:value-type="float" office:value="42" calcext:value-type="float">
            <text:p>42</text:p>
          </table:table-cell>
          <table:table-cell table:formula="of:=INT(RIGHT(LEFT([.B1846];7);3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2.hgt.zip</text:p>
          </table:table-cell>
          <table:table-cell table:formula="of:=INT(RIGHT(LEFT([.B1847];3);2))" office:value-type="float" office:value="42" calcext:value-type="float">
            <text:p>42</text:p>
          </table:table-cell>
          <table:table-cell table:formula="of:=INT(RIGHT(LEFT([.B1847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2.hgt.zip</text:p>
          </table:table-cell>
          <table:table-cell table:formula="of:=INT(RIGHT(LEFT([.B1848];3);2))" office:value-type="float" office:value="42" calcext:value-type="float">
            <text:p>42</text:p>
          </table:table-cell>
          <table:table-cell table:formula="of:=INT(RIGHT(LEFT([.B1848];7);3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3.hgt.zip</text:p>
          </table:table-cell>
          <table:table-cell table:formula="of:=INT(RIGHT(LEFT([.B1849];3);2))" office:value-type="float" office:value="42" calcext:value-type="float">
            <text:p>42</text:p>
          </table:table-cell>
          <table:table-cell table:formula="of:=INT(RIGHT(LEFT([.B1849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2W083.hgt.zip</text:p>
          </table:table-cell>
          <table:table-cell table:formula="of:=INT(RIGHT(LEFT([.B1850];3);2))" office:value-type="float" office:value="42" calcext:value-type="float">
            <text:p>42</text:p>
          </table:table-cell>
          <table:table-cell table:formula="of:=INT(RIGHT(LEFT([.B1850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69.hgt.zip</text:p>
          </table:table-cell>
          <table:table-cell table:formula="of:=INT(RIGHT(LEFT([.B1851];3);2))" office:value-type="float" office:value="43" calcext:value-type="float">
            <text:p>43</text:p>
          </table:table-cell>
          <table:table-cell table:formula="of:=INT(RIGHT(LEFT([.B1851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69.hgt.zip</text:p>
          </table:table-cell>
          <table:table-cell table:formula="of:=INT(RIGHT(LEFT([.B1852];3);2))" office:value-type="float" office:value="43" calcext:value-type="float">
            <text:p>43</text:p>
          </table:table-cell>
          <table:table-cell table:formula="of:=INT(RIGHT(LEFT([.B1852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0.hgt.zip</text:p>
          </table:table-cell>
          <table:table-cell table:formula="of:=INT(RIGHT(LEFT([.B1853];3);2))" office:value-type="float" office:value="43" calcext:value-type="float">
            <text:p>43</text:p>
          </table:table-cell>
          <table:table-cell table:formula="of:=INT(RIGHT(LEFT([.B1853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0.hgt.zip</text:p>
          </table:table-cell>
          <table:table-cell table:formula="of:=INT(RIGHT(LEFT([.B1854];3);2))" office:value-type="float" office:value="43" calcext:value-type="float">
            <text:p>43</text:p>
          </table:table-cell>
          <table:table-cell table:formula="of:=INT(RIGHT(LEFT([.B1854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1.hgt.zip</text:p>
          </table:table-cell>
          <table:table-cell table:formula="of:=INT(RIGHT(LEFT([.B1855];3);2))" office:value-type="float" office:value="43" calcext:value-type="float">
            <text:p>43</text:p>
          </table:table-cell>
          <table:table-cell table:formula="of:=INT(RIGHT(LEFT([.B1855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1.hgt.zip</text:p>
          </table:table-cell>
          <table:table-cell table:formula="of:=INT(RIGHT(LEFT([.B1856];3);2))" office:value-type="float" office:value="43" calcext:value-type="float">
            <text:p>43</text:p>
          </table:table-cell>
          <table:table-cell table:formula="of:=INT(RIGHT(LEFT([.B1856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2.hgt.zip</text:p>
          </table:table-cell>
          <table:table-cell table:formula="of:=INT(RIGHT(LEFT([.B1857];3);2))" office:value-type="float" office:value="43" calcext:value-type="float">
            <text:p>43</text:p>
          </table:table-cell>
          <table:table-cell table:formula="of:=INT(RIGHT(LEFT([.B1857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2.hgt.zip</text:p>
          </table:table-cell>
          <table:table-cell table:formula="of:=INT(RIGHT(LEFT([.B1858];3);2))" office:value-type="float" office:value="43" calcext:value-type="float">
            <text:p>43</text:p>
          </table:table-cell>
          <table:table-cell table:formula="of:=INT(RIGHT(LEFT([.B1858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3.hgt.zip</text:p>
          </table:table-cell>
          <table:table-cell table:formula="of:=INT(RIGHT(LEFT([.B1859];3);2))" office:value-type="float" office:value="43" calcext:value-type="float">
            <text:p>43</text:p>
          </table:table-cell>
          <table:table-cell table:formula="of:=INT(RIGHT(LEFT([.B1859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3.hgt.zip</text:p>
          </table:table-cell>
          <table:table-cell table:formula="of:=INT(RIGHT(LEFT([.B1860];3);2))" office:value-type="float" office:value="43" calcext:value-type="float">
            <text:p>43</text:p>
          </table:table-cell>
          <table:table-cell table:formula="of:=INT(RIGHT(LEFT([.B1860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4.hgt.zip</text:p>
          </table:table-cell>
          <table:table-cell table:formula="of:=INT(RIGHT(LEFT([.B1861];3);2))" office:value-type="float" office:value="43" calcext:value-type="float">
            <text:p>43</text:p>
          </table:table-cell>
          <table:table-cell table:formula="of:=INT(RIGHT(LEFT([.B1861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4.hgt.zip</text:p>
          </table:table-cell>
          <table:table-cell table:formula="of:=INT(RIGHT(LEFT([.B1862];3);2))" office:value-type="float" office:value="43" calcext:value-type="float">
            <text:p>43</text:p>
          </table:table-cell>
          <table:table-cell table:formula="of:=INT(RIGHT(LEFT([.B1862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5.hgt.zip</text:p>
          </table:table-cell>
          <table:table-cell table:formula="of:=INT(RIGHT(LEFT([.B1863];3);2))" office:value-type="float" office:value="43" calcext:value-type="float">
            <text:p>43</text:p>
          </table:table-cell>
          <table:table-cell table:formula="of:=INT(RIGHT(LEFT([.B1863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5.hgt.zip</text:p>
          </table:table-cell>
          <table:table-cell table:formula="of:=INT(RIGHT(LEFT([.B1864];3);2))" office:value-type="float" office:value="43" calcext:value-type="float">
            <text:p>43</text:p>
          </table:table-cell>
          <table:table-cell table:formula="of:=INT(RIGHT(LEFT([.B1864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6.hgt.zip</text:p>
          </table:table-cell>
          <table:table-cell table:formula="of:=INT(RIGHT(LEFT([.B1865];3);2))" office:value-type="float" office:value="43" calcext:value-type="float">
            <text:p>43</text:p>
          </table:table-cell>
          <table:table-cell table:formula="of:=INT(RIGHT(LEFT([.B1865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6.hgt.zip</text:p>
          </table:table-cell>
          <table:table-cell table:formula="of:=INT(RIGHT(LEFT([.B1866];3);2))" office:value-type="float" office:value="43" calcext:value-type="float">
            <text:p>43</text:p>
          </table:table-cell>
          <table:table-cell table:formula="of:=INT(RIGHT(LEFT([.B1866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7.hgt.zip</text:p>
          </table:table-cell>
          <table:table-cell table:formula="of:=INT(RIGHT(LEFT([.B1867];3);2))" office:value-type="float" office:value="43" calcext:value-type="float">
            <text:p>43</text:p>
          </table:table-cell>
          <table:table-cell table:formula="of:=INT(RIGHT(LEFT([.B1867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7.hgt.zip</text:p>
          </table:table-cell>
          <table:table-cell table:formula="of:=INT(RIGHT(LEFT([.B1868];3);2))" office:value-type="float" office:value="43" calcext:value-type="float">
            <text:p>43</text:p>
          </table:table-cell>
          <table:table-cell table:formula="of:=INT(RIGHT(LEFT([.B1868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8.hgt.zip</text:p>
          </table:table-cell>
          <table:table-cell table:formula="of:=INT(RIGHT(LEFT([.B1869];3);2))" office:value-type="float" office:value="43" calcext:value-type="float">
            <text:p>43</text:p>
          </table:table-cell>
          <table:table-cell table:formula="of:=INT(RIGHT(LEFT([.B1869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8.hgt.zip</text:p>
          </table:table-cell>
          <table:table-cell table:formula="of:=INT(RIGHT(LEFT([.B1870];3);2))" office:value-type="float" office:value="43" calcext:value-type="float">
            <text:p>43</text:p>
          </table:table-cell>
          <table:table-cell table:formula="of:=INT(RIGHT(LEFT([.B1870];7);3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9.hgt.zip</text:p>
          </table:table-cell>
          <table:table-cell table:formula="of:=INT(RIGHT(LEFT([.B1871];3);2))" office:value-type="float" office:value="43" calcext:value-type="float">
            <text:p>43</text:p>
          </table:table-cell>
          <table:table-cell table:formula="of:=INT(RIGHT(LEFT([.B1871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79.hgt.zip</text:p>
          </table:table-cell>
          <table:table-cell table:formula="of:=INT(RIGHT(LEFT([.B1872];3);2))" office:value-type="float" office:value="43" calcext:value-type="float">
            <text:p>43</text:p>
          </table:table-cell>
          <table:table-cell table:formula="of:=INT(RIGHT(LEFT([.B1872];7);3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80.hgt.zip</text:p>
          </table:table-cell>
          <table:table-cell table:formula="of:=INT(RIGHT(LEFT([.B1873];3);2))" office:value-type="float" office:value="43" calcext:value-type="float">
            <text:p>43</text:p>
          </table:table-cell>
          <table:table-cell table:formula="of:=INT(RIGHT(LEFT([.B1873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80.hgt.zip</text:p>
          </table:table-cell>
          <table:table-cell table:formula="of:=INT(RIGHT(LEFT([.B1874];3);2))" office:value-type="float" office:value="43" calcext:value-type="float">
            <text:p>43</text:p>
          </table:table-cell>
          <table:table-cell table:formula="of:=INT(RIGHT(LEFT([.B1874];7);3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83.hgt.zip</text:p>
          </table:table-cell>
          <table:table-cell table:formula="of:=INT(RIGHT(LEFT([.B1875];3);2))" office:value-type="float" office:value="43" calcext:value-type="float">
            <text:p>43</text:p>
          </table:table-cell>
          <table:table-cell table:formula="of:=INT(RIGHT(LEFT([.B1875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3W083.hgt.zip</text:p>
          </table:table-cell>
          <table:table-cell table:formula="of:=INT(RIGHT(LEFT([.B1876];3);2))" office:value-type="float" office:value="43" calcext:value-type="float">
            <text:p>43</text:p>
          </table:table-cell>
          <table:table-cell table:formula="of:=INT(RIGHT(LEFT([.B1876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7.hgt.zip</text:p>
          </table:table-cell>
          <table:table-cell table:formula="of:=INT(RIGHT(LEFT([.B1877];3);2))" office:value-type="float" office:value="44" calcext:value-type="float">
            <text:p>44</text:p>
          </table:table-cell>
          <table:table-cell table:formula="of:=INT(RIGHT(LEFT([.B1877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7.hgt.zip</text:p>
          </table:table-cell>
          <table:table-cell table:formula="of:=INT(RIGHT(LEFT([.B1878];3);2))" office:value-type="float" office:value="44" calcext:value-type="float">
            <text:p>44</text:p>
          </table:table-cell>
          <table:table-cell table:formula="of:=INT(RIGHT(LEFT([.B1878];7);3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8.hgt.zip</text:p>
          </table:table-cell>
          <table:table-cell table:formula="of:=INT(RIGHT(LEFT([.B1879];3);2))" office:value-type="float" office:value="44" calcext:value-type="float">
            <text:p>44</text:p>
          </table:table-cell>
          <table:table-cell table:formula="of:=INT(RIGHT(LEFT([.B1879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8.hgt.zip</text:p>
          </table:table-cell>
          <table:table-cell table:formula="of:=INT(RIGHT(LEFT([.B1880];3);2))" office:value-type="float" office:value="44" calcext:value-type="float">
            <text:p>44</text:p>
          </table:table-cell>
          <table:table-cell table:formula="of:=INT(RIGHT(LEFT([.B1880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9.hgt.zip</text:p>
          </table:table-cell>
          <table:table-cell table:formula="of:=INT(RIGHT(LEFT([.B1881];3);2))" office:value-type="float" office:value="44" calcext:value-type="float">
            <text:p>44</text:p>
          </table:table-cell>
          <table:table-cell table:formula="of:=INT(RIGHT(LEFT([.B1881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69.hgt.zip</text:p>
          </table:table-cell>
          <table:table-cell table:formula="of:=INT(RIGHT(LEFT([.B1882];3);2))" office:value-type="float" office:value="44" calcext:value-type="float">
            <text:p>44</text:p>
          </table:table-cell>
          <table:table-cell table:formula="of:=INT(RIGHT(LEFT([.B1882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0.hgt.zip</text:p>
          </table:table-cell>
          <table:table-cell table:formula="of:=INT(RIGHT(LEFT([.B1883];3);2))" office:value-type="float" office:value="44" calcext:value-type="float">
            <text:p>44</text:p>
          </table:table-cell>
          <table:table-cell table:formula="of:=INT(RIGHT(LEFT([.B1883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0.hgt.zip</text:p>
          </table:table-cell>
          <table:table-cell table:formula="of:=INT(RIGHT(LEFT([.B1884];3);2))" office:value-type="float" office:value="44" calcext:value-type="float">
            <text:p>44</text:p>
          </table:table-cell>
          <table:table-cell table:formula="of:=INT(RIGHT(LEFT([.B1884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1.hgt.zip</text:p>
          </table:table-cell>
          <table:table-cell table:formula="of:=INT(RIGHT(LEFT([.B1885];3);2))" office:value-type="float" office:value="44" calcext:value-type="float">
            <text:p>44</text:p>
          </table:table-cell>
          <table:table-cell table:formula="of:=INT(RIGHT(LEFT([.B1885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1.hgt.zip</text:p>
          </table:table-cell>
          <table:table-cell table:formula="of:=INT(RIGHT(LEFT([.B1886];3);2))" office:value-type="float" office:value="44" calcext:value-type="float">
            <text:p>44</text:p>
          </table:table-cell>
          <table:table-cell table:formula="of:=INT(RIGHT(LEFT([.B1886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2.hgt.zip</text:p>
          </table:table-cell>
          <table:table-cell table:formula="of:=INT(RIGHT(LEFT([.B1887];3);2))" office:value-type="float" office:value="44" calcext:value-type="float">
            <text:p>44</text:p>
          </table:table-cell>
          <table:table-cell table:formula="of:=INT(RIGHT(LEFT([.B1887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2.hgt.zip</text:p>
          </table:table-cell>
          <table:table-cell table:formula="of:=INT(RIGHT(LEFT([.B1888];3);2))" office:value-type="float" office:value="44" calcext:value-type="float">
            <text:p>44</text:p>
          </table:table-cell>
          <table:table-cell table:formula="of:=INT(RIGHT(LEFT([.B1888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3.hgt.zip</text:p>
          </table:table-cell>
          <table:table-cell table:formula="of:=INT(RIGHT(LEFT([.B1889];3);2))" office:value-type="float" office:value="44" calcext:value-type="float">
            <text:p>44</text:p>
          </table:table-cell>
          <table:table-cell table:formula="of:=INT(RIGHT(LEFT([.B1889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3.hgt.zip</text:p>
          </table:table-cell>
          <table:table-cell table:formula="of:=INT(RIGHT(LEFT([.B1890];3);2))" office:value-type="float" office:value="44" calcext:value-type="float">
            <text:p>44</text:p>
          </table:table-cell>
          <table:table-cell table:formula="of:=INT(RIGHT(LEFT([.B1890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4.hgt.zip</text:p>
          </table:table-cell>
          <table:table-cell table:formula="of:=INT(RIGHT(LEFT([.B1891];3);2))" office:value-type="float" office:value="44" calcext:value-type="float">
            <text:p>44</text:p>
          </table:table-cell>
          <table:table-cell table:formula="of:=INT(RIGHT(LEFT([.B1891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4.hgt.zip</text:p>
          </table:table-cell>
          <table:table-cell table:formula="of:=INT(RIGHT(LEFT([.B1892];3);2))" office:value-type="float" office:value="44" calcext:value-type="float">
            <text:p>44</text:p>
          </table:table-cell>
          <table:table-cell table:formula="of:=INT(RIGHT(LEFT([.B1892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5.hgt.zip</text:p>
          </table:table-cell>
          <table:table-cell table:formula="of:=INT(RIGHT(LEFT([.B1893];3);2))" office:value-type="float" office:value="44" calcext:value-type="float">
            <text:p>44</text:p>
          </table:table-cell>
          <table:table-cell table:formula="of:=INT(RIGHT(LEFT([.B1893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5.hgt.zip</text:p>
          </table:table-cell>
          <table:table-cell table:formula="of:=INT(RIGHT(LEFT([.B1894];3);2))" office:value-type="float" office:value="44" calcext:value-type="float">
            <text:p>44</text:p>
          </table:table-cell>
          <table:table-cell table:formula="of:=INT(RIGHT(LEFT([.B1894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6.hgt.zip</text:p>
          </table:table-cell>
          <table:table-cell table:formula="of:=INT(RIGHT(LEFT([.B1895];3);2))" office:value-type="float" office:value="44" calcext:value-type="float">
            <text:p>44</text:p>
          </table:table-cell>
          <table:table-cell table:formula="of:=INT(RIGHT(LEFT([.B1895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6.hgt.zip</text:p>
          </table:table-cell>
          <table:table-cell table:formula="of:=INT(RIGHT(LEFT([.B1896];3);2))" office:value-type="float" office:value="44" calcext:value-type="float">
            <text:p>44</text:p>
          </table:table-cell>
          <table:table-cell table:formula="of:=INT(RIGHT(LEFT([.B1896];7);3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7.hgt.zip</text:p>
          </table:table-cell>
          <table:table-cell table:formula="of:=INT(RIGHT(LEFT([.B1897];3);2))" office:value-type="float" office:value="44" calcext:value-type="float">
            <text:p>44</text:p>
          </table:table-cell>
          <table:table-cell table:formula="of:=INT(RIGHT(LEFT([.B1897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77.hgt.zip</text:p>
          </table:table-cell>
          <table:table-cell table:formula="of:=INT(RIGHT(LEFT([.B1898];3);2))" office:value-type="float" office:value="44" calcext:value-type="float">
            <text:p>44</text:p>
          </table:table-cell>
          <table:table-cell table:formula="of:=INT(RIGHT(LEFT([.B1898];7);3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83.hgt.zip</text:p>
          </table:table-cell>
          <table:table-cell table:formula="of:=INT(RIGHT(LEFT([.B1899];3);2))" office:value-type="float" office:value="44" calcext:value-type="float">
            <text:p>44</text:p>
          </table:table-cell>
          <table:table-cell table:formula="of:=INT(RIGHT(LEFT([.B1899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4W083.hgt.zip</text:p>
          </table:table-cell>
          <table:table-cell table:formula="of:=INT(RIGHT(LEFT([.B1900];3);2))" office:value-type="float" office:value="44" calcext:value-type="float">
            <text:p>44</text:p>
          </table:table-cell>
          <table:table-cell table:formula="of:=INT(RIGHT(LEFT([.B1900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68.hgt.zip</text:p>
          </table:table-cell>
          <table:table-cell table:formula="of:=INT(RIGHT(LEFT([.B1901];3);2))" office:value-type="float" office:value="45" calcext:value-type="float">
            <text:p>45</text:p>
          </table:table-cell>
          <table:table-cell table:formula="of:=INT(RIGHT(LEFT([.B1901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68.hgt.zip</text:p>
          </table:table-cell>
          <table:table-cell table:formula="of:=INT(RIGHT(LEFT([.B1902];3);2))" office:value-type="float" office:value="45" calcext:value-type="float">
            <text:p>45</text:p>
          </table:table-cell>
          <table:table-cell table:formula="of:=INT(RIGHT(LEFT([.B1902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69.hgt.zip</text:p>
          </table:table-cell>
          <table:table-cell table:formula="of:=INT(RIGHT(LEFT([.B1903];3);2))" office:value-type="float" office:value="45" calcext:value-type="float">
            <text:p>45</text:p>
          </table:table-cell>
          <table:table-cell table:formula="of:=INT(RIGHT(LEFT([.B1903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69.hgt.zip</text:p>
          </table:table-cell>
          <table:table-cell table:formula="of:=INT(RIGHT(LEFT([.B1904];3);2))" office:value-type="float" office:value="45" calcext:value-type="float">
            <text:p>45</text:p>
          </table:table-cell>
          <table:table-cell table:formula="of:=INT(RIGHT(LEFT([.B1904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0.hgt.zip</text:p>
          </table:table-cell>
          <table:table-cell table:formula="of:=INT(RIGHT(LEFT([.B1905];3);2))" office:value-type="float" office:value="45" calcext:value-type="float">
            <text:p>45</text:p>
          </table:table-cell>
          <table:table-cell table:formula="of:=INT(RIGHT(LEFT([.B1905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0.hgt.zip</text:p>
          </table:table-cell>
          <table:table-cell table:formula="of:=INT(RIGHT(LEFT([.B1906];3);2))" office:value-type="float" office:value="45" calcext:value-type="float">
            <text:p>45</text:p>
          </table:table-cell>
          <table:table-cell table:formula="of:=INT(RIGHT(LEFT([.B1906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1.hgt.zip</text:p>
          </table:table-cell>
          <table:table-cell table:formula="of:=INT(RIGHT(LEFT([.B1907];3);2))" office:value-type="float" office:value="45" calcext:value-type="float">
            <text:p>45</text:p>
          </table:table-cell>
          <table:table-cell table:formula="of:=INT(RIGHT(LEFT([.B1907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1.hgt.zip</text:p>
          </table:table-cell>
          <table:table-cell table:formula="of:=INT(RIGHT(LEFT([.B1908];3);2))" office:value-type="float" office:value="45" calcext:value-type="float">
            <text:p>45</text:p>
          </table:table-cell>
          <table:table-cell table:formula="of:=INT(RIGHT(LEFT([.B1908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2.hgt.zip</text:p>
          </table:table-cell>
          <table:table-cell table:formula="of:=INT(RIGHT(LEFT([.B1909];3);2))" office:value-type="float" office:value="45" calcext:value-type="float">
            <text:p>45</text:p>
          </table:table-cell>
          <table:table-cell table:formula="of:=INT(RIGHT(LEFT([.B1909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2.hgt.zip</text:p>
          </table:table-cell>
          <table:table-cell table:formula="of:=INT(RIGHT(LEFT([.B1910];3);2))" office:value-type="float" office:value="45" calcext:value-type="float">
            <text:p>45</text:p>
          </table:table-cell>
          <table:table-cell table:formula="of:=INT(RIGHT(LEFT([.B1910];7);3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3.hgt.zip</text:p>
          </table:table-cell>
          <table:table-cell table:formula="of:=INT(RIGHT(LEFT([.B1911];3);2))" office:value-type="float" office:value="45" calcext:value-type="float">
            <text:p>45</text:p>
          </table:table-cell>
          <table:table-cell table:formula="of:=INT(RIGHT(LEFT([.B1911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3.hgt.zip</text:p>
          </table:table-cell>
          <table:table-cell table:formula="of:=INT(RIGHT(LEFT([.B1912];3);2))" office:value-type="float" office:value="45" calcext:value-type="float">
            <text:p>45</text:p>
          </table:table-cell>
          <table:table-cell table:formula="of:=INT(RIGHT(LEFT([.B1912];7);3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4.hgt.zip</text:p>
          </table:table-cell>
          <table:table-cell table:formula="of:=INT(RIGHT(LEFT([.B1913];3);2))" office:value-type="float" office:value="45" calcext:value-type="float">
            <text:p>45</text:p>
          </table:table-cell>
          <table:table-cell table:formula="of:=INT(RIGHT(LEFT([.B1913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4.hgt.zip</text:p>
          </table:table-cell>
          <table:table-cell table:formula="of:=INT(RIGHT(LEFT([.B1914];3);2))" office:value-type="float" office:value="45" calcext:value-type="float">
            <text:p>45</text:p>
          </table:table-cell>
          <table:table-cell table:formula="of:=INT(RIGHT(LEFT([.B1914];7);3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5.hgt.zip</text:p>
          </table:table-cell>
          <table:table-cell table:formula="of:=INT(RIGHT(LEFT([.B1915];3);2))" office:value-type="float" office:value="45" calcext:value-type="float">
            <text:p>45</text:p>
          </table:table-cell>
          <table:table-cell table:formula="of:=INT(RIGHT(LEFT([.B1915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75.hgt.zip</text:p>
          </table:table-cell>
          <table:table-cell table:formula="of:=INT(RIGHT(LEFT([.B1916];3);2))" office:value-type="float" office:value="45" calcext:value-type="float">
            <text:p>45</text:p>
          </table:table-cell>
          <table:table-cell table:formula="of:=INT(RIGHT(LEFT([.B1916];7);3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83.hgt.zip</text:p>
          </table:table-cell>
          <table:table-cell table:formula="of:=INT(RIGHT(LEFT([.B1917];3);2))" office:value-type="float" office:value="45" calcext:value-type="float">
            <text:p>45</text:p>
          </table:table-cell>
          <table:table-cell table:formula="of:=INT(RIGHT(LEFT([.B1917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5W083.hgt.zip</text:p>
          </table:table-cell>
          <table:table-cell table:formula="of:=INT(RIGHT(LEFT([.B1918];3);2))" office:value-type="float" office:value="45" calcext:value-type="float">
            <text:p>45</text:p>
          </table:table-cell>
          <table:table-cell table:formula="of:=INT(RIGHT(LEFT([.B1918];7);3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68.hgt.zip</text:p>
          </table:table-cell>
          <table:table-cell table:formula="of:=INT(RIGHT(LEFT([.B1919];3);2))" office:value-type="float" office:value="46" calcext:value-type="float">
            <text:p>46</text:p>
          </table:table-cell>
          <table:table-cell table:formula="of:=INT(RIGHT(LEFT([.B1919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68.hgt.zip</text:p>
          </table:table-cell>
          <table:table-cell table:formula="of:=INT(RIGHT(LEFT([.B1920];3);2))" office:value-type="float" office:value="46" calcext:value-type="float">
            <text:p>46</text:p>
          </table:table-cell>
          <table:table-cell table:formula="of:=INT(RIGHT(LEFT([.B1920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69.hgt.zip</text:p>
          </table:table-cell>
          <table:table-cell table:formula="of:=INT(RIGHT(LEFT([.B1921];3);2))" office:value-type="float" office:value="46" calcext:value-type="float">
            <text:p>46</text:p>
          </table:table-cell>
          <table:table-cell table:formula="of:=INT(RIGHT(LEFT([.B1921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69.hgt.zip</text:p>
          </table:table-cell>
          <table:table-cell table:formula="of:=INT(RIGHT(LEFT([.B1922];3);2))" office:value-type="float" office:value="46" calcext:value-type="float">
            <text:p>46</text:p>
          </table:table-cell>
          <table:table-cell table:formula="of:=INT(RIGHT(LEFT([.B1922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70.hgt.zip</text:p>
          </table:table-cell>
          <table:table-cell table:formula="of:=INT(RIGHT(LEFT([.B1923];3);2))" office:value-type="float" office:value="46" calcext:value-type="float">
            <text:p>46</text:p>
          </table:table-cell>
          <table:table-cell table:formula="of:=INT(RIGHT(LEFT([.B1923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70.hgt.zip</text:p>
          </table:table-cell>
          <table:table-cell table:formula="of:=INT(RIGHT(LEFT([.B1924];3);2))" office:value-type="float" office:value="46" calcext:value-type="float">
            <text:p>46</text:p>
          </table:table-cell>
          <table:table-cell table:formula="of:=INT(RIGHT(LEFT([.B1924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71.hgt.zip</text:p>
          </table:table-cell>
          <table:table-cell table:formula="of:=INT(RIGHT(LEFT([.B1925];3);2))" office:value-type="float" office:value="46" calcext:value-type="float">
            <text:p>46</text:p>
          </table:table-cell>
          <table:table-cell table:formula="of:=INT(RIGHT(LEFT([.B1925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6W071.hgt.zip</text:p>
          </table:table-cell>
          <table:table-cell table:formula="of:=INT(RIGHT(LEFT([.B1926];3);2))" office:value-type="float" office:value="46" calcext:value-type="float">
            <text:p>46</text:p>
          </table:table-cell>
          <table:table-cell table:formula="of:=INT(RIGHT(LEFT([.B1926];7);3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68.hgt.zip</text:p>
          </table:table-cell>
          <table:table-cell table:formula="of:=INT(RIGHT(LEFT([.B1927];3);2))" office:value-type="float" office:value="47" calcext:value-type="float">
            <text:p>47</text:p>
          </table:table-cell>
          <table:table-cell table:formula="of:=INT(RIGHT(LEFT([.B1927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68.hgt.zip</text:p>
          </table:table-cell>
          <table:table-cell table:formula="of:=INT(RIGHT(LEFT([.B1928];3);2))" office:value-type="float" office:value="47" calcext:value-type="float">
            <text:p>47</text:p>
          </table:table-cell>
          <table:table-cell table:formula="of:=INT(RIGHT(LEFT([.B1928];7);3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69.hgt.zip</text:p>
          </table:table-cell>
          <table:table-cell table:formula="of:=INT(RIGHT(LEFT([.B1929];3);2))" office:value-type="float" office:value="47" calcext:value-type="float">
            <text:p>47</text:p>
          </table:table-cell>
          <table:table-cell table:formula="of:=INT(RIGHT(LEFT([.B1929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69.hgt.zip</text:p>
          </table:table-cell>
          <table:table-cell table:formula="of:=INT(RIGHT(LEFT([.B1930];3);2))" office:value-type="float" office:value="47" calcext:value-type="float">
            <text:p>47</text:p>
          </table:table-cell>
          <table:table-cell table:formula="of:=INT(RIGHT(LEFT([.B1930];7);3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70.hgt.zip</text:p>
          </table:table-cell>
          <table:table-cell table:formula="of:=INT(RIGHT(LEFT([.B1931];3);2))" office:value-type="float" office:value="47" calcext:value-type="float">
            <text:p>47</text:p>
          </table:table-cell>
          <table:table-cell table:formula="of:=INT(RIGHT(LEFT([.B1931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47W070.hgt.zip</text:p>
          </table:table-cell>
          <table:table-cell table:formula="of:=INT(RIGHT(LEFT([.B1932];3);2))" office:value-type="float" office:value="47" calcext:value-type="float">
            <text:p>47</text:p>
          </table:table-cell>
          <table:table-cell table:formula="of:=INT(RIGHT(LEFT([.B1932];7);3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0W177.hgt.zip</text:p>
          </table:table-cell>
          <table:table-cell table:formula="of:=INT(RIGHT(LEFT([.B1933];3);2))" office:value-type="float" office:value="0" calcext:value-type="float">
            <text:p>0</text:p>
          </table:table-cell>
          <table:table-cell table:formula="of:=INT(RIGHT(LEFT([.B1933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0W177.hgt.zip</text:p>
          </table:table-cell>
          <table:table-cell table:formula="of:=INT(RIGHT(LEFT([.B1934];3);2))" office:value-type="float" office:value="0" calcext:value-type="float">
            <text:p>0</text:p>
          </table:table-cell>
          <table:table-cell table:formula="of:=INT(RIGHT(LEFT([.B1934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5W163.hgt.zip</text:p>
          </table:table-cell>
          <table:table-cell table:formula="of:=INT(RIGHT(LEFT([.B1935];3);2))" office:value-type="float" office:value="5" calcext:value-type="float">
            <text:p>5</text:p>
          </table:table-cell>
          <table:table-cell table:formula="of:=INT(RIGHT(LEFT([.B1935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5W163.hgt.zip</text:p>
          </table:table-cell>
          <table:table-cell table:formula="of:=INT(RIGHT(LEFT([.B1936];3);2))" office:value-type="float" office:value="5" calcext:value-type="float">
            <text:p>5</text:p>
          </table:table-cell>
          <table:table-cell table:formula="of:=INT(RIGHT(LEFT([.B1936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6W163.hgt.zip</text:p>
          </table:table-cell>
          <table:table-cell table:formula="of:=INT(RIGHT(LEFT([.B1937];3);2))" office:value-type="float" office:value="6" calcext:value-type="float">
            <text:p>6</text:p>
          </table:table-cell>
          <table:table-cell table:formula="of:=INT(RIGHT(LEFT([.B1937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06W163.hgt.zip</text:p>
          </table:table-cell>
          <table:table-cell table:formula="of:=INT(RIGHT(LEFT([.B1938];3);2))" office:value-type="float" office:value="6" calcext:value-type="float">
            <text:p>6</text:p>
          </table:table-cell>
          <table:table-cell table:formula="of:=INT(RIGHT(LEFT([.B1938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6W170.hgt.zip</text:p>
          </table:table-cell>
          <table:table-cell table:formula="of:=INT(RIGHT(LEFT([.B1939];3);2))" office:value-type="float" office:value="16" calcext:value-type="float">
            <text:p>16</text:p>
          </table:table-cell>
          <table:table-cell table:formula="of:=INT(RIGHT(LEFT([.B1939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6W170.hgt.zip</text:p>
          </table:table-cell>
          <table:table-cell table:formula="of:=INT(RIGHT(LEFT([.B1940];3);2))" office:value-type="float" office:value="16" calcext:value-type="float">
            <text:p>16</text:p>
          </table:table-cell>
          <table:table-cell table:formula="of:=INT(RIGHT(LEFT([.B1940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8W156.hgt.zip</text:p>
          </table:table-cell>
          <table:table-cell table:formula="of:=INT(RIGHT(LEFT([.B1941];3);2))" office:value-type="float" office:value="18" calcext:value-type="float">
            <text:p>18</text:p>
          </table:table-cell>
          <table:table-cell table:formula="of:=INT(RIGHT(LEFT([.B1941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8W156.hgt.zip</text:p>
          </table:table-cell>
          <table:table-cell table:formula="of:=INT(RIGHT(LEFT([.B1942];3);2))" office:value-type="float" office:value="18" calcext:value-type="float">
            <text:p>18</text:p>
          </table:table-cell>
          <table:table-cell table:formula="of:=INT(RIGHT(LEFT([.B1942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5.hgt.zip</text:p>
          </table:table-cell>
          <table:table-cell table:formula="of:=INT(RIGHT(LEFT([.B1943];3);2))" office:value-type="float" office:value="19" calcext:value-type="float">
            <text:p>19</text:p>
          </table:table-cell>
          <table:table-cell table:formula="of:=INT(RIGHT(LEFT([.B1943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5.hgt.zip</text:p>
          </table:table-cell>
          <table:table-cell table:formula="of:=INT(RIGHT(LEFT([.B1944];3);2))" office:value-type="float" office:value="19" calcext:value-type="float">
            <text:p>19</text:p>
          </table:table-cell>
          <table:table-cell table:formula="of:=INT(RIGHT(LEFT([.B1944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6.hgt.zip</text:p>
          </table:table-cell>
          <table:table-cell table:formula="of:=INT(RIGHT(LEFT([.B1945];3);2))" office:value-type="float" office:value="19" calcext:value-type="float">
            <text:p>19</text:p>
          </table:table-cell>
          <table:table-cell table:formula="of:=INT(RIGHT(LEFT([.B1945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6.hgt.zip</text:p>
          </table:table-cell>
          <table:table-cell table:formula="of:=INT(RIGHT(LEFT([.B1946];3);2))" office:value-type="float" office:value="19" calcext:value-type="float">
            <text:p>19</text:p>
          </table:table-cell>
          <table:table-cell table:formula="of:=INT(RIGHT(LEFT([.B1946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7.hgt.zip</text:p>
          </table:table-cell>
          <table:table-cell table:formula="of:=INT(RIGHT(LEFT([.B1947];3);2))" office:value-type="float" office:value="19" calcext:value-type="float">
            <text:p>19</text:p>
          </table:table-cell>
          <table:table-cell table:formula="of:=INT(RIGHT(LEFT([.B1947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9W157.hgt.zip</text:p>
          </table:table-cell>
          <table:table-cell table:formula="of:=INT(RIGHT(LEFT([.B1948];3);2))" office:value-type="float" office:value="19" calcext:value-type="float">
            <text:p>19</text:p>
          </table:table-cell>
          <table:table-cell table:formula="of:=INT(RIGHT(LEFT([.B1948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6.hgt.zip</text:p>
          </table:table-cell>
          <table:table-cell table:formula="of:=INT(RIGHT(LEFT([.B1949];3);2))" office:value-type="float" office:value="20" calcext:value-type="float">
            <text:p>20</text:p>
          </table:table-cell>
          <table:table-cell table:formula="of:=INT(RIGHT(LEFT([.B1949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6.hgt.zip</text:p>
          </table:table-cell>
          <table:table-cell table:formula="of:=INT(RIGHT(LEFT([.B1950];3);2))" office:value-type="float" office:value="20" calcext:value-type="float">
            <text:p>20</text:p>
          </table:table-cell>
          <table:table-cell table:formula="of:=INT(RIGHT(LEFT([.B1950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7.hgt.zip</text:p>
          </table:table-cell>
          <table:table-cell table:formula="of:=INT(RIGHT(LEFT([.B1951];3);2))" office:value-type="float" office:value="20" calcext:value-type="float">
            <text:p>20</text:p>
          </table:table-cell>
          <table:table-cell table:formula="of:=INT(RIGHT(LEFT([.B1951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7.hgt.zip</text:p>
          </table:table-cell>
          <table:table-cell table:formula="of:=INT(RIGHT(LEFT([.B1952];3);2))" office:value-type="float" office:value="20" calcext:value-type="float">
            <text:p>20</text:p>
          </table:table-cell>
          <table:table-cell table:formula="of:=INT(RIGHT(LEFT([.B1952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8.hgt.zip</text:p>
          </table:table-cell>
          <table:table-cell table:formula="of:=INT(RIGHT(LEFT([.B1953];3);2))" office:value-type="float" office:value="20" calcext:value-type="float">
            <text:p>20</text:p>
          </table:table-cell>
          <table:table-cell table:formula="of:=INT(RIGHT(LEFT([.B1953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0W158.hgt.zip</text:p>
          </table:table-cell>
          <table:table-cell table:formula="of:=INT(RIGHT(LEFT([.B1954];3);2))" office:value-type="float" office:value="20" calcext:value-type="float">
            <text:p>20</text:p>
          </table:table-cell>
          <table:table-cell table:formula="of:=INT(RIGHT(LEFT([.B1954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7.hgt.zip</text:p>
          </table:table-cell>
          <table:table-cell table:formula="of:=INT(RIGHT(LEFT([.B1955];3);2))" office:value-type="float" office:value="21" calcext:value-type="float">
            <text:p>21</text:p>
          </table:table-cell>
          <table:table-cell table:formula="of:=INT(RIGHT(LEFT([.B1955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7.hgt.zip</text:p>
          </table:table-cell>
          <table:table-cell table:formula="of:=INT(RIGHT(LEFT([.B1956];3);2))" office:value-type="float" office:value="21" calcext:value-type="float">
            <text:p>21</text:p>
          </table:table-cell>
          <table:table-cell table:formula="of:=INT(RIGHT(LEFT([.B1956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8.hgt.zip</text:p>
          </table:table-cell>
          <table:table-cell table:formula="of:=INT(RIGHT(LEFT([.B1957];3);2))" office:value-type="float" office:value="21" calcext:value-type="float">
            <text:p>21</text:p>
          </table:table-cell>
          <table:table-cell table:formula="of:=INT(RIGHT(LEFT([.B1957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8.hgt.zip</text:p>
          </table:table-cell>
          <table:table-cell table:formula="of:=INT(RIGHT(LEFT([.B1958];3);2))" office:value-type="float" office:value="21" calcext:value-type="float">
            <text:p>21</text:p>
          </table:table-cell>
          <table:table-cell table:formula="of:=INT(RIGHT(LEFT([.B1958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9.hgt.zip</text:p>
          </table:table-cell>
          <table:table-cell table:formula="of:=INT(RIGHT(LEFT([.B1959];3);2))" office:value-type="float" office:value="21" calcext:value-type="float">
            <text:p>21</text:p>
          </table:table-cell>
          <table:table-cell table:formula="of:=INT(RIGHT(LEFT([.B1959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59.hgt.zip</text:p>
          </table:table-cell>
          <table:table-cell table:formula="of:=INT(RIGHT(LEFT([.B1960];3);2))" office:value-type="float" office:value="21" calcext:value-type="float">
            <text:p>21</text:p>
          </table:table-cell>
          <table:table-cell table:formula="of:=INT(RIGHT(LEFT([.B1960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60.hgt.zip</text:p>
          </table:table-cell>
          <table:table-cell table:formula="of:=INT(RIGHT(LEFT([.B1961];3);2))" office:value-type="float" office:value="21" calcext:value-type="float">
            <text:p>21</text:p>
          </table:table-cell>
          <table:table-cell table:formula="of:=INT(RIGHT(LEFT([.B1961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60.hgt.zip</text:p>
          </table:table-cell>
          <table:table-cell table:formula="of:=INT(RIGHT(LEFT([.B1962];3);2))" office:value-type="float" office:value="21" calcext:value-type="float">
            <text:p>21</text:p>
          </table:table-cell>
          <table:table-cell table:formula="of:=INT(RIGHT(LEFT([.B1962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61.hgt.zip</text:p>
          </table:table-cell>
          <table:table-cell table:formula="of:=INT(RIGHT(LEFT([.B1963];3);2))" office:value-type="float" office:value="21" calcext:value-type="float">
            <text:p>21</text:p>
          </table:table-cell>
          <table:table-cell table:formula="of:=INT(RIGHT(LEFT([.B1963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1W161.hgt.zip</text:p>
          </table:table-cell>
          <table:table-cell table:formula="of:=INT(RIGHT(LEFT([.B1964];3);2))" office:value-type="float" office:value="21" calcext:value-type="float">
            <text:p>21</text:p>
          </table:table-cell>
          <table:table-cell table:formula="of:=INT(RIGHT(LEFT([.B1964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2W160.hgt.zip</text:p>
          </table:table-cell>
          <table:table-cell table:formula="of:=INT(RIGHT(LEFT([.B1965];3);2))" office:value-type="float" office:value="22" calcext:value-type="float">
            <text:p>22</text:p>
          </table:table-cell>
          <table:table-cell table:formula="of:=INT(RIGHT(LEFT([.B1965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2W160.hgt.zip</text:p>
          </table:table-cell>
          <table:table-cell table:formula="of:=INT(RIGHT(LEFT([.B1966];3);2))" office:value-type="float" office:value="22" calcext:value-type="float">
            <text:p>22</text:p>
          </table:table-cell>
          <table:table-cell table:formula="of:=INT(RIGHT(LEFT([.B1966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2W161.hgt.zip</text:p>
          </table:table-cell>
          <table:table-cell table:formula="of:=INT(RIGHT(LEFT([.B1967];3);2))" office:value-type="float" office:value="22" calcext:value-type="float">
            <text:p>22</text:p>
          </table:table-cell>
          <table:table-cell table:formula="of:=INT(RIGHT(LEFT([.B1967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2W161.hgt.zip</text:p>
          </table:table-cell>
          <table:table-cell table:formula="of:=INT(RIGHT(LEFT([.B1968];3);2))" office:value-type="float" office:value="22" calcext:value-type="float">
            <text:p>22</text:p>
          </table:table-cell>
          <table:table-cell table:formula="of:=INT(RIGHT(LEFT([.B1968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2.hgt.zip</text:p>
          </table:table-cell>
          <table:table-cell table:formula="of:=INT(RIGHT(LEFT([.B1969];3);2))" office:value-type="float" office:value="23" calcext:value-type="float">
            <text:p>23</text:p>
          </table:table-cell>
          <table:table-cell table:formula="of:=INT(RIGHT(LEFT([.B1969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2.hgt.zip</text:p>
          </table:table-cell>
          <table:table-cell table:formula="of:=INT(RIGHT(LEFT([.B1970];3);2))" office:value-type="float" office:value="23" calcext:value-type="float">
            <text:p>23</text:p>
          </table:table-cell>
          <table:table-cell table:formula="of:=INT(RIGHT(LEFT([.B1970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5.hgt.zip</text:p>
          </table:table-cell>
          <table:table-cell table:formula="of:=INT(RIGHT(LEFT([.B1971];3);2))" office:value-type="float" office:value="23" calcext:value-type="float">
            <text:p>23</text:p>
          </table:table-cell>
          <table:table-cell table:formula="of:=INT(RIGHT(LEFT([.B1971];7);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5.hgt.zip</text:p>
          </table:table-cell>
          <table:table-cell table:formula="of:=INT(RIGHT(LEFT([.B1972];3);2))" office:value-type="float" office:value="23" calcext:value-type="float">
            <text:p>23</text:p>
          </table:table-cell>
          <table:table-cell table:formula="of:=INT(RIGHT(LEFT([.B1972];7);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7.hgt.zip</text:p>
          </table:table-cell>
          <table:table-cell table:formula="of:=INT(RIGHT(LEFT([.B1973];3);2))" office:value-type="float" office:value="23" calcext:value-type="float">
            <text:p>23</text:p>
          </table:table-cell>
          <table:table-cell table:formula="of:=INT(RIGHT(LEFT([.B1973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3W167.hgt.zip</text:p>
          </table:table-cell>
          <table:table-cell table:formula="of:=INT(RIGHT(LEFT([.B1974];3);2))" office:value-type="float" office:value="23" calcext:value-type="float">
            <text:p>23</text:p>
          </table:table-cell>
          <table:table-cell table:formula="of:=INT(RIGHT(LEFT([.B1974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6W174.hgt.zip</text:p>
          </table:table-cell>
          <table:table-cell table:formula="of:=INT(RIGHT(LEFT([.B1975];3);2))" office:value-type="float" office:value="26" calcext:value-type="float">
            <text:p>26</text:p>
          </table:table-cell>
          <table:table-cell table:formula="of:=INT(RIGHT(LEFT([.B1975];7);3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6W174.hgt.zip</text:p>
          </table:table-cell>
          <table:table-cell table:formula="of:=INT(RIGHT(LEFT([.B1976];3);2))" office:value-type="float" office:value="26" calcext:value-type="float">
            <text:p>26</text:p>
          </table:table-cell>
          <table:table-cell table:formula="of:=INT(RIGHT(LEFT([.B1976];7);3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7W176.hgt.zip</text:p>
          </table:table-cell>
          <table:table-cell table:formula="of:=INT(RIGHT(LEFT([.B1977];3);2))" office:value-type="float" office:value="27" calcext:value-type="float">
            <text:p>27</text:p>
          </table:table-cell>
          <table:table-cell table:formula="of:=INT(RIGHT(LEFT([.B1977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7W176.hgt.zip</text:p>
          </table:table-cell>
          <table:table-cell table:formula="of:=INT(RIGHT(LEFT([.B1978];3);2))" office:value-type="float" office:value="27" calcext:value-type="float">
            <text:p>27</text:p>
          </table:table-cell>
          <table:table-cell table:formula="of:=INT(RIGHT(LEFT([.B1978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8W178.hgt.zip</text:p>
          </table:table-cell>
          <table:table-cell table:formula="of:=INT(RIGHT(LEFT([.B1979];3);2))" office:value-type="float" office:value="28" calcext:value-type="float">
            <text:p>28</text:p>
          </table:table-cell>
          <table:table-cell table:formula="of:=INT(RIGHT(LEFT([.B1979];7);3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8W178.hgt.zip</text:p>
          </table:table-cell>
          <table:table-cell table:formula="of:=INT(RIGHT(LEFT([.B1980];3);2))" office:value-type="float" office:value="28" calcext:value-type="float">
            <text:p>28</text:p>
          </table:table-cell>
          <table:table-cell table:formula="of:=INT(RIGHT(LEFT([.B1980];7);3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8W179.hgt.zip</text:p>
          </table:table-cell>
          <table:table-cell table:formula="of:=INT(RIGHT(LEFT([.B1981];3);2))" office:value-type="float" office:value="28" calcext:value-type="float">
            <text:p>28</text:p>
          </table:table-cell>
          <table:table-cell table:formula="of:=INT(RIGHT(LEFT([.B1981];7);3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8W179.hgt.zip</text:p>
          </table:table-cell>
          <table:table-cell table:formula="of:=INT(RIGHT(LEFT([.B1982];3);2))" office:value-type="float" office:value="28" calcext:value-type="float">
            <text:p>28</text:p>
          </table:table-cell>
          <table:table-cell table:formula="of:=INT(RIGHT(LEFT([.B1982];7);3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6.hgt.zip</text:p>
          </table:table-cell>
          <table:table-cell table:formula="of:=INT(RIGHT(LEFT([.B1983];3);2))" office:value-type="float" office:value="51" calcext:value-type="float">
            <text:p>51</text:p>
          </table:table-cell>
          <table:table-cell table:formula="of:=INT(RIGHT(LEFT([.B1983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6.hgt.zip</text:p>
          </table:table-cell>
          <table:table-cell table:formula="of:=INT(RIGHT(LEFT([.B1984];3);2))" office:value-type="float" office:value="51" calcext:value-type="float">
            <text:p>51</text:p>
          </table:table-cell>
          <table:table-cell table:formula="of:=INT(RIGHT(LEFT([.B1984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7.hgt.zip</text:p>
          </table:table-cell>
          <table:table-cell table:formula="of:=INT(RIGHT(LEFT([.B1985];3);2))" office:value-type="float" office:value="51" calcext:value-type="float">
            <text:p>51</text:p>
          </table:table-cell>
          <table:table-cell table:formula="of:=INT(RIGHT(LEFT([.B1985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7.hgt.zip</text:p>
          </table:table-cell>
          <table:table-cell table:formula="of:=INT(RIGHT(LEFT([.B1986];3);2))" office:value-type="float" office:value="51" calcext:value-type="float">
            <text:p>51</text:p>
          </table:table-cell>
          <table:table-cell table:formula="of:=INT(RIGHT(LEFT([.B1986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8.hgt.zip</text:p>
          </table:table-cell>
          <table:table-cell table:formula="of:=INT(RIGHT(LEFT([.B1987];3);2))" office:value-type="float" office:value="51" calcext:value-type="float">
            <text:p>51</text:p>
          </table:table-cell>
          <table:table-cell table:formula="of:=INT(RIGHT(LEFT([.B1987];7);3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8.hgt.zip</text:p>
          </table:table-cell>
          <table:table-cell table:formula="of:=INT(RIGHT(LEFT([.B1988];3);2))" office:value-type="float" office:value="51" calcext:value-type="float">
            <text:p>51</text:p>
          </table:table-cell>
          <table:table-cell table:formula="of:=INT(RIGHT(LEFT([.B1988];7);3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9.hgt.zip</text:p>
          </table:table-cell>
          <table:table-cell table:formula="of:=INT(RIGHT(LEFT([.B1989];3);2))" office:value-type="float" office:value="51" calcext:value-type="float">
            <text:p>51</text:p>
          </table:table-cell>
          <table:table-cell table:formula="of:=INT(RIGHT(LEFT([.B1989];7);3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79.hgt.zip</text:p>
          </table:table-cell>
          <table:table-cell table:formula="of:=INT(RIGHT(LEFT([.B1990];3);2))" office:value-type="float" office:value="51" calcext:value-type="float">
            <text:p>51</text:p>
          </table:table-cell>
          <table:table-cell table:formula="of:=INT(RIGHT(LEFT([.B1990];7);3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80.hgt.zip</text:p>
          </table:table-cell>
          <table:table-cell table:formula="of:=INT(RIGHT(LEFT([.B1991];3);2))" office:value-type="float" office:value="51" calcext:value-type="float">
            <text:p>51</text:p>
          </table:table-cell>
          <table:table-cell table:formula="of:=INT(RIGHT(LEFT([.B1991];7);3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1W180.hgt.zip</text:p>
          </table:table-cell>
          <table:table-cell table:formula="of:=INT(RIGHT(LEFT([.B1992];3);2))" office:value-type="float" office:value="51" calcext:value-type="float">
            <text:p>51</text:p>
          </table:table-cell>
          <table:table-cell table:formula="of:=INT(RIGHT(LEFT([.B1992];7);3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69.hgt.zip</text:p>
          </table:table-cell>
          <table:table-cell table:formula="of:=INT(RIGHT(LEFT([.B1993];3);2))" office:value-type="float" office:value="52" calcext:value-type="float">
            <text:p>52</text:p>
          </table:table-cell>
          <table:table-cell table:formula="of:=INT(RIGHT(LEFT([.B1993];7);3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69.hgt.zip</text:p>
          </table:table-cell>
          <table:table-cell table:formula="of:=INT(RIGHT(LEFT([.B1994];3);2))" office:value-type="float" office:value="52" calcext:value-type="float">
            <text:p>52</text:p>
          </table:table-cell>
          <table:table-cell table:formula="of:=INT(RIGHT(LEFT([.B1994];7);3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0.hgt.zip</text:p>
          </table:table-cell>
          <table:table-cell table:formula="of:=INT(RIGHT(LEFT([.B1995];3);2))" office:value-type="float" office:value="52" calcext:value-type="float">
            <text:p>52</text:p>
          </table:table-cell>
          <table:table-cell table:formula="of:=INT(RIGHT(LEFT([.B1995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0.hgt.zip</text:p>
          </table:table-cell>
          <table:table-cell table:formula="of:=INT(RIGHT(LEFT([.B1996];3);2))" office:value-type="float" office:value="52" calcext:value-type="float">
            <text:p>52</text:p>
          </table:table-cell>
          <table:table-cell table:formula="of:=INT(RIGHT(LEFT([.B1996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1.hgt.zip</text:p>
          </table:table-cell>
          <table:table-cell table:formula="of:=INT(RIGHT(LEFT([.B1997];3);2))" office:value-type="float" office:value="52" calcext:value-type="float">
            <text:p>52</text:p>
          </table:table-cell>
          <table:table-cell table:formula="of:=INT(RIGHT(LEFT([.B1997];7);3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1.hgt.zip</text:p>
          </table:table-cell>
          <table:table-cell table:formula="of:=INT(RIGHT(LEFT([.B1998];3);2))" office:value-type="float" office:value="52" calcext:value-type="float">
            <text:p>52</text:p>
          </table:table-cell>
          <table:table-cell table:formula="of:=INT(RIGHT(LEFT([.B1998];7);3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2.hgt.zip</text:p>
          </table:table-cell>
          <table:table-cell table:formula="of:=INT(RIGHT(LEFT([.B1999];3);2))" office:value-type="float" office:value="52" calcext:value-type="float">
            <text:p>52</text:p>
          </table:table-cell>
          <table:table-cell table:formula="of:=INT(RIGHT(LEFT([.B1999];7);3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2.hgt.zip</text:p>
          </table:table-cell>
          <table:table-cell table:formula="of:=INT(RIGHT(LEFT([.B2000];3);2))" office:value-type="float" office:value="52" calcext:value-type="float">
            <text:p>52</text:p>
          </table:table-cell>
          <table:table-cell table:formula="of:=INT(RIGHT(LEFT([.B2000];7);3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3.hgt.zip</text:p>
          </table:table-cell>
          <table:table-cell table:formula="of:=INT(RIGHT(LEFT([.B2001];3);2))" office:value-type="float" office:value="52" calcext:value-type="float">
            <text:p>52</text:p>
          </table:table-cell>
          <table:table-cell table:formula="of:=INT(RIGHT(LEFT([.B2001];7);3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3.hgt.zip</text:p>
          </table:table-cell>
          <table:table-cell table:formula="of:=INT(RIGHT(LEFT([.B2002];3);2))" office:value-type="float" office:value="52" calcext:value-type="float">
            <text:p>52</text:p>
          </table:table-cell>
          <table:table-cell table:formula="of:=INT(RIGHT(LEFT([.B2002];7);3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4.hgt.zip</text:p>
          </table:table-cell>
          <table:table-cell table:formula="of:=INT(RIGHT(LEFT([.B2003];3);2))" office:value-type="float" office:value="52" calcext:value-type="float">
            <text:p>52</text:p>
          </table:table-cell>
          <table:table-cell table:formula="of:=INT(RIGHT(LEFT([.B2003];7);3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4.hgt.zip</text:p>
          </table:table-cell>
          <table:table-cell table:formula="of:=INT(RIGHT(LEFT([.B2004];3);2))" office:value-type="float" office:value="52" calcext:value-type="float">
            <text:p>52</text:p>
          </table:table-cell>
          <table:table-cell table:formula="of:=INT(RIGHT(LEFT([.B2004];7);3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5.hgt.zip</text:p>
          </table:table-cell>
          <table:table-cell table:formula="of:=INT(RIGHT(LEFT([.B2005];3);2))" office:value-type="float" office:value="52" calcext:value-type="float">
            <text:p>52</text:p>
          </table:table-cell>
          <table:table-cell table:formula="of:=INT(RIGHT(LEFT([.B2005];7);3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5.hgt.zip</text:p>
          </table:table-cell>
          <table:table-cell table:formula="of:=INT(RIGHT(LEFT([.B2006];3);2))" office:value-type="float" office:value="52" calcext:value-type="float">
            <text:p>52</text:p>
          </table:table-cell>
          <table:table-cell table:formula="of:=INT(RIGHT(LEFT([.B2006];7);3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6.hgt.zip</text:p>
          </table:table-cell>
          <table:table-cell table:formula="of:=INT(RIGHT(LEFT([.B2007];3);2))" office:value-type="float" office:value="52" calcext:value-type="float">
            <text:p>52</text:p>
          </table:table-cell>
          <table:table-cell table:formula="of:=INT(RIGHT(LEFT([.B2007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6.hgt.zip</text:p>
          </table:table-cell>
          <table:table-cell table:formula="of:=INT(RIGHT(LEFT([.B2008];3);2))" office:value-type="float" office:value="52" calcext:value-type="float">
            <text:p>52</text:p>
          </table:table-cell>
          <table:table-cell table:formula="of:=INT(RIGHT(LEFT([.B2008];7);3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7.hgt.zip</text:p>
          </table:table-cell>
          <table:table-cell table:formula="of:=INT(RIGHT(LEFT([.B2009];3);2))" office:value-type="float" office:value="52" calcext:value-type="float">
            <text:p>52</text:p>
          </table:table-cell>
          <table:table-cell table:formula="of:=INT(RIGHT(LEFT([.B2009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2W177.hgt.zip</text:p>
          </table:table-cell>
          <table:table-cell table:formula="of:=INT(RIGHT(LEFT([.B2010];3);2))" office:value-type="float" office:value="52" calcext:value-type="float">
            <text:p>52</text:p>
          </table:table-cell>
          <table:table-cell table:formula="of:=INT(RIGHT(LEFT([.B2010];7);3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7.hgt.zip</text:p>
          </table:table-cell>
          <table:table-cell table:formula="of:=INT(RIGHT(LEFT([.B2011];3);2))" office:value-type="float" office:value="53" calcext:value-type="float">
            <text:p>53</text:p>
          </table:table-cell>
          <table:table-cell table:formula="of:=INT(RIGHT(LEFT([.B2011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7.hgt.zip</text:p>
          </table:table-cell>
          <table:table-cell table:formula="of:=INT(RIGHT(LEFT([.B2012];3);2))" office:value-type="float" office:value="53" calcext:value-type="float">
            <text:p>53</text:p>
          </table:table-cell>
          <table:table-cell table:formula="of:=INT(RIGHT(LEFT([.B2012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8.hgt.zip</text:p>
          </table:table-cell>
          <table:table-cell table:formula="of:=INT(RIGHT(LEFT([.B2013];3);2))" office:value-type="float" office:value="53" calcext:value-type="float">
            <text:p>53</text:p>
          </table:table-cell>
          <table:table-cell table:formula="of:=INT(RIGHT(LEFT([.B2013];7);3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8.hgt.zip</text:p>
          </table:table-cell>
          <table:table-cell table:formula="of:=INT(RIGHT(LEFT([.B2014];3);2))" office:value-type="float" office:value="53" calcext:value-type="float">
            <text:p>53</text:p>
          </table:table-cell>
          <table:table-cell table:formula="of:=INT(RIGHT(LEFT([.B2014];7);3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9.hgt.zip</text:p>
          </table:table-cell>
          <table:table-cell table:formula="of:=INT(RIGHT(LEFT([.B2015];3);2))" office:value-type="float" office:value="53" calcext:value-type="float">
            <text:p>53</text:p>
          </table:table-cell>
          <table:table-cell table:formula="of:=INT(RIGHT(LEFT([.B2015];7);3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69.hgt.zip</text:p>
          </table:table-cell>
          <table:table-cell table:formula="of:=INT(RIGHT(LEFT([.B2016];3);2))" office:value-type="float" office:value="53" calcext:value-type="float">
            <text:p>53</text:p>
          </table:table-cell>
          <table:table-cell table:formula="of:=INT(RIGHT(LEFT([.B2016];7);3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70.hgt.zip</text:p>
          </table:table-cell>
          <table:table-cell table:formula="of:=INT(RIGHT(LEFT([.B2017];3);2))" office:value-type="float" office:value="53" calcext:value-type="float">
            <text:p>53</text:p>
          </table:table-cell>
          <table:table-cell table:formula="of:=INT(RIGHT(LEFT([.B2017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3W170.hgt.zip</text:p>
          </table:table-cell>
          <table:table-cell table:formula="of:=INT(RIGHT(LEFT([.B2018];3);2))" office:value-type="float" office:value="53" calcext:value-type="float">
            <text:p>53</text:p>
          </table:table-cell>
          <table:table-cell table:formula="of:=INT(RIGHT(LEFT([.B2018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1.hgt.zip</text:p>
          </table:table-cell>
          <table:table-cell table:formula="of:=INT(RIGHT(LEFT([.B2019];3);2))" office:value-type="float" office:value="54" calcext:value-type="float">
            <text:p>54</text:p>
          </table:table-cell>
          <table:table-cell table:formula="of:=INT(RIGHT(LEFT([.B2019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1.hgt.zip</text:p>
          </table:table-cell>
          <table:table-cell table:formula="of:=INT(RIGHT(LEFT([.B2020];3);2))" office:value-type="float" office:value="54" calcext:value-type="float">
            <text:p>54</text:p>
          </table:table-cell>
          <table:table-cell table:formula="of:=INT(RIGHT(LEFT([.B2020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2.hgt.zip</text:p>
          </table:table-cell>
          <table:table-cell table:formula="of:=INT(RIGHT(LEFT([.B2021];3);2))" office:value-type="float" office:value="54" calcext:value-type="float">
            <text:p>54</text:p>
          </table:table-cell>
          <table:table-cell table:formula="of:=INT(RIGHT(LEFT([.B2021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2.hgt.zip</text:p>
          </table:table-cell>
          <table:table-cell table:formula="of:=INT(RIGHT(LEFT([.B2022];3);2))" office:value-type="float" office:value="54" calcext:value-type="float">
            <text:p>54</text:p>
          </table:table-cell>
          <table:table-cell table:formula="of:=INT(RIGHT(LEFT([.B2022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3.hgt.zip</text:p>
          </table:table-cell>
          <table:table-cell table:formula="of:=INT(RIGHT(LEFT([.B2023];3);2))" office:value-type="float" office:value="54" calcext:value-type="float">
            <text:p>54</text:p>
          </table:table-cell>
          <table:table-cell table:formula="of:=INT(RIGHT(LEFT([.B2023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3.hgt.zip</text:p>
          </table:table-cell>
          <table:table-cell table:formula="of:=INT(RIGHT(LEFT([.B2024];3);2))" office:value-type="float" office:value="54" calcext:value-type="float">
            <text:p>54</text:p>
          </table:table-cell>
          <table:table-cell table:formula="of:=INT(RIGHT(LEFT([.B2024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4.hgt.zip</text:p>
          </table:table-cell>
          <table:table-cell table:formula="of:=INT(RIGHT(LEFT([.B2025];3);2))" office:value-type="float" office:value="54" calcext:value-type="float">
            <text:p>54</text:p>
          </table:table-cell>
          <table:table-cell table:formula="of:=INT(RIGHT(LEFT([.B2025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34.hgt.zip</text:p>
          </table:table-cell>
          <table:table-cell table:formula="of:=INT(RIGHT(LEFT([.B2026];3);2))" office:value-type="float" office:value="54" calcext:value-type="float">
            <text:p>54</text:p>
          </table:table-cell>
          <table:table-cell table:formula="of:=INT(RIGHT(LEFT([.B2026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0.hgt.zip</text:p>
          </table:table-cell>
          <table:table-cell table:formula="of:=INT(RIGHT(LEFT([.B2027];3);2))" office:value-type="float" office:value="54" calcext:value-type="float">
            <text:p>54</text:p>
          </table:table-cell>
          <table:table-cell table:formula="of:=INT(RIGHT(LEFT([.B2027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0.hgt.zip</text:p>
          </table:table-cell>
          <table:table-cell table:formula="of:=INT(RIGHT(LEFT([.B2028];3);2))" office:value-type="float" office:value="54" calcext:value-type="float">
            <text:p>54</text:p>
          </table:table-cell>
          <table:table-cell table:formula="of:=INT(RIGHT(LEFT([.B2028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1.hgt.zip</text:p>
          </table:table-cell>
          <table:table-cell table:formula="of:=INT(RIGHT(LEFT([.B2029];3);2))" office:value-type="float" office:value="54" calcext:value-type="float">
            <text:p>54</text:p>
          </table:table-cell>
          <table:table-cell table:formula="of:=INT(RIGHT(LEFT([.B2029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1.hgt.zip</text:p>
          </table:table-cell>
          <table:table-cell table:formula="of:=INT(RIGHT(LEFT([.B2030];3);2))" office:value-type="float" office:value="54" calcext:value-type="float">
            <text:p>54</text:p>
          </table:table-cell>
          <table:table-cell table:formula="of:=INT(RIGHT(LEFT([.B2030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2.hgt.zip</text:p>
          </table:table-cell>
          <table:table-cell table:formula="of:=INT(RIGHT(LEFT([.B2031];3);2))" office:value-type="float" office:value="54" calcext:value-type="float">
            <text:p>54</text:p>
          </table:table-cell>
          <table:table-cell table:formula="of:=INT(RIGHT(LEFT([.B2031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2.hgt.zip</text:p>
          </table:table-cell>
          <table:table-cell table:formula="of:=INT(RIGHT(LEFT([.B2032];3);2))" office:value-type="float" office:value="54" calcext:value-type="float">
            <text:p>54</text:p>
          </table:table-cell>
          <table:table-cell table:formula="of:=INT(RIGHT(LEFT([.B2032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3.hgt.zip</text:p>
          </table:table-cell>
          <table:table-cell table:formula="of:=INT(RIGHT(LEFT([.B2033];3);2))" office:value-type="float" office:value="54" calcext:value-type="float">
            <text:p>54</text:p>
          </table:table-cell>
          <table:table-cell table:formula="of:=INT(RIGHT(LEFT([.B2033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3.hgt.zip</text:p>
          </table:table-cell>
          <table:table-cell table:formula="of:=INT(RIGHT(LEFT([.B2034];3);2))" office:value-type="float" office:value="54" calcext:value-type="float">
            <text:p>54</text:p>
          </table:table-cell>
          <table:table-cell table:formula="of:=INT(RIGHT(LEFT([.B2034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4.hgt.zip</text:p>
          </table:table-cell>
          <table:table-cell table:formula="of:=INT(RIGHT(LEFT([.B2035];3);2))" office:value-type="float" office:value="54" calcext:value-type="float">
            <text:p>54</text:p>
          </table:table-cell>
          <table:table-cell table:formula="of:=INT(RIGHT(LEFT([.B2035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4.hgt.zip</text:p>
          </table:table-cell>
          <table:table-cell table:formula="of:=INT(RIGHT(LEFT([.B2036];3);2))" office:value-type="float" office:value="54" calcext:value-type="float">
            <text:p>54</text:p>
          </table:table-cell>
          <table:table-cell table:formula="of:=INT(RIGHT(LEFT([.B2036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5.hgt.zip</text:p>
          </table:table-cell>
          <table:table-cell table:formula="of:=INT(RIGHT(LEFT([.B2037];3);2))" office:value-type="float" office:value="54" calcext:value-type="float">
            <text:p>54</text:p>
          </table:table-cell>
          <table:table-cell table:formula="of:=INT(RIGHT(LEFT([.B2037];7);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5.hgt.zip</text:p>
          </table:table-cell>
          <table:table-cell table:formula="of:=INT(RIGHT(LEFT([.B2038];3);2))" office:value-type="float" office:value="54" calcext:value-type="float">
            <text:p>54</text:p>
          </table:table-cell>
          <table:table-cell table:formula="of:=INT(RIGHT(LEFT([.B2038];7);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6.hgt.zip</text:p>
          </table:table-cell>
          <table:table-cell table:formula="of:=INT(RIGHT(LEFT([.B2039];3);2))" office:value-type="float" office:value="54" calcext:value-type="float">
            <text:p>54</text:p>
          </table:table-cell>
          <table:table-cell table:formula="of:=INT(RIGHT(LEFT([.B2039];7);3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6.hgt.zip</text:p>
          </table:table-cell>
          <table:table-cell table:formula="of:=INT(RIGHT(LEFT([.B2040];3);2))" office:value-type="float" office:value="54" calcext:value-type="float">
            <text:p>54</text:p>
          </table:table-cell>
          <table:table-cell table:formula="of:=INT(RIGHT(LEFT([.B2040];7);3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7.hgt.zip</text:p>
          </table:table-cell>
          <table:table-cell table:formula="of:=INT(RIGHT(LEFT([.B2041];3);2))" office:value-type="float" office:value="54" calcext:value-type="float">
            <text:p>54</text:p>
          </table:table-cell>
          <table:table-cell table:formula="of:=INT(RIGHT(LEFT([.B2041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4W167.hgt.zip</text:p>
          </table:table-cell>
          <table:table-cell table:formula="of:=INT(RIGHT(LEFT([.B2042];3);2))" office:value-type="float" office:value="54" calcext:value-type="float">
            <text:p>54</text:p>
          </table:table-cell>
          <table:table-cell table:formula="of:=INT(RIGHT(LEFT([.B2042];7);3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0.hgt.zip</text:p>
          </table:table-cell>
          <table:table-cell table:formula="of:=INT(RIGHT(LEFT([.B2043];3);2))" office:value-type="float" office:value="55" calcext:value-type="float">
            <text:p>55</text:p>
          </table:table-cell>
          <table:table-cell table:formula="of:=INT(RIGHT(LEFT([.B2043];7);3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0.hgt.zip</text:p>
          </table:table-cell>
          <table:table-cell table:formula="of:=INT(RIGHT(LEFT([.B2044];3);2))" office:value-type="float" office:value="55" calcext:value-type="float">
            <text:p>55</text:p>
          </table:table-cell>
          <table:table-cell table:formula="of:=INT(RIGHT(LEFT([.B2044];7);3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1.hgt.zip</text:p>
          </table:table-cell>
          <table:table-cell table:formula="of:=INT(RIGHT(LEFT([.B2045];3);2))" office:value-type="float" office:value="55" calcext:value-type="float">
            <text:p>55</text:p>
          </table:table-cell>
          <table:table-cell table:formula="of:=INT(RIGHT(LEFT([.B2045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1.hgt.zip</text:p>
          </table:table-cell>
          <table:table-cell table:formula="of:=INT(RIGHT(LEFT([.B2046];3);2))" office:value-type="float" office:value="55" calcext:value-type="float">
            <text:p>55</text:p>
          </table:table-cell>
          <table:table-cell table:formula="of:=INT(RIGHT(LEFT([.B2046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2.hgt.zip</text:p>
          </table:table-cell>
          <table:table-cell table:formula="of:=INT(RIGHT(LEFT([.B2047];3);2))" office:value-type="float" office:value="55" calcext:value-type="float">
            <text:p>55</text:p>
          </table:table-cell>
          <table:table-cell table:formula="of:=INT(RIGHT(LEFT([.B2047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2.hgt.zip</text:p>
          </table:table-cell>
          <table:table-cell table:formula="of:=INT(RIGHT(LEFT([.B2048];3);2))" office:value-type="float" office:value="55" calcext:value-type="float">
            <text:p>55</text:p>
          </table:table-cell>
          <table:table-cell table:formula="of:=INT(RIGHT(LEFT([.B2048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3.hgt.zip</text:p>
          </table:table-cell>
          <table:table-cell table:formula="of:=INT(RIGHT(LEFT([.B2049];3);2))" office:value-type="float" office:value="55" calcext:value-type="float">
            <text:p>55</text:p>
          </table:table-cell>
          <table:table-cell table:formula="of:=INT(RIGHT(LEFT([.B2049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3.hgt.zip</text:p>
          </table:table-cell>
          <table:table-cell table:formula="of:=INT(RIGHT(LEFT([.B2050];3);2))" office:value-type="float" office:value="55" calcext:value-type="float">
            <text:p>55</text:p>
          </table:table-cell>
          <table:table-cell table:formula="of:=INT(RIGHT(LEFT([.B2050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4.hgt.zip</text:p>
          </table:table-cell>
          <table:table-cell table:formula="of:=INT(RIGHT(LEFT([.B2051];3);2))" office:value-type="float" office:value="55" calcext:value-type="float">
            <text:p>55</text:p>
          </table:table-cell>
          <table:table-cell table:formula="of:=INT(RIGHT(LEFT([.B2051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34.hgt.zip</text:p>
          </table:table-cell>
          <table:table-cell table:formula="of:=INT(RIGHT(LEFT([.B2052];3);2))" office:value-type="float" office:value="55" calcext:value-type="float">
            <text:p>55</text:p>
          </table:table-cell>
          <table:table-cell table:formula="of:=INT(RIGHT(LEFT([.B2052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6.hgt.zip</text:p>
          </table:table-cell>
          <table:table-cell table:formula="of:=INT(RIGHT(LEFT([.B2053];3);2))" office:value-type="float" office:value="55" calcext:value-type="float">
            <text:p>55</text:p>
          </table:table-cell>
          <table:table-cell table:formula="of:=INT(RIGHT(LEFT([.B2053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6.hgt.zip</text:p>
          </table:table-cell>
          <table:table-cell table:formula="of:=INT(RIGHT(LEFT([.B2054];3);2))" office:value-type="float" office:value="55" calcext:value-type="float">
            <text:p>55</text:p>
          </table:table-cell>
          <table:table-cell table:formula="of:=INT(RIGHT(LEFT([.B2054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7.hgt.zip</text:p>
          </table:table-cell>
          <table:table-cell table:formula="of:=INT(RIGHT(LEFT([.B2055];3);2))" office:value-type="float" office:value="55" calcext:value-type="float">
            <text:p>55</text:p>
          </table:table-cell>
          <table:table-cell table:formula="of:=INT(RIGHT(LEFT([.B2055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7.hgt.zip</text:p>
          </table:table-cell>
          <table:table-cell table:formula="of:=INT(RIGHT(LEFT([.B2056];3);2))" office:value-type="float" office:value="55" calcext:value-type="float">
            <text:p>55</text:p>
          </table:table-cell>
          <table:table-cell table:formula="of:=INT(RIGHT(LEFT([.B2056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9.hgt.zip</text:p>
          </table:table-cell>
          <table:table-cell table:formula="of:=INT(RIGHT(LEFT([.B2057];3);2))" office:value-type="float" office:value="55" calcext:value-type="float">
            <text:p>55</text:p>
          </table:table-cell>
          <table:table-cell table:formula="of:=INT(RIGHT(LEFT([.B2057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59.hgt.zip</text:p>
          </table:table-cell>
          <table:table-cell table:formula="of:=INT(RIGHT(LEFT([.B2058];3);2))" office:value-type="float" office:value="55" calcext:value-type="float">
            <text:p>55</text:p>
          </table:table-cell>
          <table:table-cell table:formula="of:=INT(RIGHT(LEFT([.B2058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0.hgt.zip</text:p>
          </table:table-cell>
          <table:table-cell table:formula="of:=INT(RIGHT(LEFT([.B2059];3);2))" office:value-type="float" office:value="55" calcext:value-type="float">
            <text:p>55</text:p>
          </table:table-cell>
          <table:table-cell table:formula="of:=INT(RIGHT(LEFT([.B2059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0.hgt.zip</text:p>
          </table:table-cell>
          <table:table-cell table:formula="of:=INT(RIGHT(LEFT([.B2060];3);2))" office:value-type="float" office:value="55" calcext:value-type="float">
            <text:p>55</text:p>
          </table:table-cell>
          <table:table-cell table:formula="of:=INT(RIGHT(LEFT([.B2060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1.hgt.zip</text:p>
          </table:table-cell>
          <table:table-cell table:formula="of:=INT(RIGHT(LEFT([.B2061];3);2))" office:value-type="float" office:value="55" calcext:value-type="float">
            <text:p>55</text:p>
          </table:table-cell>
          <table:table-cell table:formula="of:=INT(RIGHT(LEFT([.B2061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1.hgt.zip</text:p>
          </table:table-cell>
          <table:table-cell table:formula="of:=INT(RIGHT(LEFT([.B2062];3);2))" office:value-type="float" office:value="55" calcext:value-type="float">
            <text:p>55</text:p>
          </table:table-cell>
          <table:table-cell table:formula="of:=INT(RIGHT(LEFT([.B2062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2.hgt.zip</text:p>
          </table:table-cell>
          <table:table-cell table:formula="of:=INT(RIGHT(LEFT([.B2063];3);2))" office:value-type="float" office:value="55" calcext:value-type="float">
            <text:p>55</text:p>
          </table:table-cell>
          <table:table-cell table:formula="of:=INT(RIGHT(LEFT([.B2063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2.hgt.zip</text:p>
          </table:table-cell>
          <table:table-cell table:formula="of:=INT(RIGHT(LEFT([.B2064];3);2))" office:value-type="float" office:value="55" calcext:value-type="float">
            <text:p>55</text:p>
          </table:table-cell>
          <table:table-cell table:formula="of:=INT(RIGHT(LEFT([.B2064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3.hgt.zip</text:p>
          </table:table-cell>
          <table:table-cell table:formula="of:=INT(RIGHT(LEFT([.B2065];3);2))" office:value-type="float" office:value="55" calcext:value-type="float">
            <text:p>55</text:p>
          </table:table-cell>
          <table:table-cell table:formula="of:=INT(RIGHT(LEFT([.B2065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3.hgt.zip</text:p>
          </table:table-cell>
          <table:table-cell table:formula="of:=INT(RIGHT(LEFT([.B2066];3);2))" office:value-type="float" office:value="55" calcext:value-type="float">
            <text:p>55</text:p>
          </table:table-cell>
          <table:table-cell table:formula="of:=INT(RIGHT(LEFT([.B2066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4.hgt.zip</text:p>
          </table:table-cell>
          <table:table-cell table:formula="of:=INT(RIGHT(LEFT([.B2067];3);2))" office:value-type="float" office:value="55" calcext:value-type="float">
            <text:p>55</text:p>
          </table:table-cell>
          <table:table-cell table:formula="of:=INT(RIGHT(LEFT([.B2067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5W164.hgt.zip</text:p>
          </table:table-cell>
          <table:table-cell table:formula="of:=INT(RIGHT(LEFT([.B2068];3);2))" office:value-type="float" office:value="55" calcext:value-type="float">
            <text:p>55</text:p>
          </table:table-cell>
          <table:table-cell table:formula="of:=INT(RIGHT(LEFT([.B2068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1.hgt.zip</text:p>
          </table:table-cell>
          <table:table-cell table:formula="of:=INT(RIGHT(LEFT([.B2069];3);2))" office:value-type="float" office:value="56" calcext:value-type="float">
            <text:p>56</text:p>
          </table:table-cell>
          <table:table-cell table:formula="of:=INT(RIGHT(LEFT([.B2069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1.hgt.zip</text:p>
          </table:table-cell>
          <table:table-cell table:formula="of:=INT(RIGHT(LEFT([.B2070];3);2))" office:value-type="float" office:value="56" calcext:value-type="float">
            <text:p>56</text:p>
          </table:table-cell>
          <table:table-cell table:formula="of:=INT(RIGHT(LEFT([.B2070];7);3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2.hgt.zip</text:p>
          </table:table-cell>
          <table:table-cell table:formula="of:=INT(RIGHT(LEFT([.B2071];3);2))" office:value-type="float" office:value="56" calcext:value-type="float">
            <text:p>56</text:p>
          </table:table-cell>
          <table:table-cell table:formula="of:=INT(RIGHT(LEFT([.B2071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2.hgt.zip</text:p>
          </table:table-cell>
          <table:table-cell table:formula="of:=INT(RIGHT(LEFT([.B2072];3);2))" office:value-type="float" office:value="56" calcext:value-type="float">
            <text:p>56</text:p>
          </table:table-cell>
          <table:table-cell table:formula="of:=INT(RIGHT(LEFT([.B2072];7);3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3.hgt.zip</text:p>
          </table:table-cell>
          <table:table-cell table:formula="of:=INT(RIGHT(LEFT([.B2073];3);2))" office:value-type="float" office:value="56" calcext:value-type="float">
            <text:p>56</text:p>
          </table:table-cell>
          <table:table-cell table:formula="of:=INT(RIGHT(LEFT([.B2073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3.hgt.zip</text:p>
          </table:table-cell>
          <table:table-cell table:formula="of:=INT(RIGHT(LEFT([.B2074];3);2))" office:value-type="float" office:value="56" calcext:value-type="float">
            <text:p>56</text:p>
          </table:table-cell>
          <table:table-cell table:formula="of:=INT(RIGHT(LEFT([.B2074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4.hgt.zip</text:p>
          </table:table-cell>
          <table:table-cell table:formula="of:=INT(RIGHT(LEFT([.B2075];3);2))" office:value-type="float" office:value="56" calcext:value-type="float">
            <text:p>56</text:p>
          </table:table-cell>
          <table:table-cell table:formula="of:=INT(RIGHT(LEFT([.B2075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4.hgt.zip</text:p>
          </table:table-cell>
          <table:table-cell table:formula="of:=INT(RIGHT(LEFT([.B2076];3);2))" office:value-type="float" office:value="56" calcext:value-type="float">
            <text:p>56</text:p>
          </table:table-cell>
          <table:table-cell table:formula="of:=INT(RIGHT(LEFT([.B2076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5.hgt.zip</text:p>
          </table:table-cell>
          <table:table-cell table:formula="of:=INT(RIGHT(LEFT([.B2077];3);2))" office:value-type="float" office:value="56" calcext:value-type="float">
            <text:p>56</text:p>
          </table:table-cell>
          <table:table-cell table:formula="of:=INT(RIGHT(LEFT([.B2077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5.hgt.zip</text:p>
          </table:table-cell>
          <table:table-cell table:formula="of:=INT(RIGHT(LEFT([.B2078];3);2))" office:value-type="float" office:value="56" calcext:value-type="float">
            <text:p>56</text:p>
          </table:table-cell>
          <table:table-cell table:formula="of:=INT(RIGHT(LEFT([.B2078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6.hgt.zip</text:p>
          </table:table-cell>
          <table:table-cell table:formula="of:=INT(RIGHT(LEFT([.B2079];3);2))" office:value-type="float" office:value="56" calcext:value-type="float">
            <text:p>56</text:p>
          </table:table-cell>
          <table:table-cell table:formula="of:=INT(RIGHT(LEFT([.B2079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36.hgt.zip</text:p>
          </table:table-cell>
          <table:table-cell table:formula="of:=INT(RIGHT(LEFT([.B2080];3);2))" office:value-type="float" office:value="56" calcext:value-type="float">
            <text:p>56</text:p>
          </table:table-cell>
          <table:table-cell table:formula="of:=INT(RIGHT(LEFT([.B2080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4.hgt.zip</text:p>
          </table:table-cell>
          <table:table-cell table:formula="of:=INT(RIGHT(LEFT([.B2081];3);2))" office:value-type="float" office:value="56" calcext:value-type="float">
            <text:p>56</text:p>
          </table:table-cell>
          <table:table-cell table:formula="of:=INT(RIGHT(LEFT([.B2081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4.hgt.zip</text:p>
          </table:table-cell>
          <table:table-cell table:formula="of:=INT(RIGHT(LEFT([.B2082];3);2))" office:value-type="float" office:value="56" calcext:value-type="float">
            <text:p>56</text:p>
          </table:table-cell>
          <table:table-cell table:formula="of:=INT(RIGHT(LEFT([.B2082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5.hgt.zip</text:p>
          </table:table-cell>
          <table:table-cell table:formula="of:=INT(RIGHT(LEFT([.B2083];3);2))" office:value-type="float" office:value="56" calcext:value-type="float">
            <text:p>56</text:p>
          </table:table-cell>
          <table:table-cell table:formula="of:=INT(RIGHT(LEFT([.B2083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5.hgt.zip</text:p>
          </table:table-cell>
          <table:table-cell table:formula="of:=INT(RIGHT(LEFT([.B2084];3);2))" office:value-type="float" office:value="56" calcext:value-type="float">
            <text:p>56</text:p>
          </table:table-cell>
          <table:table-cell table:formula="of:=INT(RIGHT(LEFT([.B2084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7.hgt.zip</text:p>
          </table:table-cell>
          <table:table-cell table:formula="of:=INT(RIGHT(LEFT([.B2085];3);2))" office:value-type="float" office:value="56" calcext:value-type="float">
            <text:p>56</text:p>
          </table:table-cell>
          <table:table-cell table:formula="of:=INT(RIGHT(LEFT([.B2085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7.hgt.zip</text:p>
          </table:table-cell>
          <table:table-cell table:formula="of:=INT(RIGHT(LEFT([.B2086];3);2))" office:value-type="float" office:value="56" calcext:value-type="float">
            <text:p>56</text:p>
          </table:table-cell>
          <table:table-cell table:formula="of:=INT(RIGHT(LEFT([.B2086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8.hgt.zip</text:p>
          </table:table-cell>
          <table:table-cell table:formula="of:=INT(RIGHT(LEFT([.B2087];3);2))" office:value-type="float" office:value="56" calcext:value-type="float">
            <text:p>56</text:p>
          </table:table-cell>
          <table:table-cell table:formula="of:=INT(RIGHT(LEFT([.B2087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8.hgt.zip</text:p>
          </table:table-cell>
          <table:table-cell table:formula="of:=INT(RIGHT(LEFT([.B2088];3);2))" office:value-type="float" office:value="56" calcext:value-type="float">
            <text:p>56</text:p>
          </table:table-cell>
          <table:table-cell table:formula="of:=INT(RIGHT(LEFT([.B2088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9.hgt.zip</text:p>
          </table:table-cell>
          <table:table-cell table:formula="of:=INT(RIGHT(LEFT([.B2089];3);2))" office:value-type="float" office:value="56" calcext:value-type="float">
            <text:p>56</text:p>
          </table:table-cell>
          <table:table-cell table:formula="of:=INT(RIGHT(LEFT([.B2089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59.hgt.zip</text:p>
          </table:table-cell>
          <table:table-cell table:formula="of:=INT(RIGHT(LEFT([.B2090];3);2))" office:value-type="float" office:value="56" calcext:value-type="float">
            <text:p>56</text:p>
          </table:table-cell>
          <table:table-cell table:formula="of:=INT(RIGHT(LEFT([.B2090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0.hgt.zip</text:p>
          </table:table-cell>
          <table:table-cell table:formula="of:=INT(RIGHT(LEFT([.B2091];3);2))" office:value-type="float" office:value="56" calcext:value-type="float">
            <text:p>56</text:p>
          </table:table-cell>
          <table:table-cell table:formula="of:=INT(RIGHT(LEFT([.B2091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0.hgt.zip</text:p>
          </table:table-cell>
          <table:table-cell table:formula="of:=INT(RIGHT(LEFT([.B2092];3);2))" office:value-type="float" office:value="56" calcext:value-type="float">
            <text:p>56</text:p>
          </table:table-cell>
          <table:table-cell table:formula="of:=INT(RIGHT(LEFT([.B2092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1.hgt.zip</text:p>
          </table:table-cell>
          <table:table-cell table:formula="of:=INT(RIGHT(LEFT([.B2093];3);2))" office:value-type="float" office:value="56" calcext:value-type="float">
            <text:p>56</text:p>
          </table:table-cell>
          <table:table-cell table:formula="of:=INT(RIGHT(LEFT([.B2093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1.hgt.zip</text:p>
          </table:table-cell>
          <table:table-cell table:formula="of:=INT(RIGHT(LEFT([.B2094];3);2))" office:value-type="float" office:value="56" calcext:value-type="float">
            <text:p>56</text:p>
          </table:table-cell>
          <table:table-cell table:formula="of:=INT(RIGHT(LEFT([.B2094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2.hgt.zip</text:p>
          </table:table-cell>
          <table:table-cell table:formula="of:=INT(RIGHT(LEFT([.B2095];3);2))" office:value-type="float" office:value="56" calcext:value-type="float">
            <text:p>56</text:p>
          </table:table-cell>
          <table:table-cell table:formula="of:=INT(RIGHT(LEFT([.B2095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62.hgt.zip</text:p>
          </table:table-cell>
          <table:table-cell table:formula="of:=INT(RIGHT(LEFT([.B2096];3);2))" office:value-type="float" office:value="56" calcext:value-type="float">
            <text:p>56</text:p>
          </table:table-cell>
          <table:table-cell table:formula="of:=INT(RIGHT(LEFT([.B2096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70.hgt.zip</text:p>
          </table:table-cell>
          <table:table-cell table:formula="of:=INT(RIGHT(LEFT([.B2097];3);2))" office:value-type="float" office:value="56" calcext:value-type="float">
            <text:p>56</text:p>
          </table:table-cell>
          <table:table-cell table:formula="of:=INT(RIGHT(LEFT([.B2097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6W170.hgt.zip</text:p>
          </table:table-cell>
          <table:table-cell table:formula="of:=INT(RIGHT(LEFT([.B2098];3);2))" office:value-type="float" office:value="56" calcext:value-type="float">
            <text:p>56</text:p>
          </table:table-cell>
          <table:table-cell table:formula="of:=INT(RIGHT(LEFT([.B2098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3.hgt.zip</text:p>
          </table:table-cell>
          <table:table-cell table:formula="of:=INT(RIGHT(LEFT([.B2099];3);2))" office:value-type="float" office:value="57" calcext:value-type="float">
            <text:p>57</text:p>
          </table:table-cell>
          <table:table-cell table:formula="of:=INT(RIGHT(LEFT([.B2099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3.hgt.zip</text:p>
          </table:table-cell>
          <table:table-cell table:formula="of:=INT(RIGHT(LEFT([.B2100];3);2))" office:value-type="float" office:value="57" calcext:value-type="float">
            <text:p>57</text:p>
          </table:table-cell>
          <table:table-cell table:formula="of:=INT(RIGHT(LEFT([.B2100];7);3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4.hgt.zip</text:p>
          </table:table-cell>
          <table:table-cell table:formula="of:=INT(RIGHT(LEFT([.B2101];3);2))" office:value-type="float" office:value="57" calcext:value-type="float">
            <text:p>57</text:p>
          </table:table-cell>
          <table:table-cell table:formula="of:=INT(RIGHT(LEFT([.B2101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4.hgt.zip</text:p>
          </table:table-cell>
          <table:table-cell table:formula="of:=INT(RIGHT(LEFT([.B2102];3);2))" office:value-type="float" office:value="57" calcext:value-type="float">
            <text:p>57</text:p>
          </table:table-cell>
          <table:table-cell table:formula="of:=INT(RIGHT(LEFT([.B2102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5.hgt.zip</text:p>
          </table:table-cell>
          <table:table-cell table:formula="of:=INT(RIGHT(LEFT([.B2103];3);2))" office:value-type="float" office:value="57" calcext:value-type="float">
            <text:p>57</text:p>
          </table:table-cell>
          <table:table-cell table:formula="of:=INT(RIGHT(LEFT([.B2103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5.hgt.zip</text:p>
          </table:table-cell>
          <table:table-cell table:formula="of:=INT(RIGHT(LEFT([.B2104];3);2))" office:value-type="float" office:value="57" calcext:value-type="float">
            <text:p>57</text:p>
          </table:table-cell>
          <table:table-cell table:formula="of:=INT(RIGHT(LEFT([.B2104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6.hgt.zip</text:p>
          </table:table-cell>
          <table:table-cell table:formula="of:=INT(RIGHT(LEFT([.B2105];3);2))" office:value-type="float" office:value="57" calcext:value-type="float">
            <text:p>57</text:p>
          </table:table-cell>
          <table:table-cell table:formula="of:=INT(RIGHT(LEFT([.B2105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6.hgt.zip</text:p>
          </table:table-cell>
          <table:table-cell table:formula="of:=INT(RIGHT(LEFT([.B2106];3);2))" office:value-type="float" office:value="57" calcext:value-type="float">
            <text:p>57</text:p>
          </table:table-cell>
          <table:table-cell table:formula="of:=INT(RIGHT(LEFT([.B2106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7.hgt.zip</text:p>
          </table:table-cell>
          <table:table-cell table:formula="of:=INT(RIGHT(LEFT([.B2107];3);2))" office:value-type="float" office:value="57" calcext:value-type="float">
            <text:p>57</text:p>
          </table:table-cell>
          <table:table-cell table:formula="of:=INT(RIGHT(LEFT([.B2107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37.hgt.zip</text:p>
          </table:table-cell>
          <table:table-cell table:formula="of:=INT(RIGHT(LEFT([.B2108];3);2))" office:value-type="float" office:value="57" calcext:value-type="float">
            <text:p>57</text:p>
          </table:table-cell>
          <table:table-cell table:formula="of:=INT(RIGHT(LEFT([.B2108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3.hgt.zip</text:p>
          </table:table-cell>
          <table:table-cell table:formula="of:=INT(RIGHT(LEFT([.B2109];3);2))" office:value-type="float" office:value="57" calcext:value-type="float">
            <text:p>57</text:p>
          </table:table-cell>
          <table:table-cell table:formula="of:=INT(RIGHT(LEFT([.B2109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3.hgt.zip</text:p>
          </table:table-cell>
          <table:table-cell table:formula="of:=INT(RIGHT(LEFT([.B2110];3);2))" office:value-type="float" office:value="57" calcext:value-type="float">
            <text:p>57</text:p>
          </table:table-cell>
          <table:table-cell table:formula="of:=INT(RIGHT(LEFT([.B2110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4.hgt.zip</text:p>
          </table:table-cell>
          <table:table-cell table:formula="of:=INT(RIGHT(LEFT([.B2111];3);2))" office:value-type="float" office:value="57" calcext:value-type="float">
            <text:p>57</text:p>
          </table:table-cell>
          <table:table-cell table:formula="of:=INT(RIGHT(LEFT([.B2111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4.hgt.zip</text:p>
          </table:table-cell>
          <table:table-cell table:formula="of:=INT(RIGHT(LEFT([.B2112];3);2))" office:value-type="float" office:value="57" calcext:value-type="float">
            <text:p>57</text:p>
          </table:table-cell>
          <table:table-cell table:formula="of:=INT(RIGHT(LEFT([.B2112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5.hgt.zip</text:p>
          </table:table-cell>
          <table:table-cell table:formula="of:=INT(RIGHT(LEFT([.B2113];3);2))" office:value-type="float" office:value="57" calcext:value-type="float">
            <text:p>57</text:p>
          </table:table-cell>
          <table:table-cell table:formula="of:=INT(RIGHT(LEFT([.B2113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5.hgt.zip</text:p>
          </table:table-cell>
          <table:table-cell table:formula="of:=INT(RIGHT(LEFT([.B2114];3);2))" office:value-type="float" office:value="57" calcext:value-type="float">
            <text:p>57</text:p>
          </table:table-cell>
          <table:table-cell table:formula="of:=INT(RIGHT(LEFT([.B2114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6.hgt.zip</text:p>
          </table:table-cell>
          <table:table-cell table:formula="of:=INT(RIGHT(LEFT([.B2115];3);2))" office:value-type="float" office:value="57" calcext:value-type="float">
            <text:p>57</text:p>
          </table:table-cell>
          <table:table-cell table:formula="of:=INT(RIGHT(LEFT([.B2115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6.hgt.zip</text:p>
          </table:table-cell>
          <table:table-cell table:formula="of:=INT(RIGHT(LEFT([.B2116];3);2))" office:value-type="float" office:value="57" calcext:value-type="float">
            <text:p>57</text:p>
          </table:table-cell>
          <table:table-cell table:formula="of:=INT(RIGHT(LEFT([.B2116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7.hgt.zip</text:p>
          </table:table-cell>
          <table:table-cell table:formula="of:=INT(RIGHT(LEFT([.B2117];3);2))" office:value-type="float" office:value="57" calcext:value-type="float">
            <text:p>57</text:p>
          </table:table-cell>
          <table:table-cell table:formula="of:=INT(RIGHT(LEFT([.B2117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7.hgt.zip</text:p>
          </table:table-cell>
          <table:table-cell table:formula="of:=INT(RIGHT(LEFT([.B2118];3);2))" office:value-type="float" office:value="57" calcext:value-type="float">
            <text:p>57</text:p>
          </table:table-cell>
          <table:table-cell table:formula="of:=INT(RIGHT(LEFT([.B2118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8.hgt.zip</text:p>
          </table:table-cell>
          <table:table-cell table:formula="of:=INT(RIGHT(LEFT([.B2119];3);2))" office:value-type="float" office:value="57" calcext:value-type="float">
            <text:p>57</text:p>
          </table:table-cell>
          <table:table-cell table:formula="of:=INT(RIGHT(LEFT([.B2119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8.hgt.zip</text:p>
          </table:table-cell>
          <table:table-cell table:formula="of:=INT(RIGHT(LEFT([.B2120];3);2))" office:value-type="float" office:value="57" calcext:value-type="float">
            <text:p>57</text:p>
          </table:table-cell>
          <table:table-cell table:formula="of:=INT(RIGHT(LEFT([.B2120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9.hgt.zip</text:p>
          </table:table-cell>
          <table:table-cell table:formula="of:=INT(RIGHT(LEFT([.B2121];3);2))" office:value-type="float" office:value="57" calcext:value-type="float">
            <text:p>57</text:p>
          </table:table-cell>
          <table:table-cell table:formula="of:=INT(RIGHT(LEFT([.B2121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59.hgt.zip</text:p>
          </table:table-cell>
          <table:table-cell table:formula="of:=INT(RIGHT(LEFT([.B2122];3);2))" office:value-type="float" office:value="57" calcext:value-type="float">
            <text:p>57</text:p>
          </table:table-cell>
          <table:table-cell table:formula="of:=INT(RIGHT(LEFT([.B2122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70.hgt.zip</text:p>
          </table:table-cell>
          <table:table-cell table:formula="of:=INT(RIGHT(LEFT([.B2123];3);2))" office:value-type="float" office:value="57" calcext:value-type="float">
            <text:p>57</text:p>
          </table:table-cell>
          <table:table-cell table:formula="of:=INT(RIGHT(LEFT([.B2123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70.hgt.zip</text:p>
          </table:table-cell>
          <table:table-cell table:formula="of:=INT(RIGHT(LEFT([.B2124];3);2))" office:value-type="float" office:value="57" calcext:value-type="float">
            <text:p>57</text:p>
          </table:table-cell>
          <table:table-cell table:formula="of:=INT(RIGHT(LEFT([.B2124];7);3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71.hgt.zip</text:p>
          </table:table-cell>
          <table:table-cell table:formula="of:=INT(RIGHT(LEFT([.B2125];3);2))" office:value-type="float" office:value="57" calcext:value-type="float">
            <text:p>57</text:p>
          </table:table-cell>
          <table:table-cell table:formula="of:=INT(RIGHT(LEFT([.B2125];7);3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7W171.hgt.zip</text:p>
          </table:table-cell>
          <table:table-cell table:formula="of:=INT(RIGHT(LEFT([.B2126];3);2))" office:value-type="float" office:value="57" calcext:value-type="float">
            <text:p>57</text:p>
          </table:table-cell>
          <table:table-cell table:formula="of:=INT(RIGHT(LEFT([.B2126];7);3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4.hgt.zip</text:p>
          </table:table-cell>
          <table:table-cell table:formula="of:=INT(RIGHT(LEFT([.B2127];3);2))" office:value-type="float" office:value="58" calcext:value-type="float">
            <text:p>58</text:p>
          </table:table-cell>
          <table:table-cell table:formula="of:=INT(RIGHT(LEFT([.B2127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4.hgt.zip</text:p>
          </table:table-cell>
          <table:table-cell table:formula="of:=INT(RIGHT(LEFT([.B2128];3);2))" office:value-type="float" office:value="58" calcext:value-type="float">
            <text:p>58</text:p>
          </table:table-cell>
          <table:table-cell table:formula="of:=INT(RIGHT(LEFT([.B2128];7);3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5.hgt.zip</text:p>
          </table:table-cell>
          <table:table-cell table:formula="of:=INT(RIGHT(LEFT([.B2129];3);2))" office:value-type="float" office:value="58" calcext:value-type="float">
            <text:p>58</text:p>
          </table:table-cell>
          <table:table-cell table:formula="of:=INT(RIGHT(LEFT([.B2129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5.hgt.zip</text:p>
          </table:table-cell>
          <table:table-cell table:formula="of:=INT(RIGHT(LEFT([.B2130];3);2))" office:value-type="float" office:value="58" calcext:value-type="float">
            <text:p>58</text:p>
          </table:table-cell>
          <table:table-cell table:formula="of:=INT(RIGHT(LEFT([.B2130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6.hgt.zip</text:p>
          </table:table-cell>
          <table:table-cell table:formula="of:=INT(RIGHT(LEFT([.B2131];3);2))" office:value-type="float" office:value="58" calcext:value-type="float">
            <text:p>58</text:p>
          </table:table-cell>
          <table:table-cell table:formula="of:=INT(RIGHT(LEFT([.B2131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6.hgt.zip</text:p>
          </table:table-cell>
          <table:table-cell table:formula="of:=INT(RIGHT(LEFT([.B2132];3);2))" office:value-type="float" office:value="58" calcext:value-type="float">
            <text:p>58</text:p>
          </table:table-cell>
          <table:table-cell table:formula="of:=INT(RIGHT(LEFT([.B2132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7.hgt.zip</text:p>
          </table:table-cell>
          <table:table-cell table:formula="of:=INT(RIGHT(LEFT([.B2133];3);2))" office:value-type="float" office:value="58" calcext:value-type="float">
            <text:p>58</text:p>
          </table:table-cell>
          <table:table-cell table:formula="of:=INT(RIGHT(LEFT([.B2133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7.hgt.zip</text:p>
          </table:table-cell>
          <table:table-cell table:formula="of:=INT(RIGHT(LEFT([.B2134];3);2))" office:value-type="float" office:value="58" calcext:value-type="float">
            <text:p>58</text:p>
          </table:table-cell>
          <table:table-cell table:formula="of:=INT(RIGHT(LEFT([.B2134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8.hgt.zip</text:p>
          </table:table-cell>
          <table:table-cell table:formula="of:=INT(RIGHT(LEFT([.B2135];3);2))" office:value-type="float" office:value="58" calcext:value-type="float">
            <text:p>58</text:p>
          </table:table-cell>
          <table:table-cell table:formula="of:=INT(RIGHT(LEFT([.B2135];7);3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8.hgt.zip</text:p>
          </table:table-cell>
          <table:table-cell table:formula="of:=INT(RIGHT(LEFT([.B2136];3);2))" office:value-type="float" office:value="58" calcext:value-type="float">
            <text:p>58</text:p>
          </table:table-cell>
          <table:table-cell table:formula="of:=INT(RIGHT(LEFT([.B2136];7);3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9.hgt.zip</text:p>
          </table:table-cell>
          <table:table-cell table:formula="of:=INT(RIGHT(LEFT([.B2137];3);2))" office:value-type="float" office:value="58" calcext:value-type="float">
            <text:p>58</text:p>
          </table:table-cell>
          <table:table-cell table:formula="of:=INT(RIGHT(LEFT([.B2137];7);3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39.hgt.zip</text:p>
          </table:table-cell>
          <table:table-cell table:formula="of:=INT(RIGHT(LEFT([.B2138];3);2))" office:value-type="float" office:value="58" calcext:value-type="float">
            <text:p>58</text:p>
          </table:table-cell>
          <table:table-cell table:formula="of:=INT(RIGHT(LEFT([.B2138];7);3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2.hgt.zip</text:p>
          </table:table-cell>
          <table:table-cell table:formula="of:=INT(RIGHT(LEFT([.B2139];3);2))" office:value-type="float" office:value="58" calcext:value-type="float">
            <text:p>58</text:p>
          </table:table-cell>
          <table:table-cell table:formula="of:=INT(RIGHT(LEFT([.B2139];7);3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2.hgt.zip</text:p>
          </table:table-cell>
          <table:table-cell table:formula="of:=INT(RIGHT(LEFT([.B2140];3);2))" office:value-type="float" office:value="58" calcext:value-type="float">
            <text:p>58</text:p>
          </table:table-cell>
          <table:table-cell table:formula="of:=INT(RIGHT(LEFT([.B2140];7);3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3.hgt.zip</text:p>
          </table:table-cell>
          <table:table-cell table:formula="of:=INT(RIGHT(LEFT([.B2141];3);2))" office:value-type="float" office:value="58" calcext:value-type="float">
            <text:p>58</text:p>
          </table:table-cell>
          <table:table-cell table:formula="of:=INT(RIGHT(LEFT([.B2141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3.hgt.zip</text:p>
          </table:table-cell>
          <table:table-cell table:formula="of:=INT(RIGHT(LEFT([.B2142];3);2))" office:value-type="float" office:value="58" calcext:value-type="float">
            <text:p>58</text:p>
          </table:table-cell>
          <table:table-cell table:formula="of:=INT(RIGHT(LEFT([.B2142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4.hgt.zip</text:p>
          </table:table-cell>
          <table:table-cell table:formula="of:=INT(RIGHT(LEFT([.B2143];3);2))" office:value-type="float" office:value="58" calcext:value-type="float">
            <text:p>58</text:p>
          </table:table-cell>
          <table:table-cell table:formula="of:=INT(RIGHT(LEFT([.B2143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4.hgt.zip</text:p>
          </table:table-cell>
          <table:table-cell table:formula="of:=INT(RIGHT(LEFT([.B2144];3);2))" office:value-type="float" office:value="58" calcext:value-type="float">
            <text:p>58</text:p>
          </table:table-cell>
          <table:table-cell table:formula="of:=INT(RIGHT(LEFT([.B2144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5.hgt.zip</text:p>
          </table:table-cell>
          <table:table-cell table:formula="of:=INT(RIGHT(LEFT([.B2145];3);2))" office:value-type="float" office:value="58" calcext:value-type="float">
            <text:p>58</text:p>
          </table:table-cell>
          <table:table-cell table:formula="of:=INT(RIGHT(LEFT([.B2145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5.hgt.zip</text:p>
          </table:table-cell>
          <table:table-cell table:formula="of:=INT(RIGHT(LEFT([.B2146];3);2))" office:value-type="float" office:value="58" calcext:value-type="float">
            <text:p>58</text:p>
          </table:table-cell>
          <table:table-cell table:formula="of:=INT(RIGHT(LEFT([.B2146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6.hgt.zip</text:p>
          </table:table-cell>
          <table:table-cell table:formula="of:=INT(RIGHT(LEFT([.B2147];3);2))" office:value-type="float" office:value="58" calcext:value-type="float">
            <text:p>58</text:p>
          </table:table-cell>
          <table:table-cell table:formula="of:=INT(RIGHT(LEFT([.B2147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6.hgt.zip</text:p>
          </table:table-cell>
          <table:table-cell table:formula="of:=INT(RIGHT(LEFT([.B2148];3);2))" office:value-type="float" office:value="58" calcext:value-type="float">
            <text:p>58</text:p>
          </table:table-cell>
          <table:table-cell table:formula="of:=INT(RIGHT(LEFT([.B2148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7.hgt.zip</text:p>
          </table:table-cell>
          <table:table-cell table:formula="of:=INT(RIGHT(LEFT([.B2149];3);2))" office:value-type="float" office:value="58" calcext:value-type="float">
            <text:p>58</text:p>
          </table:table-cell>
          <table:table-cell table:formula="of:=INT(RIGHT(LEFT([.B2149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7.hgt.zip</text:p>
          </table:table-cell>
          <table:table-cell table:formula="of:=INT(RIGHT(LEFT([.B2150];3);2))" office:value-type="float" office:value="58" calcext:value-type="float">
            <text:p>58</text:p>
          </table:table-cell>
          <table:table-cell table:formula="of:=INT(RIGHT(LEFT([.B2150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8.hgt.zip</text:p>
          </table:table-cell>
          <table:table-cell table:formula="of:=INT(RIGHT(LEFT([.B2151];3);2))" office:value-type="float" office:value="58" calcext:value-type="float">
            <text:p>58</text:p>
          </table:table-cell>
          <table:table-cell table:formula="of:=INT(RIGHT(LEFT([.B2151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8.hgt.zip</text:p>
          </table:table-cell>
          <table:table-cell table:formula="of:=INT(RIGHT(LEFT([.B2152];3);2))" office:value-type="float" office:value="58" calcext:value-type="float">
            <text:p>58</text:p>
          </table:table-cell>
          <table:table-cell table:formula="of:=INT(RIGHT(LEFT([.B2152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9.hgt.zip</text:p>
          </table:table-cell>
          <table:table-cell table:formula="of:=INT(RIGHT(LEFT([.B2153];3);2))" office:value-type="float" office:value="58" calcext:value-type="float">
            <text:p>58</text:p>
          </table:table-cell>
          <table:table-cell table:formula="of:=INT(RIGHT(LEFT([.B2153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59.hgt.zip</text:p>
          </table:table-cell>
          <table:table-cell table:formula="of:=INT(RIGHT(LEFT([.B2154];3);2))" office:value-type="float" office:value="58" calcext:value-type="float">
            <text:p>58</text:p>
          </table:table-cell>
          <table:table-cell table:formula="of:=INT(RIGHT(LEFT([.B2154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0.hgt.zip</text:p>
          </table:table-cell>
          <table:table-cell table:formula="of:=INT(RIGHT(LEFT([.B2155];3);2))" office:value-type="float" office:value="58" calcext:value-type="float">
            <text:p>58</text:p>
          </table:table-cell>
          <table:table-cell table:formula="of:=INT(RIGHT(LEFT([.B2155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0.hgt.zip</text:p>
          </table:table-cell>
          <table:table-cell table:formula="of:=INT(RIGHT(LEFT([.B2156];3);2))" office:value-type="float" office:value="58" calcext:value-type="float">
            <text:p>58</text:p>
          </table:table-cell>
          <table:table-cell table:formula="of:=INT(RIGHT(LEFT([.B2156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1.hgt.zip</text:p>
          </table:table-cell>
          <table:table-cell table:formula="of:=INT(RIGHT(LEFT([.B2157];3);2))" office:value-type="float" office:value="58" calcext:value-type="float">
            <text:p>58</text:p>
          </table:table-cell>
          <table:table-cell table:formula="of:=INT(RIGHT(LEFT([.B2157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1.hgt.zip</text:p>
          </table:table-cell>
          <table:table-cell table:formula="of:=INT(RIGHT(LEFT([.B2158];3);2))" office:value-type="float" office:value="58" calcext:value-type="float">
            <text:p>58</text:p>
          </table:table-cell>
          <table:table-cell table:formula="of:=INT(RIGHT(LEFT([.B2158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2.hgt.zip</text:p>
          </table:table-cell>
          <table:table-cell table:formula="of:=INT(RIGHT(LEFT([.B2159];3);2))" office:value-type="float" office:value="58" calcext:value-type="float">
            <text:p>58</text:p>
          </table:table-cell>
          <table:table-cell table:formula="of:=INT(RIGHT(LEFT([.B2159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2.hgt.zip</text:p>
          </table:table-cell>
          <table:table-cell table:formula="of:=INT(RIGHT(LEFT([.B2160];3);2))" office:value-type="float" office:value="58" calcext:value-type="float">
            <text:p>58</text:p>
          </table:table-cell>
          <table:table-cell table:formula="of:=INT(RIGHT(LEFT([.B2160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3.hgt.zip</text:p>
          </table:table-cell>
          <table:table-cell table:formula="of:=INT(RIGHT(LEFT([.B2161];3);2))" office:value-type="float" office:value="58" calcext:value-type="float">
            <text:p>58</text:p>
          </table:table-cell>
          <table:table-cell table:formula="of:=INT(RIGHT(LEFT([.B2161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8W163.hgt.zip</text:p>
          </table:table-cell>
          <table:table-cell table:formula="of:=INT(RIGHT(LEFT([.B2162];3);2))" office:value-type="float" office:value="58" calcext:value-type="float">
            <text:p>58</text:p>
          </table:table-cell>
          <table:table-cell table:formula="of:=INT(RIGHT(LEFT([.B2162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5.hgt.zip</text:p>
          </table:table-cell>
          <table:table-cell table:formula="of:=INT(RIGHT(LEFT([.B2163];3);2))" office:value-type="float" office:value="59" calcext:value-type="float">
            <text:p>59</text:p>
          </table:table-cell>
          <table:table-cell table:formula="of:=INT(RIGHT(LEFT([.B2163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5.hgt.zip</text:p>
          </table:table-cell>
          <table:table-cell table:formula="of:=INT(RIGHT(LEFT([.B2164];3);2))" office:value-type="float" office:value="59" calcext:value-type="float">
            <text:p>59</text:p>
          </table:table-cell>
          <table:table-cell table:formula="of:=INT(RIGHT(LEFT([.B2164];7);3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6.hgt.zip</text:p>
          </table:table-cell>
          <table:table-cell table:formula="of:=INT(RIGHT(LEFT([.B2165];3);2))" office:value-type="float" office:value="59" calcext:value-type="float">
            <text:p>59</text:p>
          </table:table-cell>
          <table:table-cell table:formula="of:=INT(RIGHT(LEFT([.B2165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6.hgt.zip</text:p>
          </table:table-cell>
          <table:table-cell table:formula="of:=INT(RIGHT(LEFT([.B2166];3);2))" office:value-type="float" office:value="59" calcext:value-type="float">
            <text:p>59</text:p>
          </table:table-cell>
          <table:table-cell table:formula="of:=INT(RIGHT(LEFT([.B2166];7);3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7.hgt.zip</text:p>
          </table:table-cell>
          <table:table-cell table:formula="of:=INT(RIGHT(LEFT([.B2167];3);2))" office:value-type="float" office:value="59" calcext:value-type="float">
            <text:p>59</text:p>
          </table:table-cell>
          <table:table-cell table:formula="of:=INT(RIGHT(LEFT([.B2167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7.hgt.zip</text:p>
          </table:table-cell>
          <table:table-cell table:formula="of:=INT(RIGHT(LEFT([.B2168];3);2))" office:value-type="float" office:value="59" calcext:value-type="float">
            <text:p>59</text:p>
          </table:table-cell>
          <table:table-cell table:formula="of:=INT(RIGHT(LEFT([.B2168];7);3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8.hgt.zip</text:p>
          </table:table-cell>
          <table:table-cell table:formula="of:=INT(RIGHT(LEFT([.B2169];3);2))" office:value-type="float" office:value="59" calcext:value-type="float">
            <text:p>59</text:p>
          </table:table-cell>
          <table:table-cell table:formula="of:=INT(RIGHT(LEFT([.B2169];7);3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8.hgt.zip</text:p>
          </table:table-cell>
          <table:table-cell table:formula="of:=INT(RIGHT(LEFT([.B2170];3);2))" office:value-type="float" office:value="59" calcext:value-type="float">
            <text:p>59</text:p>
          </table:table-cell>
          <table:table-cell table:formula="of:=INT(RIGHT(LEFT([.B2170];7);3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9.hgt.zip</text:p>
          </table:table-cell>
          <table:table-cell table:formula="of:=INT(RIGHT(LEFT([.B2171];3);2))" office:value-type="float" office:value="59" calcext:value-type="float">
            <text:p>59</text:p>
          </table:table-cell>
          <table:table-cell table:formula="of:=INT(RIGHT(LEFT([.B2171];7);3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39.hgt.zip</text:p>
          </table:table-cell>
          <table:table-cell table:formula="of:=INT(RIGHT(LEFT([.B2172];3);2))" office:value-type="float" office:value="59" calcext:value-type="float">
            <text:p>59</text:p>
          </table:table-cell>
          <table:table-cell table:formula="of:=INT(RIGHT(LEFT([.B2172];7);3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0.hgt.zip</text:p>
          </table:table-cell>
          <table:table-cell table:formula="of:=INT(RIGHT(LEFT([.B2173];3);2))" office:value-type="float" office:value="59" calcext:value-type="float">
            <text:p>59</text:p>
          </table:table-cell>
          <table:table-cell table:formula="of:=INT(RIGHT(LEFT([.B2173];7);3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0.hgt.zip</text:p>
          </table:table-cell>
          <table:table-cell table:formula="of:=INT(RIGHT(LEFT([.B2174];3);2))" office:value-type="float" office:value="59" calcext:value-type="float">
            <text:p>59</text:p>
          </table:table-cell>
          <table:table-cell table:formula="of:=INT(RIGHT(LEFT([.B2174];7);3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1.hgt.zip</text:p>
          </table:table-cell>
          <table:table-cell table:formula="of:=INT(RIGHT(LEFT([.B2175];3);2))" office:value-type="float" office:value="59" calcext:value-type="float">
            <text:p>59</text:p>
          </table:table-cell>
          <table:table-cell table:formula="of:=INT(RIGHT(LEFT([.B2175];7);3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1.hgt.zip</text:p>
          </table:table-cell>
          <table:table-cell table:formula="of:=INT(RIGHT(LEFT([.B2176];3);2))" office:value-type="float" office:value="59" calcext:value-type="float">
            <text:p>59</text:p>
          </table:table-cell>
          <table:table-cell table:formula="of:=INT(RIGHT(LEFT([.B2176];7);3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2.hgt.zip</text:p>
          </table:table-cell>
          <table:table-cell table:formula="of:=INT(RIGHT(LEFT([.B2177];3);2))" office:value-type="float" office:value="59" calcext:value-type="float">
            <text:p>59</text:p>
          </table:table-cell>
          <table:table-cell table:formula="of:=INT(RIGHT(LEFT([.B2177];7);3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2.hgt.zip</text:p>
          </table:table-cell>
          <table:table-cell table:formula="of:=INT(RIGHT(LEFT([.B2178];3);2))" office:value-type="float" office:value="59" calcext:value-type="float">
            <text:p>59</text:p>
          </table:table-cell>
          <table:table-cell table:formula="of:=INT(RIGHT(LEFT([.B2178];7);3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4.hgt.zip</text:p>
          </table:table-cell>
          <table:table-cell table:formula="of:=INT(RIGHT(LEFT([.B2179];3);2))" office:value-type="float" office:value="59" calcext:value-type="float">
            <text:p>59</text:p>
          </table:table-cell>
          <table:table-cell table:formula="of:=INT(RIGHT(LEFT([.B2179];7);3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4.hgt.zip</text:p>
          </table:table-cell>
          <table:table-cell table:formula="of:=INT(RIGHT(LEFT([.B2180];3);2))" office:value-type="float" office:value="59" calcext:value-type="float">
            <text:p>59</text:p>
          </table:table-cell>
          <table:table-cell table:formula="of:=INT(RIGHT(LEFT([.B2180];7);3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5.hgt.zip</text:p>
          </table:table-cell>
          <table:table-cell table:formula="of:=INT(RIGHT(LEFT([.B2181];3);2))" office:value-type="float" office:value="59" calcext:value-type="float">
            <text:p>59</text:p>
          </table:table-cell>
          <table:table-cell table:formula="of:=INT(RIGHT(LEFT([.B2181];7);3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5.hgt.zip</text:p>
          </table:table-cell>
          <table:table-cell table:formula="of:=INT(RIGHT(LEFT([.B2182];3);2))" office:value-type="float" office:value="59" calcext:value-type="float">
            <text:p>59</text:p>
          </table:table-cell>
          <table:table-cell table:formula="of:=INT(RIGHT(LEFT([.B2182];7);3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7.hgt.zip</text:p>
          </table:table-cell>
          <table:table-cell table:formula="of:=INT(RIGHT(LEFT([.B2183];3);2))" office:value-type="float" office:value="59" calcext:value-type="float">
            <text:p>59</text:p>
          </table:table-cell>
          <table:table-cell table:formula="of:=INT(RIGHT(LEFT([.B2183];7);3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7.hgt.zip</text:p>
          </table:table-cell>
          <table:table-cell table:formula="of:=INT(RIGHT(LEFT([.B2184];3);2))" office:value-type="float" office:value="59" calcext:value-type="float">
            <text:p>59</text:p>
          </table:table-cell>
          <table:table-cell table:formula="of:=INT(RIGHT(LEFT([.B2184];7);3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8.hgt.zip</text:p>
          </table:table-cell>
          <table:table-cell table:formula="of:=INT(RIGHT(LEFT([.B2185];3);2))" office:value-type="float" office:value="59" calcext:value-type="float">
            <text:p>59</text:p>
          </table:table-cell>
          <table:table-cell table:formula="of:=INT(RIGHT(LEFT([.B2185];7);3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8.hgt.zip</text:p>
          </table:table-cell>
          <table:table-cell table:formula="of:=INT(RIGHT(LEFT([.B2186];3);2))" office:value-type="float" office:value="59" calcext:value-type="float">
            <text:p>59</text:p>
          </table:table-cell>
          <table:table-cell table:formula="of:=INT(RIGHT(LEFT([.B2186];7);3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9.hgt.zip</text:p>
          </table:table-cell>
          <table:table-cell table:formula="of:=INT(RIGHT(LEFT([.B2187];3);2))" office:value-type="float" office:value="59" calcext:value-type="float">
            <text:p>59</text:p>
          </table:table-cell>
          <table:table-cell table:formula="of:=INT(RIGHT(LEFT([.B2187];7);3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49.hgt.zip</text:p>
          </table:table-cell>
          <table:table-cell table:formula="of:=INT(RIGHT(LEFT([.B2188];3);2))" office:value-type="float" office:value="59" calcext:value-type="float">
            <text:p>59</text:p>
          </table:table-cell>
          <table:table-cell table:formula="of:=INT(RIGHT(LEFT([.B2188];7);3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0.hgt.zip</text:p>
          </table:table-cell>
          <table:table-cell table:formula="of:=INT(RIGHT(LEFT([.B2189];3);2))" office:value-type="float" office:value="59" calcext:value-type="float">
            <text:p>59</text:p>
          </table:table-cell>
          <table:table-cell table:formula="of:=INT(RIGHT(LEFT([.B2189];7);3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0.hgt.zip</text:p>
          </table:table-cell>
          <table:table-cell table:formula="of:=INT(RIGHT(LEFT([.B2190];3);2))" office:value-type="float" office:value="59" calcext:value-type="float">
            <text:p>59</text:p>
          </table:table-cell>
          <table:table-cell table:formula="of:=INT(RIGHT(LEFT([.B2190];7);3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1.hgt.zip</text:p>
          </table:table-cell>
          <table:table-cell table:formula="of:=INT(RIGHT(LEFT([.B2191];3);2))" office:value-type="float" office:value="59" calcext:value-type="float">
            <text:p>59</text:p>
          </table:table-cell>
          <table:table-cell table:formula="of:=INT(RIGHT(LEFT([.B2191];7);3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1.hgt.zip</text:p>
          </table:table-cell>
          <table:table-cell table:formula="of:=INT(RIGHT(LEFT([.B2192];3);2))" office:value-type="float" office:value="59" calcext:value-type="float">
            <text:p>59</text:p>
          </table:table-cell>
          <table:table-cell table:formula="of:=INT(RIGHT(LEFT([.B2192];7);3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2.hgt.zip</text:p>
          </table:table-cell>
          <table:table-cell table:formula="of:=INT(RIGHT(LEFT([.B2193];3);2))" office:value-type="float" office:value="59" calcext:value-type="float">
            <text:p>59</text:p>
          </table:table-cell>
          <table:table-cell table:formula="of:=INT(RIGHT(LEFT([.B2193];7);3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2.hgt.zip</text:p>
          </table:table-cell>
          <table:table-cell table:formula="of:=INT(RIGHT(LEFT([.B2194];3);2))" office:value-type="float" office:value="59" calcext:value-type="float">
            <text:p>59</text:p>
          </table:table-cell>
          <table:table-cell table:formula="of:=INT(RIGHT(LEFT([.B2194];7);3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3.hgt.zip</text:p>
          </table:table-cell>
          <table:table-cell table:formula="of:=INT(RIGHT(LEFT([.B2195];3);2))" office:value-type="float" office:value="59" calcext:value-type="float">
            <text:p>59</text:p>
          </table:table-cell>
          <table:table-cell table:formula="of:=INT(RIGHT(LEFT([.B2195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3.hgt.zip</text:p>
          </table:table-cell>
          <table:table-cell table:formula="of:=INT(RIGHT(LEFT([.B2196];3);2))" office:value-type="float" office:value="59" calcext:value-type="float">
            <text:p>59</text:p>
          </table:table-cell>
          <table:table-cell table:formula="of:=INT(RIGHT(LEFT([.B2196];7);3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4.hgt.zip</text:p>
          </table:table-cell>
          <table:table-cell table:formula="of:=INT(RIGHT(LEFT([.B2197];3);2))" office:value-type="float" office:value="59" calcext:value-type="float">
            <text:p>59</text:p>
          </table:table-cell>
          <table:table-cell table:formula="of:=INT(RIGHT(LEFT([.B2197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4.hgt.zip</text:p>
          </table:table-cell>
          <table:table-cell table:formula="of:=INT(RIGHT(LEFT([.B2198];3);2))" office:value-type="float" office:value="59" calcext:value-type="float">
            <text:p>59</text:p>
          </table:table-cell>
          <table:table-cell table:formula="of:=INT(RIGHT(LEFT([.B2198];7);3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5.hgt.zip</text:p>
          </table:table-cell>
          <table:table-cell table:formula="of:=INT(RIGHT(LEFT([.B2199];3);2))" office:value-type="float" office:value="59" calcext:value-type="float">
            <text:p>59</text:p>
          </table:table-cell>
          <table:table-cell table:formula="of:=INT(RIGHT(LEFT([.B2199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5.hgt.zip</text:p>
          </table:table-cell>
          <table:table-cell table:formula="of:=INT(RIGHT(LEFT([.B2200];3);2))" office:value-type="float" office:value="59" calcext:value-type="float">
            <text:p>59</text:p>
          </table:table-cell>
          <table:table-cell table:formula="of:=INT(RIGHT(LEFT([.B2200];7);3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6.hgt.zip</text:p>
          </table:table-cell>
          <table:table-cell table:formula="of:=INT(RIGHT(LEFT([.B2201];3);2))" office:value-type="float" office:value="59" calcext:value-type="float">
            <text:p>59</text:p>
          </table:table-cell>
          <table:table-cell table:formula="of:=INT(RIGHT(LEFT([.B2201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6.hgt.zip</text:p>
          </table:table-cell>
          <table:table-cell table:formula="of:=INT(RIGHT(LEFT([.B2202];3);2))" office:value-type="float" office:value="59" calcext:value-type="float">
            <text:p>59</text:p>
          </table:table-cell>
          <table:table-cell table:formula="of:=INT(RIGHT(LEFT([.B2202];7);3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7.hgt.zip</text:p>
          </table:table-cell>
          <table:table-cell table:formula="of:=INT(RIGHT(LEFT([.B2203];3);2))" office:value-type="float" office:value="59" calcext:value-type="float">
            <text:p>59</text:p>
          </table:table-cell>
          <table:table-cell table:formula="of:=INT(RIGHT(LEFT([.B2203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7.hgt.zip</text:p>
          </table:table-cell>
          <table:table-cell table:formula="of:=INT(RIGHT(LEFT([.B2204];3);2))" office:value-type="float" office:value="59" calcext:value-type="float">
            <text:p>59</text:p>
          </table:table-cell>
          <table:table-cell table:formula="of:=INT(RIGHT(LEFT([.B2204];7);3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8.hgt.zip</text:p>
          </table:table-cell>
          <table:table-cell table:formula="of:=INT(RIGHT(LEFT([.B2205];3);2))" office:value-type="float" office:value="59" calcext:value-type="float">
            <text:p>59</text:p>
          </table:table-cell>
          <table:table-cell table:formula="of:=INT(RIGHT(LEFT([.B2205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8.hgt.zip</text:p>
          </table:table-cell>
          <table:table-cell table:formula="of:=INT(RIGHT(LEFT([.B2206];3);2))" office:value-type="float" office:value="59" calcext:value-type="float">
            <text:p>59</text:p>
          </table:table-cell>
          <table:table-cell table:formula="of:=INT(RIGHT(LEFT([.B2206];7);3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9.hgt.zip</text:p>
          </table:table-cell>
          <table:table-cell table:formula="of:=INT(RIGHT(LEFT([.B2207];3);2))" office:value-type="float" office:value="59" calcext:value-type="float">
            <text:p>59</text:p>
          </table:table-cell>
          <table:table-cell table:formula="of:=INT(RIGHT(LEFT([.B2207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59.hgt.zip</text:p>
          </table:table-cell>
          <table:table-cell table:formula="of:=INT(RIGHT(LEFT([.B2208];3);2))" office:value-type="float" office:value="59" calcext:value-type="float">
            <text:p>59</text:p>
          </table:table-cell>
          <table:table-cell table:formula="of:=INT(RIGHT(LEFT([.B2208];7);3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0.hgt.zip</text:p>
          </table:table-cell>
          <table:table-cell table:formula="of:=INT(RIGHT(LEFT([.B2209];3);2))" office:value-type="float" office:value="59" calcext:value-type="float">
            <text:p>59</text:p>
          </table:table-cell>
          <table:table-cell table:formula="of:=INT(RIGHT(LEFT([.B2209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0.hgt.zip</text:p>
          </table:table-cell>
          <table:table-cell table:formula="of:=INT(RIGHT(LEFT([.B2210];3);2))" office:value-type="float" office:value="59" calcext:value-type="float">
            <text:p>59</text:p>
          </table:table-cell>
          <table:table-cell table:formula="of:=INT(RIGHT(LEFT([.B2210];7);3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1.hgt.zip</text:p>
          </table:table-cell>
          <table:table-cell table:formula="of:=INT(RIGHT(LEFT([.B2211];3);2))" office:value-type="float" office:value="59" calcext:value-type="float">
            <text:p>59</text:p>
          </table:table-cell>
          <table:table-cell table:formula="of:=INT(RIGHT(LEFT([.B2211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1.hgt.zip</text:p>
          </table:table-cell>
          <table:table-cell table:formula="of:=INT(RIGHT(LEFT([.B2212];3);2))" office:value-type="float" office:value="59" calcext:value-type="float">
            <text:p>59</text:p>
          </table:table-cell>
          <table:table-cell table:formula="of:=INT(RIGHT(LEFT([.B2212];7);3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2.hgt.zip</text:p>
          </table:table-cell>
          <table:table-cell table:formula="of:=INT(RIGHT(LEFT([.B2213];3);2))" office:value-type="float" office:value="59" calcext:value-type="float">
            <text:p>59</text:p>
          </table:table-cell>
          <table:table-cell table:formula="of:=INT(RIGHT(LEFT([.B2213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2.hgt.zip</text:p>
          </table:table-cell>
          <table:table-cell table:formula="of:=INT(RIGHT(LEFT([.B2214];3);2))" office:value-type="float" office:value="59" calcext:value-type="float">
            <text:p>59</text:p>
          </table:table-cell>
          <table:table-cell table:formula="of:=INT(RIGHT(LEFT([.B2214];7);3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3.hgt.zip</text:p>
          </table:table-cell>
          <table:table-cell table:formula="of:=INT(RIGHT(LEFT([.B2215];3);2))" office:value-type="float" office:value="59" calcext:value-type="float">
            <text:p>59</text:p>
          </table:table-cell>
          <table:table-cell table:formula="of:=INT(RIGHT(LEFT([.B2215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3.hgt.zip</text:p>
          </table:table-cell>
          <table:table-cell table:formula="of:=INT(RIGHT(LEFT([.B2216];3);2))" office:value-type="float" office:value="59" calcext:value-type="float">
            <text:p>59</text:p>
          </table:table-cell>
          <table:table-cell table:formula="of:=INT(RIGHT(LEFT([.B2216];7);3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4.hgt.zip</text:p>
          </table:table-cell>
          <table:table-cell table:formula="of:=INT(RIGHT(LEFT([.B2217];3);2))" office:value-type="float" office:value="59" calcext:value-type="float">
            <text:p>59</text:p>
          </table:table-cell>
          <table:table-cell table:formula="of:=INT(RIGHT(LEFT([.B2217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4.hgt.zip</text:p>
          </table:table-cell>
          <table:table-cell table:formula="of:=INT(RIGHT(LEFT([.B2218];3);2))" office:value-type="float" office:value="59" calcext:value-type="float">
            <text:p>59</text:p>
          </table:table-cell>
          <table:table-cell table:formula="of:=INT(RIGHT(LEFT([.B2218];7);3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5.hgt.zip</text:p>
          </table:table-cell>
          <table:table-cell table:formula="of:=INT(RIGHT(LEFT([.B2219];3);2))" office:value-type="float" office:value="59" calcext:value-type="float">
            <text:p>59</text:p>
          </table:table-cell>
          <table:table-cell table:formula="of:=INT(RIGHT(LEFT([.B2219];7);3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59W165.hgt.zip</text:p>
          </table:table-cell>
          <table:table-cell table:formula="of:=INT(RIGHT(LEFT([.B2220];3);2))" office:value-type="float" office:value="59" calcext:value-type="float">
            <text:p>59</text:p>
          </table:table-cell>
          <table:table-cell table:formula="of:=INT(RIGHT(LEFT([.B2220];7);3))" office:value-type="float" office:value="165" calcext:value-type="float">
            <text:p>16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2" calcext:value-type="float">
            <text:p>-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3" calcext:value-type="float">
            <text:p>-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5" calcext:value-type="float">
            <text:p>-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6" calcext:value-type="float">
            <text:p>-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26" calcext:value-type="float">
            <text:p>-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6" calcext:value-type="float">
            <text:p>-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8" calcext:value-type="float">
            <text:p>-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9" calcext:value-type="float">
            <text:p>-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1" calcext:value-type="float">
            <text:p>-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3" calcext:value-type="float">
            <text:p>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24" calcext:value-type="float">
            <text:p>-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2" calcext:value-type="float">
            <text:p>-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3" calcext:value-type="float">
            <text:p>-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4" calcext:value-type="float">
            <text:p>-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09" calcext:value-type="float">
            <text:p>-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111" calcext:value-type="float">
            <text:p>-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5" calcext:value-type="float">
            <text:p>-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110" calcext:value-type="float">
            <text:p>-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4" calcext:value-type="float">
            <text:p>-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5" calcext:value-type="float">
            <text:p>-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3" calcext:value-type="float">
            <text:p>-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23" calcext:value-type="float">
            <text:p>-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2" calcext:value-type="float">
            <text:p>-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3" calcext:value-type="float">
            <text:p>-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4" calcext:value-type="float">
            <text:p>-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5" calcext:value-type="float">
            <text:p>-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6" calcext:value-type="float">
            <text:p>-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7" calcext:value-type="float">
            <text:p>-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8" calcext:value-type="float">
            <text:p>-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9" calcext:value-type="float">
            <text:p>-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0" calcext:value-type="float">
            <text:p>-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1" calcext:value-type="float">
            <text:p>-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2" calcext:value-type="float">
            <text:p>-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3" calcext:value-type="float">
            <text:p>-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4" calcext:value-type="float">
            <text:p>-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5" calcext:value-type="float">
            <text:p>-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6" calcext:value-type="float">
            <text:p>-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7" calcext:value-type="float">
            <text:p>-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8" calcext:value-type="float">
            <text:p>-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19" calcext:value-type="float">
            <text:p>-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0" calcext:value-type="float">
            <text:p>-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1" calcext:value-type="float">
            <text:p>-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2" calcext:value-type="float">
            <text:p>-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3" calcext:value-type="float">
            <text:p>-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23" calcext:value-type="float">
            <text:p>-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4" calcext:value-type="float">
            <text:p>-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5" calcext:value-type="float">
            <text:p>-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6" calcext:value-type="float">
            <text:p>-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7" calcext:value-type="float">
            <text:p>-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1" calcext:value-type="float">
            <text:p>-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2" calcext:value-type="float">
            <text:p>-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3" calcext:value-type="float">
            <text:p>-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4" calcext:value-type="float">
            <text:p>-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5" calcext:value-type="float">
            <text:p>-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6" calcext:value-type="float">
            <text:p>-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7" calcext:value-type="float">
            <text:p>-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8" calcext:value-type="float">
            <text:p>-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99" calcext:value-type="float">
            <text:p>-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100" calcext:value-type="float">
            <text:p>-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5" calcext:value-type="float">
            <text:p>-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8" calcext:value-type="float">
            <text:p>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0" calcext:value-type="float">
            <text:p>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77" calcext:value-type="float">
            <text:p>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3" calcext:value-type="float">
            <text:p>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4" calcext:value-type="float">
            <text:p>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70" calcext:value-type="float">
            <text:p>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74" calcext:value-type="float">
            <text:p>-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74" calcext:value-type="float">
            <text:p>-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78" calcext:value-type="float">
            <text:p>-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78" calcext:value-type="float">
            <text:p>-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79" calcext:value-type="float">
            <text:p>-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79" calcext:value-type="float">
            <text:p>-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8" calcext:value-type="float">
            <text:p>-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8" calcext:value-type="float">
            <text:p>-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9" calcext:value-type="float">
            <text:p>-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79" calcext:value-type="float">
            <text:p>-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80" calcext:value-type="float">
            <text:p>-1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80" calcext:value-type="float">
            <text:p>-1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69" calcext:value-type="float">
            <text:p>-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69" calcext:value-type="float">
            <text:p>-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1" calcext:value-type="float">
            <text:p>-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1" calcext:value-type="float">
            <text:p>-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2" calcext:value-type="float">
            <text:p>-1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2" calcext:value-type="float">
            <text:p>-1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3" calcext:value-type="float">
            <text:p>-1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3" calcext:value-type="float">
            <text:p>-1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4" calcext:value-type="float">
            <text:p>-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4" calcext:value-type="float">
            <text:p>-1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5" calcext:value-type="float">
            <text:p>-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5" calcext:value-type="float">
            <text:p>-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6" calcext:value-type="float">
            <text:p>-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-177" calcext:value-type="float">
            <text:p>-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8" calcext:value-type="float">
            <text:p>-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8" calcext:value-type="float">
            <text:p>-1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9" calcext:value-type="float">
            <text:p>-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69" calcext:value-type="float">
            <text:p>-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6" calcext:value-type="float">
            <text:p>-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6" calcext:value-type="float">
            <text:p>-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167" calcext:value-type="float">
            <text:p>-1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0" calcext:value-type="float">
            <text:p>-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0" calcext:value-type="float">
            <text:p>-1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1" calcext:value-type="float">
            <text:p>-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2" calcext:value-type="float">
            <text:p>-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70" calcext:value-type="float">
            <text:p>-1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71" calcext:value-type="float">
            <text:p>-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171" calcext:value-type="float">
            <text:p>-1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4" calcext:value-type="float">
            <text:p>-1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8" calcext:value-type="float">
            <text:p>-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8" calcext:value-type="float">
            <text:p>-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9" calcext:value-type="float">
            <text:p>-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39" calcext:value-type="float">
            <text:p>-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2" calcext:value-type="float">
            <text:p>-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2" calcext:value-type="float">
            <text:p>-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5" calcext:value-type="float">
            <text:p>-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6" calcext:value-type="float">
            <text:p>-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7" calcext:value-type="float">
            <text:p>-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8" calcext:value-type="float">
            <text:p>-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8" calcext:value-type="float">
            <text:p>-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9" calcext:value-type="float">
            <text:p>-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39" calcext:value-type="float">
            <text:p>-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0" calcext:value-type="float">
            <text:p>-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0" calcext:value-type="float">
            <text:p>-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1" calcext:value-type="float">
            <text:p>-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1" calcext:value-type="float">
            <text:p>-1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2" calcext:value-type="float">
            <text:p>-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2" calcext:value-type="float">
            <text:p>-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4" calcext:value-type="float">
            <text:p>-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4" calcext:value-type="float">
            <text:p>-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5" calcext:value-type="float">
            <text:p>-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5" calcext:value-type="float">
            <text:p>-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8" calcext:value-type="float">
            <text:p>-1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8" calcext:value-type="float">
            <text:p>-1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9" calcext:value-type="float">
            <text:p>-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49" calcext:value-type="float">
            <text:p>-1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0" calcext:value-type="float">
            <text:p>-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0" calcext:value-type="float">
            <text:p>-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1" calcext:value-type="float">
            <text:p>-1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1" calcext:value-type="float">
            <text:p>-1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2" calcext:value-type="float">
            <text:p>-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2" calcext:value-type="float">
            <text:p>-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3" calcext:value-type="float">
            <text:p>-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4" calcext:value-type="float">
            <text:p>-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5" calcext:value-type="float">
            <text:p>-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6" calcext:value-type="float">
            <text:p>-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8" calcext:value-type="float">
            <text:p>-1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0" calcext:value-type="float">
            <text:p>-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1" calcext:value-type="float">
            <text:p>-1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2" calcext:value-type="float">
            <text:p>-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3" calcext:value-type="float">
            <text:p>-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4" calcext:value-type="float">
            <text:p>-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165" calcext:value-type="float">
            <text:p>-16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43:24.011575861</meta:creation-date>
    <dc:date>2016-09-25T14:07:39.933160709</dc:date>
    <meta:editing-duration>PT3M14S</meta:editing-duration>
    <meta:editing-cycles>3</meta:editing-cycles>
    <meta:generator>LibreOffice/5.1.4.2$Linux_X86_64 LibreOffice_project/10m0$Build-2</meta:generator>
    <meta:document-statistic meta:table-count="2" meta:cell-count="17749" meta:object-count="0"/>
  </office:meta>
</office:document-meta>
</file>